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Lost independence, Internet violence and jumping off the building, who killed this mother (Free Version)</text:span>
</text:h>
      <text:p text:style-name="P4">
Authors: ['徐瑾']</text:p>
      <text:p text:style-name="P4">
Publisher: 英国《金融时报》</text:p>
      <text:p text:style-name="P4">
Time: 2023-06-07T04:08:59+00:00</text:p>
      <text:p text:style-name="P4">
Published Time: 2023-06-06T12:00:99+08:00</text:p>
      <text:p text:style-name="P4">
Modified Time: 2023-06-06T19:29:99+08:00</text:p>
      <text:p text:style-name="P4">
Description: Xu Jin: Mother's tragedy in Wuhan jumping off the building makes people reflect. Why is the Internet violence common? In addition to the help of social media, it is also the evil of human nature. Why do ordinary people do evil? How to reduce the dangers of cyber storms?</text:p>
      <text:p text:style-name="P4">
Images: ["<text:a xlink:type="simple" xlink:href="https://thumbor.ftacademy.cn/unsafe/picture/8/000183608_piclink.jpg" text:style-name="Internet_20_link" text:visited-style-name="Visited_20_Internet_20_Link">
000183608_pic...</text:a>
"]</text:p>
      <text:p text:style-name="P4">
Themes: ['专栏', '社会', '关注']</text:p>
      <text:p text:style-name="P4">
Keywords: ['社会', '网暴', '徐瑾经济人', '同理心', '人性']</text:p>
      <text:p text:style-name="P4">
Type: Article</text:p>
      <!--METADATA-->
      <text:p text:style-name="P4">
<draw:frame draw:style-name="fr1" draw:name="Image2" text:anchor-type="as-char" svg:width="6.9236in" svg:height="4.617987in" draw:z-index="0">
<draw:image xlink:href="../Images/FT Chinese Free Version/2023-06-07T04-08-59-00-00/000183608_piclink.jpg" xlink:type="simple" xlink:show="embed" xlink:actuate="onLoad" draw:mime-type="image/jpeg"/>
</draw:frame>
It didn't take long for Mother's Day, and a mother left the world, making people feel sad.</text:p>
      <text:p text:style-name="P4">
On June 2, a mother in Wuhan lost his 6 -year -old only child and was said to have subsequently suffered a Internet violence and jumped off the building from the high place on the 24th floor to commit suicide. In the time without news, this incident has detonated almost the attention of the whole people. What do you think?</text:p>
      <text:p text:style-name="P4">
News Source: <text:a xlink:type="simple" xlink:href="http://www.ftchinese.com/story/001099881" text:style-name="Internet_20_link" text:visited-style-name="Visited_20_Internet_20_Link">
http://www.ftchinese.com/story/001099881</text:a>
</text:p>
      <!--NEWS-->
      <text:h text:style-name="P10" text:outline-level="1">
<text:span text:style-name="T4">
Where will the US economy go? Staring at the money (free version)</text:span>
</text:h>
      <text:p text:style-name="P4">
Author: Matt Wirz</text:p>
      <text:p text:style-name="P4">
Publisher: 华尔街日报中文网</text:p>
      <text:p text:style-name="P4">
Published Time: 2023-06-07T04:55:00.000Z</text:p>
      <text:p text:style-name="P4">
Modified Time: 2023-06-07T04:55:00.000Z</text:p>
      <text:p text:style-name="P4">
Created Time: 2023-06-07T00:19:00.000Z</text:p>
      <text:p text:style-name="P4">
Description: Despite the prosperity of the US stock market, the bond market that transports funds to companies and consumers shows signs of tension.</text:p>
      <text:p text:style-name="P4">
Images: []</text:p>
      <text:p text:style-name="P4">
Categories: ['金融市场']</text:p>
      <text:p text:style-name="P4">
Keywords: SYND,LINK:EN|WP-WSJ-0000931583</text:p>
      <text:p text:style-name="P4">
Type: Article</text:p>
      <!--METADATA-->
      <text:p text:style-name="P4">
The stock market has nearly a year's high point, which comforts many investors. However, under the prosperity of the stock market, the bond market was hobbing under the pressure of rising interest rates.</text:p>
      <text:p text:style-name="P4">
News Source: <text:a xlink:type="simple" xlink:href="https://cn.wsj.com/articles/%E7%BE%8E%E5%9B%BD%E7%BB%8F%E6%B5%8E%E5%B0%86%E5%90%91%E4%BD%95%E5%A4%84-%E7%9B%AF%E4%BD%8F%E9%92%B1%E7%9C%8B-45d9a24a" text:style-name="Internet_20_link" text:visited-style-name="Visited_20_Internet_20_Link">
https://cn.wsj.com/articles/%E7%BE%8E%E5%9B%BD%E7%BB%8F%E6%B5%8E%E5%B0%86%E5%90%91%E4%BD%95%E5%A4%84-%E7%9B%AF%E4%BD%8F%E9%92%B1%E7%9C%8B-45d9a24a</text:a>
</text:p>
      <!--NEWS-->
      <text:h text:style-name="P10" text:outline-level="1">
<text:span text:style-name="T4">
The Ukrainian dam was blown up: thousands of civilians escaped Russia and Ukraine to deny the launch of attacks</text:span>
</text:h>
      <text:p text:style-name="P4">
Author: https://www.facebook.com/bbcworldservice/</text:p>
      <text:p text:style-name="P4">
Publisher: BBC News 中文</text:p>
      <text:p text:style-name="P4">
Published Time: 2023-06-07T08:07:41.000Z</text:p>
      <text:p text:style-name="P4">
Modified Time: 2023-06-07T08:07:41.000Z</text:p>
      <text:p text:style-name="P4">
Description: After a large Ukrainian dam occupied by Russia, thousands of people are evacuating from the lower reaches of the dam. Russia and Ukraine accused each other the culprit that bombed the dam.</text:p>
      <text:p text:style-name="P4">
Images: ["<text:a xlink:type="simple" xlink:href="https://ichef.bbci.co.uk/news/640/cpsprodpb/13B1F/production/_126717608_78c548d2-ec66-481b-b173-3aa2003f37c7.jpg" text:style-name="Internet_20_link" text:visited-style-name="Visited_20_Internet_20_Link">
_126717608_78...</text:a>
"]</text:p>
      <text:p text:style-name="P4">
Videos: ["<text:a xlink:type="simple" xlink:href="https://www.bbc.com/ws/av-embeds/cps/zhongwen/simp/world-65831170/p0fsqrbd/zh-hans" text:style-name="Internet_20_link" text:visited-style-name="Visited_20_Internet_20_Link">
zh-hans</text:a>
", "<text:a xlink:type="simple" xlink:href="https://www.bbc.com/ws/av-embeds/cps/zhongwen/simp/world-65831170/p0fnc5cg/zh-hans" text:style-name="Internet_20_link" text:visited-style-name="Visited_20_Internet_20_Link">
zh-hans</text:a>
"]</text:p>
      <text:p text:style-name="P4">
Tags: ['核武器', '乌克兰局势升温', '俄国', '弗拉基米尔·普京', '犯罪', '军事', '乌克兰']</text:p>
      <text:p text:style-name="P4">
Type: Article</text:p>
      <!--METADATA-->
      <text:h text:style-name="P12" text:outline-level="3">
<text:span text:style-name="T4">
Ukrainian dam was blown up: Thousands of civilians escaped Russia and Ukraine to deny the launch of attacks</text:span>
</text:h>
      <text:p text:style-name="P4">
June 7, 2023<draw:frame draw:style-name="fr1" draw:name="Image3" text:anchor-type="as-char" svg:width="6.9236in" svg:height="3.894525in" draw:z-index="0">
<draw:image xlink:href="../Images/BBC Chinese/2023-06-07T08-07-41.000Z/_126717608_78c548d2-ec66-481b-b173-3aa2003f37c7.jpg" xlink:type="simple" xlink:show="embed" xlink:actuate="onLoad" draw:mime-type="image/jpeg"/>
</draw:frame>
Image source, reuters</text:p>
      <text:p text:style-name="P4">
Image adding text,</text:p>
      <text:p text:style-name="P4">
As the dam has been defeated, the large land of the downstream large land is flooded. The area located on the other side of the Hermuson (east bank) is actually a restricted area for the Ukrainian armored forces.</text:p>
      <text:p text:style-name="P4">
<text:span text:style-name="T4">
 After an important Ukrainian dam occupied by Russia, thousands of people are evacuating from the lower reaches of the dam. Russia and Ukraine accused each other the culprit that bombed the dam. </text:span>
</text:p>
      <text:p text:style-name="P4">
Ukrainian President Zeleguski said that after the dam of Novakakhovka was destroyed, 80 towns and villages may be overwhelmed, and he blamed Russia. The rolling river is pouring into the De Nieberg River, and it is said that it has constituted a fatal risk of floods in Hermone.</text:p>
      <text:p text:style-name="P4">
Russia denied destroy this dam that was controlled and accused of being caused by Ukraine shells.</text:p>
      <text:p text:style-name="P4">
Kiev and Moscow have accused each other on the dam, and the claims of the two parties have not been confirmed by the BBC.</text:p>
      <text:p text:style-name="P4">
The KakhovkareServoir, located in the huge KakhovkareServio, is vital to the region. The reservoir provides water for local farmers and residents, and also provides water sources for Zaporizhzhia Nuclear PowerPlant. It is also an important channel for water transmission to southern Crimea occupied by Russia.</text:p>
      <text:p text:style-name="P4">
Ukraine State -owned Hydropower Management Institutions warned that the peak period of the downstream of the reservoir discharge on Wednesday (June 7), local time. Subsequently, it will enter a "stable period", and the water level is expected to drop rapidly within four to five days.</text:p>
      <text:p text:style-name="P4">
[Video-1-Link:/WS/AV-EMBEDS/CPS/ZHONGWEN/SIMP/World-65831170/P0FSQRBD/ZH-HansS]](https://www.bbc.com/ws/av-embeds/cps/zhongwen/simp/world-65831170/p0fsqrbd/zh-hans)<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However, all circles have paid attention to the situation of how unexpectedly influenced the largest Zapolo nuclear power plant in Europe, because the nuclear power plant uses the water in the reservoir to cool down.</text:p>
      <text:p text:style-name="P4">
According to the International Atomic Energy Agency (IAEA), the situation of the place is controlled, and the nuclear security "currently there is no immediately risk."</text:p>
      <text:p text:style-name="P4">
The video showed that the flood was over the dam, several towns have been flooded, and residents in downstream areas are forced to escape by bus and train.</text:p>
      <text:p text:style-name="P4">
Image source, reuters</text:p>
      <text:p text:style-name="P4">
Image adding text,</text:p>
      <text:p text:style-name="P4">
The video showed that the flood was over the dam, several towns have been flooded, and residents in downstream areas are forced to escape by bus and train.</text:p>
      <text:p text:style-name="P4">
Ukraine Deputy Chief Captain Litvinova said on Ukraine TV that about 40,000 people need to evacuate, of which there are 17,000 people in the Western Region of the Denber River controlled by Ukraine and 25,000 people in the eastern region controlled by Russia.</text:p>
      <text:p text:style-name="P4">
Ukraine's Minister of Internal Affairs Cryenco, who also spoke on Ukraine TV, said that about 1,000 people have been evacuated so far, and 24 settlements have been flooded. He accused Russia of artillery in the southern part of Hermuson. The region was evacuating personnel and warned that the exposed mines will bring danger after the water level rises.</text:p>
      <text:p text:style-name="P4">
A resident named Andre lived in a area near the dam. The dam was occupied by the Russian army shortly after Russia launched a comprehensive invasion in February 2022. He expressed his believe in Russia to "flood" his city.</text:p>
      <text:p text:style-name="P4">
In the Ukraine -controlled Helson, a lady named Su Demira is loading her items, including a washing machine to a trailer connected to a classic car. She said, "We are afraid of floods. We are moving things to high."</text:p>
      <text:p text:style-name="P4">
She urged the Russian army to "drive out ... they shot at us. They are drowning us and doing other bad things."</text:p>
      <text:p text:style-name="P4">
Another resident of the city also told BBC that he was worried that "everything here would be destroyed." He said: "All creatures, including humans, will be drowned by the water." He pointed at the nearby nearby. Houses and gardens signal.</text:p>
      <text:p text:style-name="P4">
Image source, reuters</text:p>
      <text:p text:style-name="P4">
<text:a xlink:type="simple" xlink:href="https://www.bbc.com/zhongwen/simp/world-65670095" text:style-name="Internet_20_link" text:visited-style-name="Visited_20_Internet_20_Link">
Ukraine War: BBC discloses the defense deployment of the Russian army through satellite pictures</text:a>
<text:span text:style-name="T5">
 <text:a xlink:type="simple" xlink:href="https://www.bbc.com/zhongwen/simp/world-65210786" text:style-name="Internet_20_link" text:visited-style-name="Visited_20_Internet_20_Link">
Tracking 331 paratroopers: Samples of the Russian elite troops falling towards the Ukrainian war</text:a>
</text:span>
 <text:a xlink:type="simple" xlink:href="https://www.bbc.com/zhongwen/simp/world-65818362" text:style-name="Internet_20_link" text:visited-style-name="Visited_20_Internet_20_Link">
Two armed forces sneaked from Ukraine into Russia have different opinions</text:a>
On the banks of the New Carhofka, which were occupied by Russia, the mayor of Moscow, Lyon Jetov, said the city had been overwhelmed and had evacuated 900 people. He said that the authorities would send 53 evacuation bus to send people with two settlements and two nearby settlements to safe areas. He added that the water level has risen to more than 11 meters, and some people have been taken to the hospital.</text:p>
      <text:p text:style-name="P4">
Officials assigned by the Kremlin said that the town Oleshky was also affected by serious floods.</text:p>
      <text:p text:style-name="P4">
The Kazkova Dibrozoo, located on the banks occupied by Russia, have been completely overwhelmed. The zoo said on its Facebook page that 300 animals in the park have died.</text:p>
      <text:p text:style-name="P4">
It is unclear what the dam was destroyed in the early morning of Tuesday, but Ukraine's military intelligence department accused Russia of intentionally bombing the dam.</text:p>
      <text:p text:style-name="P4">
This statement seems to be reasonable because Moscow may worry that the Ukrainian army will use the road on the dam to enter the territory they control, as part of the counterattack operation.Image source, getty images</text:p>
      <text:p text:style-name="P4">
Image adding text,</text:p>
      <text:p text:style-name="P4">
Moscow may worry that the Ukrainian army will use the road on the dam to enter the territory controlled by Russia as part of the counterattack.</text:p>
      <text:p text:style-name="P4">
For Moscow, which is eager to keep in the southern Ukraine, this dam has become a problem that needs to be faced. Just like last fall, the Ukraine's road and railway bridge on the lower reaches of the dam, successfully isolated the Russian troops around Hermone, Moscow may decide to destroy the dam to stop Ukraine's counterattack.</text:p>
      <text:p text:style-name="P4">
They are worried that Ukraine's counterattack may come from multiple directions.</text:p>
      <text:p text:style-name="P4">
However, a Russian official claimed that Ukraine attacked the dam in order to divert the attention of the failure of its counterattack and deprive Crimea (in 2014 by Russia's illegal swallowing) freshwater supply.</text:p>
      <text:p text:style-name="P4">
It is always expected that Ukraine will launch a major counterattack. Kiev said that it would not start a warning offensive in advance, but recently, Ukrainian military activities have increased signs that the outside world is considered a counterattack may have begun.</text:p>
      <text:p text:style-name="P4">
On Tuesday night, Zerrenji said that the damage of the dam will not prevent Ukraine. He published a film conversation saying: "We will still liberate our land."</text:p>
      <text:p text:style-name="P4">
Earlier that day, Zelei held an emergency meeting of the National Security and National Defense Commission to discuss this issue.</text:p>
      <text:p text:style-name="P4">
Ukraine Deputy Minister of Defense, Hannamalia, said on Monday (June 5) that the Ukrainian army's offense around Bachurut's "enemy activity center" made progress. But she did not say whether the counterattack operation had begun.</text:p>
      <text:p text:style-name="P4">
In fact, Bachurut has been the center of fierce fighting for several months. It has little strategic value, but has important symbolic significance in Kiev and Moscow.</text:p>
      <text:p text:style-name="P4">
Ukraine's Ministry of Defense, a consultant of the Ministry of Defense, Yurisak, accepted an exclusive interview with BBC Fourth Radio "Today" that according to their telephone eavesdropping, Russia hopes to target more dams. He said: "They actually called for the bombing of more Dieberg dams."</text:p>
      <text:p text:style-name="P4">
Ukraine referred to the dams of the dam as an ecological disaster, and said that the 150 tons of engine oil leaked into the Dieber River. Ukraine Hydropower said that a power station related to the dam has been "completely destroyed ... the water conservancy structure has been washed away."</text:p>
      <text:p text:style-name="P4">
Image source, getty images</text:p>
      <text:p text:style-name="P4">
Image adding text,</text:p>
      <text:p text:style-name="P4">
All circles are very concerned about how accidents affect the largest Zapolo nuclear power plant in Europe, because the nuclear power plant uses the water in the reservoir to cool down.</text:p>
      <text:p text:style-name="P4">
International leaders blame the explosion on Russia, and some people call it the crime of war. British Prime Minister Sonak (Xin Weicheng) said that if Russia was found to be responsible for the collapse of the dam, it means that people will witness "Russia's aggression has reached a new low."</text:p>
      <text:p text:style-name="P4">
NATO Secretary -General Stoltenberg criticized that the damage of the dam once again shows the brutal behavior of Russia in the Ukrainian war, while the European Council Chairman Michelle said that he was shocked by the "unprecedented attack".</text:p>
      <text:p text:style-name="P4">
The Geneva Convention clearly prohibits the target of dams in the war because it is dangerous to civilians.</text:p>
      <text:p text:style-name="P4">
In the past, a dam in Ukraine was destroyed and caused a disaster: in August 1941, with the advancement of the Germans, the Soviets quickly retreated in Ukraine. The military commander decided to destroy the bridge and dam of Zapolo to prevent the enemy from crossing the Dieber River. Civilians are not warned, and historians estimate that at least 3,000 people are killed.</text:p>
      <text:h text:style-name="P12" text:outline-level="3">
<text:span text:style-name="T4">
Is the dam of the dam?</text:span>
</text:h>
      <text:p text:style-name="P4">
Professor Trysey Jendan from the Department of National Defense Research at King London said that the dam is a civil infrastructure and is usually not an effective military goal. She said: "In the armed conflict law, assuming that there is a Ukrainian military unit in the dam. Then, Russia can regard it as a military goal. But as far as I know, the situation is not the case."</text:p>
      <text:p text:style-name="P4">
Dr. Mark Elis, executive director of the International Lawyers Association, said: "Out of military needs, civil targets such as dams must be attacked; This will violate international law. "</text:p>
      <text:p text:style-name="P4">
</text:p>
      <text:h text:style-name="P12" text:outline-level="3">
<text:span text:style-name="T4">
Analysis: Who will benefit from the damage of this dam?</text:span>
</text:h>
      <text:p text:style-name="P4">
<text:span text:style-name="T4">
 BBC reporter Frank Gardner </text:span>
 **</text:p>
      <text:p text:style-name="P4">
In the case of Russia and Ukraine accusing each other of the shot of the dam, people remind people of the "Beixi" natural gas pipeline explosion of the unsolved mystery last year.</text:p>
      <text:p text:style-name="P4">
In these two cases, the West immediately doubted to Russia. But Moscow responded twice: "It's not us. Why do we do this? This harms our own interests!"</text:p>
      <text:p text:style-name="P4">
Now, in the case of the Carthova dam being penetrated, Russia can point out two damage to its own interests.</text:p>
      <text:p text:style-name="P4">
The floods of the downstream land forced Russia to evacuate the army and civilians eastward, away from the bank of the River River and the wide Timber River. This will provide some limited relief for Holson's residents, and they have always lived under Russia's shelling and missile attacks.</text:p>
      <text:p text:style-name="P4">
Secondly, this may affect the water supply of Crimea occupied by Russia. Crimea is a drought peninsula that depends on a canal near this dyke.</text:p>
      <text:p text:style-name="P4">
Since Russia illegally annexed Crimea in 2014, the peninsula has become a land defense of heavy soldiers, and both Russia and Ukraine claim to have sovereignty.</text:p>
      <text:p text:style-name="P4">
However, the Khahofka Dam's damping needs to be placed in the wider context of the Ukrainian war, especially when the Ukrainian summer counterattack has shown that it has begun.</text:p>
      <text:p text:style-name="P4">
[Video-Link:/WS/AV-EMBEDS/CPS/ZHONGWEN/SIMP/World-65831170/P0FNC5CG/ZH-HansS]](https://www.bbc.com/ws/av-embeds/cps/zhongwen/simp/world-65831170/p0fnc5cg/zh-hans)<text:span text:style-name="T4">
 Your equipment does not support playing multimedia materials </text:span>
 video plus injection text,</text:p>
      <text:p text:style-name="P4">
The Russian and Ukraine War: a counterattack that may change the war</text:p>
      <text:p text:style-name="P4">
In order to make this counterattack successful, Ukraine needs to break Russia's suppression of a large land occupied last year. This land connects Crimea with the Donbas area in eastern Ukraine. If Ukraine can find a strategy and successfully break through the Russian army defense line in southern Suparzhia, and divide the area into two, then Crimea can beolate and achieve a major strategic victory.</text:p>
      <text:p text:style-name="P4">
But since the full invasion of February last year, Russia has learned a lot of lessons: Moscow saw the map, calculated the most likely places for Ukraine to attack, and built a truly powerful defense work in the past few months, blocking Ukraine's towards the direction of Ukraine. Any action of Azahai's offense.</text:p>
      <text:p text:style-name="P4">
Image source, reuters</text:p>
      <text:p text:style-name="P4">
Image adding text,</text:p>
      <text:p text:style-name="P4">
As the dam has been decided, the large land of the downstream is flooded.</text:p>
      <text:p text:style-name="P4">
Now, as the dam has been defeated, the downstream large land is flooded, and the area located on the other side of Hermuson (east bank) has actually become the restricted area for the Ukrainian armored forces.</text:p>
      <text:p text:style-name="P4">
There is a historical note that Russia does have similar behaviors in this area. In 1941, the Soviet army bombed the dam on the same one of the Diebero River to block the forward of the Nazis. Thousands of Soviet citizens were said to be killed in subsequent floods.</text:p>
      <text:p text:style-name="P4">
However, the current bottom line is, no matter who has broken through the Carhofka dam now, it has disrupted the strategic chessboard in southern Ukraine and forced the two parties to make a series of major strategic adjustments. The next step in.</text:p>
      <text:p text:style-name="P4">
</text:p>
      <text:p text:style-name="P4">
News Source: <text:a xlink:type="simple" xlink:href="https://www.bbc.com/zhongwen/simp/world-65831170" text:style-name="Internet_20_link" text:visited-style-name="Visited_20_Internet_20_Link">
https://www.bbc.com/zhongwen/simp/world-65831170</text:a>
</text:p>
      <!--NEWS-->
      <text:h text:style-name="P10" text:outline-level="1">
<text:span text:style-name="T4">
Snooker fake ball case: 10 Chinese players have fallen collectively. The investigation said that Liang Wenbo "lobbying" other players cheated</text:span>
</text:h>
      <text:p text:style-name="P4">
Author: https://www.facebook.com/bbcworldservice/</text:p>
      <text:p text:style-name="P4">
Publisher: BBC News 中文</text:p>
      <text:p text:style-name="P4">
Published Time: 2023-06-07T08:49:27.000Z</text:p>
      <text:p text:style-name="P4">
Modified Time: 2023-06-07T08:49:27.000Z</text:p>
      <text:p text:style-name="P4">
Description: Among the largest fake ball cases in the Snooker world, Chinese players Liang Wenbo and Li Xing involved in manipulating competitions were banned for life, and there were still 8 people who were punished.</text:p>
      <text:p text:style-name="P4">
Images: ["<text:a xlink:type="simple" xlink:href="https://ichef.bbci.co.uk/news/640/cpsprodpb/627B/production/_130011252_gettyimages-1144934951.jpg" text:style-name="Internet_20_link" text:visited-style-name="Visited_20_Internet_20_Link">
_130011252_ge...</text:a>
", "<text:a xlink:type="simple" xlink:href="https://ichef.bbci.co.uk/news/640/cpsprodpb/6AD7/production/_130015372_gettyimages-631746848.jpg" text:style-name="Internet_20_link" text:visited-style-name="Visited_20_Internet_20_Link">
_130015372_ge...</text:a>
"]</text:p>
      <text:p text:style-name="P4">
Videos: []</text:p>
      <text:p text:style-name="P4">
Tags: ['体育', '中國', '台球']</text:p>
      <text:p text:style-name="P4">
Type: Article</text:p>
      <!--METADATA-->
      <text:h text:style-name="P12" text:outline-level="3">
<text:span text:style-name="T4">
Snooker fake ball case: 10 Chinese players have fallen collectively, investigating the cheating of other players in Liang Wenbo "lobbying"</text:span>
</text:h>
      <text:p text:style-name="P4">
June 7, 2023<draw:frame draw:style-name="fr1" draw:name="Image13" text:anchor-type="as-char" svg:width="6.9236in" svg:height="3.894525in" draw:z-index="0">
<draw:image xlink:href="../Images/BBC Chinese/2023-06-07T08-49-27.000Z/_130011252_gettyimages-1144934951.jpg" xlink:type="simple" xlink:show="embed" xlink:actuate="onLoad" draw:mime-type="image/jpeg"/>
</draw:frame>
Image source, getty images</text:p>
      <text:p text:style-name="P4">
Image adding text,</text:p>
      <text:p text:style-name="P4">
Li Xing is one of the two Chinese players who have been banned for life.</text:p>
      <text:p text:style-name="P4">
<text:span text:style-name="T4">
 In the largest corruption case in the Snooker Realm, Chinese players Liang Wenbo and Li Xing were suspected of participating in fake balls. They were banned by the world's professional billiards and Snooker Association (WPBSA) for life. </text:span>
</text:p>
      <text:p text:style-name="P4">
The other eight Chinese players involved in the case acknowledged that there were improper behaviors in the relevant survey, and were punished for banning races ranging from 20 months to 5 years.</text:p>
      <text:p text:style-name="P4">
Among the 10 people involved in the case, the highest world ranking was Zhao Xintong, the 11th British Championship champion. He was banned for one year and 8 months, and the 2021 Masters Champion Yan Bingtao was banned for 5 years.</text:p>
      <text:p text:style-name="P4">
The allegations in the case include manipulating the game, playing fake balls, cheating other players and gambling.</text:p>
      <text:p text:style-name="P4">
"This is a very complicated case," said the World Professional Billiards and the Chairman of the Association of Snooker and Jason Ferguson. The rules of conduct of billiards and Snooker Association are distressed. "</text:p>
      <text:p text:style-name="P4">
"These behaviors have been determined to be completely unacceptable, so forced two players to force to participate in the recognized Snooker activities in any form."</text:p>
      <text:p text:style-name="P4">
"I am pleased that the committee has not seen any evidence from this case that shows that there is a broader unfavorable behavior in the Snooker movement."</text:p>
      <text:p text:style-name="P4">
"The World Professional Billiards and the Snooker Association will continue to uphold a tough position to anyone who is trying to manipulate this sport. Today's results will send a clear message that fake balls will not be tolerated in Snooker."</text:p>
      <text:p text:style-name="P4">
The Chinese Billiards Association issued a statement on Wednesday (June 7) that the incident would "strict and severely punish" the players involved.</text:p>
      <text:h text:style-name="P12" text:outline-level="3">
<text:span text:style-name="T4">
"Ashamed to China Snooker"</text:span>
</text:h>
      <text:p text:style-name="P4">
The case survey began in August last year. At that time, after the International Betting IntegrityAssociation issued an alert, the World Professional Billiards and Snock Association's sports integrity departments and sports gaming data analysis providers "SPORTRADAR" started in detail on the incident. investigation.</text:p>
      <text:p text:style-name="P4">
The 10 players involved in the case were temporarily suspended by the World Professional Billiards and the Snooker Association. The Chinese Billiards Association also immediately suspended the domestic participation of the players involved in the case.</text:p>
      <text:p text:style-name="P4">
The survey found that Liang Wenbo played a counterfeit ball or participated in the fake ball in the Fifth Snock from July 24 to September 28, 2022, and nine games from July 24 to December 13, 2022 During the game, "winning, seduce, encourage, lobby, encourage, or promote" other players played fake balls.</text:p>
      <text:p text:style-name="P4">
The two most popular young players in the case involved in the Snooker Movement -the 25 -year -old Zhao Xintong and the 22 -year -old Yan Bingtao won the two who won the Masters and the British Championships. Potential potential has become the Snooker World Champion.</text:p>
      <text:p text:style-name="P4">
Among them, Yan Bingtao won the Masters in 2020 and was the youngest champion player in the 26 years. Ronnieo'sullivan, which is recognized as the world's number one Snooker player, has praised Yan Bingtao many times, and described him as "Roger Federer, Feder)," Refers to his potential to replace his position.</text:p>
      <text:p text:style-name="P4">
<draw:frame draw:style-name="fr1" draw:name="Image14" text:anchor-type="as-char" svg:width="6.9236in" svg:height="3.894525in" draw:z-index="0">
<draw:image xlink:href="../Images/BBC Chinese/2023-06-07T08-49-27.000Z/_130015372_gettyimages-631746848.jpg" xlink:type="simple" xlink:show="embed" xlink:actuate="onLoad" draw:mime-type="image/jpeg"/>
</draw:frame>
Image source, getty images</text:p>
      <text:p text:style-name="P4">
Image adding text,</text:p>
      <text:p text:style-name="P4">
Liang Wenbo (left) and O'Sullivan played against the 2018 Masters.</text:p>
      <text:p text:style-name="P4">
SKIP PODCAST and Continue Reading <text:span text:style-name="T4">
 Podcast </text:span>
<text:a xlink:type="simple" xlink:href="https://www.bbc.com/zhongwen/trad/podcasts/p02pc9xp" text:style-name="Internet_20_link" text:visited-style-name="Visited_20_Internet_20_Link">
BBC current affairs one week newsweek(Cantonese)  </text:a>
BBC International Taiwan Cantonese Program, revisit international events, news on both sides of the strait, and the situation in Britain. There are special sections: "Reporter Lai Hong", "British Life" and "Chinese Talking about the World".</text:p>
      <text:p text:style-name="P4">
separation</text:p>
      <text:p text:style-name="P4">
End of podcast</text:p>
      <text:p text:style-name="P4">
Today, Yan Bingtao will be banned for 5 years.</text:p>
      <text:p text:style-name="P4">
Zhao Xintong, 25, was banned for 20 months. Before the ban, he was the world's highest Chinese player.</text:p>
      <text:p text:style-name="P4">
After the verdict was announced, he issued a "apology statement" on social media in the early morning of Wednesday, saying that he was "shame to China Snooker."</text:p>
      <text:p text:style-name="P4">
He claimed that he was "dull and blocked" because of his long -standing overseas life, "blindly" imitating others to choose to "pass the time" with gambling. Essence</text:p>
      <text:p text:style-name="P4">
"I paid a heavy price for the stupid behavior at the time, and spent every day regret." Zhao Xintong said in a statement.</text:p>
      <text:p text:style-name="P4">
He also said that after the ban, he accepted the psychological consultation assistance provided by the World Professional Billiards and the Snooker Association, saying that he would "return to the stadium with a better image."</text:p>
      <text:p text:style-name="P4">
This is not the first time that the Chinese Snoors players who have quickly risen in recent years have been involved in the fake ball scandal -2018, Chinese players Yu Delu and Cao Yupeng were held for 10 years, 9 months and 9 months, and respectively. After 6 years of ban, the Chinese Taiwan Association also added a lifelong forbidden race to Yu Delu afterwards. At that time, it was accused of the first time the Chinese Taiwan Association was punished for the first time in history.</text:p>
      <text:p text:style-name="P4">
The Chinese media had previously reported that the Chinese Billiards Association has noticed that the gambling behavior may penetrate into the Chinese player group, and in 2019, the Journey to the British Professional Players led by the famous Snooker Ding Junhui to supervise overseas Chinese professional players overseas Essence</text:p>
      <text:p text:style-name="P4">
Liang Wenbo, who was involved in the case, was also the Deputy Director of the Association. After the investigation of the case last year, he had been withdrawn the position by the Chinese Taiwan Association.</text:p>
      <text:p text:style-name="P4">
Some media commented that unlike many sports in China, Snooker professional players are not trained and managed by the official system, but are mostly invested and trained by their respective families. It is said that this makes it difficult for the Chinese Taiwan Association to manage the players uniformly.</text:p>
      <text:p text:style-name="P4">
Snooker history has been banned by many famous players for suspected corruption, including Quinten Hann, Stephen Lee, and so on.</text:p>
      <text:p text:style-name="P4">
According to public information and professional website statistics, the cost and cost of Snooker's table ball players are high, but income is much lower than other personal projects such as tennis.</text:p>
      <text:p text:style-name="P4">
After making a judgment by the World Professional Billiards and the Snooker Association, 10 players could appeal to the penalty decision before June 20."The Association will conduct warning education in the industry and launch a series of measures to carry out anti -gambling counterfeit to the end," said the China Taiwan Association, and said that it would "further increase the management of professional players in Britain."</text:p>
      <text:p text:style-name="P4">
On the other hand, some experts have pointed out that because China's criminal law has added "organizing the crime of organizing participation in the country (border)" in recent years, it is not ruled out that the players involved in the case may involve criminal crimes.</text:p>
      <text:p text:style-name="P4">
</text:p>
      <text:h text:style-name="P12" text:outline-level="3">
<text:span text:style-name="T4">
Analysis: The punishment measure will play a "strong scarlet" role</text:span>
</text:h>
      <text:p text:style-name="P4">
_ ——— BBC Fifth Radio (BBC 5) Snooker reporter Jamie Bladon (<text:span text:style-name="T5">
 _jamie Broughton</text:span>
 <text:span text:style-name="T5">
) </text:span>
) _</text:p>
      <text:p text:style-name="P4">
The World Professional Billiards and the Snooker Association work hard to investigate this complex case, and they will also be happy with the final punishment decision.</text:p>
      <text:p text:style-name="P4">
In the past 10 years, the organization has shown determination to investigate corruption and has accused anyone who believes in improper behavior.</text:p>
      <text:p text:style-name="P4">
Snooker has experienced a lot of negative news in recent months, but the punishment of Liang Wenbo and Li Xing's lifelong suspension should be able to play a strong scary role in any player who wants to participate in fake balls.</text:p>
      <text:p text:style-name="P4">
For many Snooker fans, this case is truly sad why the two largest players in China Yan Bingtao and Zhao Xintong will involve it. Both players are considered potential to become a world champion in the future.</text:p>
      <text:p text:style-name="P4">
Now people will ask whether Snooker's management agencies can do more work worldwide to educate young players to risk corruption.</text:p>
      <text:p text:style-name="P4">
</text:p>
      <text:h text:style-name="P12" text:outline-level="3">
<text:span text:style-name="T4">
What are the judgments and punishments of ten players?</text:span>
</text:h>
      <text:p text:style-name="P4">
Image source, getty images</text:p>
      <text:p text:style-name="P4">
Image adding text,</text:p>
      <text:p text:style-name="P4">
Zhao Xintong (left) and Yan Bingtao are the two highest -ranked players in this corruption case.</text:p>
      <text:h text:style-name="P12" text:outline-level="3">
<text:span text:style-name="T4">
Liang Wenbo</text:span>
</text:h>
      <text:p text:style-name="P4">
<text:span text:style-name="T4">
 Age: </text:span>
 36; <text:span text:style-name="T4">
 World Ranking: </text:span>
 72; 2015 British Championship final player</text:p>
      <text:p text:style-name="P4">
He was placed in <text:span text:style-name="T4">
 lifetime ban </text:span>
 and paid £ 43,000. He was ruled to play fake balls in five fake ball games or as a member of the fake ball group. In nine games, he tried to sculpt other players to play counterfeit balls, participated in the Snooker game gambling, threatened other players, deleted text messages, and asked other players to ask other players Delete text messages and did not cooperate with the investigation.</text:p>
      <text:h text:style-name="P13" text:outline-level="4">
<text:span text:style-name="T4">
</text:span>
</text:h>
      <text:p text:style-name="P4">
<text:span text:style-name="T4">
 Age: </text:span>
 32; <text:span text:style-name="T4">
 World Ranking: </text:span>
 71</text:p>
      <text:p text:style-name="P4">
He was placed in <text:span text:style-name="T4">
 lifetime ban </text:span>
 and paid £ 43,000. He was ruled to play fake balls in five fake ball games or as a member of the fake ball group. In seven games, he tried to sculpt other players to play counterfeit balls, participated in Snock's gambling, deleted text messages, and asked other players to delete text messages.</text:p>
      <h5>
</h5>
      <text:p text:style-name="P4">
<text:span text:style-name="T4">
 Age: </text:span>
 29 <text:span text:style-name="T4">
; World Ranking: </text:span>
 65; 2020 British Championship semi -final player</text:p>
      <text:p text:style-name="P4">
After being sentenced to 8 years, after the earlier conviction and cooperating with the investigation, it was reduced to 5 years and 4 months. He has to pay £ 7,500. He was ruled to be innocent in the allegations that made others playing counterfeit balls in five games. He admitted that he played fake balls, participated in gambling and deleted messages in four Snooker games.</text:p>
      <text:h text:style-name="P12" text:outline-level="3">
<text:span text:style-name="T4">
Yan Bingtao</text:span>
</text:h>
      <text:p text:style-name="P4">
<text:span text:style-name="T4">
 Age: </text:span>
 22; <text:span text:style-name="T4">
 World Ranking: </text:span>
 23; Professional Players born in 2000 in 2000, 2021 Masters Champions</text:p>
      <text:p text:style-name="P4">
After being sentenced to 7 years and a half -ban, after the earlier confession and cooperation with the investigation, it was reduced to the <text:span text:style-name="T4">
 5 -year ban </text:span>
. He has to pay £ 7,500. He admitted that he played counterfeit balls in four Snocks and participated in gambling.</text:p>
      <text:h text:style-name="P12" text:outline-level="3">
<text:span text:style-name="T4">
Zhao Xintong</text:span>
</text:h>
      <text:p text:style-name="P4">
<text:span text:style-name="T4">
 Age: </text:span>
 25 <text:span text:style-name="T4">
 World Ranking: </text:span>
 11; 2021 British Championship and 2022 German Masters Championship</text:p>
      <text:p text:style-name="P4">
After being sentenced to two and a half years, it was sentenced to two and a half years, and after the earlier confession and cooperation with the investigation, it was reduced to ** 1 year and 8 months. He has to pay £ 7,500. He acknowledged that he played with another player in two games and participated in the gambling.</text:p>
      <text:h text:style-name="P12" text:outline-level="3">
<text:span text:style-name="T4">
Zhang Health</text:span>
</text:h>
      <text:p text:style-name="P4">
<text:span text:style-name="T4">
 Age: </text:span>
 24; <text:span text:style-name="T4">
 World Ranking: </text:span>
 93</text:p>
      <text:p text:style-name="P4">
After being sentenced to 4 years and 5 months, the race was sentenced. After the earlier confession and cooperation with the investigation, it was reduced to two years and 11 months. He has to pay £ 7,500. He acknowledged that he played a counterfeit ball in a Snooker game and did not provide information to WPBSA.</text:p>
      <text:h text:style-name="P12" text:outline-level="3">
<text:span text:style-name="T4">
Chen Zifan</text:span>
</text:h>
      <text:p text:style-name="P4">
<text:span text:style-name="T4">
 Age: </text:span>
 27; <text:span text:style-name="T4">
 World Ranking: </text:span>
 104</text:p>
      <text:p text:style-name="P4">
After being sentenced to 7 years and a half -ban, after the earlier confession and cooperation with the investigation, it was reduced to the <text:span text:style-name="T4">
 5 -year ban </text:span>
. He has to pay £ 7,500. He acknowledged a fake ball, or participated in the planning of counterfeit ball as a group, or tried to create contest or scores in the three Snoors competitions he participated in the three games.</text:p>
      <text:h text:style-name="P12" text:outline-level="3">
<text:span text:style-name="T4">
Chang Bingyu</text:span>
</text:h>
      <text:p text:style-name="P4">
<text:span text:style-name="T4">
 Age: </text:span>
 20 <text:span text:style-name="T4">
 World Ranking: </text:span>
 88</text:p>
      <text:p text:style-name="P4">
After being sentenced to 3 and a half years, after the earlier confession and cooperation with the investigation, it was reduced to the two -year suspension of the two -year. He acknowledged that he played a fake ball in a Snooker game.</text:p>
      <text:h text:style-name="P12" text:outline-level="3">
<text:span text:style-name="T4">
Zhao Jianbo</text:span>
</text:h>
      <text:p text:style-name="P4">
<text:span text:style-name="T4">
 Age: </text:span>
 19 <text:span text:style-name="T4">
 World Ranking: </text:span>
 Amateur</text:p>
      <text:p text:style-name="P4">
After being sentenced to 3 and a half years, after the earlier confession and cooperation with the investigation, it was reduced to two years and 8 months. He admitted to playing counterfeit balls in a Snoors herself -and betting in the game.</text:p>
      <text:h text:style-name="P12" text:outline-level="3">
<text:span text:style-name="T4">
Bai Langning</text:span>
</text:h>
      <text:p text:style-name="P4">
<text:span text:style-name="T4">
 Age: </text:span>
 20 . <text:span text:style-name="T4">
 World Ranking: </text:span>
 130</text:p>
      <text:p text:style-name="P4">
After being sentenced to 4 years, after the earlier confession and cooperation with the investigation, it was reduced to two years and 4 months. He acknowledged that he played a fake ball in a Snooker game.</text:p>
      <text:p text:style-name="P4">
News Source: <text:a xlink:type="simple" xlink:href="https://www.bbc.com/zhongwen/simp/sports-65830336" text:style-name="Internet_20_link" text:visited-style-name="Visited_20_Internet_20_Link">
https://www.bbc.com/zhongwen/simp/sports-65830336</text:a>
</text:p>
      <!--NEWS-->
      <text:h text:style-name="P10" text:outline-level="1">
<text:span text:style-name="T4">
Hong Kong Anti -Repair Example Demonstration 4th Anniversary: Ten minutes to review the iconic incident</text:span>
</text:h>
      <text:p text:style-name="P4">
Author: https://www.facebook.com/bbcworldservice/</text:p>
      <text:p text:style-name="P4">
Publisher: BBC News 中文</text:p>
      <text:p text:style-name="P4">
Published Time: 2023-06-07T09:40:50.000Z</text:p>
      <text:p text:style-name="P4">
Modified Time: 2023-06-07T09:40:50.000Z</text:p>
      <text:p text:style-name="P4">
Description: On February 13, 2019, the Hong Kong government announced the start of the revision of the "Fugi Regulations" to trigger large -scale demonstrations. Since then, Hong Kong has undergone tremendous changes in different levels of political elections, civic society, educational culture, and media ecology. On the occasion of the four -year demonstration of anti -repair examples, the BBC Chinese takes you again to review the beginning and end of the movement.</text:p>
      <text:p text:style-name="P4">
Images: []</text:p>
      <text:p text:style-name="P4">
Videos: ["<text:a xlink:type="simple" xlink:href="https://www.bbc.com/ws/av-embeds/cps/zhongwen/simp/chinese-news-65832385/p0fsqdtd/zh-hans" text:style-name="Internet_20_link" text:visited-style-name="Visited_20_Internet_20_Link">
zh-hans</text:a>
"]</text:p>
      <text:p text:style-name="P4">
Tags: ['香港版国安法', '逃犯条例', '中國', '香港']</text:p>
      <text:p text:style-name="P4">
Type: Article</text:p>
      <!--METADATA-->
      <text:h text:style-name="P12" text:outline-level="3">
<text:span text:style-name="T4">
Hong Kong Anti -Repair Example Demonstration 4th Anniversary: Ten minutes to review the iconic incident</text:span>
</text:h>
      <text:p text:style-name="P4">
<text:a xlink:type="simple" xlink:href="https://www.bbc.com/ws/av-embeds/cps/zhongwen/simp/chinese-news-65832385/p0fsqdtd/zh-hans" text:style-name="Internet_20_link" text:visited-style-name="Visited_20_Internet_20_Link">
Video-1-Link:/WS/AV-EMBEDS/CPS/ZHONGWEN/SIMP/Chinese-News-65832385/P0FSQDTD/ZH-HansS</text:a>
<text:span text:style-name="T4">
 Your equipment does not support playing multimedia materials </text:span>
<text:span text:style-name="T4">
 Hong Kong anti -repair example demonstration: 10 minutes to review iconic events </text:span>
 June 7, 2023</text:p>
      <text:p text:style-name="P4">
On February 13, 2019, the Hong Kong government announced that it would start the revision of the "Fugitive Regulations", which was possible that the criminal suspects of Hong Kong were sent to mainland China. The dispute continued to ferment. Large -scale demonstrations began on June 9th. At first, the relatively peaceful parade gradually evolved into a conflict between police and civilians.</text:p>
      <text:p text:style-name="P4">
On June 30, 2020, the Standing Committee of the Chinese People's Congress voted through the National Security Law of the Hong Kong District in a controversial voice. In the following three years, Hong Kong has undergone tremendous changes in different levels of political elections, civic society, educational culture, and media ecology.</text:p>
      <text:p text:style-name="P4">
On the four -year demonstration of the Hong Kong anti -repair example in 2023, BBC Chinese takes you to review the beginning and end of the movement again.</text:p>
      <text:p text:style-name="P4">
News Source: <text:a xlink:type="simple" xlink:href="https://www.bbc.com/zhongwen/simp/chinese-news-65832385" text:style-name="Internet_20_link" text:visited-style-name="Visited_20_Internet_20_Link">
https://www.bbc.com/zhongwen/simp/chinese-news-65832385</text:a>
</text:p>
      <!--NEWS-->
      <text:h text:style-name="P10" text:outline-level="1">
<text:span text:style-name="T4">
"It's disappointing again": China's foreign trade data in May has dropped sharply</text:span>
</text:h>
      <text:p text:style-name="P4">
Author: None (Language: zh)</text:p>
      <text:p text:style-name="P4">
Publisher: None</text:p>
      <text:p text:style-name="P4">
Time: 2023-06-07T09:55:00Z</text:p>
      <text:p text:style-name="P4">
Description: The latest import and export data released by the General Administration of Customs of China makes people worry about the growth of China's economic recovery this year. In addition to the continuous increase in exports to Russia, in May, China's exports to ASEAN, the European Union, the United States, Japan, Africa, and Latin America all declined significantly. The soaring inflation, high interest rates and energy prices have all stressed the international demand for the purchase of "Made in China".</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中国', '5月', '进出口', '经济增长', '前景', '需求疲软']</text:p>
      <text:p text:style-name="P4">
Id: 65847680</text:p>
      <!--METADATA-->
      <text:p text:style-name="P4">
<text:a xlink:type="simple" xlink:href="https://www.dw.com/zh/overlay/image/article/65847680/63041869" text:style-name="Internet_20_link" text:visited-style-name="Visited_20_Internet_20_Link">
 </text:a>
China's exports fell sharply in May this year.</text:p>
      <text:p text:style-name="P4">
(Voice of Germany Chinese website) The weakening of global market demand has led to a significant decrease in China's exports. Today (June 7), the latest statistics released by the General Administration of Customs of China show that according to the US dollar, the import and export of China's imports and exports in May this year was US $ 50119 billion, a year -on -year decrease of 6.2%. Among them, the exports were US $ 283.5 billion, a decrease of 7.5%; imports were US $ 217.69 billion, a decrease of 4.5%; the trade surplus was US $ 65.81 billion, narrowing by 16.1%.</text:p>
      <text:p text:style-name="P4">
China's exports in April also increased by 8.5 percentage points year -on -year. But a month after a month, a sharp decline. The latest import and export statistics have made another worry about China's economic recovery growth this year.</text:p>
      <text:p text:style-name="P4">
In May this year, China only <text:a xlink:type="simple" xlink:href="https://www.dw.com/zh/zh/中国一季度汽车出口超过日本-俄罗斯成为最大海外市场/a-65668908" text:style-name="Internet_20_link" text:visited-style-name="Visited_20_Internet_20_Link">
export to Russia</text:a>
Continuously increased, an increase of 114.3%, and imports increased by 10.1%year -on -year. In February last year, since Russia invaded Ukraine, China has unswervingly support Russian President Putin, and has never expressed condemnation of Russia's invasion.</text:p>
      <text:p text:style-name="P4">
In May, China's imports declined for two consecutive months. Although 4.5%decreases less than the expectations of experts, it is very eye -catching. Germany pointed out that this shows that China's domestic market is still weak.</text:p>
      <text:p text:style-name="P4">
Based on the US dollar, China ’s exports to ASEAN in May fell 15.9%year -on -year, the first time since May 2020.</text:p>
      <text:p text:style-name="P4">
China's imports from Germany have decreased by 3.8%, and the decline in exports to Germany is even as high as 8.3%. As the second largest trading partner in China, the EU's import and export volume of trade with China is also decreasing. In May, China decreased by 7%to EU exports, and imports dropped slightly by 0.9%.</text:p>
      <text:p text:style-name="P4">
China's imports and exports to the United States and Japan are also declining. Based on the US dollar, China's exports to the United States in May fell 18%year -on -year and imported from the United States by 9.8%year -on -year. In addition, exports to Africa fell from 49.9%in April to 12.9%, and exports to Latin American decreased from 10.5%to -1.1%.</text:p>
      <text:p text:style-name="P4">
The high inflation, the continuous increase in bank interest rates, coupled with the soaring energy prices caused by the Ukrainian war, all pressure on the demand for "Made in China".</text:p>
      <text:p text:style-name="P4">
China's import and export data in May has been shaded for China's economic growth expectations this year. After China's abandonment of the "Clear Zero" epidemic prevention policy at the end of last year, the economic trend at the beginning of this year showed an optimistic trend. The Beijing side has set up about 5%of the growth goals for this year's economic growth. The economic growth rate in the first quarter of this year achieved 4.5%.</text:p>
      <text:p text:style-name="P4">
Yan Si, chief representative of the Beijing Representative Office of the German Industry and Commerce Conference(JensHildebrandt)The analysis said: "The latest import and export data indicates that the Chinese economy is still unstable. The local company's expectations of business growth are becoming more and more cautious." He also said: "In view of the current development, the medium -term recovery is more difficult to foresee. "</text:p>
      <text:p text:style-name="P4">
In April of this year, when China's import and export still realized 7.9%, concerns about the development of China's domestic market have emerged. In April, the [China Manufacturing Purchasing Manager Index] announced by the National Bureau of Statistics of China(https://www.dw.com/zh/zh/财新pmi上升-中国经济复苏出现不一致信号/a-65790590)(PMI) 49.2%, a decrease of 2.7 percentage points from the previous month. In May, the index further dropped to 48.8, which fell for the third consecutive month and was located in the contraction range for the second consecutive month.</text:p>
      <text:p text:style-name="P4">
The main reason for China's exports to drop sharply is <text:a xlink:type="simple" xlink:href="https://www.dw.com/zh/zh/全球经济增长放缓-广交会交易量未达疫情前水平/a-65553644" text:style-name="Internet_20_link" text:visited-style-name="Visited_20_Internet_20_Link">
weak international market demand</text:a>
Essence The high inflation, the continuous increase in bank interest rates, coupled with the soaring energy prices caused by the Ukrainian war, all pressure on the demand for "Made in China". The total value of China's imports and exports in the first five months of this year was US $ 2.44 trillion, a decrease of 2.8%, of which 6.2%in May in May.</text:p>
      <text:p text:style-name="P4">
Australian and New Bank analyst Khoongoh said that the latest import and export data is "disappointing again". These data are "concerned about economic growth expectations, and at the same time look forward to more policy support." Some observers speculate that in order to promote economic recovery, the People's Bank of China may be reduced. There are also some opinions that the central bank may soon release the policy news of interest rate cuts.</text:p>
      <text:p text:style-name="P4">
(Germany)</text:p>
      <text:p text:style-name="P4">
News Source: <text:a xlink:type="simple" xlink:href="https://www.dw.com/zh/再度令人失望-中国5月外贸数据大幅滑落/a-65847680" text:style-name="Internet_20_link" text:visited-style-name="Visited_20_Internet_20_Link">
https://www.dw.com/zh/再度令人失望-中国5月外贸数据大幅滑落/a-65847680?maca=chi-rss-chi-all-1127-rdf</text:a>
</text:p>
      <!--NEWS-->
      <text:h text:style-name="P10" text:outline-level="1">
<text:span text:style-name="T4">
Sino -Russian sixth joint cruise Japanese and Korean fighter aircraft emergency take off</text:span>
</text:h>
      <text:p text:style-name="P4">
Author: None (Language: zh)</text:p>
      <text:p text:style-name="P4">
Publisher: None</text:p>
      <text:p text:style-name="P4">
Time: 2023-06-07T10:54:00Z</text:p>
      <text:p text:style-name="P4">
Description: China and Russia conducted the sixth joint cruise since 2019 in the Japan Sea, East China Sea, and Western Pacific airspace on Tuesday and Wednesday. South Korea and Japan therefore emergency fighter jets. And this happened in the context of the first three -sided naval exercises on the South China Sea and the Chinese and American wars in the Taiwan Strait.</text:p>
      <text:p text:style-name="P4">
Videos: []</text:p>
      <text:p text:style-name="P4">
Images: []</text:p>
      <text:p text:style-name="P4">
Subject: 时政风云</text:p>
      <text:p text:style-name="P4">
Subjects: ['德中关系', '韩国', '俄罗斯', '乌克兰', '岛屿主权争端', '专题报道：全景观看“习马会”', '中国', '日本', '中共十九大', '朝鲜']</text:p>
      <text:p text:style-name="P4">
Keywords: ['中俄', '中国', '俄罗斯', '联合巡航', '韩国', '日本', '军事冲突', '台湾海峡', '威胁']</text:p>
      <text:p text:style-name="P4">
Id: 65848825</text:p>
      <!--METADATA-->
      <text:p text:style-name="P4">
<text:a xlink:type="simple" xlink:href="https://www.dw.com/zh/overlay/image/article/65848825/65836264" text:style-name="Internet_20_link" text:visited-style-name="Visited_20_Internet_20_Link">
 </text:a>
In the last joint cruise held in China and Russia last November, after the China -Russia fighter entered the South Korean Air Defense Recognition Zone (KADIZ), South Korea also took off the fighter aircraft (information picture) urgently.</text:p>
      <text:p text:style-name="P4">
(Voice of Germany) China and Russia on Tuesday and Wednesday (June 6, June 7) in the Japanese sea, East China Sea, and Pacific airspace <text:a xlink:type="simple" xlink:href="https://www.dw.com/zh/zh/中俄战机联合巡航-日韩绷紧神经/a-56037587" text:style-name="Internet_20_link" text:visited-style-name="Visited_20_Internet_20_Link">
the sixth joint strategic cruise since 2019</text:a>
Essence</text:p>
      <text:p text:style-name="P4">
The Chinese Ministry of National Defense said that the cruise was part of the annual cooperation plan of the two armies and stated on Wednesday that "the second phase of the second -time combined air strategic cruise is completed today."</text:p>
      <text:h text:style-name="P12" text:outline-level="3">
<text:span text:style-name="T4">
Korea Japanese Emergency Fighter Correspondence</text:span>
</text:h>
      <text:p text:style-name="P4">
According to the South Korean military, after four Russian military aircraft and four Chinese military aircraft entered the air defense zone in the southern and eastern part of the Korean Peninsula on Tuesday, South Korea sent fighter aircraft to respond urgently.</text:p>
      <text:p text:style-name="P4">
The Japanese military said that the Japanese military also took off a fighter aircraft on Tuesday to respond to the China -Russia bomber. According to the Japanese Kyodo News Society quoted Japan's defense province, two Chinese H-6 bombers and Russian TU-95 bomber each flew from Tuesday morning to the afternoon of the Japanese Sea to the East China Sea. The Japanese Aviation Self -Defense Force's fighter was emergency response. China -Russia bomber did not violate Japan's airspace. The Ministry of Defense's judgment of China and Russia's intention is obviously demonstration.</text:p>
      <text:p text:style-name="P4">
The Ministry of Defense in Japan judged that China and Russia were a demonstration. The picture shows the information of the Chinese bomber</text:p>
      <text:p text:style-name="P4">
In the last joint cruise held in China and Russia last November, after China's H-6K bomber and Russian TU-95 bomber and SU-35 fighters entered the South Korean Air Defense Recognition Zone (KADIZ), South Korea also took off the fighters urgently. At the same time, several bombers in China and two Russian drones flew into the Japan Sea, and Japan also took off a fighter.</text:p>
      <text:p text:style-name="P4">
The air defense zone is a area required to take special measures for foreign aircraft to identify its identity. Different from the leader of a country -its territory and over the sea -there is no international regulations on the air defense zone.</text:p>
      <text:h text:style-name="P12" text:outline-level="3">
<text:span text:style-name="T4">
The Japanese government "serious concerns"</text:span>
</text:h>
      <text:p text:style-name="P4">
</text:p>
      <text:p text:style-name="P4">
中国外交部发言人汪文斌：“美国军用舰机不远万里跑到中国的家门口挑衅。”</text:p>
      <text:p text:style-name="P4">
中俄联合巡航始于俄罗斯入侵乌克兰以及北京和莫斯科宣布其“无上限”伙伴关系之前，是两国长期扩大双边关系的结果，部分建立在认为美国和其他国家军事力量带来威胁的基础之上。</text:p>
      <text:p text:style-name="P4">
<text:a xlink:type="simple" xlink:href="https://www.dw.com/zh/zh/四方会谈时-中俄在日本附近举行联合空中军演/a-61917050" text:style-name="Internet_20_link" text:visited-style-name="Visited_20_Internet_20_Link">
 在2022年5月的联合巡航中 </text:a>
The Chinese fighter and Russian fighters are close to Japan's airspace, which coincides with Japan and the United States, India, and Australia leaders to hold a Sifang Summit, which shocked Japan, although China said that these flights were not targeted at third parties.</text:p>
      <text:p text:style-name="P4">
In response to the latest incident, the Cabinet Governor Matsuna Matsno said on Wednesday (June 7) that it seriously cares about the joint air cruise between China and Russia in Japan, saying it affects Japan's national security.</text:p>
      <text:h text:style-name="P12" text:outline-level="3">
<text:span text:style-name="T4">
"Stay to the door of China's home without thousands of miles"</text:span>
</text:h>
      <text:p text:style-name="P4">
China's military forces in the Asia -Pacific region are increasing, and the United States and its allies in the region have also added military exercises. Since last week, the United States, Japan and the Philippine Coast Guard held the first three -sided naval exercise in the South China Sea.</text:p>
      <text:p text:style-name="P4">
The White House stated on Monday (June 5) that the danger of the US military and the Chinese military recently reflected the increasingly aggressive aspects of Beijing in the danger of the Taiwan Strait and the South China Sea. Essence</text:p>
      <text:p text:style-name="P4">
<text:a xlink:type="simple" xlink:href="https://www.dw.com/zh/zh/美中軍艦險相撞-白宮中國侵略性日增恐致傷亡/a-65823182" text:style-name="Internet_20_link" text:visited-style-name="Visited_20_Internet_20_Link">
Last weekend, a Chinese warship drove near a US destroyer in the Taiwan Strait</text:a>
The distance is only 137 meters. At that time, the United States and the Canadian Navy were conducting joint exercises sensitive to the Taiwan Strait. The U.S. Navy refers to the "unsafe sailing" of Chinese warships.</text:p>
      <text:p text:style-name="P4">
The dangers that China and the United States occurred in the Taiwan Strait accusations with each other</text:p>
      <text:p text:style-name="P4">
Not long ago, a video showed that a Chinese fighter passed through a US RC-135 fighter head, and the cockpit of the US military aircraft shakes in turbulence. The Indo -Pacific Command of the United States said that a Chinese fighter aircraft was approaching the US military aircraft in the international aim of the South China Sea on May 26.</text:p>
      <text:p text:style-name="P4">
Chinese Foreign Ministry spokesman Wang Wenbin said at a routine press conference on Tuesday: "US military ships run far away to the door of China to provoke."</text:p>
      <text:p text:style-name="P4">
He said: "He insisted on what is close to reconnaissance and Yao Wu Yangwei near the neighborhood of the territorial sea in China. This is not to maintain the‘ freedom of sailing ’, but to implement the‘ navigation hegemony ’. It is a naked military provocation.”</text:p>
      <text:p text:style-name="P4">
(Reuters)</text:p>
      <text:p text:style-name="P4">
News Source: <text:a xlink:type="simple" xlink:href="https://www.dw.com/zh/中俄第六次联合巡航-日韩派战机紧急起飞/a-65848825" text:style-name="Internet_20_link" text:visited-style-name="Visited_20_Internet_20_Link">
https://www.dw.com/zh/中俄第六次联合巡航-日韩派战机紧急起飞/a-65848825?maca=chi-rss-chi-all-1127-rdf</text:a>
</text:p>
      <!--NEWS-->
      <text:h text:style-name="P10" text:outline-level="1">
<text:span text:style-name="T4">
The EU introduced counter -tooling tools to say "no"</text:span>
</text:h>
      <text:p text:style-name="P4">
Author: None (Language: zh)</text:p>
      <text:p text:style-name="P4">
Publisher: None</text:p>
      <text:p text:style-name="P4">
Time: 2023-06-07T11:53:00Z</text:p>
      <text:p text:style-name="P4">
Description: In order to prevent China such as economic coercion and intervene in the political decision -making of EU member states, the European Union is about to launch counter -control tools. Previously, Lithuania agreed to set up a representative office in the country because Lithuania agreed to the establishment of a representative office in the country, and Beijing had imposed large -scale economic sanctions on Lithuania.</text:p>
      <text:p text:style-name="P4">
Videos: []</text:p>
      <text:p text:style-name="P4">
Images: []</text:p>
      <text:p text:style-name="P4">
Subject: 新闻广角</text:p>
      <text:p text:style-name="P4">
Subjects: ['希腊债务危机', '欧债危机', '欧盟', '乌克兰', '岛屿主权争端', '马英九', '专题报道：全景观看“习马会”', '诺贝尔奖', '欧洲难民危机', '欧洲']</text:p>
      <text:p text:style-name="P4">
Keywords: ['制裁', '经济制裁', '中国', '欧盟', '反制措施', '驻立陶宛台湾代表处', '台湾']</text:p>
      <text:p text:style-name="P4">
Id: 65849853</text:p>
      <!--METADATA-->
      <text:p text:style-name="P4">
<text:a xlink:type="simple" xlink:href="https://www.dw.com/zh/overlay/image/article/65849853/61306037" text:style-name="Internet_20_link" text:visited-style-name="Visited_20_Internet_20_Link">
 </text:a>
(Voice of Germany Chinese website) In the future, if any country interfere with the political decision -making of the European Union and its member states, it will be sanctioned by the EU. On Tuesday, the representatives of the EU Parliament and the government representatives of the member states reached a consensus on a new sanction tool. In the future, if the third country tries to interfere with the political decision of the EU or its member states with improper economic sanctions, the EU will be able to counter the country's improving punitive tariffs.</text:p>
      <text:p text:style-name="P4">
Other response methods also include restricting the country's direct investment in the European Union and bidding in public projects in the European Union. In addition, the European Union also stated that restrictions on the relevant transactions of the service industry will also become possible sanctions.</text:p>
      <text:p text:style-name="P4">
The reason why the EU introduced the above countercroof tools was that in the past few years, the EU and its member states have become the target of economic coercion of the EU foreign countries many times. For example, <text:a xlink:type="simple" xlink:href="https://www.dw.com/zh/zh/立陶宛第一季度对华出口同比下降接近零/a-62141560" text:style-name="Internet_20_link" text:visited-style-name="Visited_20_Internet_20_Link">
China has implemented trade restrictions on Lithuania, and the European Union believes that such restrictions do not meet the relevant provisions of the World Trade Organization, but also have a joint impact on the exports of the EU's internal market</text:a>
Essence It is generally believed that the cause of economic sanctions on Lithuania was that Lithuania had previously upgraded diplomatic relations with Taiwan and allowed Taiwan to open a representative office in the country's capital. This move has caused strong indignation in China, because Beijing has always seen Taiwan Bay as a province in China and does not have an independent state status.</text:p>
      <text:p text:style-name="P4">
The European Commission stated that the newly introduced counter -tooling tools may have an impact on the EU's future legislation, or at least to avoid the tedious procedures of the EU temporarily opening sanctions. According to the relevant statement, for this purpose, the European Union can introduce additional, discriminatory tariffs, and deliberately delay or refuse to issue permits for specific businesses. Other methods that can be adopted also include additional border inspections and security inspections of goods from specific countries, or resisting goods and investment in specific countries.</text:p>
      <text:p text:style-name="P4">
EU Council Vice Chairman Dongbrovskis: "Anti -Tools will enable us to defend our legitimate rights and interests."</text:p>
      <text:p text:style-name="P4">
On Tuesday, Veatisdombrovskis, vice chairman of the European Commission, who is responsible for economic affairs, said: "This anti -economic stress tool will enable us to firmly defend our legitimate rights and interests." He said, he said, he said, " The final consensus on this counter -tooling tool means that the European Union has taken an important step. East Brovskis emphasized that sanctions should only be used as the last means when they are unsuccessful. It is just a deterrent method. Before taking sanctions, we must first talk with relevant non -EU countries. When the dialogue is unsuccessful, the possibility of mediation, arbitration or judicial trial should also be considered.</text:p>
      <text:p text:style-name="P4">
Before the anti -economic coercion regulations are officially effective, they need to be approved by the EU Council and Parliament. However, it is generally believed that there is no suspense for the approval of the regulations. The European Commission believes that this new anti -economic stress tool can be officially opened this fall.</text:p>
      <text:p text:style-name="P4">
At a regular press conference of the Chinese Ministry of Foreign Affairs, a spokesman Wang Wenbin responded to the EU's "anti -economic stress tool". He said: "First of all, what I want to talk about is about Lithuania's error on the issue of Taiwan -related issues. Our China has repeatedly stated its position. China and the European Union are victims of economic coercion in the United States. The United States and other countries in accordance with the European Union and other countries restrict exported semiconductor production equipment to China. This scientific and technological bullying is seriously impacting the development of the semiconductor industry, which not only harms the interests of China and the EU, but also destroys the rules of multilateral trade rules. , Seriously impact the world economic order. We hope that the European Union and the international community will oppose the economic coercion of the United States. "</text:p>
      <text:h text:style-name="P12" text:outline-level="3">
<text:span text:style-name="T4">
Beijing</text:span>
</text:h>
      <text:p text:style-name="P4">
(German Press, Agence France -Presse)</text:p>
      <text:p text:style-name="P4">
News Source: <text:a xlink:type="simple" xlink:href="https://www.dw.com/zh/欧盟出台反制工具-对外来经济胁迫说-不/a-65849853" text:style-name="Internet_20_link" text:visited-style-name="Visited_20_Internet_20_Link">
https://www.dw.com/zh/欧盟出台反制工具-对外来经济胁迫说-不/a-65849853?maca=chi-rss-chi-all-1127-rdf</text:a>
</text:p>
      <!--NEWS-->
      <text:h text:style-name="P10" text:outline-level="1">
<text:span text:style-name="T4">
German media: spy under academic coat</text:span>
</text:h>
      <text:p text:style-name="P4">
Author: None (Language: zh)</text:p>
      <text:p text:style-name="P4">
Publisher: None</text:p>
      <text:p text:style-name="P4">
Time: 2023-06-07T14:34:00Z</text:p>
      <text:p text:style-name="P4">
Description: German security agencies warned that industrial espionage from China is becoming increasingly frequent. German Minister of Home Affairs, Fisher, said that China ’s label activities on the German economy, industry, and academic fields have constituted“ great harm ”.</text:p>
      <text:p text:style-name="P4">
Videos: []</text:p>
      <text:p text:style-name="P4">
Images: []</text:p>
      <text:p text:style-name="P4">
Subject: 评论分析</text:p>
      <text:p text:style-name="P4">
Subjects: ['岛屿主权争端', '专题报道：全景观看“习马会”', '中国', '中共十九大', '德中关系']</text:p>
      <text:p text:style-name="P4">
Keywords: ['间谍', '保护知识产权', '中国', '学术交流', '工业间谍', '德国内政部', '签证']</text:p>
      <text:p text:style-name="P4">
Id: 65852454</text:p>
      <!--METADATA-->
      <text:p text:style-name="P4">
<text:a xlink:type="simple" xlink:href="https://www.dw.com/zh/overlay/image/article/65852454/57721148" text:style-name="Internet_20_link" text:visited-style-name="Visited_20_Internet_20_Link">
 </text:a>
(Voice of Germany) "Business Daily" quoted information from the German intelligence department that some guest scholars who were sent by Beijing to Germany, under the banner of academic exchanges and cooperation, are actually doing the stealing intellectual property rights. Essence The report entitled "The Risk of Underrobe" wrote:</text:p>
      <text:p text:style-name="P4">
"Whether in Berlin, Brussels, or in Washington, the loss of technical loss has been included in an important agenda. At the Summit of the Seventh Kuchan Group in Japan in mid -May this year, countries for the first time to strengthen protection 'sensitive technology related to national security. 'Reach consensus. Although there was no name in China in the statement, all parties did not declare it.</text:p>
      <text:p text:style-name="P4">
In order to reduce the risk of spy behaviors, the German Constitution Conservation Bureau has continuously urged high -tech companies to be vigilant when academic exchanges. <text:a xlink:type="simple" xlink:href="https://www.dw.com/zh/zh/德语媒体德国大学帮助习近平实现强军梦/a-61865167" text:style-name="Internet_20_link" text:visited-style-name="Visited_20_Internet_20_Link">
People from the German intelligence circle said: 'In the above -mentioned field, there are still many people who are too naive. '</text:a>
German Internal Affairs Minister Feise(Nancyfaeser)It is said that in order to eliminate spy behaviors, it is necessary to formulate a wide range of protection mechanisms in enterprises and research institutions. 'Only in this way can we discover and stop thorns' attempts in time. '</text:p>
      <text:p text:style-name="P4">
German politicians responsible for intelligence affairs also believe that Germany still has a lot of work to do in the field of anti -spy fields. Konstantin Vonnottz, the Green Party Chairman of the Federal House Intelligence Supervision Committee, said: 'warnings from intelligence agencies must attract great attention. 'He said that college students from China should not be listed as the subject of suspicion. ""</text:p>
      <text:p text:style-name="P4">
The "Business Daily" article lists an example of a North German medical technology company being stolen core technology by Chinese "academic exchange personnel". BRUNOKAHL, director of the German Federal Intelligence Agency, also stated that according to China's National Security Law, all Chinese companies and individuals need to bear the obligation to cooperate with information agencies.</text:p>
      <text:p text:style-name="P4">
The Federal Intelligence Agency headquarters in Berlin</text:p>
      <text:p text:style-name="P4">
"The German Ministry of Internal Political Affairs defines the risk of Chinese spy activities in the field of scientific research as 'high'. China cannot develop the technology required by the country in the middle and long term. The key goal. In view of this, the mechanism of the German Internal Affairs Minister Feisse hopes to prevent Chinese spy behavior can be improved accordingly: ['For me, there are three priority options in terms of security protection: discovering risks, resistance to resistance Danger and avoid dependence. She said that when Chinese people engaged in specific fields apply for German visas, they need to accept the "further review '.].(https://www.dw.com/zh/zh/德国内政部长要求加强防范来自中国的间谍活动/a-65840153)The Beijing side refutes relevant allegations. The Chinese Embassy in Germany responded to the relevant inquiry of the "Business Daily": 'We resolutely oppose any subjective speculation against the Chinese government and unreasonable unreasonable allegations. 'And said that China has been urging domestic citizens to abide by local laws and regulations and customs. "</text:p>
      <text:p text:style-name="P4">
Regarding the recreational struggle incident in Yunnan not long ago, the New Zurich News wrote:</text:p>
      <text:p text:style-name="P4">
"Hanno Schedler, the German Association that threatened the National Association, said that in previous years, the CCP began to accuse the Mosque built by the people of the people over the Arab style. So far, thousands of mosques have been demolished or converted in China. Deller said: "Xi Jinping is very worried that these mosques will become a nest that breeds resistance. In the end, only those governments have been approved by the government, and they are monitored by the government and attracted tourists to survive. '</text:p>
      <text:p text:style-name="P4">
In addition to Islam, other religions are also under tremendous pressure. The commercialization of Buddhist temples is becoming more and more obvious. The cross in the Church of God's Christian Church was demolished, and the priests who were unwilling to cooperate with the government were suppressed and arrested. Zhang Xunmou, director of the Religious Research Center of the United Front Work Department of the Central Committee of the Communist Party of China in 2019, said in 2019: "Adhere to the direction of my country's religious Sinicization '. In other words, the party's understanding of traditional Chinese culture will dominate everything: the diversification of religion and culture will be replaced by a little folk characteristics. "</text:p>
      <text:p text:style-name="P4">
<text:span text:style-name="T5">
Inding the content of other media, does not represent the position or view of the Voice of Germany. _ </text:span>
 _ 吧 _</text:p>
      <text:p text:style-name="P4">
News Source: <text:a xlink:type="simple" xlink:href="https://www.dw.com/zh/德语媒体：学术外衣下的间谍/a-65852454" text:style-name="Internet_20_link" text:visited-style-name="Visited_20_Internet_20_Link">
https://www.dw.com/zh/德语媒体：学术外衣下的间谍/a-65852454?maca=chi-rss-chi-all-1127-rdf</text:a>
</text:p>
      <!--NEWS-->
      <text:h text:style-name="P10" text:outline-level="1">
<text:span text:style-name="T4">
The British said that China has closed &amp; quot; police service station &amp; quot; Chinese refutation is &amp; quot; political lie &amp; quot;</text:span>
</text:h>
      <text:p text:style-name="P4">
Author: None</text:p>
      <text:p text:style-name="P4">
Publisher: Radio Free Asia (Organization)</text:p>
      <text:p text:style-name="P4">
Published Time: 2023-06-07T15:30:00-04:00</text:p>
      <text:p text:style-name="P4">
Modified Time: 2023-06-07T18:26:26-04:00</text:p>
      <text:p text:style-name="P4">
Description: None</text:p>
      <text:p text:style-name="P4">
Videos: []</text:p>
      <text:p text:style-name="P4">
Audios: ["<text:a xlink:type="simple" xlink:href="https://www.rfa.org/mandarin/yataibaodao/junshiwaijiao/al-0607202311004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5.684052in" draw:z-index="0">
<draw:image xlink:href="../Images/rfamandarin/2023-06-07T15-30-00-04-00/000000.png" xlink:type="simple" xlink:show="embed" xlink:actuate="onLoad" draw:mime-type="image/png"/>
</draw:frame>
Written statement submitted to Congress by British Security Minister Togen Dart <text:a xlink:type="simple" xlink:href="https://www.rfa.org/mandarin/yataibaodao/junshiwaijiao/al-06072023110042.html/@@images/image" text:style-name="Internet_20_link" text:visited-style-name="Visited_20_Internet_20_Link">
</text:a>
Screenshot of the official website of the British Congress <text:a xlink:type="simple" xlink:href="https://www.rfa.org/mandarin/yataibaodao/junshiwaijiao/al-06072023110042.html/@@stream" text:style-name="Internet_20_link" text:visited-style-name="Visited_20_Internet_20_Link">
Audio-Link: https: //www.rfa.org/mandarin/yataibaODao/junshiwaijiao/al-06072023110042.html/@stream</text:a>
After the U.S. government sued two Chinese descents suspected of operating China's "secret police station" in April this year, it successively caused the global government to face this issue. The British government announced the latest announcement that after investigating all China's "police service stations" in the country, no illegal activities were found, but the "police service station" that emphasized the government's permission was unacceptable and it was known that the Chinese Embassy in the UK in the UK was known to be confirmed by China to be confirmed by China These places have been permanently closed. However, China later had another set of statements to discover the British side discredit China.</text:p>
      <text:p text:style-name="P4">
<text:span text:style-name="T4">
<text:span text:style-name="T5">
 <text:a xlink:type="simple" xlink:href="https://www.rfa.org/mandarin/yataibaodao/junshiwaijiao/al-04192023112821.html" text:style-name="Internet_20_link" text:visited-style-name="Visited_20_Internet_20_Link">
British media unveiled Fujian businessmen involved in the "Secret Police" and the United Front Leadership Organization and British politics</text:a>
</text:span>
* </text:span>
<text:span text:style-name="T5">
 <text:a xlink:type="simple" xlink:href="https://www.rfa.org/mandarin/Xinwen/9-06062023162129.html" text:style-name="Internet_20_link" text:visited-style-name="Visited_20_Internet_20_Link">
Britain said that China has closed the "police service station" in all parts of the UK</text:a>
</text:span>
<text:span text:style-name="T5">
 </text:span>
<text:span text:style-name="T4">
 <text:a xlink:type="simple" xlink:href="https://www.rfa.org/mandarin/yataibaodao/gangtai/hcm2-03092023083937.html" text:style-name="Internet_20_link" text:visited-style-name="Visited_20_Internet_20_Link">
Taiwan Overseas Chinese Committee: China Overseas Police Station Online attack Paris Chinese Center</text:a>
</text:span>
 <text:span text:style-name="T4">
* <text:a xlink:type="simple" xlink:href="https://www.rfa.org/mandarin/Xinwen/7-12052022153525.html" text:style-name="Internet_20_link" text:visited-style-name="Visited_20_Internet_20_Link">
Latest report: China has more than 100 police stations overseas</text:a>
</text:span>
</text:p>
      <text:p text:style-name="P4">
The British Security Secretary of State Tomtugndhat (Tomtugndhat) explained the latest investigation of the Chinese "overseas police service station" to Congress on Tuesday (6th) in writing. The statement stated that the British police have visited all Chinese "police service stations" in the UK. There is currently no evidence that these "service stations" represent illegal activities on behalf of the Chinese government.</text:p>
      <text:p text:style-name="P4">
<text:span text:style-name="T4">
 British government: China </text:span>
 <text:span text:style-name="T4">
 "</text:span>
 <text:span text:style-name="T4">
 Police Service Station </text:span>
 <text:span text:style-name="T4">
" </text:span>
 <text:span text:style-name="T4">
 Unacceptable </text:span>
</text:p>
      <text:p text:style-name="P4">
However, Togen Dart emphasized that these "police service stations" are unacceptable anyway: "These 'police service stations' were established without our approval. How low will make those who leave China and seek safety and freedom in the United Kingdom are worried and scared. This is unacceptable. The Chinese authorities often criticize others to interfere in the internal affairs, but they think they can open up the British government and open it. These do not indicate the origin sites. "</text:p>
      <text:p text:style-name="P4">
Togen Dart said that the British Ministry of Foreign Affairs has stated to the Chinese Embassy in the UK that the "police service stations" located in the UK are unacceptable and cannot operate in any form. He quoted the response of the Chinese Embassy, saying that all these places had been permanently closed and would be accused of investigating relevant British law.</text:p>
      <text:p text:style-name="P4">
<text:span text:style-name="T4">
 China said that overseas police station </text:span>
 <text:span text:style-name="T4">
 "</text:span>
 <text:span text:style-name="T4">
 does not exist </text:span>
 <text:span text:style-name="T4">
" </text:span>
 ** non -governmental organizations rebuked</text:p>
      <text:p text:style-name="P4">
However, the Chinese Embassy in the UK later issued a statement claiming that the so -called "overseas police station" was a "political lie." Chinese Foreign Ministry spokesman Wang Wenbin also denied again at the press conference: "We have already expressed their positions on the relevant issues, and there is no so -called 'secret police station' at all. China urges the British side to respect the facts and stop rendering speculation and discrediting China. Don't create obstacles to Sino -British relations. "</text:p>
      <text:p text:style-name="P4">
The Chinese Embassy in Britain claims that the "Overseas Police Station" is a "political lie.(Screenshot of the official website of the Chinese Embassy in Britain)  <text:a xlink:type="simple" xlink:href="https://www.rfa.org/mandarin/yataibaodao/junshiwaijiao/al-06072023110042.html/screenshot-2023-06-07-145910.jpg" text:style-name="Internet_20_link" text:visited-style-name="Visited_20_Internet_20_Link">
</text:a>
Demolition of the "Safeguard Defenders" of China's overseas "police service station", Lauraharth, responded in writing in writing, saying that when the Chinese Ministry of Foreign Affairs responded to their reports in the past, they have always acknowledged the existence of these overseas bases and Clearing their role is to perform "administrative tasks". It has been checked until now, but the Chinese side does not recognize it.</text:p>
      <text:p text:style-name="P4">
Reporting by party media. At the same time, the official statement of almost all Western democratic government acknowledged the existence and illegal nature of these 'police service stations'. "</text:p>
      <text:p text:style-name="P4">
Has pointed out that from the British statement, it can be seen that China closes the "police service station" according to the British requirements and also shows that they do exist.</text:p>
      <text:p text:style-name="P4">
Laura Harth, Director of SafeguardDefenders.(Associated Press information picture)  <text:a xlink:type="simple" xlink:href="https://www.rfa.org/mandarin/yataibaodao/junshiwaijiao/al-06072023110042.html/ap22300329004595.jpg" text:style-name="Internet_20_link" text:visited-style-name="Visited_20_Internet_20_Link">
</text:a>
</text:p>
      <text:p text:style-name="P4">
The statement said that these Chinese "police service stations" were accused of assisting Chinese overseas citizens to handle administrative affairs as packaging. In essence, they monitored and harassed Chinese diaspora, and were even used to coerce them to return to China.</text:p>
      <text:p text:style-name="P4">
<text:span text:style-name="T4">
 Followers: Evidence of illegal or early destroyed </text:span>
</text:p>
      <text:p text:style-name="P4">
Regarding the failure of the British police to find the evidence of the "police service station" to engage in illegal activities, Zheng Wenjie, the founder of the "British Hong Kong Overseas Chinese Association", believes that the relevant evidence may have been destroyed, and it also shows that the British police's intelligence work has loopholes.</text:p>
      <text:p text:style-name="P4">
Zheng Wenjie said: "It is possible that these CCP overseas police liaison stations have been exposed by non -governmental organizations, and their behavior has turned low -key, so these things have not been exposed after the police intervene. It was blank, so they couldn't have the relevant information immediately before the matter was exposed. "</text:p>
      <text:p text:style-name="P4">
As a Hong Kong person approved by the British government, Zheng Wenjie believes that people who exile in the UK and avoid the persecution of the Chinese government have reasonable reasons to worry that the Chinese "overseas police station" will be abused to suppress and monitor the dissidents.</text:p>
      <text:p text:style-name="P4">
For the different claims of the British government and the Chinese side, Zheng Wenjie believes that it may be that the Chinese Embassy admits to the existence of the "police service station" to the British Ministry of Foreign Affairs in private. According to the consistent practice, the allegations are denied in public. However, he emphasized that the Fuzhou Police Station and overseas Chinese groups of China have released public news about the "police service station" and cannot be denied.</text:p>
      <text:p text:style-name="P4">
Luke Depulford, Executive Director of the "Transnational Parliament Alliance of China" (IPAC), told this station that the British government clearly pointed out that the Chinese "police service station" is illegal and major measures; He was disappointed that he was disappointed that these "police service stations" may have been removed early after being exposed in September last year.</text:p>
      <text:p text:style-name="P4">
He believes that the British government should expand the scope of investigation in the next step and investigate China's united front work in the UK.</text:p>
      <text:p text:style-name="P4">
Reporter: Lu Xi (London) Responsible Editor: Jiayuan.com editor: He Fu</text:p>
      <text:p text:style-name="P4">
News Source: <text:a xlink:type="simple" xlink:href="https://www.rfa.org/mandarin/yataibaodao/junshiwaijiao/al-06072023110042.html" text:style-name="Internet_20_link" text:visited-style-name="Visited_20_Internet_20_Link">
https://www.rfa.org/mandarin/yataibaodao/junshiwaijiao/al-06072023110042.html</text:a>
</text:p>
      <!--NEWS-->
      <text:h text:style-name="P10" text:outline-level="1">
<text:span text:style-name="T4">
Blintin will visit Huataihai issues to focus on the focus of attention</text:span>
</text:h>
      <text:p text:style-name="P4">
Author: None</text:p>
      <text:p text:style-name="P4">
Publisher: Radio Free Asia (Organization)</text:p>
      <text:p text:style-name="P4">
Published Time: 2023-06-07T15:54:00-04:00</text:p>
      <text:p text:style-name="P4">
Modified Time: 2023-06-07T22:36:03-04:00</text:p>
      <text:p text:style-name="P4">
Description: None</text:p>
      <text:p text:style-name="P4">
Videos: []</text:p>
      <text:p text:style-name="P4">
Audios: ["<text:a xlink:type="simple" xlink:href="https://www.rfa.org/mandarin/yataibaodao/junshiwaijiao/tj-0607202315261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4.612011in" draw:z-index="0">
<draw:image xlink:href="../Images/rfamandarin/2023-06-07T15-54-00-04-00/000000.png" xlink:type="simple" xlink:show="embed" xlink:actuate="onLoad" draw:mime-type="image/png"/>
</draw:frame>
According to reports, U.S. Secretary of State Brosky will visit China in the next few weeks. <text:a xlink:type="simple" xlink:href="https://www.rfa.org/mandarin/yataibaodao/junshiwaijiao/tj-06072023152611.html/@@images/image" text:style-name="Internet_20_link" text:visited-style-name="Visited_20_Internet_20_Link">
</text:a>
Associated Press picture <text:a xlink:type="simple" xlink:href="https://www.rfa.org/mandarin/yataibaodao/junshiwaijiao/tj-06072023152611.html/@@stream" text:style-name="Internet_20_link" text:visited-style-name="Visited_20_Internet_20_Link">
AUDIO-LINK: https://www.rfa.org/mandarin/yatabaodao/junshiwaijiao/tj-06072023152611.html/@stream</text:a>
Last Sunday, Danielkritenbrink, Assistant Secretary of State of the State Department of Asia -Pacific Affairs, visited Beijing. Subsequently, US Secretary of State Broskere was about to visit China. Although senior US officials visit friendly diplomatic signals with field visits, the Military interaction between the United States and China in the Taiwan Strait and the South China Sea has a trend of conflict upgrade.</text:p>
      <text:p text:style-name="P4">
<text:a xlink:type="simple" xlink:href="https://www.rfa.org/mandarin/yataibaodao/junshiwaijiao/hcm-06062023113925.html" text:style-name="Internet_20_link" text:visited-style-name="Visited_20_Internet_20_Link">
<text:span text:style-name="T4">
 The United States condemn the Chinese military in the Taiwan Strait and the South China Sea for provoking fear of injuries and injuries </text:span>
</text:a>
<text:span text:style-name="T4">
<text:span text:style-name="T5">
 <text:a xlink:type="simple" xlink:href="https://www.rfa.org/mandarin/Xinwen/8-06052023145928.html" text:style-name="Internet_20_link" text:visited-style-name="Visited_20_Internet_20_Link">
Meeting Kangda and Ma Chaoxu and Yang Tao for the exchange of senior high -school officials</text:a>
</text:span>
* </text:span>
<text:span text:style-name="T5">
 <text:a xlink:type="simple" xlink:href="https://www.rfa.org/mandarin/Xinwen/3-06042023104507.html" text:style-name="Internet_20_link" text:visited-style-name="Visited_20_Internet_20_Link">
US -China warship insurance collisted with Li Shangfu in the Taiwan Strait: China "seeking dialogue instead of confrontation"</text:a>
</text:span>
*</text:p>
      <text:p text:style-name="P4">
According to international media reports, US Secretary of State AntonyBlinken will visit China in the next few weeks. It is estimated that Brinkens will set up a stop loss point for the deteriorating US -China relations. Brinken was originally scheduled to visit China in February this year, but on the eve of the visit to China, a Chinese balloon flew into the American airspace, which led to the cancellation of the original schedule.</text:p>
      <text:p text:style-name="P4">
On June 7, a spokesman for the Chinese Ministry of Foreign Affairs, Wang Wenbin, presided over a regular press conference. Some reporters asked questions that US Secretary of State Brosky will visit China within a few weeks. Can China confirm the message or further introduce the situation? Wang Wenbin replied, "I have no news about the problems you mentioned."</text:p>
      <text:p text:style-name="P4">
On the eve of Brinken's visit to China, the Asia -Pacific Affairs Assistant Secretary of State of the State Department Kangda had just visited Beijing. Accompanied by Kangda's visit to China is Sarahberan, senior director of the Chinese White House National Security Council. On Monday, Ma Zhaoxu, deputy minister of China Foreign Ministry, met with the two. The press release issued by the United States pointed out that during the talks, the United States and China discussed the issues such as maintaining the smooth communication channels and Taiwan, and China stated that they clarified the strict position on "Taiwan's major principles."</text:p>
      <text:p text:style-name="P4">
Danielkritenbrink (first from right) and the White House National Security Council, the senior director of Taiwan ’s affairs, met with Chinese Ministry of Foreign Affairs Deputy Minister Ma Chaoxu on June 4th (Two right) (Twitter Screenshot/China Overseas Chinese Network)</text:p>
      <text:p text:style-name="P4">
?</text:p>
      <text:p text:style-name="P4">
At the same time, the military competition between the United States and the Chinese warships in the Taiwan Strait has also become increasingly upgraded, and the conflict of gunfire and fire in almost. Last Saturday (June 3), USS Chung-Hoon, the U.S. Millet destroyer, and the Royal Canadian Navy's naval naval defenders, HMCSMONTREAL, passed the Taiwan Strait to perform the task of defending freedom of navigation. However, during the sailing of the US and Canadian warships, the warships of the Chinese People's Liberation Army suddenly cut the front of the Yunyun at close range. The two sides were only 140 meters apart, which almost caused a crash incident.</text:p>
      <text:p text:style-name="P4">
Regarding the incident of crashing in the U.S. and the Chinese warships, Chinese Ministry of Foreign Affairs spokesman Wang Wenbin stated at a regular press conference this Monday that "the United States provoked", and China was only dealt with in accordance with the law. Wang Wenbin said: "The actions adopted by the Chinese army are necessary measures to deal with provocations related to the country, and they are completely reasonable and legal and safe. China resolutely oppose the creation of related countries in the Taiwan Strait area and resolutely defend national sovereignty, security and regional peace and stability."</text:p>
      <text:p text:style-name="P4">
Regarding the incident of crashing in the U.S. and Chinese warships, Chinese Ministry of Foreign Affairs spokesman Wang Wenbin stated at a regular press conference on June 5, 2023 that "the United States provoked the front", and China was only dealt with according to law. (Screenshot of the official website of the Ministry of Foreign Affairs) <text:a xlink:type="simple" xlink:href="https://www.rfa.org/mandarin/yataibaodao/junshiwaijiao/tj-06072023152611.html/tj0607c.jpg" text:style-name="Internet_20_link" text:visited-style-name="Visited_20_Internet_20_Link">
</text:a>
<text:span text:style-name="T4">
 The Taiwan Strait is China in China? Scholars: Chinese Credit International Marine Law Specification </text:span>
</text:p>
      <text:p text:style-name="P4">
Regarding China claiming that "the Taiwan Strait is the China Sea, the two warships almost collided because the US warships are provocative", and Raymondkuo, a political scientist of the US Defense Research Consultation Institution Rand Tell reporters that China's claims have fundamental mistakes: "China has a strange understanding of international law, so China's interpretation is often refuted by the United Nations Marine Arbitration Court Committee. It is said that the Taiwan Strait is a channel for international navigation, so I don't think China can occupy and accept the Taiwan Strait as myself. "</text:p>
      <text:p text:style-name="P4">
Johndotson, deputy executive director of the Washington Think Tank Global Research Center (GTI), also said that China ’s understanding of international law has made international unacceptable:“ China ’s (for sea power) is decoupled from the international marine law. Most of them are based on nationalism, China ’s grievances about history, and their own imagination of their rights ... ... Even if we assume that Taiwan is really Chinese territory (the United States does not recognize this), the Taiwan Strait will not become China's territorial sea."</text:p>
      <text:p text:style-name="P4">
<text:span text:style-name="T4">
 The US -China Defense Minister condemned each other on the warship incident in Singapore </text:span>
</text:p>
      <text:p text:style-name="P4">
李尚福指出，中国对“无害通过”不持异议，但是“我们必须防止利用自由航行、无害通过行霸权之实的企图”，同时，李尚福也建议美国及其盟友照顾好“自己的领空和领海”，不要在他国领地附近活动。</text:p>
      <text:p text:style-name="P4">
而美国国防部长奥斯汀(LloydAustin)则同样在香格里拉安全对话会议上表示，美国在中国的“霸凌或胁迫面前绝不会退缩”，美国将继续在台湾海峡和南中国海定期航行与飞行，以捍卫国际海域与空域的航行自由。</text:p>
      <text:p text:style-name="P4">
此前，奥斯汀曾多次提议与李尚福在香格里拉对话会场进行双边会谈，不过中方却始终未对美方邀约做出回应。</text:p>
      <text:p text:style-name="P4">
<text:span text:style-name="T4">
 China Defense Minister Li Shangfu Speaking on the Safety Forum at Shangri -La Singapore (Zaizai Press Picture) </text:span>
</text:p>
      <text:p text:style-name="P4">
<text:span text:style-name="T4">
 The US -China recent military conflict has increased </text:span>
 <text:span text:style-name="T4">
 Scholars: It should be related to Kangda's visit to China </text:span>
</text:p>
      <text:p text:style-name="P4">
At the same time, the situation of the Sino -US military conflict is increasing. The U.S. Indo -Pacific Command announced a video at the end of May. The video shows that Chinese military planes intercept an American reconnaissance aircraft over the South China Sea on May 26. The Indo -Pacific Command of the United States pointed out that this was "unnecessary radical movement", and US reconnaissance aircraft at that time were carrying safety and routine flights.</text:p>
      <text:p text:style-name="P4">
Regarding the increasingly risky military behavior of China in the Taiwan Strait recently, Guo Hongjun believes that this may also be related to Kangda's visit to China: "China wants to pretend to be a conflict, the purpose is to retreat in the United States. I don't think Beijing I sincerely hope to start a war. It does not want the United States to retaliate, but it wants to convey to the United States. This is my territory and this is my waters' signal, especially the US State Department of Asia -Pacific Affairs Assistant Secretary of State is visiting China. "</text:p>
      <text:p text:style-name="P4">
Video released by the U.S. Indo-Pacific Command showed that on May 26, 2023, Chinese military aircraft flew directly to the RC-135 aircraft, forcing the US military aircraft to fly through its tail turbulence. (DVIDS / AFP)</text:p>
      <text:p text:style-name="P4">
<text:span text:style-name="T4">
 Will the Taiwan Strait wipe the gun due to military accidents? Scholars: Unlikely </text:span>
</text:p>
      <text:p text:style-name="P4">
The outside world is worried that there are more and more military operations in the Taiwan Strait of the United States, China, and Taiwan, which also increases the risk of accidents that cause the gun to get angry. In this regard, Zheng Zhexuan analyzed that the possibility of upgrading the two sides of the Taiwan Strait because of military accidents is not very likely: "I think the possibility of evolution from military accidents into a comprehensive war in the short term is very low. I am more worried that this will create a diplomatic crisis, so Like the middle and US military aircraft collided in Hainan Island in 2001. "</text:p>
      <text:p text:style-name="P4">
Weng Luo, an associate professor of the Department of Political Department of Sam Houston State University in Texas, analyzed: "In fact, it is not accidental, but the political decision behind it. The possibility of wiping guns and getting angry is not high. However, if political considerations operate cross -strait issues, the possibility of crisis will increase. In 2024, Taiwan and the United States will enter the presidential election. Interest, I am afraid it is the key variable of stable situations on both sides of the strait. "</text:p>
      <text:p text:style-name="P4">
Reporter: Tang Yuanyuan Editor: 梒 梒 网 Editor: Hong Wei</text:p>
      <text:p text:style-name="P4">
News Source: <text:a xlink:type="simple" xlink:href="https://www.rfa.org/mandarin/yataibaodao/junshiwaijiao/tj-06072023152611.html" text:style-name="Internet_20_link" text:visited-style-name="Visited_20_Internet_20_Link">
https://www.rfa.org/mandarin/yataibaodao/junshiwaijiao/tj-06072023152611.html</text:a>
</text:p>
      <!--NEWS-->
      <text:h text:style-name="P10" text:outline-level="1">
<text:span text:style-name="T4">
"Asia Pacific Report" June 7, 2023 Audio</text:span>
</text:h>
      <text:p text:style-name="P4">
Author: None</text:p>
      <text:p text:style-name="P4">
Publisher: Radio Free Asia (Organization)</text:p>
      <text:p text:style-name="P4">
Published Time: 2023-06-07T18:27:07-04:00</text:p>
      <text:p text:style-name="P4">
Modified Time: 2023-06-07T18:27:07-04:00</text:p>
      <text:p text:style-name="P4">
Description: None</text:p>
      <text:p text:style-name="P4">
Videos: []</text:p>
      <text:p text:style-name="P4">
Audios: ["<text:a xlink:type="simple" xlink:href="https://www.rfa.org/mandarin/apr-audio/yp-0607202311480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88615in" draw:z-index="0">
<draw:image xlink:href="../Images/rfamandarin/2023-06-07T18-27-07-04-00/000000.png" xlink:type="simple" xlink:show="embed" xlink:actuate="onLoad" draw:mime-type="image/png"/>
</draw:frame>
 <text:a xlink:type="simple" xlink:href="https://www.rfa.org/mandarin/apr-audio/yp-06072023114802.html/@@images/image" text:style-name="Internet_20_link" text:visited-style-name="Visited_20_Internet_20_Link">
</text:a>
Free Asia Radio Drawing <text:a xlink:type="simple" xlink:href="https://www.rfa.org/mandarin/apr-audio/yp-06072023114802.html/@@stream" text:style-name="Internet_20_link" text:visited-style-name="Visited_20_Internet_20_Link">
Audio-Link: https://www.rfa.org/mandarin/Apr- Audio/YP 06072023114802.html/@stream</text:a>
The main content of this show:</text:p>
      <text:p text:style-name="P4">
1 . China's 13 million students participated in the college entrance examination record, and the whole society served the candidates for candidates</text:p>
      <text:p text:style-name="P4">
2 . The Hong Kong Government suspected that the Hong Kong version of the Hong Kong version was cleared, and the pressure was stopped.</text:p>
      <text:p text:style-name="P4">
3 . China's "Wall Disassembly" sponsor Laos lost contact and was suspected of being arrested by cross -border</text:p>
      <ol>
        <li>
Xi Jinping emphasizes the "cultural power", is it a strong country or a strong party?</li>
      </ol>
      <text:p text:style-name="P4">
5 . Brinken announced its visit to China.</text:p>
      <text:p text:style-name="P4">
News Source: <text:a xlink:type="simple" xlink:href="https://www.rfa.org/mandarin/apr-audio/yp-06072023114802.html" text:style-name="Internet_20_link" text:visited-style-name="Visited_20_Internet_20_Link">
https://www.rfa.org/mandarin/apr-audio/yp-06072023114802.html</text:a>
</text:p>
      <!--NEWS-->
      <text:h text:style-name="P10" text:outline-level="1">
<text:span text:style-name="T4">
North Korean launch reconnaissance satellite: the risk of camp pairs and out of control (Free Version)</text:span>
</text:h>
      <text:p text:style-name="P4">
Authors: ['叶胜舟']</text:p>
      <text:p text:style-name="P4">
Publisher: 英国《金融时报》</text:p>
      <text:p text:style-name="P4">
Time: 2023-06-07T22:48:46+00:00</text:p>
      <text:p text:style-name="P4">
Published Time: 2023-06-06T12:00:99+08:00</text:p>
      <text:p text:style-name="P4">
Modified Time: 2023-06-07T06:47:99+08:00</text:p>
      <text:p text:style-name="P4">
Description: Ye Shengzhou: The opening ceremony of the Hangzhou Asian Games will be held on September 23. There are articles in China to do it. You can seize the home diplomacy opportunity and ease the tension of the peninsula.</text:p>
      <text:p text:style-name="P4">
Images: ["<text:a xlink:type="simple" xlink:href="https://thumbor.ftacademy.cn/unsafe/picture/2/000182922_piclink.jpg" text:style-name="Internet_20_link" text:visited-style-name="Visited_20_Internet_20_Link">
000182922_pic...</text:a>
"]</text:p>
      <text:p text:style-name="P4">
Themes: ['朝鲜半岛', '关注']</text:p>
      <text:p text:style-name="P4">
Keywords: ['朝鲜半岛', '朝鲜', '韩国', '中朝关系']</text:p>
      <text:p text:style-name="P4">
Type: Article</text:p>
      <!--METADATA-->
      <text:p text:style-name="P4">
<draw:frame draw:style-name="fr1" draw:name="Image45" text:anchor-type="as-char" svg:width="6.9236in" svg:height="3.894525in" draw:z-index="0">
<draw:image xlink:href="../Images/FT Chinese Free Version/2023-06-07T22-48-46-00-00/000182922_piclink.jpg" xlink:type="simple" xlink:show="embed" xlink:actuate="onLoad" draw:mime-type="image/jpeg"/>
</draw:frame>
At 6:27 on May 31st, Pyongyang time, North Korea launched a military reconnaissance satellite from the West Sea satellite launch site of Tieshan County, North Daoshan County, Pingyang. The waters areas. The National Cosmic Development Bureau of North Korea believes that "the lack of reliability and stability on the new engine system on the carrier rocket, and unstable fuel characteristics"; the Korean National Intelligence Institute believes that in the past, the North Korean rockets were flying straight. Then change the path to the east to "technical problems."</text:p>
      <text:p text:style-name="P4">
<text:span text:style-name="T4">
 The camp is clearly opposite </text:span>
</text:p>
      <text:p text:style-name="P4">
News Source: <text:a xlink:type="simple" xlink:href="http://www.ftchinese.com/story/001099892" text:style-name="Internet_20_link" text:visited-style-name="Visited_20_Internet_20_Link">
http://www.ftchinese.com/story/001099892</text:a>
</text:p>
      <!--NEWS-->
      <text:h text:style-name="P10" text:outline-level="1">
<text:span text:style-name="T4">
Macroeconomic policy is time to adjust ideas (Free Version)</text:span>
</text:h>
      <text:p text:style-name="P4">
Authors: ['张林']</text:p>
      <text:p text:style-name="P4">
Publisher: 英国《金融时报》</text:p>
      <text:p text:style-name="P4">
Time: 2023-06-07T22:48:53+00:00</text:p>
      <text:p text:style-name="P4">
Published Time: 2023-06-06T12:00:99+08:00</text:p>
      <text:p text:style-name="P4">
Modified Time: 2023-06-07T06:10:99+08:00</text:p>
      <text:p text:style-name="P4">
Description: Zhang Lin: The current anti -cyclical regulation is not good. It is not because the policy has no effort or insufficient strength, but because the traditional policy ideas have failed.</text:p>
      <text:p text:style-name="P4">
Images: ["<text:a xlink:type="simple" xlink:href="https://thumbor.ftacademy.cn/unsafe/picture/4/000152574_piclink.jpeg" text:style-name="Internet_20_link" text:visited-style-name="Visited_20_Internet_20_Link">
000152574_pic...</text:a>
"]</text:p>
      <text:p text:style-name="P4">
Themes: ['中国经济', '关注']</text:p>
      <text:p text:style-name="P4">
Keywords: ['中国经济', '宏观经济', '货币政策', '房地产', '银行']</text:p>
      <text:p text:style-name="P4">
Type: Article</text:p>
      <!--METADATA-->
      <text:p text:style-name="P4">
<draw:frame draw:style-name="fr1" draw:name="Image46" text:anchor-type="as-char" svg:width="6.9236in" svg:height="4.617987in" draw:z-index="0">
<draw:image xlink:href="../Images/FT Chinese Free Version/2023-06-07T22-48-53-00-00/000152574_piclink.jpeg" xlink:type="simple" xlink:show="embed" xlink:actuate="onLoad" draw:mime-type="image/jpeg"/>
</draw:frame>
Since the fourth quarter of 2021, the Chinese economy has already had a growth rate of 6 consecutive quarters of less than 5%, of which three consecutive quarters are less than 4%. In addition, the added value is mainly concentrated in the inverse cycle department of infrastructure projects. Ordinary residents and enterprises may not really feel growth, and young people with an unemployment rate of more than 20%may only feel the chills of the economy.</text:p>
      <text:p text:style-name="P4">
Even from the perspective of the long -term period since the reform and opening up, the current situation is not unusual. Unfortunately, it is still possible to see the factors and signs that can reverse the difficulties. Essence The problem is that the current anti -cycle regulation is not good. It is not because the policy does not work or is not strong enough, but because the traditional policy ideas have failed.</text:p>
      <text:p text:style-name="P4">
News Source: <text:a xlink:type="simple" xlink:href="http://www.ftchinese.com/story/001099891" text:style-name="Internet_20_link" text:visited-style-name="Visited_20_Internet_20_Link">
http://www.ftchinese.com/story/001099891</text:a>
</text:p>
      <!--NEWS-->
      <text:h text:style-name="P10" text:outline-level="1">
<text:span text:style-name="T4">
FREE Version, which is at the historic style</text:span>
</text:h>
      <text:p text:style-name="P4">
Authors: ['陈志龙']</text:p>
      <text:p text:style-name="P4">
Publisher: 英国《金融时报》</text:p>
      <text:p text:style-name="P4">
Time: 2023-06-07T22:49:42+00:00</text:p>
      <text:p text:style-name="P4">
Published Time: 2023-06-06T12:00:99+08:00</text:p>
      <text:p text:style-name="P4">
Modified Time: 2023-06-06T12:00:99+08:00</text:p>
      <text:p text:style-name="P4">
Description: Chen Zhilong: What does ST Taihe retire the market? In view of the special importance of real estate and economic development, many countries have raised "蛊" and eventually the history of "蛊" poisoning. How inspired Japan and South Korea?</text:p>
      <text:p text:style-name="P4">
Images: ["<text:a xlink:type="simple" xlink:href="https://thumbor.ftacademy.cn/unsafe/picture/0/000161050_piclink.jpg" text:style-name="Internet_20_link" text:visited-style-name="Visited_20_Internet_20_Link">
000161050_pic...</text:a>
"]</text:p>
      <text:p text:style-name="P4">
Themes: ['中国经济', '关注']</text:p>
      <text:p text:style-name="P4">
Keywords: ['房地产', '房价', '韩国', '中国经济']</text:p>
      <text:p text:style-name="P4">
Type: Article</text:p>
      <!--METADATA-->
      <text:p text:style-name="P4">
<draw:frame draw:style-name="fr1" draw:name="Image47" text:anchor-type="as-char" svg:width="6.9236in" svg:height="4.861395in" draw:z-index="0">
<draw:image xlink:href="../Images/FT Chinese Free Version/2023-06-07T22-49-42-00-00/000161050_piclink.jpg" xlink:type="simple" xlink:show="embed" xlink:actuate="onLoad" draw:mime-type="image/jpeg"/>
</draw:frame>
In the past two years, the real estate market has rolled in thunder. Under multiple pressures such as debt expiration, deterioration of financing environment, and shrinking performance, large -scale public market debt defaults have occurred in large -scale public private housing companies. In recent years, the major event in the real estate market this year is not the "broken soul" news of the housing price of the Hangzhou West Lake Bridge. Instead, it is in the large A market. As the price of real estate sectors continues to go down, many real estate companies are on the verge of export. On the evening of May 23, ST Taihe announced that as of May 23, the closing price of the company's stock was less than 1 yuan for twelve consecutive trading days. According to relevant regulations, if the company's stock closing price is less than 1 yuan/share for 20 consecutive trading days, the company's shares will be terminated by the Shenzhen Stock Exchange. ST Taihe is not the first delisting housing company, nor is it the last one.</text:p>
      <text:p text:style-name="P4">
Listed companies delisted, and they suffered a lot of investors, as well as financial institutions that climbed high branches of listed companies. Bank loans, etc. are an important channel for real estate development enterprises to obtain financing. The explosion and delisting of housing companies, the twisted cable of the huge debt chain, will directly settle the bank and hurt the bank's asset quality. Recently, data released by many listed banks show that the adverse rate of real estate loans has increased significantly. As of the end of 2022, the number of non -performing loans of the real estate industry of the six major state -owned banks totaled 197.76 billion yuan, of which the non -performing rate of real estate loans of four banks exceeded 4%. In the first half of this year, the market environment has not improved, and this number will continue to rise. Recently, Minsheng Bank responded to the Shanghai Stock Exchange's inquiry letter that the bank's balance on public real estate was 36.3344 billion yuan, accounting for 8.77%of the total loan. As of the end of 2022, the balance of non -performing loans to public real estate was 15.545 billion yuan, and the non -performing loan ratio was 4.28%. In order to prove that the change in the quality of the real estate assets of the bank is consistent with the trend of the overall changes in the same industry, and the response also lists the poor real estate loan in the industry in detail.</text:p>
      <text:p text:style-name="P4">
News Source: <text:a xlink:type="simple" xlink:href="http://www.ftchinese.com/story/001099857" text:style-name="Internet_20_link" text:visited-style-name="Visited_20_Internet_20_Link">
http://www.ftchinese.com/story/001099857</text:a>
</text:p>
      <!--NEWS-->
      <text:h text:style-name="P10" text:outline-level="1">
<text:span text:style-name="T4">
The Wei Jingsheng Foundation awarded the Lifetime Award for Democratic Human Rights for Speaker Pelosi</text:span>
</text:h>
      <text:p text:style-name="P4">
Author: None</text:p>
      <text:p text:style-name="P4">
Publisher: Radio Free Asia (Organization)</text:p>
      <text:p text:style-name="P4">
Published Time: 2023-06-07T23:07:00-04:00</text:p>
      <text:p text:style-name="P4">
Modified Time: 2023-06-07T23:08: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4.020155in" draw:z-index="0">
<draw:image xlink:href="../Images/rfamandarin/2023-06-07T23-07-00-04-00/000000.png" xlink:type="simple" xlink:show="embed" xlink:actuate="onLoad" draw:mime-type="image/png"/>
</draw:frame>
Wei Jingsheng Foundation awarded the Lifetime Award of Democratic Human Rights for Speaker Pelosi <text:a xlink:type="simple" xlink:href="https://www.rfa.org/mandarin/yataibaodao/renquanfazhi/kw2-06072023130656.html/@@images/image" text:style-name="Internet_20_link" text:visited-style-name="Visited_20_Internet_20_Link">
</text:a>
Reporter Cadi Photography</text:p>
      <text:p text:style-name="P4">
On the evening of June 7, the Wei Jingsheng Foundation in the United States presented the "Wei Jingsheng Democratic Human Rights Lifelong Award" to the capital of the House of Representatives, Nagaspelosi, the US House of Representatives. Many members of the Congress and representatives of many overseas democratic movements and human rights groups attended and expressed congratulations. Scholar Yan Jiaqi also proposed to award the Pelose Nobel Peace Prize.</text:p>
      <text:p text:style-name="P4">
<text:a xlink:type="simple" xlink:href="https://www.rfa.org/mandarin/yataibaodao/renquanfazhi/jw-06052023132749.html" text:style-name="Internet_20_link" text:visited-style-name="Visited_20_Internet_20_Link">
<text:span text:style-name="T4">
 The U.S. Council holds the Memorial June 4th round table meeting Wei Jingsheng: History will repeat it </text:span>
</text:a>
The awards event on Wednesday night was held at the Southern Perlis Party Group Conference Hall of the Gongnong Office Building of the United States House of Representatives. Co -organized by group.</text:p>
      <text:p text:style-name="P4">
In his speech, Wei Jingsheng, chairman of the Chinese Democratic Movement Overseas Joint Conference, said: "In his decades of political career in his political career, Speaker Pelosi Rongxiu has always cared about the human rights and democracy of various nations in China and the world in the world. Important contributions. She not only appeals for democratic human rights, but also puts it into action. She has played a banner role in the politicians of democratic countries in the politicians of democratic countries. "</text:p>
      <text:p text:style-name="P4">
Wei Jingsheng hopes to use this lifelong award to express everyone's respect and love for Pelosi, and to fight for human democracy and human rights together by this opportunity.</text:p>
      <text:p text:style-name="P4">
Speaker of Rongxiu Prees said in his award -winning speech that she accepted the reward with a humble and moved mood. She thanked everyone for their courage and their love and unremitting efforts for freedom.</text:p>
      <text:p text:style-name="P4">
Pelosi also especially thanked Wei Jingsheng for his efforts and sacrifice spirit for his freedom for many years, and said: "We must let those who work hard in China know that we pay attention to them and have common to freedom with them. The desire. We will remember their names and their careers, and to strive for their fairness together, not only to be public, but also tell the CCP authorities that they are all people who work hard for freedom. "</text:p>
      <text:p text:style-name="P4">
Speaking of Taiwan's trip to Taiwan in 2022, Perosi said wherever we are, "We have to tell Chinese leaders that you cannot be isolated in Taiwan. We believe in the one -China policy, which is recognized by our legislature. Without changing our policies, and what you said, "change 'means ignoring the democracy of Taiwan, this is not possible."</text:p>
      <text:p text:style-name="P4">
She reiterated again: "If we cannot speak for China's human rights due to economic benefits, then we have lost the moral authority of human rights in anywhere in the world."</text:p>
      <text:p text:style-name="P4">
People from all walks of life attending the awards ceremony (Reporter Kaidi Photography) <text:a xlink:type="simple" xlink:href="https://www.rfa.org/mandarin/yataibaodao/renquanfazhi/kw2-06072023130656.html/dsc09223.jpg" text:style-name="Internet_20_link" text:visited-style-name="Visited_20_Internet_20_Link">
</text:a>
Guests attending the awards ceremony on the day of the Democratic Party, Jim McGover, the Democratic Party, and the Chief Democratic MPs of the House of Representatives Rajakrishnamoorthi, chief Democratic member of the Council, and Jack Ao, a member of the committee, Jake AUCHLOSS, as well as Judy Chu, a member of Congress.</text:p>
      <text:p text:style-name="P4">
Member McGen congratulated Perosi and praised her for working hard for the human rights of China and around the world, and dared to tell the truth in the face of power. He also said that under Perlis's incentive, they will always fight for the freedom of all Chinese people.</text:p>
      <text:p text:style-name="P4">
Krichanimoti said that he accompanied Perosi to visit Taiwan last year and saw that she was very warmly welcomed. He said that, unlike other people who think that the CCP should operate as usual, Pelosi bravely came forward for human rights to speak for those who could not speak.</text:p>
      <text:p text:style-name="P4">
Demonstrate Okinsha also said that Peross told him that competition in the United States and China is the competition about values, and the focus is human rights. He hopes that the Special Council of the US -China Strategic Competition will continue to gather at this point. He also believes that if the United States can realize its best idea, it will win in this competition.</text:p>
      <text:p text:style-name="P4">
Member Zhao Meixin also thanked the opportunity to visit Dallanala with Pelossi, and praised her to visit Taiwan under huge pressure and speak for Taiwan.</text:p>
      <text:p text:style-name="P4">
Attending the awards and speeches also include the commissioner of the International Religious Free Council and Chairman of the Board of Uyghur Human Rights Project Nuritecel(NuryRurKelly), Dalai Lama's liaison officer Ci Cheng Jiacuo, the Dalai Lama's representative office, the first director of the Political Research Institute of the Chinese Academy of Social Sciences, Yan Jiaqi, the first chairman of the Chinese Democratic Command, and Wang Juntao, chairman of the Democratic Party of China.</text:p>
      <text:p text:style-name="P4">
Among them, Yan Jiaqi specially proposed that this year should be awarded Perosi and Ukrainian President Zelezus Nobel Peace Prize. Because Perosi visited Taiwan last year, it clearly showed the United States' policy on Taiwan and shaken the determination of Beijing's attack. A real outstanding politician.</text:p>
      <text:p text:style-name="P4">
Perlis, 83, has been a member of the Congress since 1987. He has been elected as the Speaker of the House of Representatives in the United States during the period in 1987.(The 2007–2011, 2019–2023)It has also been a minority leader of the House of Representatives for a long time. She has been paying attention to China's democracy and freedom and human rights for a long time, and criticizes the CCP as a "oppressive regime." In 1991, she and two other members of Congress went to Tiananmen Square to start a banner written by the Chinese police.</text:p>
      <text:p text:style-name="P4">
Perlus has been publicly opposed to the bidding Olympic Games on the grounds that Beijing is suspected of infringement of human rights. She gave a speech to Tibetans in Dallan Sara, India, calling on the international community to condemn China to infringe human rights in Tibet. She also opposed Beijing's democratic freedom to suppress Hong Kong, and met with Hong Kong democratic movement Huang Zhifeng in September 2019 in September 2019. In August 2022, Perosi visited Taiwan and became the highest -level U.S. government officials visiting Taiwan over 25 years.</text:p>
      <text:p text:style-name="P4">
Reporter: Caddy Editor: 梒 网 网 Editor: Hong Wei</text:p>
      <text:p text:style-name="P4">
News Source: <text:a xlink:type="simple" xlink:href="https://www.rfa.org/mandarin/yataibaodao/renquanfazhi/kw2-06072023130656.html" text:style-name="Internet_20_link" text:visited-style-name="Visited_20_Internet_20_Link">
https://www.rfa.org/mandarin/yataibaodao/renquanfazhi/kw2-06072023130656.html</text:a>
</text:p>
      <!--NEWS-->
      <text:h text:style-name="P10" text:outline-level="1">
<text:span text:style-name="T4">
The destroy of the Cahofka Dam led to the spread of floods (Free Version)</text:span>
</text:h>
      <text:p text:style-name="P4">
Authors: ['克里斯托弗•米勒', '波琳娜•伊万诺娃']</text:p>
      <text:p text:style-name="P4">
Publisher: 英国《金融时报》</text:p>
      <text:p text:style-name="P4">
Time: 2023-06-07T23:10:23+00:00</text:p>
      <text:p text:style-name="P4">
Published Time: 2023-06-07T12:00:99+08:00</text:p>
      <text:p text:style-name="P4">
Modified Time: 2023-06-07T19:06:99+08:00</text:p>
      <text:p text:style-name="P4">
Description: Thousands of residents are running away. The Ukrainian officials called about 42,000 people on both sides of the Dieber River, and warned civilians to be alert to mines drifting with floods.</text:p>
      <text:p text:style-name="P4">
Images: ["<text:a xlink:type="simple" xlink:href="https://thumbor.ftacademy.cn/unsafe/picture/0/000183720_piclink.jpg" text:style-name="Internet_20_link" text:visited-style-name="Visited_20_Internet_20_Link">
000183720_pic...</text:a>
"]</text:p>
      <text:p text:style-name="P4">
Themes: ['乌克兰战争', '关注']</text:p>
      <text:p text:style-name="P4">
Keywords: ['乌克兰战争', '新兴市场', '自然灾害', '联合国', '普京', '北约', '美国就业']</text:p>
      <text:p text:style-name="P4">
Type: Article</text:p>
      <!--METADATA-->
      <text:p text:style-name="P4">
<draw:frame draw:style-name="fr1" draw:name="Image52" text:anchor-type="as-char" svg:width="6.9236in" svg:height="4.617987in" draw:z-index="0">
<draw:image xlink:href="../Images/FT Chinese Free Version/2023-06-07T23-10-23-00-00/000183720_piclink.jpg" xlink:type="simple" xlink:show="embed" xlink:actuate="onLoad" draw:mime-type="image/jpeg"/>
</draw:frame>
Khahofka(Kakhovka)The dam was destroyed, causing floods to the southern front line of the battle zone, and thousands of residents in southern Ukraine escaped from the flooded home and towns.</text:p>
      <text:p text:style-name="P4">
Ukrainian officials said the Dieber River(Dnipro)——The territory controlled by the government is separated from the territory occupied by Russia -about 42,000 people on both sides of the strait are affected by the disaster and warn civilians to be alert to the mines that have been rushed to the lower reaches by floods.</text:p>
      <text:p text:style-name="P4">
News Source: <text:a xlink:type="simple" xlink:href="http://www.ftchinese.com/story/001099894" text:style-name="Internet_20_link" text:visited-style-name="Visited_20_Internet_20_Link">
http://www.ftchinese.com/story/001099894</text:a>
</text:p>
      <!--NEWS-->
      <text:h text:style-name="P10" text:outline-level="1">
<text:span text:style-name="T4">
The new Turkish economy team opened the "intentional depreciation" Licap to the new low (Free Version)</text:span>
</text:h>
      <text:p text:style-name="P4">
Authors: ['亚当•萨姆森']</text:p>
      <text:p text:style-name="P4">
Publisher: 英国《金融时报》</text:p>
      <text:p text:style-name="P4">
Time: 2023-06-07T23:31:04+00:00</text:p>
      <text:p text:style-name="P4">
Published Time: 2023-06-07T12:00:99+08:00</text:p>
      <text:p text:style-name="P4">
Modified Time: 2023-06-07T19:29:99+08:00</text:p>
      <text:p text:style-name="P4">
Description: New Treasury Secretary Himshek was well received by foreign investors, and he promised to restore the "rational" economic policy. The market generally believes that the lira is still overvalued compared to the country's economic situation.</text:p>
      <text:p text:style-name="P4">
Images: ["<text:a xlink:type="simple" xlink:href="https://thumbor.ftacademy.cn/unsafe/picture/8/000145618_piclink.jpg" text:style-name="Internet_20_link" text:visited-style-name="Visited_20_Internet_20_Link">
000145618_pic...</text:a>
"]</text:p>
      <text:p text:style-name="P4">
Themes: ['新兴市场', '关注']</text:p>
      <text:p text:style-name="P4">
Keywords: ['新兴市场', '欧洲经济', '土耳其经济', '高盛']</text:p>
      <text:p text:style-name="P4">
Type: Article</text:p>
      <!--METADATA-->
      <text:p text:style-name="P4">
<draw:frame draw:style-name="fr1" draw:name="Image53" text:anchor-type="as-char" svg:width="6.9236in" svg:height="3.894525in" draw:z-index="0">
<draw:image xlink:href="../Images/FT Chinese Free Version/2023-06-07T23-31-04-00-00/000145618_piclink.jpg" xlink:type="simple" xlink:show="embed" xlink:actuate="onLoad" draw:mime-type="image/jpeg"/>
</draw:frame>
With President Rejap Tidip Erdogan(Recep Tayyip Erdogan)The new economic team implemented a more "rational" policy. Turkey relaxed its long -term struggle to defend Licha Wednesday, which reduced the country's currency to the maximum.</text:p>
      <text:p text:style-name="P4">
On Wednesday, the exchange rate on the US dollar fell by 6.9%to a record low of 23.17 lira to 1 USD, making it from Muhammed Himshek(Mehmetşimşek)Last weekend was appointed as the Minister of Finance, a cumulative decline of nearly 10%.</text:p>
      <text:p text:style-name="P4">
News Source: <text:a xlink:type="simple" xlink:href="http://www.ftchinese.com/story/001099896" text:style-name="Internet_20_link" text:visited-style-name="Visited_20_Internet_20_Link">
http://www.ftchinese.com/story/001099896</text:a>
</text:p>
      <!--NEWS-->
      <text:h text:style-name="P10" text:outline-level="1">
<text:span text:style-name="T4">
Report: Instagram has become the most important platform for selling children's sex abuse content</text:span>
</text:h>
      <text:p text:style-name="P4">
Publisher: 法新社</text:p>
      <text:p text:style-name="P4">
Published Time: 2023-06-08T-1:32:08+00:00</text:p>
      <text:p text:style-name="P4">
Modified Time: 2023-06-08T14:20:07+00:00</text:p>
      <text:p text:style-name="P4">
Description: (AFP, San Francisco, 8th) According to a report from Stanford University and the Wall Street Journal, the community media Instagram (IG) has become the main platform for selling children's sexual abuse in the female childhood circ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8T-1-32-08-00-00/000000.png" xlink:type="simple" xlink:show="embed" xlink:actuate="onLoad" draw:mime-type="image/png"/>
</draw:frame>
Researcher at Stanford University of the University of Stanford (Cyber PolicyCenter) said: "The huge account network seems to be operated by minors. Public advertising self -made children's sexual abuse content is available for sale."</text:p>
      <text:p text:style-name="P4">
"Driven by the functions of recommending algorithms and assistance to the buyer and the seller directly passed the message, Instagram is now becoming the most important platform for these networks."</text:p>
      <text:p text:style-name="P4">
According to the Wall Streetjournal, a simple searches for children's explicit erotic keywords will appear some accounts. These accounts use these vocabulary to promote children's sexual abuse.</text:p>
      <text:p text:style-name="P4">
The report is detailed that in these personal files of these accounts, they often claim that "the minors themselves are operated and the nicknames are publicly used."</text:p>
      <text:p text:style-name="P4">
Although these accounts do not specifically show that they sell these images, they provide options for menu, including specific sexual behaviors in some cases.</text:p>
      <text:p text:style-name="P4">
Stanford researchers have also found films that provide beasts and self -harm.</text:p>
      <text:p text:style-name="P4">
France New Society sought comments from Instagram's parent company Meta and did not receive immediately responded.</text:p>
      <text:p text:style-name="P4">
The Wall Street Journal reports that Meta admits that there is a problem with its security services and say that a special group has been established to solve the issues raised.</text:p>
      <text:p text:style-name="P4">
In March of this year, a number of pension funds and investment funds holding Meta stocks told social media Facebook (Facebook) parent company Meta, accusing Meta allegedly on Facebook and Instagram. Look at it. "</text:p>
      <text:p text:style-name="P4">
News Source: <text:a xlink:type="simple" xlink:href="https://www.rfi.fr/cn/%E5%9B%BD%E9%99%85%E6%8A%A5%E9%81%93/20230608-%E6%8A%A5%E5%91%8A-instagram%E6%B2%A6%E4%B8%BA%E8%B4%A9%E5%94%AE%E5%84%BF%E7%AB%A5%E6%80%A7%E8%99%90%E5%BE%85%E5%86%85%E5%AE%B9%E6%9C%80%E9%87%8D%E8%A6%81%E5%B9%B3%E5%8F%B0" text:style-name="Internet_20_link" text:visited-style-name="Visited_20_Internet_20_Link">
https://www.rfi.fr/cn/%E5%9B%BD%E9%99%85%E6%8A%A5%E9%81%93/20230608-%E6%8A%A5%E5%91%8A-instagram%E6%B2%A6%E4%B8%BA%E8%B4%A9%E5%94%AE%E5%84%BF%E7%AB%A5%E6%80%A7%E8%99%90%E5%BE%85%E5%86%85%E5%AE%B9%E6%9C%80%E9%87%8D%E8%A6%81%E5%B9%B3%E5%8F%B0</text:a>
</text:p>
      <!--NEWS-->
      <text:h text:style-name="P10" text:outline-level="1">
<text:span text:style-name="T4">
A few workers in Hawaii, a volcano, and the outbreak of experts.</text:span>
</text:h>
      <text:p text:style-name="P4">
Publisher: 法新社</text:p>
      <text:p text:style-name="P4">
Published Time: 2023-06-08T-11:02:08+00:00</text:p>
      <text:p text:style-name="P4">
Modified Time: 2023-06-08T09:35:02+00:00</text:p>
      <text:p text:style-name="P4">
Description: (Agence France -Presse, Los Angeles, 7th) Kilauea, Hawaii, is one of the most active volcanoes in the world, and now ejaculates magma again. Experts reminded that the volcanic gas spreads with the wi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617581in" draw:z-index="0">
<draw:image xlink:href="../Images/rficn/2023-06-08T-11-02-08-00-00/000000.png" xlink:type="simple" xlink:show="embed" xlink:actuate="onLoad" draw:mime-type="image/png"/>
</draw:frame>
Agence France -Presse reported that the image showed that the bottom of the volcano of the Laosia volcano appeared in cracks; volcanicists said that the Laoyan volcano that broke out of regularity was "dynamic".</text:p>
      <text:p text:style-name="P4">
Scientists from the US Geological Survey said they have detected volcanic activities since this morning, and all volcanic activities are within the range of Hawaiiivolcanoes National Park, which is far from the densely population center.</text:p>
      <text:p text:style-name="P4">
The US Geological Survey said: "High -concentration volcanic gases are the main harm of worrying, because this harm will affect the far place with the wind."</text:p>
      <text:p text:style-name="P4">
"With (sulfur dioxide) released from the top of the mountain, it will react in the atmosphere to produce volcanic smoke (VOG), which can be observed at the downwind of several labor volcanoes."</text:p>
      <text:p text:style-name="P4">
U.S. Geological Survey said that volcanic smoke can cause breathing difficulties to people and animals and affect crops.</text:p>
      <text:p text:style-name="P4">
The volcanic eruption may also generate a generator called "Pele'shair". It is a volcanic glass formed by the cooling lava, which usually comes from the lava fountain. This will stimulate the skin and is harmful to the eyes; Pele is the name of the Volcanic goddess of Hawaii.</text:p>
      <text:p text:style-name="P4">
The larger volcanic Mauna Loa (Mauna Loa), which is adjacent to Guya, erupted a few months ago, bringing magnificent landscapes to the observed volcano.</text:p>
      <text:p text:style-name="P4">
The Monanorian volcano is the world's largest volcano. It erupted for a few weeks at the end of last year. It was the first outbreak in 40 years. At that time, the lava fountain was 60 meters high.</text:p>
      <text:p text:style-name="P4">
Jiya volcano is much smaller than the Mao Naolian volcano, but it is more active. He often lets visit tourists who come to Big Island to watch a few Laosia volcanic eruptions in a helicopter.</text:p>
      <text:p text:style-name="P4">
Guya volcano is one of the six living volcanoes on the Hawaiian Islands. It erupted almost year from 1983 to 2019. (Translator: Lin Yifeng/Calculating Draft: Chen Yifei)</text:p>
      <text:p text:style-name="P4">
News Source: <text:a xlink:type="simple" xlink:href="https://www.rfi.fr/cn/%E5%9B%BD%E9%99%85%E6%8A%A5%E9%81%93/20230608-%E5%A4%8F%E5%A8%81%E5%A4%B7%E5%87%A0%E5%8A%B3%E4%BA%9A%E7%81%AB%E5%B1%B1%E5%8F%88%E7%88%86%E5%8F%91-%E4%B8%93%E5%AE%B6%E7%A4%BA%E8%AD%A6%E6%B3%A8%E6%84%8F%E6%9C%89%E6%AF%92%E6%B0%94%E4%BD%93" text:style-name="Internet_20_link" text:visited-style-name="Visited_20_Internet_20_Link">
https://www.rfi.fr/cn/%E5%9B%BD%E9%99%85%E6%8A%A5%E9%81%93/20230608-%E5%A4%8F%E5%A8%81%E5%A4%B7%E5%87%A0%E5%8A%B3%E4%BA%9A%E7%81%AB%E5%B1%B1%E5%8F%88%E7%88%86%E5%8F%91-%E4%B8%93%E5%AE%B6%E7%A4%BA%E8%AD%A6%E6%B3%A8%E6%84%8F%E6%9C%89%E6%AF%92%E6%B0%94%E4%BD%93</text:a>
</text:p>
      <!--NEWS-->
      <text:h text:style-name="P10" text:outline-level="1">
<text:span text:style-name="T4">
Thousands of people in the south of Wu in Wu south</text:span>
</text:h>
      <text:p text:style-name="P4">
Publisher: 法新社</text:p>
      <text:p text:style-name="P4">
Published Time: 2023-06-08T-15:32:07+00:00</text:p>
      <text:p text:style-name="P4">
Modified Time: 2023-06-08T09:20:02+00:00</text:p>
      <text:p text:style-name="P4">
Description: (Agence France -Presse, Herusong, 8th) After the dam under the Dam controlled by a Russian -controlled Ukraine, thousands of people fled their homes and flooded dozens of villages and parts of nearby cities, causing people's concerns about humanitarian disast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3.617581in" draw:z-index="0">
<draw:image xlink:href="../Images/rficn/2023-06-08T-15-32-07-00-00/000000.png" xlink:type="simple" xlink:show="embed" xlink:actuate="onLoad" draw:mime-type="image/png"/>
</draw:frame>
Kakova Dam was collapsed on the 6th. Russia and Ukraine accused each other's culprits. Russian President Vladimir Putin said in his first public response that the destruction was "barbaric behavior." In the lower reaches of the Kakova dam, the police and soldiers of Hematsu are rescued the trapped people with inflatable rubber boats. Most people only bring some documents or pets. "We have no home again. We have no home again. We have been here since the war, and we have survived. But now we are homeless. There is no job. We don't want to leave, but what can we do? "</text:p>
      <text:p text:style-name="P4">
News Source: <text:a xlink:type="simple" xlink:href="https://www.rfi.fr/cn/%E5%9B%BD%E9%99%85%E6%8A%A5%E9%81%93/20230608-%E4%B9%8C%E5%8D%97%E9%83%A8%E6%B0%B4%E5%9D%9D%E6%BA%83%E6%8F%90-%E6%95%B0%E5%8D%83%E4%BA%BA%E9%80%83%E7%A6%BB%E5%AE%B6%E5%9B%AD" text:style-name="Internet_20_link" text:visited-style-name="Visited_20_Internet_20_Link">
https://www.rfi.fr/cn/%E5%9B%BD%E9%99%85%E6%8A%A5%E9%81%93/20230608-%E4%B9%8C%E5%8D%97%E9%83%A8%E6%B0%B4%E5%9D%9D%E6%BA%83%E6%8F%90-%E6%95%B0%E5%8D%83%E4%BA%BA%E9%80%83%E7%A6%BB%E5%AE%B6%E5%9B%AD</text:a>
</text:p>
      <!--NEWS-->
      <text:h text:style-name="P10" text:outline-level="1">
<text:span text:style-name="T4">
The Fukuoka Prefecture Court of Japan ruled that people who were in violation of the same status of the same marriage were inspiring</text:span>
</text:h>
      <text:p text:style-name="P4">
Publisher: 法新社</text:p>
      <text:p text:style-name="P4">
Published Time: 2023-06-08T-18:02:08+00:00</text:p>
      <text:p text:style-name="P4">
Modified Time: 2023-06-08T08:50:02+00:00</text:p>
      <text:p text:style-name="P4">
Description: (Agence France -Presse, Tokyo, 8th) The Fukuoka District Court of Japan today ruled that it was not allowed to allow same -sex marriage to "belong to a constitutional state" to inspire activi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08T-18-02-08-00-00/000000.png" xlink:type="simple" xlink:show="embed" xlink:actuate="onLoad" draw:mime-type="image/png"/>
</draw:frame>
Five rulings on same -sex marriage in all parts of Japan have been released. Although there is no court ruling to give damage compensation, there are different judgments that do not allow Japanese sex to be unconstitutional. Japan is the only country in the seven major industrial groups (G7) that does not have the combination of homosexuality.</text:p>
      <text:p text:style-name="P4">
Kato Kato, a lawyer who filed a lawsuit in Sapporo, said that these judgments gave activists a hint of hope, because all courts agreed to disclose legislation to publicly recognize same -sex partners and give them the same legal guarantee as heterosexual partners.</text:p>
      <text:p text:style-name="P4">
The ruling of Fukuoka Prefecture is similar to the previous judgment of Tokyo Prefecture. It is believed that the status quo of the legal system that does not make same -sex couples a partner or family is "constitutional."</text:p>
      <text:p text:style-name="P4">
News Source: <text:a xlink:type="simple" xlink:href="https://www.rfi.fr/cn/%E5%9B%BD%E9%99%85%E6%8A%A5%E9%81%93/20230608-%E6%97%A5%E6%9C%AC%E7%A6%8F%E5%86%88%E5%9C%B0%E9%99%A2%E8%A3%81%E5%AE%9A%E7%A6%81%E6%AD%A2%E5%90%8C%E5%A9%9A%E5%B1%9E%E8%BF%9D%E5%AE%AA%E7%8A%B6%E6%80%81-%E7%BB%B4%E6%9D%83%E4%BA%BA%E5%A3%AB%E6%8C%AF%E5%A5%8B" text:style-name="Internet_20_link" text:visited-style-name="Visited_20_Internet_20_Link">
https://www.rfi.fr/cn/%E5%9B%BD%E9%99%85%E6%8A%A5%E9%81%93/20230608-%E6%97%A5%E6%9C%AC%E7%A6%8F%E5%86%88%E5%9C%B0%E9%99%A2%E8%A3%81%E5%AE%9A%E7%A6%81%E6%AD%A2%E5%90%8C%E5%A9%9A%E5%B1%9E%E8%BF%9D%E5%AE%AA%E7%8A%B6%E6%80%81-%E7%BB%B4%E6%9D%83%E4%BA%BA%E5%A3%AB%E6%8C%AF%E5%A5%8B</text:a>
</text:p>
      <!--NEWS-->
      <text:h text:style-name="P10" text:outline-level="1">
<text:span text:style-name="T4">
Japanese stocks closed down</text:span>
</text:h>
      <text:p text:style-name="P4">
Publisher: 法新社</text:p>
      <text:p text:style-name="P4">
Published Time: 2023-06-08T-21:02:07+00:00</text:p>
      <text:p text:style-name="P4">
Modified Time: 2023-06-08T08:50:03+00:00</text:p>
      <text:p text:style-name="P4">
Description: (Agence France -Presse, Tokyo, 8th) The Tokyo stock market in Japan today is a profitable sales pressure. The United States technology stocks have declined the previous day, and the unexpected interest rate increase of the Bank of Canada also helped the long market for selling pressur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08T-21-02-07-00-00/000000.png" xlink:type="simple" xlink:show="embed" xlink:actuate="onLoad" draw:mime-type="image/png"/>
</draw:frame>
The Japanese stock 225 index closed down 272.47 points, or 0.85%, to 31641.27 points. Dongzhi's stock price index closed 14.80 points, or 0.67%, and came to 2191.50 points.</text:p>
      <text:p text:style-name="P4">
News Source: <text:a xlink:type="simple" xlink:href="https://www.rfi.fr/cn/%E8%B4%A2%E7%BB%8F%E5%BF%AB%E8%AE%AF/20230608-%E6%97%A5%E8%82%A1%E6%94%B6%E8%B7%8C" text:style-name="Internet_20_link" text:visited-style-name="Visited_20_Internet_20_Link">
https://www.rfi.fr/cn/%E8%B4%A2%E7%BB%8F%E5%BF%AB%E8%AE%AF/20230608-%E6%97%A5%E8%82%A1%E6%94%B6%E8%B7%8C</text:a>
</text:p>
      <!--NEWS-->
      <text:h text:style-name="P10" text:outline-level="1">
<text:span text:style-name="T4">
Turkish Related to a record low, increased pressure (Free Version)</text:span>
</text:h>
      <text:p text:style-name="P4">
Author: Jared Malsin / Chelsey Dulaney</text:p>
      <text:p text:style-name="P4">
Publisher: 华尔街日报中文网</text:p>
      <text:p text:style-name="P4">
Published Time: 2023-06-08T00:22:00.000Z</text:p>
      <text:p text:style-name="P4">
Modified Time: 2023-06-08T00:22:00.000Z</text:p>
      <text:p text:style-name="P4">
Created Time: 2023-06-08T00:22:00.000Z</text:p>
      <text:p text:style-name="P4">
Description: Turkish li La fell to a record low on Wednesday. Previously, the new Turkish cabinet issued signals that worked hard to stabilize the economy and get rid of the predicament, including the reduction of the large price to defend the local currency.</text:p>
      <text:p text:style-name="P4">
Images: []</text:p>
      <text:p text:style-name="P4">
Categories: ['金融市场']</text:p>
      <text:p text:style-name="P4">
Keywords: SYND</text:p>
      <text:p text:style-name="P4">
Type: Article</text:p>
      <!--METADATA-->
      <text:p text:style-name="P4">
Turkish li La fell to a record low on Wednesday. Previously, the new Turkish cabinet issued signals that worked hard to stabilize the economy and get rid of the predicament, including the reduction of the large price to defend the local currency.</text:p>
      <text:p text:style-name="P4">
News Source: <text:a xlink:type="simple" xlink:href="https://cn.wsj.com/articles/%E5%9C%9F%E8%80%B3%E5%85%B6%E9%87%8C%E6%8B%89%E8%B7%8C%E8%87%B3%E7%BA%AA%E5%BD%95%E6%96%B0%E4%BD%8E-%E8%B4%AC%E5%80%BC%E5%8E%8B%E5%8A%9B%E5%8A%A0%E5%A4%A7-c36d937b" text:style-name="Internet_20_link" text:visited-style-name="Visited_20_Internet_20_Link">
https://cn.wsj.com/articles/%E5%9C%9F%E8%80%B3%E5%85%B6%E9%87%8C%E6%8B%89%E8%B7%8C%E8%87%B3%E7%BA%AA%E5%BD%95%E6%96%B0%E4%BD%8E-%E8%B4%AC%E5%80%BC%E5%8E%8B%E5%8A%9B%E5%8A%A0%E5%A4%A7-c36d937b</text:a>
</text:p>
      <!--NEWS-->
      <text:h text:style-name="P10" text:outline-level="1">
<text:span text:style-name="T4">
What are the biggest air force exercises in the history of NATO?</text:span>
</text:h>
      <text:p text:style-name="P4">
Author: None (Language: zh)</text:p>
      <text:p text:style-name="P4">
Publisher: None</text:p>
      <text:p text:style-name="P4">
Time: 2023-06-08T01:40:00Z</text:p>
      <text:p text:style-name="P4">
Description: US and German officials said the exercise will be "absolutely impressive" and shows that NATO territory is a political "red line." What are the highlights of the Air Force exercises that are dominated by Germany and the largest air force in NATO?</text:p>
      <text:p text:style-name="P4">
Videos: []</text:p>
      <text:p text:style-name="P4">
Images: []</text:p>
      <text:p text:style-name="P4">
Subject: 时政风云</text:p>
      <text:p text:style-name="P4">
Subjects: ['奥巴马', '俄罗斯', '乌克兰', '北大西洋公约组织', '美国', '普京', '俄罗斯入侵乌克兰']</text:p>
      <text:p text:style-name="P4">
Keywords: ['军演', '北约', '俄罗斯', '普京', '美国', '美俄关系', '俄乌战争']</text:p>
      <text:p text:style-name="P4">
Id: 65855730</text:p>
      <!--METADATA-->
      <text:p text:style-name="P4">
<text:a xlink:type="simple" xlink:href="https://www.dw.com/zh/overlay/image/article/65855730/65848012" text:style-name="Internet_20_link" text:visited-style-name="Visited_20_Internet_20_Link">
 </text:a>
NATO will host the largest air -defendant "Air Defender 23" in European history from the 12th of Europe.</text:p>
      <text:p text:style-name="P4">
(Voice of Germany Chinese) US and German officials said on Wednesday (June 7) that NATO (NATO) will launch the largest Air Force exercises in the history of the alliance next week. The military exercise called "Airdefender 23" (Airdefender 23 "will be held from 12 to 23. It lasts for 12 days to simulate how to react when the member states are attacked.</text:p>
      <text:h text:style-name="P12" text:outline-level="3">
<text:span text:style-name="T4">
一 1: the largest in the history of scale</text:span>
</text:h>
      <text:p text:style-name="P4">
The "Air Guard 23" exercise will be mainly Germany. There are a total of 250 planes and 10,000 personnel from 25 countries, of which 100 aircraft and 2,000 personnel will come from [the United States] from [the United States].(https://www.dw.com/zh/zh/美軍擴大增援歐洲-拜登保護北約每寸領土/a-62309742)Essence Japan and <text:a xlink:type="simple" xlink:href="https://www.dw.com/zh/zh/德國外長應盡快批准芬蘭和瑞典加入北約/a-64693869" text:style-name="Internet_20_link" text:visited-style-name="Visited_20_Internet_20_Link">
Sweden to join NATO</text:a>
It will also participate in this exercise.</text:p>
      <text:p text:style-name="P4">
Reuters reports that if the exercise will conflict with Russia, how the allies will quickly transport air reinforcement forces to Germany. The exercise will be concentrated in the German Air Force Base, but it also includes the Netherlands and the Czech Republic.</text:p>
      <text:p text:style-name="P4">
Germany is located in the center of Europe. If Europe is conflict, Germany will become the main logistics hub and assembly in NATO. Even in peacetime, more than 35,000 U.S. military stationed in Germany.</text:p>
      <text:p text:style-name="P4">
The United States will also participate in this military exercise</text:p>
      <text:h text:style-name="P12" text:outline-level="3">
<text:span text:style-name="T4">
二 2: Sword refers to Russia</text:span>
</text:h>
      <text:p text:style-name="P4">
The German Air Force General Ingo Gerhartz said that member states will show that "NATO's territory is our red line, and we are going to defend every centimeter of this territory."</text:p>
      <text:p text:style-name="P4">
Gehaz emphasized that the exercise aims to show NATO's "defense" situation to Russia, so participating in military planes will not fly to Kaliningrad. Therefore, he predicts that Russia should not increase military activities for the exercise.</text:p>
      <text:p text:style-name="P4">
Kalinrad is a Russian flying land located between Polish and Lithuania, a member of NATO, and has not bordered to Russia. It has set up tax -free and low tax rates to attract investment. There are also nuclear bombs here. In June 2022, [Lithuania was to resist Russia's invasion of Ukraine, and he had blocked the goods that wanted to transport the Lithuanian territory to Kalinrad]](https://www.dw.com/zh/zh/加里宁格勒争议欧盟制裁俄国进出口不包括过境/a-62326065), Friction with Russia.</text:p>
      <text:p text:style-name="P4">
Ambassador, Germany, AmyGutmann said that the exercise will show the force that impresses the world in the world and proves that the NATO Army as the first response is the first response. She said, "If any world leader has not noticed, the military exercise represents the spirit and strength of NATO's alliance, and I will be very surprised." She also said that this also includes Russian President Vladimirputin.</text:p>
      <text:p text:style-name="P4">
Michael, commander of the US National Guard. Michaelloh said that the exercise was not just "deterrent", but to show the coordination and preparation of the troops of NATO and its external allies.</text:p>
      <text:p text:style-name="P4">
Before the deadline, Russia has not responded to the NATO's army next week.</text:p>
      <text:h text:style-name="P12" text:outline-level="3">
<text:span text:style-name="T4">
? Russia Lithuania fights</text:span>
</text:h>
      <text:h text:style-name="P12" text:outline-level="3">
<text:span text:style-name="T4">
三 3: Civil flights will be slightly disturbed by minor interference</text:span>
</text:h>
      <text:p text:style-name="P4">
Michael. On the 7th, the exercise predicts that the exercise will only cause a "small degree" of civil aviation; Gehaz said that it will only have a slight impact on civilian flights.</text:p>
      <text:p text:style-name="P4">
Gehaz said that most of the 2,000 flights will be carried out in the North Sea and the Baltic Sea, and they have taken all measures to reduce interference in civil air traffic. He said that he hoped that the flight would not be canceled, and it could be controlled within a few minutes if there were delays.</text:p>
      <text:p text:style-name="P4">
"If we want to prove that we have prepared to defend this country and the alliance, we must accept this." Gehaz pointed out: "You cannot obtain security guarantee at a price."</text:p>
      <text:p text:style-name="P4">
However, Matthiasmaas, chairman of the German Air Navigation Services Union (GDF), has different views. He told Dexin News Agency that the exercise "Of course, it will have a huge impact on civil aviation flow." He quoted the European Airline Safety Organization (EUROCONTROL) data that each mobility day will cause up to 50,000 minutes of civil aviation delays.</text:p>
      <text:p text:style-name="P4">
(Comprehensive report)</text:p>
      <text:p text:style-name="P4">
News Source: <text:a xlink:type="simple" xlink:href="https://www.dw.com/zh/北約將舉行史上最大空軍演習-看點有哪些？/a-65855730" text:style-name="Internet_20_link" text:visited-style-name="Visited_20_Internet_20_Link">
https://www.dw.com/zh/北約將舉行史上最大空軍演習-看點有哪些？/a-65855730?maca=chi-rss-chi-all-1127-rdf</text:a>
</text:p>
      <!--NEWS-->
      <text:h text:style-name="P10" text:outline-level="1">
<text:span text:style-name="T4">
Ambassador to China: China will counterattack by politics to American companies</text:span>
</text:h>
      <text:p text:style-name="P4">
Author: None (Language: zh)</text:p>
      <text:p text:style-name="P4">
Publisher: None</text:p>
      <text:p text:style-name="P4">
Time: 2023-06-08T01:52:00Z</text:p>
      <text:p text:style-name="P4">
Description: China had previously issued a trade ban on Micron, and there were no warning search for many American companies. The United States Ambassador to China said on the 7th that the United States would resist and counterattack due to "political motivation".</text:p>
      <text:p text:style-name="P4">
Videos: []</text:p>
      <text:p text:style-name="P4">
Images: []</text:p>
      <text:p text:style-name="P4">
Subject: 时政风云</text:p>
      <text:p text:style-name="P4">
Subjects: ['美中关系', '中美贸易战', '芯片', '半导体', '美光', '美国贸易黑名单']</text:p>
      <text:p text:style-name="P4">
Keywords: ['意见反馈']</text:p>
      <text:p text:style-name="P4">
Id: 65856124</text:p>
      <!--METADATA-->
      <text:p text:style-name="P4">
<text:a xlink:type="simple" xlink:href="https://www.dw.com/zh/overlay/image/article/65856124/59568606" text:style-name="Internet_20_link" text:visited-style-name="Visited_20_Internet_20_Link">
 </text:a>
The US ambassador to China Burns criticized that China ’s behavior against US companies is wrong and political.</text:p>
      <text:p text:style-name="P4">
(Voice of Germany Chinese) US ambassador to China, Nicholas Burns, said on Wednesday (June 7) that Washington will fight back.(https://www.dw.com/zh/zh/分析封禁美光后-北京反制空间有限/a-65735679)Because these behaviors are "political motivation" and unfair.</text:p>
      <text:p text:style-name="P4">
"This does not happen to companies in other countries, but that happened to our company." Bernes said in the U.S. Global LeadershipCoality Forum held in Washington.</text:p>
      <text:p text:style-name="P4">
In May this year, <text:a xlink:type="simple" xlink:href="https://www.dw.com/zh/zh/中國封殺美光-美反對無事實根據的限制/a-65693360" text:style-name="Internet_20_link" text:visited-style-name="Visited_20_Internet_20_Link">
Micron was blocked by the Beijing authorities</text:a>
Essence China National Internet Information Office (referred to as the Internet Information Office) announced that the company failed to pass online security censorship and therefore prohibited to sell products to key infrastructure operators in China.</text:p>
      <text:p text:style-name="P4">
Bernus pointed out that in recent months, four other American companies have been suppressed by the Chinese authorities, including the four major international accounting firms Deloitte, consulting company Bain &amp; Company, and Capvision. And the investigation company Mintz Group.</text:p>
      <text:p text:style-name="P4">
Bernus said that these actions "seem to be an counter -control method from China", which is "wrong" and politically. The United States will "resist this approach and counterattack."</text:p>
      <text:p text:style-name="P4">
Earlier, the China Internet Information Office responded to the US protest that reviewing Micron is "a necessary measure to maintain national security", and said that foreign companies "as long as they comply with the requirements of Chinese laws and regulations", they are welcome to enter the Chinese market.</text:p>
      <text:p text:style-name="P4">
On the occasion of the Seventh Kingdom Group (G7) Summit, Beijing announced the blockade of Micron, which believed that the timing was not coincidental and political meaning.</text:p>
      <text:h text:style-name="P12" text:outline-level="3">
<text:span text:style-name="T4">
Sino -US trade war</text:span>
</text:h>
      <text:p text:style-name="P4">
Reuters pointed out that Chinese President Xi Jinping has continuously emphasized national security since taking office in 2012, and has continued to rise to the United States and its allies. In recent years, US -China relations have been tense, which has prompted the scientific and technological warfare, and is particularly competitive in semiconductor and industries involving military development.</text:p>
      <text:p text:style-name="P4">
Chinese officials condemned that Washington has included hundreds of Chinese companies on sanctions or trade blacklists. In response, Bernus said on the 7th that the United States issued a semiconductor export ban to avoid giving Chinese military advantages. "Although we are competing, it is important that we have to manage this kind of competition to restrict them and obstacles. This is a kind of peaceful competition," he said.</text:p>
      <text:p text:style-name="P4">
The United States also tries to join forces to join the ranks of restricting semi -conductive exports in China, including <text:a xlink:type="simple" xlink:href="https://www.dw.com/zh/zh/比美國嚴格日本半導體出口限制使中國憂心/a-65717077" text:style-name="Internet_20_link" text:visited-style-name="Visited_20_Internet_20_Link">
Japan</text:a>
, <text:a xlink:type="simple" xlink:href="https://www.dw.com/zh/zh/中美半導體大戰封殺美光韓企得利/a-65705950" text:style-name="Internet_20_link" text:visited-style-name="Visited_20_Internet_20_Link">
 South Korea</text:a>
And EU. Kurtcampbell, coordinator of the Indo -Pacific region of the United States National Security Commission, appealed at another event that the United States and the European Union need to deepen discussions on scientific and technological restrictions. However, Gunnarwiegand, the highest diplomat at the same event, called for the United States and China to establish communication channels again.</text:p>
      <text:h text:style-name="P12" text:outline-level="3">
<text:span text:style-name="T4">
What is the future of the chip industry?</text:span>
</text:h>
      <text:p text:style-name="P4">
In addition, many US commercial organizations have recently warned that China is stepping up the use of the outbound ban to impose pressure on foreign due diligence companies.(https://www.dw.com/zh/zh/中國加強反間諜-諮詢公司涉危害國安遭查/a-65557271)In order to expand the definition of spy activities, it also prohibits enterprises from transferring any information involving national security. Due to the blurred wording of the regulation, <text:a xlink:type="simple" xlink:href="https://www.dw.com/zh/zh/中國突擊美企上海辦公室-掀外商憂慮/a-65447816" text:style-name="Internet_20_link" text:visited-style-name="Visited_20_Internet_20_Link">
causing foreign companies to restless</text:a>
Essence</text:p>
      <text:h text:style-name="P12" text:outline-level="3">
<text:span text:style-name="T4">
Beijing: "Why do the United States forget the righteousness?"</text:span>
</text:h>
      <text:p text:style-name="P4">
<text:a xlink:type="simple" xlink:href="https://www.dw.com/zh/zh/打擊芬太尼-美國制裁中國13個實體與個人/a-65775810" text:style-name="Internet_20_link" text:visited-style-name="Visited_20_Internet_20_Link">
Recently, the United States has also accused China of participating in the Fentny Trade in Latin America and sanctioning relevant companies and individuals</text:a>
Essence Several US officials testified at a Congress on the 7th that China's business development in Latin American region was "lacking transparency", and most of the fentanyls that were seized in the United States were trafficking through Mexico and used chemistry from China to Chinese chemistry. Taste. The United States Ambassador to China Berns also accused China of not being stopped producing fentini on the 7th and said that he would continue to put pressure on China.</text:p>
      <text:p text:style-name="P4">
Beijing protested, saying that Washington should start to reduce the market's demand for this fatal drug, not to transfer the responsibility to other countries.</text:p>
      <text:p text:style-name="P4">
Chinese Foreign Ministry spokesman Wang Wenbin said at a regular press conference on June 8: "In May 2019, the Chinese government is in the spirit of humanitarianism, and the entire class is tube. The abuse has played an important role, and the United States is also one of the important beneficiaries. But why the US government forgotten its righteousness and unreasonably sanction the Chinese Ministry of Public Security's physical evidence appraisal center and the national drug laboratory and other institutions. What about anti -drug cooperation? Is the United States seeking to solve domestic drug problems through cooperation or putting suppression and curbing China in a more important position? "</text:p>
      <text:p text:style-name="P4">
(Reuters, China Network Information Office, Ministry of Foreign Affairs of China)</text:p>
      <text:p text:style-name="P4">
News Source: <text:a xlink:type="simple" xlink:href="https://www.dw.com/zh/美駐華大使：中國為政治針對美企-將予以反擊/a-65856124" text:style-name="Internet_20_link" text:visited-style-name="Visited_20_Internet_20_Link">
https://www.dw.com/zh/美駐華大使：中國為政治針對美企-將予以反擊/a-65856124?maca=chi-rss-chi-all-1127-rdf</text:a>
</text:p>
      <!--NEWS-->
      <text:h text:style-name="P10" text:outline-level="1">
<text:span text:style-name="T4">
Tesla set the longest consecutive rising record (Free Version)</text:span>
</text:h>
      <text:p text:style-name="P4">
Author: Tomi Kilgore</text:p>
      <text:p text:style-name="P4">
Publisher: 华尔街日报中文网</text:p>
      <text:p text:style-name="P4">
Published Time: 2023-06-08T02:25:00.000Z</text:p>
      <text:p text:style-name="P4">
Modified Time: 2023-06-08T02:25:00.000Z</text:p>
      <text:p text:style-name="P4">
Created Time: 2023-06-08T01:13:00.000Z</text:p>
      <text:p text:style-name="P4">
Description: As Tesla's stock price rose nine days and rose to a seven -month high, investors poured into the stock. This is the longest rising record for Tesla for more than two years.</text:p>
      <text:p text:style-name="P4">
Images: []</text:p>
      <text:p text:style-name="P4">
Categories: ['金融市场', '股市']</text:p>
      <text:p text:style-name="P4">
Keywords: SYND</text:p>
      <text:p text:style-name="P4">
Type: Article</text:p>
      <!--METADATA-->
      <text:p text:style-name="P4">
With Tesla(Tesla, TSLA)The stock price rose for nine days and rose to seven months, and investors poured into the stock. This is the longest rising record for Tesla for more than two years.</text:p>
      <text:p text:style-name="P4">
News Source: <text:a xlink:type="simple" xlink:href="https://cn.wsj.com/articles/%E7%89%B9%E6%96%AF%E6%8B%89%E5%88%9B%E4%B8%8B%E4%B8%A4%E5%B9%B4%E5%A4%9A%E6%9C%80%E9%95%BF%E8%BF%9E%E6%B6%A8%E7%BA%AA%E5%BD%95-3432b12c" text:style-name="Internet_20_link" text:visited-style-name="Visited_20_Internet_20_Link">
https://cn.wsj.com/articles/%E7%89%B9%E6%96%AF%E6%8B%89%E5%88%9B%E4%B8%8B%E4%B8%A4%E5%B9%B4%E5%A4%9A%E6%9C%80%E9%95%BF%E8%BF%9E%E6%B6%A8%E7%BA%AA%E5%BD%95-3432b12c</text:a>
</text:p>
      <!--NEWS-->
      <text:h text:style-name="P10" text:outline-level="1">
<text:span text:style-name="T4">
The conflict bombed the dam to accuse each other accusations with each other in Ukraine</text:span>
</text:h>
      <text:p text:style-name="P4">
Author: 半岛电视台</text:p>
      <text:p text:style-name="P4">
Publisher: Al Jazeera</text:p>
      <text:p text:style-name="P4">
Published Time: 2023-06-08T02:44:54</text:p>
      <text:p text:style-name="P4">
Modified Time: 2023-06-08T02:44:54</text:p>
      <text:p text:style-name="P4">
Description: Ukraine's military operations surged, and a series of cross -border attacks on drone and armed groups launched a series of black hands behind the large land dams along the Dieber River, which bombed the Dieber River, is still a mystery.</text:p>
      <text:p text:style-name="P4">
Images: ["<text:a xlink:type="simple" xlink:href="https://chinese.aljazeera.net/wp-content/uploads/2023/06/1-1686191783.jpg" text:style-name="Internet_20_link" text:visited-style-name="Visited_20_Internet_20_Link">
1-1686191783.jpg</text:a>
", "<text:a xlink:type="simple" xlink:href="https://chinese.aljazeera.net/wp-content/uploads/2023/06/1-1686191883.png" text:style-name="Internet_20_link" text:visited-style-name="Visited_20_Internet_20_Link">
1-1686191883.png</text:a>
", "<text:a xlink:type="simple" xlink:href="https://chinese.aljazeera.net/wp-content/uploads/2023/06/1-1686191961.jpg" text:style-name="Internet_20_link" text:visited-style-name="Visited_20_Internet_20_Link">
1-1686191961.jpg</text:a>
", "<text:a xlink:type="simple" xlink:href="https://chinese.aljazeera.net/wp-content/uploads/2023/06/1-1686192031.jpg" text:style-name="Internet_20_link" text:visited-style-name="Visited_20_Internet_20_Link">
1-1686192031.jpg</text:a>
", "<text:a xlink:type="simple" xlink:href="https://chinese.aljazeera.net/wp-content/uploads/2023/06/1-1686192129.png" text:style-name="Internet_20_link" text:visited-style-name="Visited_20_Internet_20_Link">
1-1686192129.png</text:a>
", "<text:a xlink:type="simple" xlink:href="https://chinese.aljazeera.net/wp-content/uploads/2023/06/1-1686192179.jpg" text:style-name="Internet_20_link" text:visited-style-name="Visited_20_Internet_20_Link">
1-168619217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3" text:anchor-type="as-char" svg:width="6.9236in" svg:height="4.621439in" draw:z-index="0">
<draw:image xlink:href="../Images/Aljazeera Chinese/2023-06-08T02-44-54/1-1686191783.jpg" xlink:type="simple" xlink:show="embed" xlink:actuate="onLoad" draw:mime-type="image/jpeg"/>
</draw:frame>
Peninsula TV reported on the flood area of Ukraine after the dam of the dam.</text:p>
      <text:p text:style-name="P4">
Ukraine's military operations surged, and a series of cross -border attacks on drone and armed groups launched a series of black hands behind the large land dams along the Dieber River, which bombed the Dieber River, is still a mystery.</text:p>
      <text:p text:style-name="P4">
The Russian and Ukraine War was progressing rapidly, and it has entered the 67th week.</text:p>
      <text:p text:style-name="P4">
Oleksandr Syrskyi, the commander of the Ukraine ground forces, said that after a few days of peace, his soldiers pushed forward in Bachmut on Monday.</text:p>
      <text:p text:style-name="P4">
The Deputy Minister of Defense of Ukraine, Hannamalia, posted on Telegram, "Bachurut's direction is still the center of hostile action, and we are moving along a quite wide front."</text:p>
      <text:p text:style-name="P4">
Hannah Mariar said that the Ukrainian army promoted 1,600 meters (5250 feet) north north of Bachurut, and pushed south of 700 meters (2300 feet) south during wing mobes.</text:p>
      <text:p text:style-name="P4">
Russia announced on May 21st on Bach Murte's victory. Nine days later, Ukraine acknowledged that the city fell into Russia after a 10 -month bloody war.</text:p>
      <text:p text:style-name="P4">
The Russian Ministry of Defense stated that the Ukrainian army launched a "large -scale offensive" in the five regions of the Eastern Front in the Eastern Front. Name of Ukrainian soldiers.</text:p>
      <text:p text:style-name="P4">
The War Institute headquarters in Washington stated that "Russian sources have previously tried to describe Ukraine's counterattack as a immediately fail, and Russian sources may try to do the same thing about the counterattacks they think they are the counterattacks announced by Ukraine."</text:p>
      <text:p text:style-name="P4">
Ukraine did not announce that the counterattack had begun, but Marial released a video on Telegram on Sunday. The video showed that Ukrainian soldiers put their fingers on their lips. Her copy was: "The plan is confidential, there will be no start notice."</text:p>
      <text:p text:style-name="P4">
<draw:frame draw:style-name="fr1" draw:name="Image64" text:anchor-type="as-char" svg:width="6.9236in" svg:height="6.9236in" draw:z-index="0">
<draw:image xlink:href="../Images/Aljazeera Chinese/2023-06-08T02-44-54/1-1686191883.png" xlink:type="simple" xlink:show="embed" xlink:actuate="onLoad" draw:mime-type="image/png"/>
</draw:frame>
The Russian and Ukraine Dam was destroyed by the Ukrainian army that the Russian army bombed a large dam in southern Ukrainian, while a Russian official in the Moscow control zone in the Hermuson area of the country blamed the damage of the dam on the dam. Ukrainian shelling</text:p>
      <text:h text:style-name="P13" text:outline-level="4">
<text:span text:style-name="T4">
"Differential Attack"</text:span>
</text:h>
      <text:p text:style-name="P4">
There are other signs that the counterattack is about to occur.</text:p>
      <text:p text:style-name="P4">
The Washington Post reported on Friday that the Ukrainian armed forces opened a corridor through their own lightning areas in the southern part of Zapolo, so that the troops could continue to attack.</text:p>
      <text:p text:style-name="P4">
Ukrainian President Zelezki said in an interview with the Wall Street Journal that "we are ready" to counterattack.</text:p>
      <text:p text:style-name="P4">
"We firmly believe that we will succeed. I don't know how long it takes. It can be frankly said that it can be carried out in different ways, which is completely different, but we will do this."</text:p>
      <text:p text:style-name="P4">
When asked what the counterattack is, Colonel Special Forces Commander Crusrich told Peninsula TV that "I think you will see a destructive attack or dispersion attack, and then you will watch it to watch By one or two major blows.</text:p>
      <text:p text:style-name="P4">
"But I think we must be cautious, don't exaggerate the counterattack, there are only 12 battalions. You can only do so much. I think we will see the small and medium -sized income."</text:p>
      <text:p text:style-name="P4">
Nine of the 12 mechanized camps in Ukraine have been trained by NATO troops and are expected to be the pioneer of counterattack.</text:p>
      <text:p text:style-name="P4">
<draw:frame draw:style-name="fr1" draw:name="Image65" text:anchor-type="as-char" svg:width="6.9236in" svg:height="3.826739in" draw:z-index="0">
<draw:image xlink:href="../Images/Aljazeera Chinese/2023-06-08T02-44-54/1-1686191961.jpg" xlink:type="simple" xlink:show="embed" xlink:actuate="onLoad" draw:mime-type="image/jpeg"/>
</draw:frame>
Is the Ukrainian war entering a critical stage or a new stage?</text:p>
      <text:h text:style-name="P13" text:outline-level="4">
<text:span text:style-name="T4">
</text:span>
</text:h>
      <text:p text:style-name="P4">
The increase in destruction may also be a signs of counterattack.</text:p>
      <text:p text:style-name="P4">
The Russian Volunteer Corps -This is a quasi -military military organization that launched activities in Ukraine -said that the "second stage" of its operations began on June 1, and the video released by the organization obviously showed that their soldiers appeared at a distance from distance. The Ukrainian border 6 kilometers (2.8 miles) in the suburbs of Sameberno in a small town of Russia.</text:p>
      <text:p text:style-name="P4">
The Russian Volunteer Legion also claims to be responsible for the attack on the Belgore in Russia on May 24.</text:p>
      <text:p text:style-name="P4">
On June 1st, the Free Russian Legion released a geographical positioning lens, showing that his soldiers attacked Russian position near the Ukrainian border 3.5 kilometers (1.7 miles) Norwa Tawol Ranca.</text:p>
      <text:p text:style-name="P4">
The Russian Ministry of Defense claimed to have frustrated a "invasion".</text:p>
      <text:p text:style-name="P4">
Russia's Wagner Mercenary Header Yofgen Ni Poriger(Evgeno -Opigin)——The he is known for criticizing Russian defense institutions -threatening said that if the military command does not "liberate" the border area of the area from the pro -Ukrainian group, his troops will "go to Belgore" without permission.</text:p>
      <text:p text:style-name="P4">
The Ukraine Department spokesman Andriy Yusov indirectly claimed that he was responsible for the Moscowka, Moscow, Moscow, where Russian President Putin lived on May 30.</text:p>
      <text:p text:style-name="P4">
Imagine Russia's self -wipest. He also said, "We must bombard and destroy the Moscow's own house with artillery ... All of them are broadcast live on the spot, and the world is paying attention."</text:p>
      <text:p text:style-name="P4">
There are other smaller damage.</text:p>
      <text:p text:style-name="P4">
According to the governor of the region, Ukraine may shoot the Port -Berry Jiangsk port controlled by Russia. On Friday, Vladimir Rogov posted a video on Telegram, showing that a ray of gray smoke from the port from the port The building rises.</text:p>
      <text:p text:style-name="P4">
On the same day, a car bomb killed a Russian sympathy in the town of Mikhailov in the Zapolo area.</text:p>
      <text:p text:style-name="P4">
Cafe owner Sergei Dicodovuk(Sergey Didodok)It has been registered as a candidate for the mayor of the mayor of Russia.(Ivan Fedorov)He said he was "supporter of the Kremlin".</text:p>
      <text:p text:style-name="P4">
<draw:frame draw:style-name="fr1" draw:name="Image66" text:anchor-type="as-char" svg:width="6.9236in" svg:height="3.894525in" draw:z-index="0">
<draw:image xlink:href="../Images/Aljazeera Chinese/2023-06-08T02-44-54/1-1686192031.jpg" xlink:type="simple" xlink:show="embed" xlink:actuate="onLoad" draw:mime-type="image/jpeg"/>
</draw:frame>
Ukraine's latest "offensive operation" is explained</text:p>
      <text:h text:style-name="P13" text:outline-level="4">
<text:span text:style-name="T4">
terror behavior from the air and sea</text:span>
</text:h>
      <text:p text:style-name="P4">
Russia responded to Ukraine's counterattack by strengthening the air raid against civilians.</text:p>
      <text:p text:style-name="P4">
The posted photos show that the Ukrainian military intelligence headquarters was attacked by several Iranian witnesses in the days in late May in late May.</text:p>
      <text:p text:style-name="P4">
The General Staff of Ukraine stated that it destroyed all 10 Iskander ballistic missiles launched by the Russian army on June 1st. Three days later, the General Staff said that his troops shot down six KH-101 and KH-555 cruise The four of the missiles and six of the eight witnesses Shenfeng dare to death team.</text:p>
      <text:p text:style-name="P4">
The Ukrainian Air Force said on Tuesday that it shot down all 35 air-fired cruise missiles launched in the middle of the night and said that the KH-101 and KH-555 missiles flew to the capital Kiev.Mariar said, "They are now establishing production, in fact, they are supplemented by their missile inventory. With this motivation, they cannot add so much that they have already consumed, but they supplement them."</text:p>
      <text:p text:style-name="P4">
These numbers seemed to confirm their claims. The Ukrainian military said it destroyed 85 missiles and 169 drones over Kiev in May, setting a historical record.</text:p>
      <text:p text:style-name="P4">
However, the largest incident in the war in recent weeks occurred on Tuesday. The Russian army occupied the Dieberka Hydropower Dam on the Dieberg River.</text:p>
      <text:p text:style-name="P4">
Ukraine said that the occupation army attacked the dam through explosives in the turbine room, and the General Staff of Ukraine stated that "they blew up the internal structure of the Khahofka power plant."</text:p>
      <text:p text:style-name="P4">
About 60,000 people lived in the flooding area, and 3,000 people have been evacuated.</text:p>
      <text:p text:style-name="P4">
Mariar said that Russia means "the process of preventing Ukraine's defense forces from evacuating and transferring the public's attention from events that occur from the Belgo Rhoda region."</text:p>
      <text:p text:style-name="P4">
The Kremlin spokesman Dimitri Peskov accused Ukrainian militants from destroying the dam because "the Ukrainian armed forces did not achieve their goals in large -scale offensive operations."</text:p>
      <text:p text:style-name="P4">
<draw:frame draw:style-name="fr1" draw:name="Image67" text:anchor-type="as-char" svg:width="6.9236in" svg:height="6.9236in" draw:z-index="0">
<draw:image xlink:href="../Images/Aljazeera Chinese/2023-06-08T02-44-54/1-1686192129.png" xlink:type="simple" xlink:show="embed" xlink:actuate="onLoad" draw:mime-type="image/png"/>
</draw:frame>
The Russian and Ukraine F-16 fighter Ukraine is promoting the fourth-generation Western supersonic fighter, including the US F-16 to help it fight Russia.</text:p>
      <text:h text:style-name="P13" text:outline-level="4">
<text:span text:style-name="T4">
F-16 fighter</text:span>
</text:h>
      <text:p text:style-name="P4">
Zeleiski said he received a commitment to provide F-16 jet aircraft during the meeting during the European Political Community Summit.</text:p>
      <text:p text:style-name="P4">
Ukraine President Zelei said, "I have got some opinions on this number from some of our European partners -it is very powerful, and I am very happy to receive information from some countries."</text:p>
      <text:p text:style-name="P4">
The Dutch Prime Minister Mark Lutch said that the alliance composed of the Netherlands, Denmark, Britain, and Belgium will start training Ukraine pilots to drive F-16 fighters.</text:p>
      <text:p text:style-name="P4">
German Defense Minister Boris Pistoris said that Germany would decide whether to send a F-16 fighter to Ukraine within two weeks. Check what is possible and what we want and what we can do. "</text:p>
      <text:p text:style-name="P4">
The Australian Financial Review said that after the United States approval, Australia is sending 41 Royal Australian Air Force F/A-18 Big Hornet fighters with the United States to negotiate with the United States.</text:p>
      <text:p text:style-name="P4">
Ukraine Minister of Defense Oleksey Pitzonikov said Australia may announce a military assistance plan against Ukraine in July.</text:p>
      <text:p text:style-name="P4">
Ukraine said that it takes at least six months to train pilots. Therefore, the F-16 fighter will not play a role in the current counterattack, which indicates that there will be more intense ground battles in the future.</text:p>
      <text:p text:style-name="P4">
US National Security Consultant Jack Shalvan told the Farteda Zakaria of the United States Cable Television News Network, "We really believe that this counterattack will make Ukraine recapture strategic territories," but he did not say that this would be this. It is the last blow to Russia.</text:p>
      <text:p text:style-name="P4">
Crumrych, who is currently the vice president of security consulting company Global Guardian, agreed to this, saying, "We still have a few years."</text:p>
      <text:p text:style-name="P4">
Crumryi said, "What Ukraine is doing is to continue pressure," he added, "Do not try to capture Crimea tomorrow, Russia's offensive will collapse at its own weight. This is not possible continuous."</text:p>
      <text:p text:style-name="P4">
<draw:frame draw:style-name="fr1" draw:name="Image68" text:anchor-type="as-char" svg:width="6.9236in" svg:height="3.894525in" draw:z-index="0">
<draw:image xlink:href="../Images/Aljazeera Chinese/2023-06-08T02-44-54/1-1686192179.jpg" xlink:type="simple" xlink:show="embed" xlink:actuate="onLoad" draw:mime-type="image/jpeg"/>
</draw:frame>
The leaked Pentagon document tells us what information about the Ukrainian war?</text:p>
      <text:p text:style-name="P4">
News Source: <text:a xlink:type="simple" xlink:href="https://chinese.aljazeera.net/news/war-in-ukraine/2023/6/8/%e5%86%b2%e7%aa%81%e5%8f%8c%e6%96%b9%e5%b0%b1%e7%82%b8%e6%af%81%e5%a4%a7%e5%9d%9d%e7%9b%b8%e4%ba%92%e6%8c%87%e8%b4%a3%e4%b8%8e%e4%b9%8c%e5%85%8b%e5%85%b0%e5%8a%a0%e5%a4%a7%e8%a1%8c%e5%8a%a8%e5%8a%9b" text:style-name="Internet_20_link" text:visited-style-name="Visited_20_Internet_20_Link">
https://chinese.aljazeera.net/news/war-in-ukraine/2023/6/8/%e5%86%b2%e7%aa%81%e5%8f%8c%e6%96%b9%e5%b0%b1%e7%82%b8%e6%af%81%e5%a4%a7%e5%9d%9d%e7%9b%b8%e4%ba%92%e6%8c%87%e8%b4%a3%e4%b8%8e%e4%b9%8c%e5%85%8b%e5%85%b0%e5%8a%a0%e5%a4%a7%e8%a1%8c%e5%8a%a8%e5%8a%9b</text:a>
</text:p>
      <!--NEWS-->
      <text:h text:style-name="P10" text:outline-level="1">
<text:span text:style-name="T4">
Technician found: WeChat or record computer logs and upload</text:span>
</text:h>
      <text:p text:style-name="P4">
Author: None</text:p>
      <text:p text:style-name="P4">
Publisher: Radio Free Asia (Organization)</text:p>
      <text:p text:style-name="P4">
Published Time: 2023-06-08T02:47:00-04:00</text:p>
      <text:p text:style-name="P4">
Modified Time: 2023-06-08T13:14:41-04:00</text:p>
      <text:p text:style-name="P4">
Description: None</text:p>
      <text:p text:style-name="P4">
Videos: []</text:p>
      <text:p text:style-name="P4">
Audios: ["<text:a xlink:type="simple" xlink:href="https://www.rfa.org/mandarin/yataibaodao/kejiaowen/gt-0608202302443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3.4618in" draw:z-index="0">
<draw:image xlink:href="../Images/rfamandarin/2023-06-08T02-47-00-04-00/000000.png" xlink:type="simple" xlink:show="embed" xlink:actuate="onLoad" draw:mime-type="image/png"/>
</draw:frame>
Ah Huan, a master's degree in the University of Science and Technology of China, disclosed that after using WeChat application, the computer data was recorded by WeChat side, and there was a personal computer, which caused a large amount of space to be occupied. It may even be uploaded. <text:a xlink:type="simple" xlink:href="https://www.rfa.org/mandarin/yataibaodao/kejiaowen/gt-06082023024436.html/@@images/image" text:style-name="Internet_20_link" text:visited-style-name="Visited_20_Internet_20_Link">
</text:a>
Video screenshot/ancient pavilion provides <text:a xlink:type="simple" xlink:href="https://www.rfa.org/mandarin/yataibaodao/kejiaowen/gt-06082023024436.html/@@stream" text:style-name="Internet_20_link" text:visited-style-name="Visited_20_Internet_20_Link">
AUDIO-Link: https://www.rfa.org/mandarin/yataibaodao/kejiaowen/gt-060820234436.html/@stream</text:a>
Recently, some network technicians in Taiwan have found that Chinese popular applications WeChat has set up encrypted log files in personal computers and may upload these data. Many WeChat users also said that WeChat occupies a lot of space in their computers and mobile phones and cannot be deleted.</text:p>
      <text:p text:style-name="P4">
<text:a xlink:type="simple" xlink:href="https://www.rfa.org/mandarin/yataibaodao/renquanfazhi/gf-03222023031521.html" text:style-name="Internet_20_link" text:visited-style-name="Visited_20_Internet_20_Link">
<text:span text:style-name="T4">
 Long -term challenge online review "Programming" Fantastic "blogger was sentenced to seven years in prison for inciting crimes </text:span>
</text:a>
<text:span text:style-name="T4">
* <text:a xlink:type="simple" xlink:href="https://www.rfa.org/mandarin/yataibaodao/meiti/ql2-01032022090742.html" text:style-name="Internet_20_link" text:visited-style-name="Visited_20_Internet_20_Link">
WeChat announces the six major rigorous rules of the permanent title of some schools to investigate the offenders</text:a>
</text:span>
</text:p>
      <text:p text:style-name="P4">
WeChat has become one of the communication or payment tools of users in most Chinese and even other parts of the world. Taiwan ’s online R &amp; D personnel, a master's degree in the University of Science and Technology of China, recently demonstrated the situation of WeChat's 24 -hour monitoring of WeChat in a video. The video was circulating in WeChat this week, triggering many netizens' security concerns about their own WeChat chat.</text:p>
      <text:p text:style-name="P4">
Ah Huan said that some users reported that WeChat occupied 1 G space in its computer. At first, Ah Huan felt that this was fine, but it was not simple to find a problem. He explained: "This G space turned out to be a bunch of encrypted log files, which greatly triggered my curiosity. Under normal circumstances, some logs of software occupation of the disk Look? The key is my own computer, but you do n’t let me see it. It really ca n’t say it. The most scary is that WeChat may upload these files. "</text:p>
      <text:p text:style-name="Quotations">

<text:p text:style-name="P4">
[Shocking computer operation <text:a xlink:type="simple" xlink:href="https://twitter.com/hashtag/%E5%BE%AE%E4%BF%A1" text:style-name="Internet_20_link" text:visited-style-name="Visited_20_Internet_20_Link">
 #WeChat&gt;
</text:a>
&gt;
 Record]&gt;
 [Programmers suspect WeChat upload cryptia] ... <text:a xlink:type="simple" xlink:href="https://t.co/8JJYrFhr9f" text:style-name="Internet_20_link" text:visited-style-name="Visited_20_Internet_20_Link">
pic.twitter.com/8jjyrfhr9f</text:a>
&gt;
&gt;
 - Liberty Asia Radio(@RFA_Chinese)<text:a xlink:type="simple" xlink:href="https://twitter.com/RFA_Chinese/status/1666706184248922113" text:style-name="Internet_20_link" text:visited-style-name="Visited_20_Internet_20_Link">
 June 8, 2023&gt;
 </text:a>
<text:span text:style-name="T4">
 Do not operate WeChat software but still record computer activities in the background </text:span>
</text:p>

</text:p>
      <text:p text:style-name="P4">
Ah Huan said that he used the same Apple laptop and testing tools as other technical personnel, and opened his computer WeChat disk but found a problem.</text:p>
      <text:p text:style-name="P4">
He said: "Because we want to see what files did WeChat read and write in the background, we chose the file monitoring function. After opening, we chose the monitoring program and then open the monitoring recording function. During this period, our WeChat software can be able to Keep silent in the background. After about five minutes, we stopped the monitoring recording function. At this time, we saw the data on the computer on the computer in the panel below. Related operation. "</text:p>
      <text:p text:style-name="P4">
Programmer Ah Huan said that after fast filtering the keyword of XLOA, after opening the Xloa file: "The show is a bunch of garbled code, which has been encrypted. We seem to have not operated WeChat. Why are these log files generated? After a long time of observation, about three to eight minutes on my computer, this file will increase by about 30KB. This feeling is really uncomfortable. "</text:p>
      <text:p text:style-name="P4">
A Yan said that these encrypted data are updated every three to eight minutes. (Video screenshot/ancient pavilion provided) <text:a xlink:type="simple" xlink:href="https://www.rfa.org/mandarin/yataibaodao/kejiaowen/gt-06082023024436.html/m0608-gtp4.jpg" text:style-name="Internet_20_link" text:visited-style-name="Visited_20_Internet_20_Link">
</text:a>
A Yan said that he would leave the relevant encryption data in his computer to modify it so that the other party could not read.</text:p>
      <text:p text:style-name="P4">
However, most users do not have Ah's professional skills and cannot judge whether personal computers and mobile phones have been invaded. Mr. Cai, a WeChat user, told this station that WeChat occupies a larger space than other applications in both mobile phones and computers, and most users know about WeChat collecting user data, but for the convenience of use.</text:p>
      <text:p text:style-name="P4">
He said: "My mobile phone has more than 500 G memory, and now WeChat accounts for more than 200 G. I delete WeChat every time after a period of time. Because people are mainly obtaining information through WeChat now. I have accidentally sent some pictures in the circle of friends now, and I basically do not speak at other times. "<text:span text:style-name="T4">
 WeChat users are worried about data being monitored </text:span>
</text:p>
      <text:p text:style-name="P4">
Public welfare person He Peirong told this station that she learned from a programmer that mobile phones using WeChat are often used as databases to store personal mobile activity information. She said: "I also found that WeChat occupies a very large memory space, and I can't delete it on a mobile phone. After I find this problem, two mobile phones are available all year round, one uses WeChat and domestic software on one mobile phone; Use, equipped with foreign apps. "</text:p>
      <text:p text:style-name="P4">
According to official data released by China, as of December last year, WeChat users reached about 1.3 billion. But people have many concerns about WeChat security, the main reason is data surveillance. Earlier reports have disclosed that WeChat company cooperates with the Chinese government to conduct data monitoring and provide some sensitive information to government agencies, which has aroused concerns about the public's personal information and remarks.</text:p>
      <text:p text:style-name="P4">
Reporter: Ancient Pavilion Editor: Chen Meihua, Xu Shuting, He Ping.com Edited: Hong Wei</text:p>
      <text:p text:style-name="P4">
News Source: <text:a xlink:type="simple" xlink:href="https://www.rfa.org/mandarin/yataibaodao/kejiaowen/gt-06082023024436.html" text:style-name="Internet_20_link" text:visited-style-name="Visited_20_Internet_20_Link">
https://www.rfa.org/mandarin/yataibaodao/kejiaowen/gt-06082023024436.html</text:a>
</text:p>
      <!--NEWS-->
      <text:h text:style-name="P10" text:outline-level="1">
<text:span text:style-name="T4">
The Chinese government tries to erase the "June 4th" massacre, but we must not forget</text:span>
</text:h>
      <text:p text:style-name="P4">
Creator: 纪思道</text:p>
      <text:p text:style-name="P4">
Publisher: https://www.facebook.com/nytimeschinese</text:p>
      <text:p text:style-name="P4">
Published Time: 2023-06-08T02:49:27+08:00</text:p>
      <text:p text:style-name="P4">
Description: The "June 4th" became a taboo in China, and the Tiananmen incident has fallen into a "struggle for memory and forgetting". But history cannot be wiped out. One day, the truth will be seen again, and the hero will be praised. Jeff Widner/Associateed Press In June 1989, someone held a photo on Chang'an Street, Beijing, and they said it was the deceased who sacrificed in the violent suppression of Tiananmen Democratic protesters.</text:p>
      <text:p text:style-name="P4">
Images: ["<text:a xlink:type="simple" xlink:href="https://static01.nyt.com/images/2023/06/08/opinion/07Kristof-1/07Kristof-1-master1050.jpg" text:style-name="Internet_20_link" text:visited-style-name="Visited_20_Internet_20_Link">
07Kristof-1-m...</text:a>
"]</text:p>
      <text:p text:style-name="P4">
Category: 观点与评论</text:p>
      <text:p text:style-name="P4">
Type: Article</text:p>
      <!--METADATA-->
      <text:p text:style-name="P4">
<draw:frame draw:style-name="fr1" draw:name="Image73" text:anchor-type="as-char" svg:width="6.9236in" svg:height="4.503637in" draw:z-index="0">
<draw:image xlink:href="../Images/cnnytimes/2023-06-08T02-49-27-08-00/07Kristof-1-master1050.jpg" xlink:type="simple" xlink:show="embed" xlink:actuate="onLoad" draw:mime-type="image/jpeg"/>
</draw:frame>
Throughout my decades of reporting career, one of the most painful experiences is that Beijing in 1989 witnessed the Chinese People's Liberation Army to use war weapons to a large number of non -incoming democratic protesters.</text:p>
      <text:p text:style-name="P4">
Therefore, a few days ago, the massacre of the city ushered in the 34th anniversary, the Chinese government's <text:a xlink:type="simple" xlink:href="https://tiananmen-trolls.doublethinklab.org/en/" text:style-name="Internet_20_link" text:visited-style-name="Visited_20_Internet_20_Link">
defender</text:a>
Resolutely denying that this was shocked. To make matters worse, I found that I became one of the witnesses they cited.</text:p>
      <text:p text:style-name="P4">
All this explains that the Chinese government is trying to rewrite history, so it is necessary to refute, saying that I am from June 3rd to 4th, 1989, the terrible night <text:a xlink:type="simple" xlink:href="https://www.nytimes.com/1989/06/04/world/crackdown-beijing-troops-attack-crush-beijing-protest-thousands-fight-back.html" text:style-name="Internet_20_link" text:visited-style-name="Visited_20_Internet_20_Link">
see</text:a>
What.</text:p>
      <text:p text:style-name="P4">
On the evening of June 3rd, when the government sent at least about 200,000 troops to enter the capital into the capital, this democratic movement in China has lasted for seven weeks, and students who occupied Tiananmen have won widespread support.</text:p>
      <text:p text:style-name="P4">
advertise</text:p>
      <text:p text:style-name="P4">
When the army arrived, I was on Tiananmen Square, and they opened a fire to my crowd. I hid any bunker I could find and watched the People's Republic of China kill for a few hours of killing their sons.</text:p>
      <text:p text:style-name="P4">
Government supporters said protesters used violence. This is not completely fake: this democratic movement has always been peaceful, but that night, the angry civilians threw brick stones to the troops, and committed a few scattered soldiers. I also saw the two armored troops ignited by their own burning bombs.</text:p>
      <text:p text:style-name="P4">
But only the army had guns, so the situation of the night was not against the two armies, but a massacre.</text:p>
      <text:p text:style-name="P4">
It is no exaggeration to exaggerate the degree of cruelty. A student who was studying in Japan returned to China that night. He got into the car from the airport, but the taxi could not pass Chang'an Street. After getting out of the car, he tried to walk over, and as a result, he played in the back. An acquaintance we know, a teenage child in the family ride a bicycle to work on the morning of June 4, did not approach Tiananmen or any protesters at all. As a result, the soldiers were shot and killed.</text:p>
      <text:p text:style-name="P4">
My wife and I (also a journalist colleague of the Times) <text:a xlink:type="simple" xlink:href="https://www.kristoffarms.com/team" text:style-name="Internet_20_link" text:visited-style-name="Visited_20_Internet_20_Link">
Wu Jiefang</text:a>
Desperate use of all relationships and want to know the number of deaths in various hospitals in Beijing. Our estimate at the time was that the number of people killed in the capital was <text:a xlink:type="simple" xlink:href="https://www.nytimes.com/1989/06/21/world/a-reassessment-of-how-many-died-in-the-military-crackdown-in-beijing.html" text:style-name="Internet_20_link" text:visited-style-name="Visited_20_Internet_20_Link">
400 to 800</text:a>
Thousands of people were injured between people.</text:p>
      <text:p text:style-name="P4">
At that time, I learned some important things: the victim would lie with the victim. After experiencing any extremely unfair things, we often do not trust the oppression, and at the same time give the oppressed to more tolerance and understanding. But in fact, holding a doubt about all parties is cautious, because when a person survives in the atrocities, he will naturally respond to anger. This anger either causes more anger or cause them to hear the way of hearing as his own eyes. What you see.</text:p>
      <text:p text:style-name="P4">
advertise</text:p>
      <text:p text:style-name="P4">
Westerners are too easy to trust; the British ambassador at that time was <text:a xlink:type="simple" xlink:href="https://www.independent.co.uk/news/world/asia/tiananmen-square-massacre-death-toll-secret-cable-british-ambassador-1989-alan-donald-a8126461.html" text:style-name="Internet_20_link" text:visited-style-name="Visited_20_Internet_20_Link">
Telegraph</text:a>
In China, at least 10,000 people were killed. The New York Times reproduced a description of the monument of the monument of the students who was reported by the students in Tiananmen. The Times subsequently published <text:a xlink:type="simple" xlink:href="https://www.nytimes.com/1989/06/13/world/turmoil-china-tiananmen-crackdown-student-s-account-questioned-major-points.html" text:style-name="Internet_20_link" text:visited-style-name="Visited_20_Internet_20_Link">
My response</text:a>
It means that there is no slaughter in that position in the square -after the heroic musician Hou Dejian negotiated fiercely with the officer, the students near the monument were allowed to leave. The shot location is located in Chang'an Street north of Tiananmen. The army is still closer to the west and many other places.</text:p>
      <text:p text:style-name="P4">
Supporters of the Chinese government denied that Beijing's massacre was based on my article to a certain extent. They hinted that I had reported that there was no massacre no matter where they had. I want to ensure that history has been accurately recorded, but it is used to promote the false fabrication of the Chinese government, which is crazy.</text:p>
      <text:p text:style-name="P4">
This week, I talked to a Chinese journalist in the United States. He said that these denials on social media are outside, and China generally does not appear in China.</text:p>
      <text:p text:style-name="P4">
"In China, this denial is not allowed," he said. "Who knows if you deny this matter?" Chinese intellectuals are very good at <text:a xlink:type="simple" xlink:href="https://chinadigitaltimes.net/2023/06/folk-rock-band-slap-melds-ming-dynasty-fiction-with-shrewd-social-satire/" text:style-name="Internet_20_link" text:visited-style-name="Visited_20_Internet_20_Link">
ironic</text:a>
The witty tone repeated the official rhetoric.</text:p>
      <text:p text:style-name="P4">
Therefore, in China, the government's handling of this topic is not about the history of the official version, but to suppress all discussions. This incident has become a taboo that no one can mention. Hong Kong was the treasure trove of memory of the Democratic Movement of Tiananmen, but China shattered the spirit of the city and imprisoned independent thinkers, such as publishers and democratic activists <text:a xlink:type="simple" xlink:href="https://www.theguardian.com/world/2023/may/16/jimmy-lai-editors-from-around-the-world-call-for-release-of-hong-kong-media-mogul" text:style-name="Internet_20_link" text:visited-style-name="Visited_20_Internet_20_Link">
Li Zhiying</text:a>
Essence</text:p>
      <text:p text:style-name="P4">
Overall, the effect of Chinese rewriting history is good, partly because it is the choice of wording. In Chinese, the Communist Revolution in 1949 is called "liberation". The Korean War was "the War of Resistance to the United States and aid the DPRK". From 1959 to 1962, the most serious famine in history was caused by the "three years of natural disaster. "" ".</text:p>
      <text:p text:style-name="P4">
advertiseOf course, many countries have problems with distortions. Movement to the Robinian <text:a xlink:type="simple" xlink:href="https://www.nytimes.com/2017/12/15/opinion/sunday/genocide-myanmar-rohingya-bangladesh.html" text:style-name="Internet_20_link" text:visited-style-name="Visited_20_Internet_20_Link">
race extinction</text:a>
Previously, Myanmar denied their existence and called them illegal immigrants. Saudi Arabia was decorated with my friend, the Washington Post columnist Jamille Kashuji. Even the United States is no exception, about <text:a xlink:type="simple" xlink:href="https://www.nytimes.com/2023/05/09/us/desantis-florida-social-studies-textbooks.html" text:style-name="Internet_20_link" text:visited-style-name="Visited_20_Internet_20_Link">
History Course</text:a>
Cultural warfare with historical narratives abound.</text:p>
      <text:p text:style-name="P4">
"Whoever controls the past will control the future," George Orwell wrote in "1984".</text:p>
      <text:p text:style-name="P4">
However, Orwell may be too pessimistic, because in Poland, Romania, Mongolia, Indonesia, South Korea, and Taiwan, I see the buried history eventually see the day, just like Chinese idioms, as "springing after the rain", and there are many emergence of "after the rain". Essence In Taiwan, the slaughter of protesters in 1947 became taboos; now there is a park that commemorates the victims.</text:p>
      <text:p text:style-name="P4">
I believe that one day China will also praise those heroes in 1989. At the same time, what we can do is to try to respect the truth of chaotic and subtle, and still hiding the mystery, so as to make my own force in the so -called "memory and forgetful struggle" of Czech writer Milan Kundera Essence</text:p>
      <text:p text:style-name="P4">
News Source: <text:a xlink:type="simple" xlink:href="https://cn.nytimes.com/opinion/20230608/tiananmen-square-chinese-massacre/" text:style-name="Internet_20_link" text:visited-style-name="Visited_20_Internet_20_Link">
https://cn.nytimes.com/opinion/20230608/tiananmen-square-chinese-massacre/</text:a>
</text:p>
      <!--NEWS-->
      <text:h text:style-name="P10" text:outline-level="1">
<text:span text:style-name="T4">
China's leading electric vehicle industry is the best drink for the West (Free Version)</text:span>
</text:h>
      <text:p text:style-name="P4">
Author: Greg Ip</text:p>
      <text:p text:style-name="P4">
Publisher: 华尔街日报中文网</text:p>
      <text:p text:style-name="P4">
Published Time: 2023-06-08T03:05:00.000Z</text:p>
      <text:p text:style-name="P4">
Modified Time: 2023-06-08T03:05:00.000Z</text:p>
      <text:p text:style-name="P4">
Created Time: 2023-06-07T07:54:00.000Z</text:p>
      <text:p text:style-name="P4">
Description: Competitive pressure and creativity make Chinese designed and manufactured electric vehicles a strong competitor.</text:p>
      <text:p text:style-name="P4">
Images: []</text:p>
      <text:p text:style-name="P4">
Categories: ['经济']</text:p>
      <text:p text:style-name="P4">
Keywords: SYND,LINK:EN|WP-WSJ-0000959167</text:p>
      <text:p text:style-name="P4">
Type: Article</text:p>
      <!--METADATA-->
      <text:p text:style-name="P4">
China shocked the automotive industry twice this year. The first time is the electric car produced in China at <text:a xlink:type="simple" xlink:href="https://cn.wsj.com/articles/CN-BIZ-20230421114942" text:style-name="Internet_20_link" text:visited-style-name="Visited_20_Internet_20_Link">
Shanghai Auto Show</text:a>
The quality, function and price shocked Western competitors. Then there are also reports that in the first quarter of 2023, China replaced Japan to become <text:a xlink:type="simple" xlink:href="https://cn.wsj.com/articles/CN-HRD-20230525112503" text:style-name="Internet_20_link" text:visited-style-name="Visited_20_Internet_20_Link">
the world's largest car exporter</text:a>
 。</text:p>
      <text:p text:style-name="P4">
News Source: <text:a xlink:type="simple" xlink:href="https://cn.wsj.com/articles/%E4%B8%AD%E5%9B%BD%E9%A2%86%E8%B7%91%E7%94%B5%E5%8A%A8%E6%B1%BD%E8%BD%A6%E8%A1%8C%E4%B8%9A%E6%98%AF%E7%BB%99%E8%A5%BF%E6%96%B9%E7%9A%84%E5%BD%93%E5%A4%B4%E6%A3%92%E5%96%9D-7398972b" text:style-name="Internet_20_link" text:visited-style-name="Visited_20_Internet_20_Link">
https://cn.wsj.com/articles/%E4%B8%AD%E5%9B%BD%E9%A2%86%E8%B7%91%E7%94%B5%E5%8A%A8%E6%B1%BD%E8%BD%A6%E8%A1%8C%E4%B8%9A%E6%98%AF%E7%BB%99%E8%A5%BF%E6%96%B9%E7%9A%84%E5%BD%93%E5%A4%B4%E6%A3%92%E5%96%9D-7398972b</text:a>
</text:p>
      <!--NEWS-->
      <text:h text:style-name="P10" text:outline-level="1">
<text:span text:style-name="T4">
Canadian wildfires spread, and the sky is dimly yellow like "ending" in east of the United States</text:span>
</text:h>
      <text:p text:style-name="P4">
Creator: DAN BILEFSKY,LIAM STACK,VJOSA ISAI</text:p>
      <text:p text:style-name="P4">
Publisher: https://www.facebook.com/nytimeschinese</text:p>
      <text:p text:style-name="P4">
Published Time: 2023-06-08T03:28:37+08:00</text:p>
      <text:p text:style-name="P4">
Description: Canada is trying to extinguish the abnormal wildfires that explode across the country. The thick smoke spreads to New York and other places. The city is shrouded in the yellow haze, and millions of Canadians and Americans are forced to stay indoors. Studies have shown that climate change is the main reason for the strong fire. Nova Scotia Government, Via Reuters last week at Balleon Lake, New Stockher, a mixture of water and flame retardants to extinguish wild fires.</text:p>
      <text:p text:style-name="P4">
Images: ["<text:a xlink:type="simple" xlink:href="https://static01.nyt.com/images/2023/06/07/multimedia/07canada-fires-add-01-lvkj/07canada-fires-add-01-lvkj-master1050.jpg" text:style-name="Internet_20_link" text:visited-style-name="Visited_20_Internet_20_Link">
07canada-fire...</text:a>
"]</text:p>
      <text:p text:style-name="P4">
Category: 国际</text:p>
      <text:p text:style-name="P4">
Type: Article</text:p>
      <!--METADATA-->
      <text:p text:style-name="P4">
<draw:frame draw:style-name="fr1" draw:name="Image74" text:anchor-type="as-char" svg:width="6.9236in" svg:height="4.358571in" draw:z-index="0">
<draw:image xlink:href="../Images/cnnytimes/2023-06-08T03-28-37-08-00/07canada-fires-add-01-lvkj-master1050.jpg" xlink:type="simple" xlink:show="embed" xlink:actuate="onLoad" draw:mime-type="image/jpeg"/>
</draw:frame>
On Wednesday, Canada was trying to extinguish an abnormal wildfire that broke out across the country. The strong smoke across the border, forcing millions of Canadians and Americans to stay indoors, and a large part of the two countries became dark.</text:p>
      <text:p text:style-name="P4">
This year, more than 400 fires occurred in Canada, and the fire had burned about 39,000 hectares of forests -officials said that this was [10 times more than 10 times more] in the same period last year.(https://www.nytimes.com/live/2023/06/07/us/canada-wildfires-air-quality-smoke#an-unusually-large-number-of-fires-are-burning-in-canada)——The thick smoke on the east coast of the United States has been rolling from New York to Washington Special Economic Zone, and has been west to Minnesota.</text:p>
      <text:p text:style-name="P4">
In Canada, which is famous for picturesque and orderly, out of control has triggered anxiety of people across the country. In a huge and scattered country, fire protection work is managed by provincial -level, wildfires make fire resources tense, and the global warming has exacerbated the wildfire season, making coordination work more difficult.</text:p>
      <text:p text:style-name="P4">
On Wednesday, in the Canadian capital Ottawa, the strong haze shrouded over the Gothic building of Parliament and the Canadian parliament building, which made people feel that the entire country has been surrounded.</text:p>
      <text:p text:style-name="P4">
advertise</text:p>
      <text:p text:style-name="P4">
Canada wildfires also spread to the United States. On Wednesday, smoke shrouded the Skyrim in New York City and turned the outline of the skyscraper into a ghost -like silhouette.</text:p>
      <text:p text:style-name="P4">
Climate research shows that more and more and more fierce fires occur in Canada are mainly due to high temperature and drought related to global warming.</text:p>
      <text:p text:style-name="P4">
Canada has the world's largest complete forest ecosystem. Many areas of the country have recently experienced drought and high temperatures, which may make trees easier to get angry, and make any other substances at the bottom of the bottom of the prince, pine needle, and forest ground more dry. They will hit the fire when the fire sweeps the forest.</text:p>
      <text:p text:style-name="P4">
<text:a xlink:type="simple" xlink:href="https://www.nytimes.com/2021/07/27/us/dixie-fire-what-to-know.html" text:style-name="Internet_20_link" text:visited-style-name="Visited_20_Internet_20_Link">
Wildfire expert</text:a>
Seeing signs of climate change from dry, hot, and longer fires, this makes these fires more extreme.</text:p>
      <text:p text:style-name="P4">
In the large area of North America, as the sun was blocked by smoke, the commuters walked on the street wearing a mask, and the school canceled the field teaching project. Stay indoors.</text:p>
      <text:p text:style-name="P4">
In Canada, wildfires have caused serious casualties, including driving tens of thousands of people. The unpredictability caused by the fire is very high, so the relevant departments of British Columbia are responsible for managing wildfires to warn local residents to prepare emergency luggage and formulate evacuation plans.</text:p>
      <text:p text:style-name="P4">
advertise</text:p>
      <text:p text:style-name="P4">
On Wednesday, millions of Canadians in Ottawa, Toronto and Montreal woke up and found that most of their cities are shrouded in smoke. The wildfire spreads to some remote provinces that have not been affected by the fire.</text:p>
      <text:p text:style-name="P4">
Canadian Prime Minister Justin Trudeau said hundreds of soldiers have been deployed across the country to assist the fire extinguishing. "Unfortunately, in the past few years, we have seen that the intensity of extreme weather events is increasing, and the impact on Canadians is also increasing. Essence</text:p>
      <text:p text:style-name="P4">
Throughout Wednesday, the cities in the northeast of the United States are shrouded in different yellow haze. Like doomsday, it has caused New York people to worry about climate change. · Adams issued a health warning.</text:p>
      <text:p text:style-name="P4">
In the most affected cities, including Bafafaro and Binfelon in northern New York State. The thick orange clouds have caused abnormal low temperatures in the area, and the situation in the entire Northeast region has also deteriorated. Schools in New York City and Washington have canceled outdoor activities on the day. In order to protect animals in advance, Philadelphia warned residents to stay indoors in order to protect animals.</text:p>
      <text:p text:style-name="P4">
The quality of smoke and bad air has also caused various cultural performances and sports events to be canceled, including the Yankees of Brenz and Philadelphia in the Philadelphia. As the smoke penetrated into the theater in New York City, the audience and performers were panicked. Broadway's "Hamilton" and "Hamlet in the Park" "Hamlet" both canceled the performance.</text:p>
      <text:p text:style-name="P4">
"People don't dare to take a strong smoke," said Rimi Eldus, a 40 -year -old resident of Blanx, for takeaway for Uber Eats and Doordash. "I think it's like the end of the world."</text:p>
      <text:p text:style-name="P4">
advertise</text:p>
      <text:p text:style-name="P4">
The Minister of Environmental Protection of the New York State Barzel Caigos said that the smog in New York may continue on Thursday and Friday and may last until the weekend. On Wednesday, he told reporters that cleaning up the sky requires God's actions. He said: "We will pray to rain in the north and pray for the change of wind direction."</text:p>
      <text:p text:style-name="P4">
Most parts of New York State are in air quality and health <text:a xlink:type="simple" xlink:href="https://www.dec.ny.gov/press/127831.html" text:style-name="Internet_20_link" text:visited-style-name="Visited_20_Internet_20_Link">
early warning</text:a>
In status, the alert will continue until Wednesday night.</text:p>
      <text:p text:style-name="P4">
As of Wednesday afternoon, the air quality index in New York City has exceeded 400, which is the worst level since the US Environmental Protection Administration has recorded air quality data since 1999.</text:p>
      <text:p text:style-name="P4">
Such reading shows that air is unhealthy to everyone, not just a vulnerable group. This is in Jakarta or <text:a xlink:type="simple" xlink:href="https://www.nytimes.com/interactive/2020/12/17/world/asia/india-pollution-inequality.html" text:style-name="Internet_20_link" text:visited-style-name="Visited_20_Internet_20_Link">
New Delhi</text:a>
It is typical to wait for the big haze cities, but it is unusual for New York City. For decades, state and federal law in New York have been promoting reduction of emissions and purifying air, especially in the middle and upper -level communities.</text:p>
      <text:p text:style-name="P4">
The scope and scale of Canadian wildfire highlights the challenge to extinguish the fire in a vast country. The emergency management of wild fire should be responsible for each of the ten provinces and three regions in Canada, but hundreds of fires from all over the country have made local resources stretched, making people once again call for the establishment of national fire protection services.</text:p>
      <text:p text:style-name="P4">
"It is rare to see so many wildfires in Canada at the same time," said Rob Stevezer, Executive Director of British Columbia's BC wildfire service agency. "In the past, all provinces can share resources, but now, considering the number of fires, this sharing is facing pressure."</text:p>
      <text:p text:style-name="P4">
advertise</text:p>
      <text:p text:style-name="P4">
New Democratic member Richard Campnings said that under frequent wildfire, national equipment reserves should be established as soon as possible, including the establishment of a firefighting aircraft team, which can be deployed to the disaster area at any time.</text:p>
      <text:p text:style-name="P4">
In an interview with reporters on Wednesday, Trudeau did not respond to the establishment of a national fire department, but he said that his government was considering establishing a federal disaster response. "We need to continue to ensure that when extreme weather comes, we must do everything possible to ensure the safety of the Canadian people. At the same time, we must ensure that everything may be predicted, protected and reactions before such disasters."</text:p>
      <text:p text:style-name="P4">
Firefighters from the United States, South Africa, France, Australia and New Zealand, as well as Canadian armed forces are supporting the overwhelming local fire brigade.The health department warns that smoke may cause many symptoms such as tingling, tears to cough, dizziness, chest pain, and palpitations. Some health officials suggested that residents wear protective masks, which aroused painful memories of the popular era.</text:p>
      <text:p text:style-name="P4">
Hogel in New York State said that the state government will take out 1 million N-95 masks from the reserve and distribute it in public places such as parks and subway stations.</text:p>
      <text:p text:style-name="P4">
advertise</text:p>
      <text:p text:style-name="P4">
Meteorologists estimate that due to the impact of the style, the smoke in Toronto, the largest city and the financial center in Canada, will deteriorate on Thursday. The Canadian Ministry of Environment reminds residents to prepare for the worse air.</text:p>
      <text:p text:style-name="P4">
In Ottawa, the city's Full -Football Team Ottawa Red Black Team has been trained indoors. In Toronto, the Blue Birds team announced that it will close the stadium ceiling during Wednesday night against the Houston Spaceman.</text:p>
      <text:p text:style-name="P4">
Wildfire is still leading to commercial losses, many mining companies <text:a xlink:type="simple" xlink:href="https://www.reuters.com/world/americas/wildfires-halt-mining-operations-canada-2023-06-06/" text:style-name="Internet_20_link" text:visited-style-name="Visited_20_Internet_20_Link">
stop operation in Quebec</text:a>
 。</text:p>
      <text:p text:style-name="P4">
On Monday in Campr, Chanluus, people are trying to extinguish the grass wildfires by the house. Darryl Dyck/The Canadian Press, ViansSociated Press</text:p>
      <text:p text:style-name="P4">
In the past few weeks, wildfires have caused oil and natural gas province British Columbia and Alberta to be uneasy. Alberta evacuated about 29,000 people and dropped to 3900 on Wednesday. Harry Fax, New Scancia, East Coast, Canada, forced more than 16,000 people to evacuate at the end of last month.</text:p>
      <text:p text:style-name="P4">
On Wednesday, in Ottawa, the 72 -year -old hot dog stall owner Pogdan Wozniak said worriedly that his business has always been affected by the weather, but the challenge brought by wildfire is nothing. "Smoke is coming, there is nothing to prepare," he said. "At most, we wear a mask."</text:p>
      <text:p text:style-name="P4">
"It's good to be able to return today," he said.</text:p>
      <text:p text:style-name="P4">
News Source: <text:a xlink:type="simple" xlink:href="https://cn.nytimes.com/world/20230608/canada-wildfires/" text:style-name="Internet_20_link" text:visited-style-name="Visited_20_Internet_20_Link">
https://cn.nytimes.com/world/20230608/canada-wildfires/</text:a>
</text:p>
      <!--NEWS-->
      <text:h text:style-name="P10" text:outline-level="1">
<text:span text:style-name="T4">
The survey found that Instagram is connected to the huge pedophile network (Free Version)</text:span>
</text:h>
      <text:p text:style-name="P4">
Author: Jeff Horwitz / Katherine Blunt</text:p>
      <text:p text:style-name="P4">
Publisher: 华尔街日报中文网</text:p>
      <text:p text:style-name="P4">
Published Time: 2023-06-08T03:35:00.000Z</text:p>
      <text:p text:style-name="P4">
Modified Time: 2023-06-08T03:35:00.000Z</text:p>
      <text:p text:style-name="P4">
Created Time: 2023-06-07T22:54:00.000Z</text:p>
      <text:p text:style-name="P4">
Description: According to the "Wall Street Journal" and Stanford University and the University of Massachusetts, researchers of Amemest University, the popular social media website Instagram under Meta helps connect and promote a huge account network. content.</text:p>
      <text:p text:style-name="P4">
Images: []</text:p>
      <text:p text:style-name="P4">
Categories: ['科技']</text:p>
      <text:p text:style-name="P4">
Keywords: SYND</text:p>
      <text:p text:style-name="P4">
Type: Article</text:p>
      <!--METADATA-->
      <text:p text:style-name="P4">
According to the Wall Street Journal(The Wall Street Journal)And Stanford University(Stanford University)With the University of Massachuset(University of Massachusetts Amherst)Researcher's survey, Metaplatforms(META)Its popular social media website Instagram helps connect and promote a huge account network, which are publicly committed to commissioning and purchasing minor human content.</text:p>
      <text:p text:style-name="P4">
News Source: <text:a xlink:type="simple" xlink:href="https://cn.wsj.com/articles/%E8%B0%83%E6%9F%A5%E5%8F%91%E7%8E%B0instagram%E8%BF%9E%E7%9D%80%E5%BA%9E%E5%A4%A7%E7%9A%84%E6%81%8B%E7%AB%A5%E7%99%96%E8%80%85%E7%BD%91%E7%BB%9C-6a64d2d3" text:style-name="Internet_20_link" text:visited-style-name="Visited_20_Internet_20_Link">
https://cn.wsj.com/articles/%E8%B0%83%E6%9F%A5%E5%8F%91%E7%8E%B0instagram%E8%BF%9E%E7%9D%80%E5%BA%9E%E5%A4%A7%E7%9A%84%E6%81%8B%E7%AB%A5%E7%99%96%E8%80%85%E7%BD%91%E7%BB%9C-6a64d2d3</text:a>
</text:p>
      <!--NEWS-->
      <text:h text:style-name="P10" text:outline-level="1">
<text:span text:style-name="T4">
Ukraine attacked Bachurut, and the United Nations warned the Khahofka dam to destroy the impact on global food security and Erdogan call for international investigations</text:span>
</text:h>
      <text:p text:style-name="P4">
Author: 半岛电视台＋通讯社</text:p>
      <text:p text:style-name="P4">
Publisher: Al Jazeera</text:p>
      <text:p text:style-name="P4">
Published Time: 2023-06-08T03:45:38</text:p>
      <text:p text:style-name="P4">
Modified Time: 2023-06-08T03:46:22</text:p>
      <text:p text:style-name="P4">
Description: The UN Secretary -General spokesman quoted the Food and Agricultural Organization that the destruction of the Carhofka Dam in southern Ukraine would have a negative impact on global food security. At the same time, Turkish President Erdogan called for an international investigation into the damage of the dam.</text:p>
      <text:p text:style-name="P4">
Images: ["<text:a xlink:type="simple" xlink:href="https://chinese.aljazeera.net/wp-content/uploads/2023/06/1-1686195247.jpg" text:style-name="Internet_20_link" text:visited-style-name="Visited_20_Internet_20_Link">
1-1686195247.jpg</text:a>
", "<text:a xlink:type="simple" xlink:href="https://chinese.aljazeera.net/wp-content/uploads/2023/06/2-1686195272.jpg" text:style-name="Internet_20_link" text:visited-style-name="Visited_20_Internet_20_Link">
2-1686195272.jpg</text:a>
", "<text:a xlink:type="simple" xlink:href="https://chinese.aljazeera.net/wp-content/uploads/2023/06/3-1686195277.jpg" text:style-name="Internet_20_link" text:visited-style-name="Visited_20_Internet_20_Link">
3-1686195277.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76" text:anchor-type="as-char" svg:width="6.9236in" svg:height="4.612736in" draw:z-index="0">
<draw:image xlink:href="../Images/Aljazeera Chinese/2023-06-08T03-45-38/1-1686195247.jpg" xlink:type="simple" xlink:show="embed" xlink:actuate="onLoad" draw:mime-type="image/jpeg"/>
</draw:frame>
Russia and Ukraine have accused each other on the damage of the Khahofka Dam(Reuters)UN Secretary -General spokesman Stephen Dugrik quoted food and agricultural organizations that the destruction of the Carhofka Dam in southern Ukraine would have a negative impact on global food security. At the same time, Turkish President Rejuep Tidip Erdogan called for an international investigation into the damage of the dam.</text:p>
      <text:p text:style-name="P4">
UN spokesman added that the flood caused by the damage of the Khahofka dam destroyed thousands of hectares of crops. And local authorities confirmed that the damage of the dam destroyed the irrigation systems in Diebero, Hermuson and Zapolo.</text:p>
      <text:p text:style-name="P4">
At the same time, Ukraine confirmed that its troops in the east of the country have changed from a defensive position to an offensive position. On Wednesday, June 7, it advanced to the city 200 to 1,100 meters in different regions.</text:p>
      <text:p text:style-name="P4">
On the other hand, Russian Ministry of Defense spokesman Igor Konacopov said his troops have frustrated 8 attempts to infiltrate its fortifications in Bachomut's defense and confirm that all Ukraine's attacks have failed.</text:p>
      <text:p text:style-name="P4">
Konarkov added that his national army shot down two Ukrainian fighters in Donetsk and Zapolo, and shot down more than 20 drones in other areas.</text:p>
      <text:p text:style-name="P4">
On the other hand, Russia's Belgo Rhodes Governor Viacuslav Grankov said that due to the bombing of Ukraine, a fire in a border city in Shebino.</text:p>
      <text:p text:style-name="P4">
Gradekov added that the Ukrainian army bombed the industrial area with 40 "Grad" missiles, and 20 shells fell in different blocks of the city.</text:p>
      <text:p text:style-name="P4">
<draw:frame draw:style-name="fr1" draw:name="Image77" text:anchor-type="as-char" svg:width="6.9236in" svg:height="3.894525in" draw:z-index="0">
<draw:image xlink:href="../Images/Aljazeera Chinese/2023-06-08T03-45-38/2-1686195272.jpg" xlink:type="simple" xlink:show="embed" xlink:actuate="onLoad" draw:mime-type="image/jpeg"/>
</draw:frame>
Overlooking the graphic card Hoffka Dam caused a large range of floods</text:p>
      <text:h text:style-name="P13" text:outline-level="4">
<text:span text:style-name="T4">
Ukraine denied</text:span>
</text:h>
      <text:p text:style-name="P4">
The Secretary of the National Security and Defense Commission of Ukraine Alexese Danilov denied the statement of Russian officials, and they claimed that Ukraine's counterattack had begun.</text:p>
      <text:p text:style-name="P4">
Dannlov said in an interview with Reuters, "It's not true. When will this start to be determined by our army. When we start to counterattack, everyone will know and see it."</text:p>
      <text:p text:style-name="P4">
He added that Russian officials mistakenly believed that Ukraine's advancement in certain areas of the front line was the beginning of a major action.</text:p>
      <text:p text:style-name="P4">
Danilov said that there was no doubt that Russia caused the destruction of the Khahofka Dam on the Hermone River on the Southern Hulmaton area on Tuesday, 6th. The region has been in occupation since the Russian war began.</text:p>
      <text:p text:style-name="P4">
<draw:frame draw:style-name="fr1" draw:name="Image78" text:anchor-type="as-char" svg:width="6.9236in" svg:height="3.894525in" draw:z-index="0">
<draw:image xlink:href="../Images/Aljazeera Chinese/2023-06-08T03-45-38/3-1686195277.jpg" xlink:type="simple" xlink:show="embed" xlink:actuate="onLoad" draw:mime-type="image/jpeg"/>
</draw:frame>
Demonstration diagram of the location of the Khahofka Dam on the Dieber River(Peninsula TV Station)</text:p>
      <text:h text:style-name="P13" text:outline-level="4">
<text:span text:style-name="T4">
Investigation Committee</text:span>
</text:h>
      <text:p text:style-name="P4">
In terms of politics, Turkish President Rejap Tidpei Erdogan and Ukrainian President Zelei and Russian President Putin had two calls.</text:p>
      <text:p text:style-name="P4">
In the contact with President Ukraine, Erdogan called for an international investigation committee on the Cahofka Dam.</text:p>
      <text:p text:style-name="P4">
On the other hand, Zeleiski said that he and Erdogan talked about the humanitarian and environmental consequences of Russia's "terrorist behavior" at the Khahofka Hydropower Station, including the Zapolo Reflection Power Station danger.</text:p>
      <text:p text:style-name="P4">
In Russia, the Kremlin said that President Vladimir Putin told his Turkish counterpart in the call that Kiev's bombing against the Khahova dam was Western instigasure and said that the move was "barbaric".</text:p>
      <text:p text:style-name="P4">
It is worth noting that the Khahofka Dam was built in the 1950s and has strategic value and is responsible for pulling the water into the North Crimea Canal. The canal starts from southern Ukraine and spans the entire Crimean Peninsula.</text:p>
      <text:p text:style-name="P4">
Hermuson's pro -Russian local authorities said that the damage of the dam was derived from the 4,000 people in the flood areas, and they were transferred to a temporary asylum. They also announced that due to the explosion of the dam, about 2,700 houses sank in floods.</text:p>
      <text:p text:style-name="P4">
President Ukraine once again pointed out that the destruction of the Carhofka Dam made hundreds of thousands of residents from getting drinking water.</text:p>
      <text:p text:style-name="P4">
Satellite images taken by Maxar Technology (Maxar Technology) showed that there was a large flood in southern Ukraine, and the dams and hydropower stations in the region were seriously damaged.</text:p>
      <text:p text:style-name="P4">
The company said that more than 2,500 square kilometers between the new Carhofka and the Diebero Bay is located in the southwest of Hermuson, overlooking the Black Sea. The image of the area shows that many towns and villages have flooded in the area.</text:p>
      <text:p text:style-name="P4">
These images show that houses and buildings are flooded in water, and many of them can only see roofs, and gardens, land and infrastructure are also flooded.</text:p>
      <text:p text:style-name="P4">
News Source: <text:a xlink:type="simple" xlink:href="https://chinese.aljazeera.net/news/war-in-ukraine/2023/6/8/%e4%b9%8c%e5%85%8b%e5%85%b0%e8%a2%ad%e5%87%bb%e5%b7%b4%e8%b5%ab%e7%a9%86%e7%89%b9%e8%81%94%e5%90%88%e5%9b%bd%e8%ad%a6%e5%91%8a%e5%8d%a1%e9%9c%8d%e5%a4%ab%e5%8d%a1%e5%a4%a7%e5%9d%9d%e6%af%81" text:style-name="Internet_20_link" text:visited-style-name="Visited_20_Internet_20_Link">
https://chinese.aljazeera.net/news/war-in-ukraine/2023/6/8/%e4%b9%8c%e5%85%8b%e5%85%b0%e8%a2%ad%e5%87%bb%e5%b7%b4%e8%b5%ab%e7%a9%86%e7%89%b9%e8%81%94%e5%90%88%e5%9b%bd%e8%ad%a6%e5%91%8a%e5%8d%a1%e9%9c%8d%e5%a4%ab%e5%8d%a1%e5%a4%a7%e5%9d%9d%e6%af%81</text:a>
</text:p>
      <!--NEWS-->
      <text:h text:style-name="P10" text:outline-level="1">
<text:span text:style-name="T4">
US officials: Brinken will visit China in the near future to ease the tension between China and the United States</text:span>
</text:h>
      <text:p text:style-name="P4">
Author: 半岛电视台, 法国媒体</text:p>
      <text:p text:style-name="P4">
Publisher: Al Jazeera</text:p>
      <text:p text:style-name="P4">
Published Time: 2023-06-08T03:46:09</text:p>
      <text:p text:style-name="P4">
Modified Time: 2023-06-08T03:46:09</text:p>
      <text:p text:style-name="P4">
Description: U.S. officials said that Secretary of State Anthony Brillin will go to China to talk to China in the next few weeks to ease the tension between the two countries. At the same time, the US ambassador to Beijing calls on China to return to military communication channels.</text:p>
      <text:p text:style-name="P4">
Images: ["<text:a xlink:type="simple" xlink:href="https://chinese.aljazeera.net/wp-content/uploads/2023/06/1-1686195679.png" text:style-name="Internet_20_link" text:visited-style-name="Visited_20_Internet_20_Link">
1-1686195679.png</text:a>
", "<text:a xlink:type="simple" xlink:href="https://chinese.aljazeera.net/wp-content/uploads/2023/06/1-1686195721.jpg" text:style-name="Internet_20_link" text:visited-style-name="Visited_20_Internet_20_Link">
1-1686195721.jpg</text:a>
"]</text:p>
      <text:p text:style-name="P4">
Topics: ['政治', '新闻']</text:p>
      <text:p text:style-name="P4">
Keywords: ['政治', '新闻', '中国', '美国']</text:p>
      <text:p text:style-name="P4">
Type: Article</text:p>
      <!--METADATA-->
      <text:p text:style-name="P4">
<draw:frame draw:style-name="fr1" draw:name="Image79" text:anchor-type="as-char" svg:width="6.9236in" svg:height="4.612736in" draw:z-index="0">
<draw:image xlink:href="../Images/Aljazeera Chinese/2023-06-08T03-46-09/1-1686195679.png" xlink:type="simple" xlink:show="embed" xlink:actuate="onLoad" draw:mime-type="image/png"/>
</draw:frame>
The balloon crisis caused Brinken to be canceled in February (Reuters)</text:p>
      <text:p text:style-name="P4">
U.S. officials said that Secretary of State Anthony Brillin will go to China to talk to China in the next few weeks to ease the tension between the two countries. At the same time, the US ambassador to Beijing calls on China to return to military communication channels.</text:p>
      <text:p text:style-name="P4">
Agence France -Presse quoted a US official who was unwilling to disclose the name that the upcoming visit was not determined.</text:p>
      <text:p text:style-name="P4">
The two largest economic powers in the world are trying to alleviate the tension caused by the US authorities in February due to the US authority monitoring Chinese balloon flying over its territory. The United States claims that the balloon has military spies, and Beijing responded that this is a meteorological deserture -deviating meteorum. Study balloons.</text:p>
      <text:p text:style-name="P4">
The US surveillance and shot down the balloon, resulting in the cancellation of Brinken's original visit to China at the time.</text:p>
      <text:p text:style-name="P4">
According to John Kobe, a spokesman for the National Security Council, a number of US officials recently held in Beijing involving "possible future visits" and "very helpful."</text:p>
      <text:p text:style-name="P4">
Cerbon told reporters, "I think you will see our future visit in the near future."</text:p>
      <text:p text:style-name="P4">
On the other hand, Vendant Patt, a US State Department spokesman, said that Daniel Kritebline, assistant Secretary of State Daniel Critebline, who is responsible for East Asian affairs, and Sara Berland, senior director of the National Security Council China Affairs, The "frank and fruitful talks".</text:p>
      <text:p text:style-name="P4">
A spokesman for the Ministry of Foreign Affairs added, "Our opinion is, whether in Washington or in Beijing, a face -to -face meeting or talks to promote talks, nothing better than this."</text:p>
      <text:p text:style-name="P4">
On the other hand, Wang Wenbin, a spokesman for the Chinese Ministry of Foreign Affairs, said that the current Sino -US relations are facing challenges, and the responsibility is not in China.</text:p>
      <text:p text:style-name="P4">
Wang Wenbin added that the United States should respect Beijing's core interests, and the United States should stop interfered in China's internal affairs and stop harming China's interests.</text:p>
      <text:p text:style-name="P4">
<draw:frame draw:style-name="fr1" draw:name="Image80" text:anchor-type="as-char" svg:width="6.9236in" svg:height="3.894525in" draw:z-index="0">
<draw:image xlink:href="../Images/Aljazeera Chinese/2023-06-08T03-46-09/1-1686195721.jpg" xlink:type="simple" xlink:show="embed" xlink:actuate="onLoad" draw:mime-type="image/jpeg"/>
</draw:frame>
The balloon incident caused a crisis between Washington and Beijing</text:p>
      <text:p text:style-name="P4">
In recent years, the tension between the United States and China has intensified due to a number of controversial topics, including the restrictions on the US President Biden's restrictions on exported semiconductor chips, as well as security issues and Taiwan issues.</text:p>
      <text:p text:style-name="P4">
The Taiwan issue is still one of the main reasons for the tight relations between China and the United States. China is increasing its actions to try to recover Taiwan, and the leaders of Taiwan have expressed strong opposition to this.</text:p>
      <text:p text:style-name="P4">
U.S. President Biden and Chinese President Xi Jinping were discussed extensively during the G20 summit held in Bali last November. The two leaders agreed to cooperate on some issues, but the balloon incident once again exacerbated the tension between the two countries.</text:p>
      <text:p text:style-name="P4">
News Source: <text:a xlink:type="simple" xlink:href="https://chinese.aljazeera.net/news/2023/6/8/%e7%be%8e%e5%9b%bd%e5%ae%98%e5%91%98%e5%b8%83%e6%9e%97%e8%82%af%e8%bf%91%e6%9c%9f%e5%b0%86%e8%ae%bf%e5%8d%8e%e4%bb%a5%e7%bc%93%e5%92%8c%e4%b8%ad%e7%be%8e%e4%b8%a4%e5%9b%bd%e7%b4%a7%e5%bc%a0" text:style-name="Internet_20_link" text:visited-style-name="Visited_20_Internet_20_Link">
https://chinese.aljazeera.net/news/2023/6/8/%e7%be%8e%e5%9b%bd%e5%ae%98%e5%91%98%e5%b8%83%e6%9e%97%e8%82%af%e8%bf%91%e6%9c%9f%e5%b0%86%e8%ae%bf%e5%8d%8e%e4%bb%a5%e7%bc%93%e5%92%8c%e4%b8%ad%e7%be%8e%e4%b8%a4%e5%9b%bd%e7%b4%a7%e5%bc%a0</text:a>
</text:p>
      <!--NEWS-->
      <text:h text:style-name="P10" text:outline-level="1">
<text:span text:style-name="T4">
Every week, current affairs analysis: NATO's offices in Tokyo may be stranded (Free Version)</text:span>
</text:h>
      <text:p text:style-name="P4">
Authors: ['为FT中文网撰稿']</text:p>
      <text:p text:style-name="P4">
Publisher: 英国《金融时报》</text:p>
      <text:p text:style-name="P4">
Time: 2023-06-08T03:51:29+00:00</text:p>
      <text:p text:style-name="P4">
Published Time: 2023-06-07T12:00:99+08:00</text:p>
      <text:p text:style-name="P4">
Modified Time: 2023-06-07T23:49:99+08:00</text:p>
      <text:p text:style-name="P4">
Description: Cao Xin: France does have the ability to put NATO into Asia. This is because the voting method of the North Atlantic Council is the whole principle of consistent. At the same time, France's diplomacy actually implements the dual -foreign minister system.</text:p>
      <text:p text:style-name="P4">
Images: ["<text:a xlink:type="simple" xlink:href="https://thumbor.ftacademy.cn/unsafe/picture/5/000183725_piclink.jpg" text:style-name="Internet_20_link" text:visited-style-name="Visited_20_Internet_20_Link">
000183725_pic...</text:a>
"]</text:p>
      <text:p text:style-name="P4">
Themes: ['法国', '关注']</text:p>
      <text:p text:style-name="P4">
Keywords: ['法国', '北约', '马克龙', '中法关系']</text:p>
      <text:p text:style-name="P4">
Type: Article</text:p>
      <!--METADATA-->
      <text:p text:style-name="P4">
<draw:frame draw:style-name="fr1" draw:name="Image81" text:anchor-type="as-char" svg:width="6.9236in" svg:height="4.617987in" draw:z-index="0">
<draw:image xlink:href="../Images/FT Chinese Free Version/2023-06-08T03-51-29-00-00/00018372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Recently, French President Macron denied the establishment of a office in Tokyo, which aroused widespread attention in the world. According to reports: Macron said at a meeting that NATO should not expand its tentacles to the North Atlantic region, and added: "If ... we promote the expansion of NATO expansion and geographical areas, we will make a big mistake. . "This statement aroused a great uproar, and more importantly, this actually made NATO's establishment office in Tokyo, which became complicated and would not go smoothly.</text:p>
      <text:p text:style-name="P4">
However, objectively speaking, France does have the ability to put NATO into Asia. On the one hand, this is because the voting method of the North Atlantic Council of NATO's decision -making agencies is the integration principle of the whole; on the other hand, French diplomacy is actually a double foreign minister system, and the French government and French president have each diplomatic team. This reality also makes it not easy for NATO to enter the Asian station.</text:p>
      <text:p text:style-name="P4">
<text:span text:style-name="T4">
 France has the ability to veto NATO resolution </text:span>
</text:p>
      <text:p text:style-name="P4">
Judging from the voting methods of the North Atlantic Council of NATO decision -making institutions and the military strength and political status of France in NATO, France is fully capable of rejected the resolution of NATO's entry into Asia.</text:p>
      <text:p text:style-name="P4">
First of all, from the decision -making voting method of the North Atlantic Council, the decision -making agency implements the principle of "all consistency", that is, the current 30 member states of NATO must agree with any decision -making. Through it, let alone a European country like France. Therefore, fundamentally, this decision -making mechanism, in the context of the current economic and trade relations between China and Europe, has a certain difficulty on issues involving China. Moreover Essence</text:p>
      <text:p text:style-name="P4">
Of course, if the United States go to NATO to do work, it may play a certain role, but this has little effect on small countries, and most NATO countries are small countries. Because the small country is different from a large country like France, it has a special sense of responsibility for NATO. At the same time, it is considered to consider the problem. You need to look forward to it. Once such a small country is determined to resolutely oppose it, the United States' restriction on this country is not as good as to the big country as much as a big country. Method.</text:p>
      <text:p text:style-name="P4">
In addition, French military strength is second only to the United States in NATO, and it often ranks first in Europe. It is a very important military force that NATO must rely on Europe. Especially: France emphasizes independence of national defense. It has the most complete national defense industry research and development system in Europe. Most of the key weapons have achieved independent research and development and independent production. Moreover The nuclear force of the trinity composed of airborne missiles is completely independent. In this context, France's right to speak among NATO member states is very large, and this will inevitably bring a broad political impact to France.</text:p>
      <text:p text:style-name="P4">
A French diplomatic authority once told the author: "Don't look at the secretary -general of NATO every day, he also works (for the United States), but offended France, his work must not be able to fight!"</text:p>
      <text:p text:style-name="P4">
Therefore, on the issue of the establishment of a office in Tokyo, France's influence is beyond doubt, and it has completely rejected the ability of this action.</text:p>
      <text:p text:style-name="P4">
As far as France's consideration of NATO's establishment of a office in Tokyo, Chinese factors are undoubtedly very important. According to international media reports, French officials who did not want to disclose their name last Monday said: The French government's hesitation of "NATO to Asia" is largely derived from the relationship between China, because according to commitment, the organization (NATO) should put the organization of this organization (NATO) should put the organization of this organization (NATO) should put the organization of this organization (NATO) should put the organization of this organization (NATO) should put the organization of this organization (NATO). The event is limited to acting in the North Atlantic framework. We cannot ask China to not break the rules of military aid Russia, and on the other hand, we "destroy" to stimulate China.</text:p>
      <text:p text:style-name="P4">
This conversation explanation: France and China have consensus on the development direction of NATO, and it is likely that there are even "commitments" and agreed.</text:p>
      <text:p text:style-name="P4">
<text:span text:style-name="T4">
 Countries that implement dual -foreign ministerial system </text:span>
</text:p>
      <text:p text:style-name="P4">
The reason why NATO's establishment of a office in Tokyo may be stranded, which is also related to the management mechanism of French diplomacy. France actually implemented a system similar to the "Double Foreign Minister" system, that is, the French government has the Ministry of Foreign Affairs and the Foreign Minister in charge of diplomatic work; however There is a working team serving this position. This "Presidential Foreign Affairs Consultant" and foreign ministers serve the diplomatic work of the president at the same time. Under this mechanism, the president's control of diplomacy is quite large.</text:p>
      <text:p text:style-name="P4">
According to French diplomatic authority, the author: "French Presidential Foreign Affairs Consultant" often has a huge impact on French president's diplomacy, especially at the policy level of French diplomacy. Its influence is sometimes greater than foreign ministers, especially in China.</text:p>
      <text:p text:style-name="P4">
I have met the "French Presidential Foreign Affairs Consultant" that Chinese is better than the author, and obviously feels that the French Ministry of Foreign Affairs officials who accompany him to meet the author are full of respect for the "foreign affairs consultant".</text:p>
      <text:p text:style-name="P4">
It is worth noting that Wang Yi, a member of the Political Bureau of the Communist Party of China and the director of the Central Foreign Affairs Office, said on June 5 with a phone call with French presidential foreign affairs consultant Bona. Fang's independent diplomatic tradition, European countries have also actively conducting conversation with China, and China expresses this. "</text:p>
      <text:p text:style-name="P4">
The report also said: Wang Yi believes that France will continue to pursue rational and active policies to China, and play a constructive role for the healthy and stable development of China -Europe relations. Thinking about cooperation, less rely on opponents, and work together to provide more stability for the world.</text:p>
      <text:p text:style-name="P4">
Obviously, "French’ s independent diplomatic traditions "and believe that" France will continue to pursue rational and active policies to China "explains: This" response call "is related to the set off office in Tokyo. China is affecting the French government. Decisions.</text:p>
      <text:p text:style-name="P4">
On the other hand, China Foreign Minister has not talked to French Foreign Ministers, which shows that China is walking along the orbit of the heads of state of the two heads, which leads to the greater power of "presidential foreign affairs consultant".</text:p>
      <text:p text:style-name="P4">
International media reports: Sources pointed out that unless NATO's internal opposition to their expansion policies, these very few factions are easily forced to compromise. However, public opinion commented on this: "Even if Macron is unable to change the result in the end, his decisive rejection will at least make NATO's process of establishing an office in Japan more difficult, and it will also convey a clear signal to NATO: if it is more aggressive in Asia in Asia There will be greater opposition to action. At present, not all European powers are willing to follow the United States to enter the Asia -Pacific. "</text:p>
      <text:p text:style-name="P4">
Obviously, in terms of Sino -French relations, Macron is affecting the "presidential foreign affairs consultant" or they are influenced.</text:p>
      <text:p text:style-name="P4">
_ (Note: The author is a policy researcher. This article only represents the author's personal point of view.</text:p>
      <text:p text:style-name="P4">
News Source: <text:a xlink:type="simple" xlink:href="http://www.ftchinese.com/story/001099898" text:style-name="Internet_20_link" text:visited-style-name="Visited_20_Internet_20_Link">
http://www.ftchinese.com/story/001099898</text:a>
</text:p>
      <!--NEWS-->
      <text:h text:style-name="P10" text:outline-level="1">
<text:span text:style-name="T4">
Volvo released a new pure electric SUV, aiming at the first car buyer (Free Version)</text:span>
</text:h>
      <text:p text:style-name="P4">
Author: William Boston</text:p>
      <text:p text:style-name="P4">
Publisher: 华尔街日报中文网</text:p>
      <text:p text:style-name="P4">
Published Time: 2023-06-08T03:55:00.000Z</text:p>
      <text:p text:style-name="P4">
Modified Time: 2023-06-08T03:55:00.000Z</text:p>
      <text:p text:style-name="P4">
Created Time: 2023-06-07T22:52:00.000Z</text:p>
      <text:p text:style-name="P4">
Description: Volvo is undergoing a re -bet, and intends to persuade consumers to buy electric vehicles with small size and low pricing pure electric SUV EX30.</text:p>
      <text:p text:style-name="P4">
Images: []</text:p>
      <text:p text:style-name="P4">
Categories: ['商业']</text:p>
      <text:p text:style-name="P4">
Keywords: SYND,LINK:EN|WP-WSJ-0000959535</text:p>
      <text:p text:style-name="P4">
Type: Article</text:p>
      <!--METADATA-->
      <text:p text:style-name="P4">
Volvo(Volvo)He is under the bet, and intends to persuade consumers to buy electric vehicles with a small -size and low -priced pure electric SUV.</text:p>
      <text:p text:style-name="P4">
News Source: <text:a xlink:type="simple" xlink:href="https://cn.wsj.com/articles/%E6%B2%83%E5%B0%94%E6%B2%83%E5%8F%91%E5%B8%83%E6%96%B0%E6%AC%BE%E7%BA%AF%E7%94%B5%E5%8A%A8suv-%E7%9E%84%E5%87%86%E9%A6%96%E6%AC%A1%E8%B4%AD%E8%BD%A6%E7%9A%84%E6%B6%88%E8%B4%B9%E8%80%85-9a6826b1" text:style-name="Internet_20_link" text:visited-style-name="Visited_20_Internet_20_Link">
https://cn.wsj.com/articles/%E6%B2%83%E5%B0%94%E6%B2%83%E5%8F%91%E5%B8%83%E6%96%B0%E6%AC%BE%E7%BA%AF%E7%94%B5%E5%8A%A8suv-%E7%9E%84%E5%87%86%E9%A6%96%E6%AC%A1%E8%B4%AD%E8%BD%A6%E7%9A%84%E6%B6%88%E8%B4%B9%E8%80%85-9a6826b1</text:a>
</text:p>
      <!--NEWS-->
      <text:h text:style-name="P10" text:outline-level="1">
<text:span text:style-name="T4">
Analysis of the number of Chinese college entrance examination questions: engage in personal worship violations of the party constitution</text:span>
</text:h>
      <text:p text:style-name="P4">
Author: None</text:p>
      <text:p text:style-name="P4">
Publisher: Radio Free Asia (Organization)</text:p>
      <text:p text:style-name="P4">
Published Time: 2023-06-08T04:13:00-04:00</text:p>
      <text:p text:style-name="P4">
Modified Time: 2023-06-08T13:12:51-04:00</text:p>
      <text:p text:style-name="P4">
Description: None</text:p>
      <text:p text:style-name="P4">
Videos: []</text:p>
      <text:p text:style-name="P4">
Audios: ["<text:a xlink:type="simple" xlink:href="https://www.rfa.org/mandarin/yataibaodao/kejiaowen/hcm1-060820230413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2.680103in" draw:z-index="0">
<draw:image xlink:href="../Images/rfamandarin/2023-06-08T04-13-00-04-00/000000.png" xlink:type="simple" xlink:show="embed" xlink:actuate="onLoad" draw:mime-type="image/png"/>
</draw:frame>
This year, "Xi Ji" [Network screenshot <text:a xlink:type="simple" xlink:href="https://www.rfa.org/mandarin/yataibaodao/kejiaowen/hcm1-06082023041300.html/@@stream" text:style-name="Internet_20_link" text:visited-style-name="Visited_20_Internet_20_Link">
Audio-Link: https://www.rfa.org/mandarin/yatabaodao/kejiaowen/hcm1-06082023041300.html/@stream</text:a>
In this year, China's college entrance examination debuted, and the national essay Volume B appeared "Xi Ji". The composition title once rushed to the hot search to become the focus of attention. Some analysts said that during the Xi era, the idea was extremely left, and the thoughts of Xi must enter the mind. There was a quotation of Xi on the college entrance examination composition, which is not worth a fuss.</text:p>
      <text:p text:style-name="P4">
<text:a xlink:type="simple" xlink:href="https://www.rfa.org/mandarin/yataibaodao/zhengzhi/hx2-04112023070604.html" text:style-name="Internet_20_link" text:visited-style-name="Visited_20_Internet_20_Link">
<text:span text:style-name="T4">
 Return to personal worship: the Central Committee of the Communist Party of China ordered the "Selection of Xi Jinping's Works" </text:span>
</text:a>
<text:span text:style-name="T4">
<text:span text:style-name="T5">
 <text:a xlink:type="simple" xlink:href="https://www.rfa.org/mandarin/yataibaodao/zhengzhi/ql2-09162019065635.html" text:style-name="Internet_20_link" text:visited-style-name="Visited_20_Internet_20_Link">
Chinese Confucian Confucius is integrated into Christian Xi to accept the Ten Commandments of the Bible</text:a>
</text:span>
* </text:span>
<text:span text:style-name="T5">
 <text:a xlink:type="simple" xlink:href="https://www.rfa.org/mandarin/yataibaodao/kejiaowen/ec-09012021070212.html" text:style-name="Internet_20_link" text:visited-style-name="Visited_20_Internet_20_Link">
Xi thought into the campus 140,000 "supervisors" to enter primary and secondary schools</text:a>
</text:span>
*</text:p>
      <text:p text:style-name="P4">
According to the Chinese official media CCTV, the Chinese college entrance examination Chinese subject examination has a total of 7 test papers this year. Among them, Beijing, Shanghai, and Tianjin's Chinese test paper independent propositions, composition questions are separated alone; other provinces are uniform The fate system includes 4 sets of national Volume A, Volume B, New Curriculum Standard, Volume II of the New Curriculum Standard, and 4 Chinese composition test questions.</text:p>
      <text:p text:style-name="P4">
Among them, the contents of the national volume B composition are selected from the two paragraphs of Xi Jinping's general secretary of the Communist Party of China, "Blowing out the lights of others will not make yourself more bright; blocking others will not make yourself further." " One flower is not spring, and the flowers are full of spring. "If there is only one kind of flowers in the world, even if such flowers are beautiful, it is monotonous.</text:p>
      <text:p text:style-name="P4">
The first paragraph comes from March this year. When Xi Jinping attended the conversation between the Communist Party of China and the high -level dialogue between the Chinese Communist Party, the country emphasized that the country in front should really help other countries to develop. "Blowing out the lights of others will not make yourself more bright; blocking others' way will not make yourself go further." In the second paragraph, when Xi Jinping delivered a speech at the Boao Forum for Asia in 2013, he quoted a paragraph of "The ancient and modern sages".</text:p>
      <text:p text:style-name="P4">
Cai Shenkun, a commentator from the United States, told this station that in the past few years, the Ministry of Education of China has tried to highlight Xi Jinping's individual in the college entrance examination, and some are special areas. But this year is Volume B, covering a wide range of coverage, accounting for half of the mountains and mountains.</text:p>
      <text:p text:style-name="P4">
"Candidates are mentally prepared, because Xi Jinping's words are the highest instructions now. High school students must involve his scope at the compulsory stage, especially the composition of Chinese projects, because now focusing on political education education." Cai Shenkun added supplemented Said.</text:p>
      <text:p text:style-name="Quotations">

<text:p text:style-name="P4">
On June 7, Xi Jinping's quotation historically entered the Chinese college entrance examination Chinese test questions. … [Pic.twitter.com/mg124ufcgy&gt;
]](https://t.co/Mg124UFcgy)&gt;
&gt;
 - Liberty Asia Radio(@RFA_Chinese)<text:a xlink:type="simple" xlink:href="https://twitter.com/RFA_Chinese/status/1666585321247588354" text:style-name="Internet_20_link" text:visited-style-name="Visited_20_Internet_20_Link">
 June 7, 2023&gt;
 </text:a>
<text:span text:style-name="T4">
 The second Cultural Revolution comes in different ways </text:span>
</text:p>

</text:p>
      <text:p text:style-name="P4">
"Xi Jinping and Xi Huning or Wang Huning have openly violated the Constitution and the Party Constitution, and prohibit all forms of personal worship. From this perspective, the second Cultural Revolution is coming."</text:p>
      <text:p text:style-name="P4">
Chen Pokong mentioned that in April this year, at a meeting of the Jiangsu Provincial Party Committee at a meeting of studying thoughts, he asked questions to party members and cadres, "Is it true that he has worked in the college entrance examination and the postgraduate entrance examination?" At that time, everyone I felt that the secretary of the provincial party committee was too silent, but I did not expect to turn into reality.</text:p>
      <text:p text:style-name="P4">
He believes that the Second Cultural Revolution is coming in different ways. "Now, in addition to network management, urban management, agricultural management, and recent cultural management, the college entrance examination examination does not need to be a fuss. It will be more outrageous in the future. This is just the beginning. "" "!</text:p>
      <text:p text:style-name="P4">
The "Educator" magazine of the Communist Party of China "Guangming Daily" found the middle school teacher to solve the problem. Among them, the teacher Chen Weixian from Beijing reminded the candidates, "The first is that General Secretary Xi Jinping emphasizes that any country pursues modernization, he should uphold it. The concept of unity and cooperation and common development, take the road to discussion and sharing and win -win. "</text:p>
      <text:p text:style-name="P4">
Another teacher Zhang Qizhou from Henan told the candidates that this question focuses on the fundamental task of "Lide Shuren". With the "Centennial Change Bureau" as the background, it will guide those who are thinking about the country. Times youth.</text:p>
      <text:p text:style-name="P4">
Chinese Leader Xi Jinping's work (Reuters) on the Chinese Leader Xi Jinping on the China International Import Expo (CIIE) <text:a xlink:type="simple" xlink:href="https://www.rfa.org/mandarin/yataibaodao/kejiaowen/hcm1-06082023041300.html/hcm0608.jpg" text:style-name="Internet_20_link" text:visited-style-name="Visited_20_Internet_20_Link">
</text:a>
<text:span text:style-name="T4">
 The CCP conducts ideological choices in the college entrance examination </text:span>
</text:p>
      <text:p text:style-name="P4">
Chen Pankong believes that if you do not answer the CCP's standards, it will not only have a low score or even zero points, but the dream of the college entrance examination will be destroyed. The college entrance examination is an important pass for young people's lives. It is a major moment when the carp leaps the dragon door. If you write different positions, even if the composition is better, it will still not be able to enter the university. This is a very clear signal. He said, "When speaking according to the party's caliber, he can get a high score to college. Therefore, when the Chinese Communist Party is choosing a college student, he is already carrying out ideological choices. It is for your personal ideological position to let you go to college."Hangzhou.com analyzes the title of Volume B's composition "one flower is not spring". "Today, in the future of various countries, the future and fate of various countries are closely linked, and different civilizations are tolerant and coexist, communicate and learn from each other. It has an irreplaceable role. "</text:p>
      <text:p text:style-name="P4">
Some public opinion believes that these two sentences are targeted at international relations and even imply that this is aimed at US -China relations. Baidu composition wrote in writing guidance. Students who usually care about national affairs can be cut in with national and world events, and their own views, such as mutual benefit and win -win open strategies, diversity of civilization, building a community of human destiny, and the community of human destiny, and as well as Explore the self -reliance and reference in the development of scientific and technological development with current affairs between China and the United States.</text:p>
      <text:p text:style-name="P4">
Cai Shenkun interpreted that these two words of Xi Xue show that China is now very confident. It seems that in the world already has the right to speak, challenging the so -called international rules in the United States in the past, "now it is exercising according to its own style."</text:p>
      <text:p text:style-name="P4">
Reporter: Huang Chunmei Responsible Editor: Xu Shuting, Chen Meihua, and Qingqing.com Editor: Hong Wei</text:p>
      <text:p text:style-name="P4">
News Source: <text:a xlink:type="simple" xlink:href="https://www.rfa.org/mandarin/yataibaodao/kejiaowen/hcm1-06082023041300.html" text:style-name="Internet_20_link" text:visited-style-name="Visited_20_Internet_20_Link">
https://www.rfa.org/mandarin/yataibaodao/kejiaowen/hcm1-06082023041300.html</text:a>
</text:p>
      <!--NEWS-->
      <text:h text:style-name="P10" text:outline-level="1">
<text:span text:style-name="T4">
Why is Germany falling into an economic recession?</text:span>
</text:h>
      <text:p text:style-name="P4">
Authors: ['']</text:p>
      <text:p text:style-name="P4">
Publisher: 英国《金融时报》</text:p>
      <text:p text:style-name="P4">
Time: 2023-06-08T05:05:51+00:00</text:p>
      <text:p text:style-name="P4">
Published Time: 2023-06-07T12:00:99+08:00</text:p>
      <text:p text:style-name="P4">
Modified Time: 2023-06-07T19:28:99+08:00</text:p>
      <text:p text:style-name="P4">
Description: Zhang Dongfang: In fact, Germany has largely alleviated the consequences of energy to Russia and high inflation, and there is no increase in unemployment rate.</text:p>
      <text:p text:style-name="P4">
Images: ["<text:a xlink:type="simple" xlink:href="https://thumbor.ftacademy.cn/unsafe/picture/6/000183186_piclink.jpg" text:style-name="Internet_20_link" text:visited-style-name="Visited_20_Internet_20_Link">
000183186_pic...</text:a>
"]</text:p>
      <text:p text:style-name="P4">
Themes: ['专栏', '德国经济', '关注']</text:p>
      <text:p text:style-name="P4">
Keywords: ['德国经济', '欧盟', '能源危机']</text:p>
      <text:p text:style-name="P4">
Type: Article</text:p>
      <!--METADATA-->
      <text:p text:style-name="P4">
<draw:frame draw:style-name="fr1" draw:name="Image86" text:anchor-type="as-char" svg:width="6.9236in" svg:height="4.604464in" draw:z-index="0">
<draw:image xlink:href="../Images/FT Chinese Free Version/2023-06-08T05-05-51-00-00/00018318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economic recession" was still landing. The official data released by the German Federal Bureau of Statistics on May 25 shows that the German economy has fallen into a recession. After the price, seasons and working days were adjusted, Germany fell 0.3%from the previous quarter of this year, a correction of the 0%growth forecast released in the previous month. In the fourth quarter of 2022, Germany's GDP fell 0.5%month -on -month. Here, Germany's GDP declined in two consecutive quarters and fell into the "technical recession" of economists. Germany has temporarily survived the energy crisis in the winter in the past, but unable to stop the economy from continuing to decline.</text:p>
      <text:p text:style-name="P4">
After 2000, the German economy has experienced two economic contractions under the financial crisis and the new crisis. In 2009, the German economy fell 5.7%and fell 3.7%in 2020. Between the two crises, Germany has experienced ten years of economic prosperity. Today, under the strikes of the epidemic and the Russian and Ukraine War, the German economy ushered in a dim prospective prospect.</text:p>
      <text:p text:style-name="P4">
However, the movement of the boots falling is still smaller than expected. In the summer of 2022, economic experts made a forecast of deep decline, with economic contraction of 4%to 6%. In this sense, Germany has actually alleviated the consequences of energy to Russia and high inflation, and there is no increase in unemployment rate. The worst situation in Germany, which was trapped in a gentle decline, did not make the tide.</text:p>
      <text:p text:style-name="P4">
Even if Germany launched a series of weight loss plans and energy price braking policies, consumption confidence is still downturn. In the first quarter of 2023, German private consumption expenditure decreased by 1.2%month -on -month, and consumption in food, drinks and shoes, decoration, and car was decreasing. The car can be traced back to this year's electric vehicle purchase subsidies. Government consumption expenditure also decreased by 4.9%month -on -month. However, construction investment and foreign trade have increased. In the first quarter of this year, the exports of goods and services increased by 0.4%month -on -month, especially in synthetic materials and metal products. Imports decreased by 0.9%, mainly due to the decrease in imports of mineral fuel.</text:p>
      <text:p text:style-name="P4">
While the German economy has fallen into a decline, the EU and some EU countries have increased their economies. After the price, seasons and working days were adjusted, the first quarter of the euro zone increased by 0.1%from the previous quarter, and the EU overall GDP increased by 0.2%month -on -month. Among EU member states with large economic volume, Italy and Spain have increased by 0.5%, and France is 0.2%, which only accounts for nearly 30%of the economic output of economic output in Europe in Europe.</text:p>
      <text:p text:style-name="P4">
Of course, compared with Germany, Spain and Italy have a greater impact on the epidemic, economic losses are heavier, and the economic recovery of these countries is greater. Under the energy crisis of the epidemic, unlike Spain's tourism industry, Germany's industry is impacted by the tension of supply chain and the energy crisis. Moreover, the EU countries have different dependence on Russia's energy. The German Economic Minister of Economic Minister Habeck believes that Germany's energy dependence on Russia is the most important reason for Germany to fall into economic decline.</text:p>
      <text:p text:style-name="P4">
Some economists also attribute deeper reasons to the position of Germany as industrial bases have been weakened. They call the two consecutive economic declines as the alarm bells to the industrial power. The German economy is currently facing the challenge of energy transformation, professional talents and labor shortage. While the Institute of Economic Research Institute of Economic Foreign Economic Forecast, Timowolmershäuser, while emphasizing the problem of labor shortage, also pointed out that the German automotive industry bears pinching from China and the United States. More leading technology produces in other countries, allowing Germany's production base status has been impacted. Volmershr said that the German model is under tremendous pressure.</text:p>
      <text:p text:style-name="P4">
Under the crisis, the German government conveyed optimistic signals on the one hand, and on the other hand, they were arguing internally due to large and small issues. Facing the media reporters, Prime Minister Tsurtz said that Germany is vigorously investing in green power construction, battery and chip factories, and Germany's economic prospects are very good. Treasury Secretary Lindona said that Germany was facing the danger of downgrading, so he also faced the turning point of the era of economic policies. He proposed to improve the speed of government planning and approval, improve the investment environment, and attract more professional talents.</text:p>
      <text:p text:style-name="P4">
With the establishment of a new traffic light government alliance in Germany at the end of 2021, Germany first entered the era of the Three -Party Alliance by the Boltity Alliance. In terms of crisis, the three -party alliance must be reached and more difficult. In terms of energy transformation, the Green Party advocated that through taxes for the rich to invest in climate protection, the Liberal Democratic Party, which advocates the free market and in charge of the Ministry of Finance, resolutely oppose it. For ordinary people, the biggest uneasy factor is heating transformation. German families do not know how huge expenditure is the next heating equipment replacement and improvement of energy renovation. According to RTL/NTVTRENDBAROMETER at the end of May, 76%of the interviewed people opposed the installation of new gas and fuel heating equipment from 2024. 85%did not believe that the draft heating law promoted by the Green Party was passed by the Federal House in early July. 57%of interviewees do not believe that any party can solve problems currently facing Germany.</text:p>
      <text:p text:style-name="P4">
The surge in living costs and the delayed heating transformation route brings great uncertainty to the family, and uncertainty often cracks down on consumer confidence. The GFK forecast of consumer research institutions predicts that the German consumer confidence index increased by 1.6 points to -24.2 points in June, reaching the highest value since April 2022. However, consumer emotions have continued to maintain their downturn since the epidemic and control in early 2020. Consumers are not sure what the German economy will be in the next few months. The forecast states that consumption will not become a driving force for economic growth in 2023.</text:p>
      <text:p text:style-name="P4">
Marceelfratzscher, director of the Institute of Economic Research, said that it was an unfair recession because the most impact was low -income people. A large part of the consumption expenditure of low -income groups is energy and food, and the price of energy and food is particularly increased, which seriously affects the quality of life of low -income people. According to the German Federal Bureau of Statistics, Germany's average inflation rate in 2022 was 6.9%. Vlash Sage pointed out that the inflation rate this year is estimated to be 6%, which will be significantly higher than the increase in wages and pensions. In the next year, the quality of life of low -income people will continue to decline.In 2023, the German economy will continue to bear the burden brought by the Russian -Ukrainian war, energy transformation and labor shortage, and it will be difficult.</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099895" text:style-name="Internet_20_link" text:visited-style-name="Visited_20_Internet_20_Link">
http://www.ftchinese.com/story/001099895</text:a>
</text:p>
      <!--NEWS-->
      <text:h text:style-name="P10" text:outline-level="1">
<text:span text:style-name="T4">
Chinese human rights lawyer Chang Weiping was sentenced to three and a half years in prison</text:span>
</text:h>
      <text:p text:style-name="P4">
Author: None</text:p>
      <text:p text:style-name="P4">
Publisher: Radio Free Asia (Organization)</text:p>
      <text:p text:style-name="P4">
Published Time: 2023-06-08T05:10:00-04:00</text:p>
      <text:p text:style-name="P4">
Modified Time: 2023-06-08T13:24:50-04:00</text:p>
      <text:p text:style-name="P4">
Description: None</text:p>
      <text:p text:style-name="P4">
Videos: []</text:p>
      <text:p text:style-name="P4">
Audios: ["<text:a xlink:type="simple" xlink:href="https://www.rfa.org/mandarin/yataibaodao/renquanfazhi/ec-0608202305100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88615in" draw:z-index="0">
<draw:image xlink:href="../Images/rfamandarin/2023-06-08T05-10-00-04-00/000000.png" xlink:type="simple" xlink:show="embed" xlink:actuate="onLoad" draw:mime-type="image/png"/>
</draw:frame>
China Rights Protection Lawyer Chang Weiping was sentenced to Twitter of the Chinese Human Rights Lawyer Group <text:a xlink:type="simple" xlink:href="https://www.rfa.org/mandarin/yataibaodao/renquanfazhi/ec-06082023051006.html/@@stream" text:style-name="Internet_20_link" text:visited-style-name="Visited_20_Internet_20_Link">
Audio-Link: https: //www.rfa.org/mandarin/yataibaODAO/renquanfazhi/EC-06082023051006.html/@@stream</text:a>
On Thursday, Chinese rights protection lawyer Chang Weiping was sentenced to three and a half years in prison for "subversion of state power" and deprived of political rights for two years. Chang Weiping's wife, Chen Zijuan, condemned the authorities' prosecutions and the judgment was unreasonable. Some lawyers pointed out that the case highlighted the Chinese authorities as a tool for political persecution.</text:p>
      <text:p text:style-name="P4">
<text:a xlink:type="simple" xlink:href="https://www.rfa.org/mandarin/yataibaodao/renquanfazhi/ec-04122023034853.html" text:style-name="Internet_20_link" text:visited-style-name="Visited_20_Internet_20_Link">
<text:span text:style-name="T4">
 Human rights lawyer involved in the "Xiamen gathering" case, Chang Weiping's wife, the husband is worried about her husband to be re -sentenced </text:span>
</text:a>
<text:span text:style-name="T4">
* <text:a xlink:type="simple" xlink:href="https://www.rfa.org/mandarin/yataibaodao/renquanfazhi/gf2-05042021081829.html" text:style-name="Internet_20_link" text:visited-style-name="Visited_20_Internet_20_Link">
Chang Weiping's suspected torture caused international attention to family members to proposed to claim a lawsuit and not accept it</text:a>
</text:span>
</text:p>
      <text:p text:style-name="P4">
Chinese human rights lawyer Chang Weiping attended the "Xiamen party" in 2019 and was charged with Xu Zhiyong, a well -known legal scholar who had been re -sentenced to the well -known legal scholar who had been sentenced to "subverting the state power". Chang Weiping's case was sentenced to the Fengxian Detention Center of Baoji City, Baoji City, Shaanxi.</text:p>
      <text:p text:style-name="P4">
Chang Weiping's wife, Chen Zijuan, told this station that although her husband's sentence was shorter than the same case Xu Zhiyong and Ding Jiaxi, they were sentenced to 14 years and twelve years in prison, but people involved in "Xiamen party" did not have a crime, sentence and sentence, sentence and sentence, sentence, and sentence Imprisonment cannot be accepted for a day.</text:p>
      <text:p text:style-name="P4">
Chen Zijuan: "For him, the three and a half -year and two -year deprivation of political rights, even compared to Xu Zhiyong and the Ding family, it looks a bit slightly slightly slightly slightly more absurd from beginning to end. I also judged more, and it shouldn't be given to him for a day. "</text:p>
      <text:p text:style-name="P4">
** Chang Weiping's wife is worried that her husband will still be free.</text:p>
      <text:p text:style-name="P4">
Chen Zijuan said that Chang Weiping had been detained and monitored for a long time before his sentence, and was worried about his physical condition. She said that the time to deduct Chang Weiping's detention should be full as soon as July next year. However, according to the practice of dealing with political prisoners and dissidents in Beijing in the past ten years, she was worried that her husband would not have real freedom after serving the sentence.</text:p>
      <text:p text:style-name="P4">
Chen Zijuan: "He is already the longest person in the detention center. His physical condition must be a problem that I am very concerned about. There is also a problem. In fact, the so -called deprivation of political rights means restricting his exit . From the usual practice of the CCP's political prisoners, they will restrict them. Even after the addition of their prison and depriving political rights, they are still difficult for them to have freedom and freedom of freedom without exit. , Also have been in a state of supervision. "</text:p>
      <text:p text:style-name="P4">
As for whether the appeal will be appealed, Chen Zijuan said that according to the agent lawyer, Chang Weiping is still considering that she will respect her husband's decision.</text:p>
      <text:p text:style-name="P4">
Chang Weiping, who was involved in the "Xiamen Conference Case", was accused of suspected "subverting the state power" and was officially arrested in March 2023. (Chen Zijuan Twitter Screenshot) <text:a xlink:type="simple" xlink:href="https://www.rfa.org/mandarin/yataibaodao/renquanfazhi/ec-06082023051006.html/ec0608.jpg" text:style-name="Internet_20_link" text:visited-style-name="Visited_20_Internet_20_Link">
</text:a>
?</text:p>
      <text:p text:style-name="P4">
Liu Shihui, a Chinese human rights lawyer who has been paying attention to the case, said that the sentence of Xu Zhiyong, Ding Jiaxi and Chang Weiping showed the barbaric of the CCP's laws. Although Chang Weiping had the right to appeal, the opportunity to change the original judgment was almost zero.</text:p>
      <text:p text:style-name="P4">
Liu Shihui: "If the appeal, it means to pass the scene anyway. In fact, everyone knows that this kind of conscience case will not change the judgment at all, that is, political persecution. The case has been sentenced for more than three years. I want to torture you in the detention center. Torture you to you, and then pronounce it. Because everyone knows that it is really hell in the detention center, and it is as good as the year. "</text:p>
      <text:p text:style-name="P4">
<text:span text:style-name="T4">
 Teng Biao: The authorities regard Xu Zhiyong and Ding Jiaxi as the main criminals </text:span>
</text:p>
      <text:p text:style-name="P4">
Teng Biao, a Chinese human rights lawyer in the United States, said that three people have been sentenced in the "Xiamen gathering" case, and once again proves that the law has become a tool for political persecution of the Chinese authorities. It can be seen from the difference between the three sentences of the three people.</text:p>
      <text:p text:style-name="P4">
Teng Biao: "The authorities should think that Xu Zhiyong and Ding Jiaxi played a leading role in the Xiamen case. But from a legal perspective, whether Xu Zhiyong, Ding Jiaxi, and Chang Weiping and other people in this case are . The sentence of their sentence and the crime of subverting the state power is completely a kind of political persecution, a rough violation of citizen rights and freedom.</text:p>
      <text:p text:style-name="P4">
Teng Biao believes that the case is a blow to human rights lawyers after the 709th arrest. The encounter of human rights lawyers can reflect the harsh human rights situation in China and the degree of retreat from the rule of law. In addition to continuing to pay attention to Xu Zhiyong, Ding Jiaxi and Chang Weiping, the international community must also pay attention to other defendants who have not been sentenced and the status of conscience of conscience in prison.</text:p>
      <text:p text:style-name="P4">
Reporter: Chen Zifei Editor: Chen Meihua, Xu Shuting, He Ping.com Edited: Hong Wei</text:p>
      <text:p text:style-name="P4">
News Source: <text:a xlink:type="simple" xlink:href="https://www.rfa.org/mandarin/yataibaodao/renquanfazhi/ec-06082023051006.html" text:style-name="Internet_20_link" text:visited-style-name="Visited_20_Internet_20_Link">
https://www.rfa.org/mandarin/yataibaodao/renquanfazhi/ec-06082023051006.html</text:a>
</text:p>
      <!--NEWS-->
      <text:h text:style-name="P10" text:outline-level="1">
<text:span text:style-name="T4">
Sexual violence: The mastermind behind the scenes of sexual assault on sexual assault</text:span>
</text:h>
      <text:p text:style-name="P4">
Author: https://www.facebook.com/bbcworldservice/</text:p>
      <text:p text:style-name="P4">
Publisher: BBC News 中文</text:p>
      <text:p text:style-name="P4">
Published Time: 2023-06-08T05:32:28.000Z</text:p>
      <text:p text:style-name="P4">
Modified Time: 2023-06-08T05:32:28.000Z</text:p>
      <text:p text:style-name="P4">
Description: Women who have encountered sexual assault on public transport in East Asia are also facing another risk: sexual assaulters secretly shooting the indecent process and placed the film on the Internet for sale. After more than a year of investigation, the BBC International Channel Survey Group "BBC's Eye" was undercover to expose behind the scenes of the scene through sexual violence.</text:p>
      <text:p text:style-name="P4">
Images: ["<text:a xlink:type="simple" xlink:href="https://ichef.bbci.co.uk/news/640/cpsprodpb/4904/production/_130029681_chikan_japan_37.jpg" text:style-name="Internet_20_link" text:visited-style-name="Visited_20_Internet_20_Link">
_130029681_ch...</text:a>
", "<text:a xlink:type="simple" xlink:href="https://ichef.bbci.co.uk/news/640/cpsprodpb/1FCD/production/_105914180_line976-nc.png" text:style-name="Internet_20_link" text:visited-style-name="Visited_20_Internet_20_Link">
_105914180_li...</text:a>
", "<text:a xlink:type="simple" xlink:href="https://ichef.bbci.co.uk/news/640/cpsprodpb/7014/production/_130029682_train.jpg" text:style-name="Internet_20_link" text:visited-style-name="Visited_20_Internet_20_Link">
_130029682_tr...</text:a>
", "<text:a xlink:type="simple" xlink:href="https://ichef.bbci.co.uk/news/640/cpsprodpb/9724/production/_130029683_cp_promo_noctis1.jpg" text:style-name="Internet_20_link" text:visited-style-name="Visited_20_Internet_20_Link">
_130029683_cp...</text:a>
", "<text:a xlink:type="simple" xlink:href="https://ichef.bbci.co.uk/news/640/cpsprodpb/7B71/production/_130010613_chikan_japan_nh_51.jpg" text:style-name="Internet_20_link" text:visited-style-name="Visited_20_Internet_20_Link">
_130010613_ch...</text:a>
", "<text:a xlink:type="simple" xlink:href="https://ichef.bbci.co.uk/news/640/cpsprodpb/E544/production/_130029685_cp_nuctus-lupus3.jpg" text:style-name="Internet_20_link" text:visited-style-name="Visited_20_Internet_20_Link">
_130029685_cp...</text:a>
", "<text:a xlink:type="simple" xlink:href="https://ichef.bbci.co.uk/news/640/cpsprodpb/C991/production/_130010615_chikan_japan_19.jpg" text:style-name="Internet_20_link" text:visited-style-name="Visited_20_Internet_20_Link">
_130010615_ch...</text:a>
", "<text:a xlink:type="simple" xlink:href="https://ichef.bbci.co.uk/news/640/cpsprodpb/13EC1/production/_130010618_chikan_japan_nh_17.jpg" text:style-name="Internet_20_link" text:visited-style-name="Visited_20_Internet_20_Link">
_130010618_ch...</text:a>
", "<text:a xlink:type="simple" xlink:href="https://ichef.bbci.co.uk/news/640/cpsprodpb/18184/production/_130029689_cp_maomi4.jpg" text:style-name="Internet_20_link" text:visited-style-name="Visited_20_Internet_20_Link">
_130029689_cp...</text:a>
"]</text:p>
      <text:p text:style-name="P4">
Videos: []</text:p>
      <text:p text:style-name="P4">
Tags: ['性别', '日本', '性暴力', '互联网', '女权', '性', '摄影', '女人', '妇女健康']</text:p>
      <text:p text:style-name="P4">
Type: Article</text:p>
      <!--METADATA-->
      <text:h text:style-name="P12" text:outline-level="3">
<text:span text:style-name="T4">
sex violence: exposed the behind -the -scenes of sexual assault on the website of sexual assault</text:span>
</text:h>
      <ul>
        <li>
Feng Zhaoyin, Aliaume Leroy, Chen Shanshan * BBC International Channel Survey Group "BBC Eye"</li>
      </ul>
      <text:p text:style-name="P4">
5:32 am on June 8, 2023![] <text:a xlink:type="simple" xlink:href="Images/BBC Chinese/2023-06-08T05-32-28.000Z/_130029681_chikan_japan_37.jpg" text:style-name="Internet_20_link" text:visited-style-name="Visited_20_Internet_20_Link">
</text:a>
Image source, noriko hayashi</text:p>
      <text:p text:style-name="P4">
Image adding text,</text:p>
      <text:p text:style-name="P4">
The filial son was sexually assaulted many times when he was teenage. She later launched the anti -"idiot" campaign, including the colorful badge. The badge reads: "‘ idiot ’is a crime!” People can express their attitudes towards “idiots” through wearing badges.</text:p>
      <text:p text:style-name="P4">
<text:span text:style-name="T4">
 Women who have encountered sexual assault on public transport in East Asia are also facing another risk: sexual assaults secretly shooting the indecent process and put the film on the Internet for sale. After more than a year of investigation, the BBC International Channel Survey Group "BBC's Eye" was undercover to expose behind the scenes of the scene through sexual violence. </text:span>
</text:p>
      <text:p text:style-name="P4">
<draw:frame draw:style-name="fr1" draw:name="Image90" text:anchor-type="as-char" svg:width="6.9236in" svg:height="0.022191in" draw:z-index="0">
<draw:image xlink:href="../Images/BBC Chinese/2023-06-08T05-32-28.000Z/_105914180_line976-nc.png" xlink:type="simple" xlink:show="embed" xlink:actuate="onLoad" draw:mime-type="image/png"/>
</draw:frame>
In the early peak time in Tokyo, the train car was crowded and shaking.</text:p>
      <text:p text:style-name="P4">
The 15 -year -old filial piety (pseudonym) is going to school, and she tries to hold the armrest in the car.</text:p>
      <text:p text:style-name="P4">
Suddenly, she felt that she touched her skirt with one hand. She thought someone accidentally hit her.</text:p>
      <text:p text:style-name="P4">
But the hand then grabbed her.</text:p>
      <text:p text:style-name="P4">
"At that time, I realized that I encountered 'idiots'," Xiaozi recalled.</text:p>
      <text:p text:style-name="P4">
The hand disappeared quickly in the crowd.</text:p>
      <text:p text:style-name="P4">
"I can't do anything," that day, Xiaozi cried to school.</text:p>
      <text:p text:style-name="P4">
It was the first time she was obscene on public transportation (Volkswagen Transport System), but after that, she repeatedly encountered sexual harassment on the train. On many nights, she washed her face with tears.</text:p>
      <text:p text:style-name="P4">
"I think my life has no hope."</text:p>
      <text:p text:style-name="P4">
Many women encounter obscenity in public places like filial piety. Some of them have to face another kind of infringement: the process of sexual assault is photographed, and the film is even sold online.</text:p>
      <text:p text:style-name="P4">
We found that three Chinese websites sold and produced thousands of sexual assault films.</text:p>
      <text:p text:style-name="P4">
Most of the films are exactly the same: a man shot and track a woman from the back. A few seconds later, he was obscene of the woman. The behavior of these men was hidden, and the victims did not seem to realize that they were being sexually assaulted.</text:p>
      <text:p text:style-name="P4">
After more than a year of investigation, we tracked behind the scenes behind this dark industry through sexual violence: a rock musician, a sociological graduate, and their cautious "leaders".</text:p>
      <text:h text:style-name="P12" text:outline-level="3">
<text:span text:style-name="T4">
"idiot": Japan's serious social problem</text:span>
</text:h>
      <text:p text:style-name="P4">
<draw:frame draw:style-name="fr1" draw:name="Image91" text:anchor-type="as-char" svg:width="6.9236in" svg:height="3.894525in" draw:z-index="0">
<draw:image xlink:href="../Images/BBC Chinese/2023-06-08T05-32-28.000Z/_130029682_train.jpg" xlink:type="simple" xlink:show="embed" xlink:actuate="onLoad" draw:mime-type="image/jpeg"/>
</draw:frame>
Image source, getty images</text:p>
      <text:p text:style-name="P4">
Image adding text,</text:p>
      <text:p text:style-name="P4">
Tokyo's subway trains sometimes become abnormally crowded.</text:p>
      <text:p text:style-name="P4">
The filial son encountered obscenity on the train to school almost every day. Due to fear and shame, she did not speak up when the victim. But every night, she will cover her mouth with a towel, and repeatedly practice how to drink a degenerate sexual assault person in front of the mirror: "This person is a" idiot "!"</text:p>
      <text:p text:style-name="P4">
"Idiot" is Japanese, which refers to sexual assault occurred in public places, especially the "salty pig hand" behavior on public transport. The word is also used to describe the criminals who have made this obscene behavior.</text:p>
      <text:p text:style-name="P4">
"Idiot" criminals usually start in a crowded place, using the victims to do not want to make trouble in public. In Japan, speaking is too directly frank, it may be regarded as a rude performance.</text:p>
      <text:p text:style-name="P4">
There are thousands of cases arrested every year due to the "idiot" behavior. However, more such crimes have not been discovered and punished. Mental Health Expert Saito Zhang Jia wrote a book about "idiot". He believes that only about 10 % of the victims will report to the police such crimes.</text:p>
      <text:p text:style-name="P4">
The Japanese police encouraged the victims and witnesses to speak, but the crime was far from being eradicated. The British and Canadian governments even reminded their citizens who are about to go to Japan to prevent them from "idiots".</text:p>
      <text:p text:style-name="P4">
Commodities and services with the theme of "idiots" are ubiquitous in the Japanese adult entertainment industry, and people are gradually accustomed to them. Adult films of "idiot" theme are one of the most popular pornographic films in Japan, and these films have also been spread to other countries in Asia.</text:p>
      <text:p text:style-name="P4">
In the Chinese world, the word "idiot" is becoming more and more widely known. In recent years, the crime of "salty pig hands" similar to "idiot" has also occurred.</text:p>
      <text:h text:style-name="P12" text:outline-level="3">
<text:span text:style-name="T4">
"idiot" website</text:span>
</text:h>
      <text:p text:style-name="P4">
A Chinese website called "can't stand" caught our attention.</text:p>
      <text:p text:style-name="P4">
This website sells real "idiots" obscenity short films. These films are filmed with mobile phones. The location is usually in public places where people are crowded, such as subways and buses. The film is filmed in East Asia, including Japan, South Korea, Taiwan and Hong Kong. Most of the films are shot in mainland China.</text:p>
      <text:p text:style-name="P4">
On this website, some short films are sold at a price of RMB. The website even allows users to customize sexual assaults.</text:p>
      <text:p text:style-name="P4">
We found two related sites on "unable to hold": "street shooting" and "idiot club", both selling the same type of film.</text:p>
      <text:p text:style-name="P4">
The website also has a Telegram group, with 4,000 members to share sexual assault skills in it.</text:p>
      <text:p text:style-name="P4">
A name has repeatedly appeared on these "idiots" websites: "Uncle Qi".</text:p>
      <text:p text:style-name="P4">
He was called "Great God" by the people in this community. There are no dozens of sexual assault films he signed. On Twitter, he publicly published a preview of website films, and there were more than 80,000 fans. But who is "Uncle Qi"?</text:p>
      <text:p text:style-name="P4">
We observed silently in that telegram group and found a clue. One day, a administrator sent several information, claiming that he had sex with a woman with "Uncle Qi".</text:p>
      <text:p text:style-name="P4">
He also posted a few photos, and there was a woman standing in a place that looked like a subway platform.</text:p>
      <text:p text:style-name="P4">
Within a few hours, we found this place: Ikebukuro Station in Tokyo.</text:p>
      <text:p text:style-name="P4">
There are more clues to bring us to Japan.</text:p>
      <text:p text:style-name="P4">
There is a PayPal account on the "Can't Hold", which is charged for yen payment. We found the registered mailbox of this account. When we entered the mailbox in the Google contact person, the displayed user avatar was a young man with exquisite makeup and exaggerated shapes.</text:p>
      <text:p text:style-name="P4">
Through reverse search, we found the man in the photo. His name is NOCTIS ZANG (Zang Xinyu), a 30 -year -old Chinese musician. He lived in Tokyo and was the lead singer of a heavy metal band called "TheVersus".</text:p>
      <text:p text:style-name="P4">
<draw:frame draw:style-name="fr1" draw:name="Image92" text:anchor-type="as-char" svg:width="6.9236in" svg:height="3.894525in" draw:z-index="0">
<draw:image xlink:href="../Images/BBC Chinese/2023-06-08T05-32-28.000Z/_130029683_cp_promo_noctis1.jpg" xlink:type="simple" xlink:show="embed" xlink:actuate="onLoad" draw:mime-type="image/jpeg"/>
</draw:frame>
Image source, Google</text:p>
      <text:p text:style-name="P4">
Image adding text,</text:p>
      <text:p text:style-name="P4">
Through reverse search, we found the man in the photo. His name is NOCTIS ZANG (Zang Xinyu), a 30 -year -old Chinese musician (the picture shows Noctis Zang's Facebook picture).In early 2022, the photographer of "The Versus" posted on Weibo that NOCTIS and another member of the band Lupus Fu (Fu Yan) created the "yellow website" together.</text:p>
      <text:p text:style-name="P4">
The photographer also posted some laptop photos, including some accounting accounts and notes similar to the category of website videos. He said these notes were written by Noctis. He also released a video, which seemed to be a NOCTIS web browsing record, including the "idiot club" and "street shooting" pages, as well as the "unable to top" management center.</text:p>
      <text:p text:style-name="P4">
Is this rock musician might be "Uncle Qi"?</text:p>
      <text:h text:style-name="P12" text:outline-level="3">
<text:span text:style-name="T4">
website administrator</text:span>
</text:h>
      <text:p text:style-name="P4">
Our undercover reporter "Ian" contacted NOCTIS as a music agent and asked him to meet in a high -end rooftop bar in Tokyo.</text:p>
      <text:p text:style-name="P4">
They talked about music first, but the topic slowly turned. When Ian said his company had made adult movies before, NOCTIS seemed interested.</text:p>
      <text:p text:style-name="P4">
The two of them met many times and celebrated NOCTIS's birthday together.</text:p>
      <text:p text:style-name="P4">
NOCTIS introduced Ian to know his band member Lupus. Lupus is also a Chinese, and he studied sociology in Japan before.</text:p>
      <text:p text:style-name="P4">
Ian said his company plans to invest in pornographic websites in Japan, and he asked them if they had contacted the business.</text:p>
      <text:p text:style-name="P4">
NOCTIS frankly said that he had "a little contact a little bit" before. His friend "Cat" founded his pornographic website and sold the "niche content" related to "subway" on it.</text:p>
      <text:p text:style-name="P4">
IAN lightly mentioned the website "Can't Top Top".</text:p>
      <text:p text:style-name="P4">
<draw:frame draw:style-name="fr1" draw:name="Image93" text:anchor-type="as-char" svg:width="6.9236in" svg:height="4.240705in" draw:z-index="0">
<draw:image xlink:href="../Images/BBC Chinese/2023-06-08T05-32-28.000Z/_130010613_chikan_japan_nh_51.jpg" xlink:type="simple" xlink:show="embed" xlink:actuate="onLoad" draw:mime-type="image/jpeg"/>
</draw:frame>
Image source, noriko hayashi</text:p>
      <text:p text:style-name="P4">
Image adding text,</text:p>
      <text:p text:style-name="P4">
Our undercover reporter Ian met with key figures related to one of the personal assault movies in a bar in Tokyo.</text:p>
      <text:p text:style-name="P4">
Lupus and Noctis laughed at the same time, and they replied, "That's a" cat "website!"</text:p>
      <text:p text:style-name="P4">
They revealed that the behind -the -scenes of the three "idiots" websites were a Chinese who was a "cat" and in Tokyo. According to them, the "cat" has a weird personality and suspicious paranoia.</text:p>
      <text:p text:style-name="P4">
NOCTIS and Lupus also admit that they have served as administrators for these websites.</text:p>
      <text:p text:style-name="P4">
They talk about the business model of the website. "China is the most depressed place," Noctis said. "Some men are psychologically perverted, and they want to see these women's quilt." Lupus took over the stubble: "Det."</text:p>
      <text:p text:style-name="P4">
<draw:frame draw:style-name="fr1" draw:name="Image94" text:anchor-type="as-char" svg:width="6.9236in" svg:height="3.894525in" draw:z-index="0">
<draw:image xlink:href="../Images/BBC Chinese/2023-06-08T05-32-28.000Z/_130029685_cp_nuctus-lupus3.jpg" xlink:type="simple" xlink:show="embed" xlink:actuate="onLoad" draw:mime-type="image/jpeg"/>
</draw:frame>
Image adding text,</text:p>
      <text:p text:style-name="P4">
Photos of NOCTIS and Lupus by BBC reporters undercover.</text:p>
      <text:p text:style-name="P4">
Noctis revealed that he uploaded more than 5,000 films for the website. He was also responsible for receiving money for the website. He took 30%of the commission and transferred the remaining income to "cat".</text:p>
      <text:p text:style-name="P4">
Lupus said he was responsible for promoting sexual assault on Twitter. He also said that he could help introduce Ian to know "cats".</text:p>
      <text:h text:style-name="P12" text:outline-level="3">
<text:span text:style-name="T4">
"idiot" club</text:span>
</text:h>
      <text:p text:style-name="P4">
In a quiet back alley in Yokohama, Japan, a store decorated into a subway station is very eye -catching. The sign of the door summarizes the concept of this custom store: "legal 'idiot' train."</text:p>
      <text:p text:style-name="P4">
In this custom store called "peak time", customers can pay the experience of "idiots" legal.</text:p>
      <text:p text:style-name="P4">
Lian Xiuping, the manager of the store, welcomes us to "get on the car". "We let people do what they can't do outside. This is why they patronize here."</text:p>
      <text:p text:style-name="P4">
The shop is filled with clean and greasy taste. The private room is decorated as a train carriage, and the sound system can play the sound of the subway station. Even the member card in the store is exactly the same as the Japanese traffic card.</text:p>
      <text:p text:style-name="P4">
<draw:frame draw:style-name="fr1" draw:name="Image95" text:anchor-type="as-char" svg:width="6.9236in" svg:height="3.894525in" draw:z-index="0">
<draw:image xlink:href="../Images/BBC Chinese/2023-06-08T05-32-28.000Z/_130010615_chikan_japan_19.jpg" xlink:type="simple" xlink:show="embed" xlink:actuate="onLoad" draw:mime-type="image/jpeg"/>
</draw:frame>
Image source, noriko hayashi</text:p>
      <text:p text:style-name="P4">
Image adding text,</text:p>
      <text:p text:style-name="P4">
The "Peak Moment" Sexual Club is decorated like a train car, providing customers with the opportunity to realize the fantasy of public sex.</text:p>
      <text:p text:style-name="P4">
"I think men are necessary to vent in such a place, so that they can avoid rape," Mr. Lian Tian said.</text:p>
      <text:p text:style-name="P4">
But Japanese mental health expert Saito Zhangjia said that sexual crimes are not as simple as sexual desire.</text:p>
      <text:p text:style-name="P4">
He said that the desire to control women has driven most of the sexual criminals to commit crimes.</text:p>
      <text:p text:style-name="P4">
"They do not treat their victims as equal people, but materialize them," Said Saito Zhang Jia said.</text:p>
      <text:p text:style-name="P4">
After a year of sexual assault, the filial son decided to fight back one day.</text:p>
      <text:p text:style-name="P4">
In the crowded carriage, she felt that a hand reached into her skirt, and she immediately shouted: "This person is a" idiot "!" She grabbed the wrist of sexual assaults and gave him to the police.</text:p>
      <text:p text:style-name="P4">
The filial son finally brought the man to court, but he was only sentenced to probation, although he had been arrested many times before because of "idiot".</text:p>
      <text:p text:style-name="P4">
Xiaozi was disappointed with the results of the case. She began to carry out the anti -"idiot" campaign, including the colorful badge. The badge reads: "‘ idiot ’is a crime!” People can express their attitudes towards “idiots” through wearing badges.</text:p>
      <text:p text:style-name="P4">
"This is a warning for the offender," Xiaozi said. She is now 24 years old. The anti -"idiot" movement she supports has gradually grown. Now Japan has an annual anti -"idiot" badge design competition to open to high school students across the country.</text:p>
      <text:h text:style-name="P12" text:outline-level="3">
<text:span text:style-name="T4">
hamster</text:span>
</text:h>
      <text:p text:style-name="P4">
<draw:frame draw:style-name="fr1" draw:name="Image96" text:anchor-type="as-char" svg:width="6.9236in" svg:height="3.894525in" draw:z-index="0">
<draw:image xlink:href="../Images/BBC Chinese/2023-06-08T05-32-28.000Z/_130010618_chikan_japan_nh_17.jpg" xlink:type="simple" xlink:show="embed" xlink:actuate="onLoad" draw:mime-type="image/jpeg"/>
</draw:frame>
Image source, noriko hayashi</text:p>
      <text:p text:style-name="P4">
Image adding text,</text:p>
      <text:p text:style-name="P4">
Activists make anti -"idiot" badges to improve the public's understanding of sexual assault incidents on public transport.</text:p>
      <text:p text:style-name="P4">
According to Lupus, the character of "cat" is like hamsters.</text:p>
      <text:p text:style-name="P4">
"Human and animals are harmless, but be careful about everything, and sometimes it is easy to be excited."</text:p>
      <text:p text:style-name="P4">
Lupus is right. "Cat" repeatedly refused to meet Ian.</text:p>
      <text:p text:style-name="P4">
But on New Year's Eve in the Lunar New Year, our luck suddenly came. "Cat" agreed to meet at a karaoke club in Tokyo.</text:p>
      <text:p text:style-name="P4">
The club is filled with a strong smell of smoke. Some people sing Chinese popular songs, and the sound of guests touch the cup.</text:p>
      <text:p text:style-name="P4">
Those who come to the appointment are unexpected. It was a thin young man, wearing half -edged glasses, wearing a dark long trench coat. "Cat" looks like a college student. He said he was 27 years old.</text:p>
      <text:p text:style-name="P4">
Ian showed his interest in investing in the "Cat" website and asked him how the income of this business was.</text:p>
      <text:p text:style-name="P4">
"Our turnover is about 5,000 to 100,000 (RMB) per day," "Cat" proudly, and still showing the transaction details on mobile phones. "The amount is very stable."</text:p>
      <text:p text:style-name="P4">
Ian pretended to admire and mentioned the name "Uncle Qi".</text:p>
      <text:p text:style-name="P4">
"Cat" immediately admitted: "I am Uncle Qi.""Cat" has three "idiots" websites to provide sexual assault videos (the picture shows the sexual assault video website of the BBC reporter's undercover video.</text:p>
      <text:p text:style-name="P4">
But what surprised us was that he also revealed that "Uncle Qi" was not just a person.</text:p>
      <text:p text:style-name="P4">
"Cat" manages a 15 -person team, of which 10 of them produced a film in China under the name "Uncle Qi". Every month, "cats" received 30 to 100 pieces from them.</text:p>
      <text:p text:style-name="P4">
These films were immediately sold on three "idiots" websites, and "cats" acknowledged that he was the owner of these websites. There are more than 10,000 paid members on the website, most of which are Chinese men.</text:p>
      <text:p text:style-name="P4">
"The most important thing must be true, and it must be true," "Cat" said. He later told us that his website even sold real rape films.</text:p>
      <text:p text:style-name="P4">
When talking about his business, "cat" is like talking about a startup startup. He described his team "very hot" and "dare to go to break". He even said lightly that he was training other people to perform sexual assaults and shoot movies in public places.</text:p>
      <text:p text:style-name="P4">
But one thing he never mentioned: those women in his film seem to be worthless for him.</text:p>
      <text:h text:style-name="P12" text:outline-level="3">
<text:span text:style-name="T4">
Demonstrate "Cat"</text:span>
</text:h>
      <text:p text:style-name="P4">
We want to know the true identity of "cat". Ian met with "cat" again, and he revealed how he first came into contact with the industry.</text:p>
      <text:p text:style-name="P4">
Like many boys, "cats" liked Superman, Anime and Games when they were young. But when he was 14 years old, he started watching sexual assault on the Internet, and the content inside was not far from the films he was selling.</text:p>
      <text:p text:style-name="P4">
He knew that this business was not risky.</text:p>
      <text:p text:style-name="P4">
"Do you know why I am so cautious and only let myself operate? Because I can do it for so long, it is always safety first." In order to avoid the investigation of Chinese law enforcement agencies, he plans to join the Japanese nationality.</text:p>
      <text:p text:style-name="P4">
Although "cat" was so cautious, he made a mistake.</text:p>
      <text:p text:style-name="P4">
When Ian asked where to transfer the investment funds, the "cat" took out his bank card from his wallet and handed it to Ian.</text:p>
      <text:p text:style-name="P4">
There is his real name on the card: Tang Zhuoran (transliteration).</text:p>
      <text:p text:style-name="P4">
After that, we found his address in Tokyo and proposed our allegations to "cats".</text:p>
      <text:p text:style-name="P4">
When we approached him, he did not answer our inquiries, and tried to cover his face and walk in other directions. Then, he suddenly started to attack the camera and the BBC team.</text:p>
      <text:p text:style-name="P4">
Coincidentally, we saw "cats" at the airport the next day. He left Japan.</text:p>
      <text:p text:style-name="P4">
The Twitter account of "Uncle Qi" is still active, and it is still publicly promoting sexual assault. Twitter did not respond to our comment request. They only sent us a symbol of stool, which is an automatic reply from Twitter News mailboxes since March this year.</text:p>
      <text:p text:style-name="P4">
We put forward our allegations to NOCTIS and Lupus. They did not respond. During the reporting production, we learned that the two no longer cooperated with "cats".</text:p>
      <text:p text:style-name="P4">
On a gentle spring day, we reunited with filial piety and shared our investigations with her.</text:p>
      <text:p text:style-name="P4">
She was shocked. She said: "Our women are just the content of the film that satisfies their desire to them. They materialize us. They don't think we are living people."</text:p>
      <text:p text:style-name="P4">
Xiaozi advocated more severe laws to crack down on these crimes.</text:p>
      <text:p text:style-name="P4">
Japan is about to pass the first pushing method, which will prohibit films and photos containing sexual exploitation content without the consent. Actors are advocating the introduction of laws that severely punish "idiots".</text:p>
      <text:p text:style-name="P4">
Before that, filial piety would not give up lightly. "We won't cry and fall asleep."</text:p>
      <text:p text:style-name="P4">
_ 小 _ <text:span text:style-name="T5">
 _ </text:span>
, Tsuani Roma, Takahashi Yingjiang, Joel Gargat _ _ _ 吧 _</text:p>
      <text:p text:style-name="P4">
_ Lin Dianzi took most of the photos in this article. _ _ _ 吧 _</text:p>
      <text:p text:style-name="P4">
News Source: <text:a xlink:type="simple" xlink:href="https://www.bbc.com/zhongwen/simp/world-65840998" text:style-name="Internet_20_link" text:visited-style-name="Visited_20_Internet_20_Link">
https://www.bbc.com/zhongwen/simp/world-65840998</text:a>
</text:p>
      <!--NEWS-->
      <text:h text:style-name="P10" text:outline-level="1">
<text:span text:style-name="T4">
Interview: The college entrance examination system is not the root of China's "inner volume"</text:span>
</text:h>
      <text:p text:style-name="P4">
Author: None (Language: zh)</text:p>
      <text:p text:style-name="P4">
Publisher: None</text:p>
      <text:p text:style-name="P4">
Time: 2023-06-08T05:59:00Z</text:p>
      <text:p text:style-name="P4">
Description: The pressure of academic competition in Chinese teenagers is increasing, and the national unemployment rate of youth is also high. What are the factor in promoting the "inner volume" of Chinese society? Can everyone strive for privileges and strive to be the social mentality of "people"? Voice of Germany interviewed Professor Xiang Bi, Chinese director of the Institute of Social Anthropology, Germany.</text:p>
      <text:p text:style-name="P4">
Videos: []</text:p>
      <text:p text:style-name="P4">
Images: []</text:p>
      <text:p text:style-name="P4">
Subject: 文化经纬</text:p>
      <text:p text:style-name="P4">
Subjects: ['内卷', '竞争', '特权', '高考', '中国社会', '项飙', '人类学']</text:p>
      <text:p text:style-name="P4">
Keywords: ['意见反馈']</text:p>
      <text:p text:style-name="P4">
Id: 65852365</text:p>
      <!--METADATA-->
      <text:p text:style-name="P4">
<text:a xlink:type="simple" xlink:href="https://www.dw.com/zh/overlay/image/article/65852365/65846280" text:style-name="Internet_20_link" text:visited-style-name="Visited_20_Internet_20_Link">
 </text:a>
On June 7, outside a college entrance examination room in Beijing, students, parents, and teachers embraced each other before starting the test.</text:p>
      <text:p text:style-name="P4">
<text:span text:style-name="T4">
 Voice of Germany: <text:a xlink:type="simple" xlink:href="https://www.dw.com/zh/zh/人生忧患高考始考生已忧就业难/a-65858735" text:style-name="Internet_20_link" text:visited-style-name="Visited_20_Internet_20_Link">
The number of applicants for the college entrance examination in China hit a new high, nearly 13 million</text:a>
At the same time, the number released by the National Bureau of Statistics recently shows that <text:a xlink:type="simple" xlink:href="https://www.dw.com/zh/zh/毕业即失业-中国年轻人失业率居高不下/a-64834417" text:style-name="Internet_20_link" text:visited-style-name="Visited_20_Internet_20_Link">
National Youth unemployment rate</text:a>
It has reached </text:span>
<text:span text:style-name="T4">
 20.4%</text:span>
 <text:span text:style-name="T4">
, and it is also the highest value since the record. From the perspective of these two figures, can the degree of internal volumes of Chinese society be intensified for a while? </text:span>
</text:p>
      <text:p text:style-name="P4">
Xiang Biao: The so -called inner roll is a fierce competition in the case of no large income, or in a lot of money to win a little return, or even a little return. What promotes this kind of competition is almost illusory hope. I think there will be an inflection point to a certain extent, and everyone may give up this unlimited competition. Of course, this will be gradual. It is impossible for all Chinese youths to do this together. We guess that this will start with the group with the least opportunities. They will "lie flat" first.</text:p>
      <text:p text:style-name="P4">
Back to these two numbers you mentioned: a clear conclusion is not the enhancement of the inner volume, but represents a depression and even disillusionment emotion. At least everyone's frustration will increase. The expansion of universities has been saturated, and the number of universities is unlikely to grow, and many high school graduates will not be able to get their ideal universities. If he entered a "two" universities, he would feel that his entire future was slim. In many examples, we see that they are immersed in depression and unwillingness throughout the university stage. Of course, there is another choice, which is to apply for graduate students, and some people even take the postgraduate entrance examination many times. Especially those "two" college students, they prepared for the postgraduate entrance examination very early, because they felt that there would be no good job opportunities. This "inner volume" is different from the past: they no longer think that "inner volumes" can bring back, but more and more trying to escape some setbacks. In other words, the driving force is not hope, but pressure. From a statistical point of view, many people must not get the expected returns in the end, so they have a sense of frustration and disillusionment. <text:a xlink:type="simple" xlink:href="https://www.dw.com/zh/zh/中国大学生找工作到底有多卷/a-65425013" text:style-name="Internet_20_link" text:visited-style-name="Visited_20_Internet_20_Link">
20%of young people can't find a job</text:a>
That is to say, there is no chance of the inner volume. How do they handle their lives? This will be a new problem.</text:p>
      <text:p text:style-name="P4">
In August 2022, a job exhibition in Beijing</text:p>
      <text:p text:style-name="P4">
<text:span text:style-name="T4">
 Voice of Germany: Chinese born in the 1970s and 1980s seem to be difficult to appreciate the fierce competition pressure faced by young people today. Although this is a subjective feeling, it is indeed a subjective feeling that many people have. Can you explain why this is? </text:span>
</text:p>
      <text:p text:style-name="P4">
Xiang Du: Inlea, this is related to the large -scale expansion of Chinese universities since 1999. Entering university is easier, but competition has become more intense. This involves a concept: Chinese -style internal rolls are very inclusive, which means that it is very "participation". Before the expansion of the Chinese university, the Chinese university is taking the elite education route. Although it is unfair, it has the function of promoting self -differentiation: everyone generally feels that only a few children are suitable for college, and most children should find another way. This is actually a bit like Germany. Of course, China's social mentality is still slightly different, and it is always a bit inferior to not being able to pass the university. But no matter what, no one will squeeze on the road. After the expansion of 1999, a kind of atmosphere was formed in the society. I felt that everyone should go to college. In addition, the universalization of the only child, the family's investment in children has increased significantly. This involves the issue of the Chinese economy, the gap between the rich and the poor. Parents can intuitively feel whether it can seize a high -quality job opportunity and enter the so -called "white -collar life", which will cause a very large difference in life quality. Due to the fear of further intensification of the division of the rich and the poor, parents will invest in their children at all, hoping that children can be admitted to a good university.</text:p>
      <text:p text:style-name="P4">
Migrant workers who are returning from Beijing on their way back(January 2021)<text:span text:style-name="T4">
 Voice of Germany: So, your main point is that the important reason for the extent of the inner volume and the greater competitive pressure is that the gap between the rich and the poor is widening? </text:span>
</text:p>
      <text:p text:style-name="P4">
Xiang Du: This is a very important part. But it should be pointed out that if we make an international comparison, we will find that most society is very unequal. In this context, how should the "inner volume" of Chinese society explain? If there is no inequality, of course, there will be no such fear and anxiety, nor will there be such unlimited investment. But only equality is not sufficient conditions. There are three points here: 1. China still has some socialist traditions; 2. The reform in the 1980s is inclusive, and the success of the society will benefit from progress. Therefore That is, everyone should benefit from development; 3. Although China's economic development is rapid, there is almost no improvement in social consciousness and tolerance for diversified value. This has caused the whole society to have a confidence, want to be admitted to a good university, live a life of urban white -collar workers, go to first -tier cities, and so on. If one billion people believe that there is only one good lifestyle, then this homogeneous thought will be disconnected from objective facts. Further analysis, in fact, this qualitative social consciousness formed by more than one billion people is essentially the awareness of a minority elite, making the remaining 90%of them think that they are not worth living in the current lifestyle. This has caused most people to be essentially dissatisfied with their current life. I call it a "suspended" state, that is, the negation of self. This is the main reason why the Chinese people are currently anxious. Everyone can do everything possible to live "the life of others."</text:p>
      <text:p text:style-name="P4">
<text:span text:style-name="T4">
 Voice of Germany: Everyone competes as "people"? </text:span>
</text:p>
      <text:p text:style-name="P4">
Xiang Du: Yes. All in all, everyone realized that the gap between the rich and the poor was increasing, but did not think about the reasons and solutions of the gap between the rich and the poor critical. Instead, they hope that they can benefit in this unequal environment. Others become "superior" instead of staying in the lower level in the unequal relationship. Everyone is constantly chasing becoming "people" without thinking about the reasons behind it, and not thinking about how to change their surrounding environment and change their lifestyle without thinking about "people". But it is impossible for everyone to become "people", so everyone is anxious.</text:p>
      <text:p text:style-name="P4">
</text:p>
      <text:p text:style-name="P4">
<text:span text:style-name="T4">
 Voice of Germany: How to change this situation? The gap between the rich and the poor and the mentality of striving to be the "people" seems to be difficult to solve. It is not easy for everyone to accept "lying flat" ... </text:span>
</text:p>
      <text:p text:style-name="P4">
Xiang Biao: The opposite of "Inner Volume" is not "<text:a xlink:type="simple" xlink:href="https://www.dw.com/zh/zh/中国年轻人拒绝加油干只想躺平了/a-57791341" text:style-name="Internet_20_link" text:visited-style-name="Visited_20_Internet_20_Link">
lying flat</text:a>
", At least it should not be" lying ", because hard work is still necessary. Abandoned" lying flat "is nothing to do. This is actually difficult. Only those who have multiple real estate in the first -tier cities. It can only be done by the square. And another "<text:a xlink:type="simple" xlink:href="https://www.dw.com/zh/zh/中国躺平族都是怎么想的/a-57814519" text:style-name="Internet_20_link" text:visited-style-name="Visited_20_Internet_20_Link">
lying flat</text:a>
"It is exit, I call it active" lying flat ", that is, not participating in this" inner roll "game, not cutting his head to fight for" people ". Thinking, finding a dignified lifestyle on the basis of resolving the livelihood, and doing things that you find them very interesting and others feel very interesting. The so -called "exit" is to find what you really want to do. Doing the ground. Maybe this will make people live relatively poor, but there will be no sense of emptiness and anxiety. Of course, how to live is a very microscopic thing and can only start from countless trivial matters. For speaking, it is difficult for me to understand China's economic policy, difficult to figure out the intention of the upper -level decision makers, and the idea of the intermediate executor, but at least one point is clear: simply rely on economic growth to give everyone hope, let everyone sully work hard to catch up, Train, this state can no longer be maintained. Now what everyone wants is a practical prospect, not the future of imagination. This is a grand theoretical proposition, which is not expressed for the time being. In short, China needs to change from material production to people -oriented production. This includes care, entertainment, art, education, leisure and other aspects, and issues related to "meaning" will become more and more important.</text:p>
      <text:p text:style-name="P4">
These issues actually have strong political meanings. In all times at the age of all economic development, social justice, etc., became the corner material issue in leisure. Today, the important degree of non -economic issues has increased significantly. It involves many problems, such as how people's energy is allocated? Human energy is actually the most important social resources. What are we willing to allocate our energy? In the age of increasingly higher material life, the problem of energy distribution will become more important. Therefore, I think that for the "inner volume", there is no direct solution, and it is impossible to solve it through a set of policies. The key is that everyone must consciously discuss and explore their own lifestyle. Self -change.</text:p>
      <text:p text:style-name="P4">
A middle school in Hangzhou(2018 data chart)<text:span text:style-name="T4">
 Voice of Germany: In other words, do you not think that through some reforms of the college entrance examination system to alleviate the "inner volume" of society? </text:span>
</text:p>
      <text:p text:style-name="P4">
Xiang Du: It is difficult to alleviate the "inner volume" through some technical adjustments for the college entrance examination system. Suppose we now give up completely <text:a xlink:type="simple" xlink:href="https://www.dw.com/zh/zh/中國高考登場習語錄入題-考生數創新高/a-65847010" text:style-name="Internet_20_link" text:visited-style-name="Visited_20_Internet_20_Link">
College Entrance Examination</text:a>
Instead, it is engaged in university independent propositions and students' initiative to apply.(https://www.dw.com/zh/zh/专家谈中国教育改革-减少考试减不了竞争压力/a-59077486)Essence At that time, there will be many companies that teach you how to write resumes. Some companies will organize middle school students to participate in volunteer activities and help you write the corresponding resumes. Because the Chinese people's awareness of universities is generally: university gives cultural capital; everyone will think of "I have entered Peking University and Tsinghua University, and the whole person is different." In Germany, universities do not have such a halo. I think this is a place where Germany has done better than other countries. Entering universities just show that this child is more suitable for theoretical thinking, which does not mean that superior is superior. In addition, Chinese society's hierarchical concept of university is deeply ingrained, and almost no social forces are found to oppose this hierarchy. The students who come out also strive to maintain this halo and strengthen the level of level. Paradoxically, the "two" universities and non -elite college students also have the psychology of worship of Peking University and Tsinghua University, and there is no autonomous discourse system.</text:p>
      <text:p text:style-name="P4">
This returns to the participation of the Chinese -style "inside roll" we said before. Everyone agrees with a concept of homogeneity, and is willing to arrange everything for the best and disadvantages of everything. Of course, this is not related to the power system. The significance of the existence of various universities is not what you are doing, but "I am better than you", "I am more halo than you." From the perspective of "energy distribution", the "entering aura" is the best mobilization of the Chinese mentality. As for the meaning of "entering the halo" itself, it is very meaningful to themselves, others, and society, few people have asked. If these things are not changed, no matter what test system, what is the most concerned about "entering the aura" what is used. With so many people in a single evaluation system, the competition must be very fierce and anxious.</text:p>
      <text:p text:style-name="P4">
Does Chinese companies expanding overseas will help alleviate domestic "internal rolls"?</text:p>
      <text:p text:style-name="P4">
<text:span text:style-name="T4">
 Voice of Germany: On social networking sites in China, we noticed that many netizens believe that the root cause of the "inside roll" of Chinese society is that the per capita economic resources are too small, so to change the rules of the international economic division of labor formulated by the old developed countries So as "cake bigger", solve the "inner roll" of Chinese society at the world. Does this say this? Will this cause the danger of Chinese -style "inside rolls" to overflow abroad? </text:span>
</text:p>
      <text:p text:style-name="P4">
Xiang Du: The so -called "overflow" risk, one is that after the Chinese people go abroad, bring the "inner volume" culture outside, forcing foreigners to only compete with "inner volume". Another is to force Africans or Europeans to "inside" to maintain competitiveness with the expansion of China's economic influence. The development of China's manufacturing industry has made the competition of global industries more intense. From this perspective, the "inner volume" seems to be really risky. But that is not the case. What happened in the economic field is that after the rise of China's industries, industries in various countries have entered the process of "subdivision" and "diversified", not "inner curl" competition. Although we have always said that the market economy is to compete, in fact competition is an unreasonable behavior. What everyone actually thinks is: "Why should I compete with you positively? I can find a way to do something else." So in fact, this is to avoid competition. For example, Chinese produce shoes, then other countries will quickly adjust to produce other products.</text:p>
      <text:p text:style-name="P4">
As for the young Chinese who "Run" to foreign countries, they don't want to "roll" "inner". We can see that Chinese in Germany generally appreciate the balance of life and work here.This extension: It is 100 % fallacy to expect to solve the contradiction between "wolves and less flesh" by taking foreign "meat" abroad. Looking back at history: After capitalism develops to a certain degree, the return on investment will decline, so the external expansion market will be used as a means to deal with crisis. However, in human history, almost all of this form of capitalist expansion has led to catastrophic consequences. And today's international community is no longer colonialism, and production capacity is not allowed without restrictions.</text:p>
      <text:p text:style-name="P4">
As for "dividing the global meat to China", what we actually see is that this has strengthened the domestic "internal roll". There are very few people who can benefit in the international market, and they do not know the "meat" that they take back to the people of the country, which will only be more irresponsible to Chinese society: in China, they are Without a profit, they ran. This is actually a global issue, and the same is true in Germany: <text:a xlink:type="simple" xlink:href="https://www.dw.com/zh/zh/德国人也爱躺平不求发财还仇富/a-57881422" text:style-name="Internet_20_link" text:visited-style-name="Visited_20_Internet_20_Link">
German multinational financial institutions, multinational speculators are poor in word of mouth in German society</text:a>
Essence These people are opportunists around the world. They have no "public" concept. They don't care about their lives. They just pursue the maximum benefits worldwide and are unwilling to share their benefits with others.</text:p>
      <text:p text:style-name="P4">
<text:span text:style-name="T5">
The interview is slightly deleted.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专访：高考制度并非中国-内卷-的根源/a-65852365" text:style-name="Internet_20_link" text:visited-style-name="Visited_20_Internet_20_Link">
https://www.dw.com/zh/专访：高考制度并非中国-内卷-的根源/a-65852365?maca=chi-rss-chi-all-1127-rdf</text:a>
</text:p>
      <!--NEWS-->
      <text:h text:style-name="P10" text:outline-level="1">
<text:span text:style-name="T4">
Polls: 60 % of the EU people are looking forward to the US -China Burst conflict</text:span>
</text:h>
      <text:p text:style-name="P4">
Author: None (Language: zh)</text:p>
      <text:p text:style-name="P4">
Publisher: None</text:p>
      <text:p text:style-name="P4">
Time: 2023-06-08T06:17:00Z</text:p>
      <text:p text:style-name="P4">
Description: What do Europeans look at the Taiwan Strait conflict? A polls released by the European think tank on Wednesday showed that more than 70 % of the EU people believe that it should reduce the dependence on the U.S. military. The statement of the Taiwan Strait should not be involved.</text:p>
      <text:p text:style-name="P4">
Videos: []</text:p>
      <text:p text:style-name="P4">
Images: []</text:p>
      <text:p text:style-name="P4">
Subject: 时政风云</text:p>
      <text:p text:style-name="P4">
Subjects: ['欧盟', '岛屿主权争端', '专题报道：全景观看“习马会”', '欧洲', '中国', '中共十九大', '德中关系', '俄罗斯入侵乌克兰']</text:p>
      <text:p text:style-name="P4">
Keywords: ['对华政策', '欧洲', '民调', '台海冲突', '中国', '俄乌战争']</text:p>
      <text:p text:style-name="P4">
Id: 65856502</text:p>
      <!--METADATA-->
      <text:p text:style-name="P4">
<text:a xlink:type="simple" xlink:href="https://www.dw.com/zh/overlay/image/article/65856502/62696986" text:style-name="Internet_20_link" text:visited-style-name="Visited_20_Internet_20_Link">
 </text:a>
The EU's position on the Taiwan Strait has attracted attention. The latest polls show that about a quarter of Europeans will support the United States in potential conflicts.</text:p>
      <text:p text:style-name="P4">
(Voice of Germany Chinese Network) The European Foreign Relations Committee (ECFR) released a poll on Wednesday (August) showing that nearly three -quarters of Europeans (74%) believed that <text:a xlink:type="simple" xlink:href="https://www.dw.com/zh/zh/馬克宏的歐洲願景真能實現嗎/a-65309253" text:style-name="Internet_20_link" text:visited-style-name="Visited_20_Internet_20_Link">
reduce military dependence on the United States</text:a>
, Improve Europe's own defense capabilities; most people also hope <text:a xlink:type="simple" xlink:href="https://www.dw.com/zh/zh/馬克宏與拜登通話-兩方聲明對台說法有落差/a-65391858" text:style-name="Internet_20_link" text:visited-style-name="Visited_20_Internet_20_Link">
maintain neutrality on the Taiwan issue</text:a>
Essence</text:p>
      <text:p text:style-name="P4">
The report surveyed from 11 EU countries, including France, Germany, Hungary, Italy, the Netherlands, Poland, Spain, Sweden, Denmark, Austria and Bulgaria. A total of 1,6168 respondents were held in April this year. The results show: "Europeans want to see the European Union more self -reliance in foreign policy and establish their own defense capabilities."</text:p>
      <text:p text:style-name="P4">
In terms of Taiwan -related issues, polls pointed out that if the United States and China broke out on the Taiwan issue, the average number of interviewees in the average of a quarter of the respondents hoped that their country or Europe would stand on the side of the United States, as high as the public advocated neutrality. Even the most people (about 30%) express that nearly half of the respondents will still choose to maintain neutrality.</text:p>
      <text:p text:style-name="P4">
In addition, 43%of the EU people believe that China is a "necessary partner", which is higher than positioning Beijing as "opponent" or "enemy" (35%). However, in the Russian -Ukraine issue, if Beijing decides to provide ammunition and weapons to Moscow, more EU people support sanctions in China (41%of 33%), even if it means that it will seriously damage its country's economy.</text:p>
      <text:p text:style-name="P4">
In terms of Chinese -funded shares, more than 50%of the respondents opposed Chinese funds to enter Europe, including bridges or ports (65%), technology companies (52%), and newspapers (58%) in its country.</text:p>
      <text:h text:style-name="P12" text:outline-level="3">
<text:span text:style-name="T4">
and Mark Hong's position consistent</text:span>
</text:h>
      <text:p text:style-name="P4">
As a result of polls, most European people and French President Emmanuel Macron coincided with previous stance on Sino -US relations and Taiwan issues.</text:p>
      <text:p text:style-name="P4">
In April of this year, Mark Hong publicly stated that the huge risk faced in Europe was "involved in the crisis that does not belong to us", including the differences in the US -China issue on the Taiwan issue. ](https://www.dw.com/zh/zh/不想當美國小弟專家指歐洲在戰略自主上沒有共識/a-65299420)Essence</text:p>
      <text:p text:style-name="P4">
"Europeans must answer a question is to raise Taiwan's tension in line with our interests? No." Macong told the US media Politico on April 9th, the worst situation is that Europe has become a "follower in Taiwan issues. "," Followed by the U.S. political agenda and China's excessive response "," Why should we follow the rhythm selected by others? "</text:p>
      <text:p text:style-name="P4">
Markho met with Xi Jinping in mid -April, and then called on the EU to avoid being involved in the US -China conflict due to Taiwan issues.</text:p>
      <text:p text:style-name="P4">
These remarks caused a lot of criticism at the time. German foreign affairs expert Norbert Röttgen told the German Radio that <text:a xlink:type="simple" xlink:href="https://www.dw.com/zh/zh/马克龙的战略自主被批孤立自己削弱欧洲/a-65269516" text:style-name="Internet_20_link" text:visited-style-name="Visited_20_Internet_20_Link">
Mark Hong's remarks "isolated yourself, weakened in Europe"</text:a>
<text:a xlink:type="simple" xlink:href="https://www.dw.com/zh/zh/媒体马克龙冯德莱恩在中国扮演红白脸/a-65246117" text:style-name="Internet_20_link" text:visited-style-name="Visited_20_Internet_20_Link">
And the position of Ursula von der Leyen, chairman of the European Commission, runs counter to</text:a>
Essence</text:p>
      <text:p text:style-name="P4">
At the end of March, Feng Delin said in a think tank event that peace and stability of the Taiwan Strait was of absolute significance, and did not support any party to unilaterally change the status quo by force.</text:p>
      <text:h text:style-name="P12" text:outline-level="3">
<text:span text:style-name="T4">
EU: Highly concerned about the Taiwan Strait</text:span>
</text:h>
      <text:p text:style-name="P4">
At the same time, the EU's Asia -Pacific Division Gunnar Wiegand, the EU's Ministry of Foreign Affairs, emphasized on the 8th that the EU and the United States also highly concerned about the Taiwan Strait.</text:p>
      <text:p text:style-name="P4">
Vigo said at a forum at the Center for Strategy and International Research (CSIS) that the EU has its own clear "No. 1 Middle" policy and should do everything possible to maintain the status quo to meet global interests. He also said that the United States -China re -establishing communication channels is absolutely essential.</text:p>
      <text:p text:style-name="P4">
In response, Kurtcampbell, the US White House Indian Affairs coordination officer, said in the same forum that the US dialogue door continued to open, but competition is still the leading framework of US -China relations. The United States will ensure "responsible competition", avoid differences between differences into opposites or convey a message of the new Cold War.</text:p>
      <text:h text:style-name="P12" text:outline-level="3">
<text:span text:style-name="T4">
In response to the dispute, Macron emphasized that the position of Taiwan is unchanged</text:span>
</text:h>
      <text:p text:style-name="P4">
(Politico, ECFR, Taiwan Central News Agency)</text:p>
      <text:p text:style-name="P4">
News Source: <text:a xlink:type="simple" xlink:href="https://www.dw.com/zh/民調：美中若為台爆衝突-6成歐盟人盼中立/a-65856502" text:style-name="Internet_20_link" text:visited-style-name="Visited_20_Internet_20_Link">
https://www.dw.com/zh/民調：美中若為台爆衝突-6成歐盟人盼中立/a-65856502?maca=chi-rss-chi-all-1127-rdf</text:a>
</text:p>
      <!--NEWS-->
      <text:h text:style-name="P10" text:outline-level="1">
<text:span text:style-name="T4">
Tokyo is expected to become a new global business center, but it must win (Free Version)</text:span>
</text:h>
      <text:p text:style-name="P4">
Authors: ['利奥•刘易斯']</text:p>
      <text:p text:style-name="P4">
Publisher: 英国《金融时报》</text:p>
      <text:p text:style-name="P4">
Time: 2023-06-08T06:23:15+00:00</text:p>
      <text:p text:style-name="P4">
Published Time: 2023-06-07T12:00:99+08:00</text:p>
      <text:p text:style-name="P4">
Modified Time: 2023-06-08T02:21:99+08:00</text:p>
      <text:p text:style-name="P4">
Description: Lewis: With the tension of US -China relations changed its financial layout, optimists believe that Tokyo is expected to benefit from it and become a new Asian financial center.</text:p>
      <text:p text:style-name="P4">
Images: ["<text:a xlink:type="simple" xlink:href="https://thumbor.ftacademy.cn/unsafe/picture/6/000183736_piclink.jpg" text:style-name="Internet_20_link" text:visited-style-name="Visited_20_Internet_20_Link">
000183736_pic...</text:a>
"]</text:p>
      <text:p text:style-name="P4">
Themes: ['观点', '金融中心', '关注']</text:p>
      <text:p text:style-name="P4">
Keywords: ['金融中心', '东京', '脱钩', '中美关系', '日本', '地缘政治', '红杉资本', '高端专享', '风险投资', '私募股权']</text:p>
      <text:p text:style-name="P4">
Type: Article</text:p>
      <!--METADATA-->
      <text:p text:style-name="P4">
<draw:frame draw:style-name="fr1" draw:name="Image105" text:anchor-type="as-char" svg:width="6.9236in" svg:height="3.894525in" draw:z-index="0">
<draw:image xlink:href="../Images/FT Chinese Free Version/2023-06-08T06-23-15-00-00/000183736_piclink.jpg" xlink:type="simple" xlink:show="embed" xlink:actuate="onLoad" draw:mime-type="image/jpeg"/>
</draw:frame>
The person in charge of a US venture capital fund called me, saying that he would come to Japan next month, which will be the first time he after many years. He needs to understand this place, and it must be fast. As an American investor, he cannot consider China -not now, maybe he can no longer be in the future. He believes that Tokyo is becoming "the second largest city in the Western world."</text:p>
      <text:p text:style-name="P4">
He and others who made similar predictions in recent weeks were excited about this attractive idea. Every new diplomatic friction between the United States and China around the semiconductor, and the decisions of a clear boundary between the world that seem to marked the world and the world that we think is familiar (such as the US Risk Investment Fund Capital Capital(Sequoia Capital)Decided from its Chinese business), which made this idea more attractive. But at the same time, Tokyo does not seem to believe this idea.</text:p>
      <text:p text:style-name="P4">
News Source: <text:a xlink:type="simple" xlink:href="http://www.ftchinese.com/story/001099899" text:style-name="Internet_20_link" text:visited-style-name="Visited_20_Internet_20_Link">
http://www.ftchinese.com/story/001099899</text:a>
</text:p>
      <!--NEWS-->
      <text:h text:style-name="P10" text:outline-level="1">
<text:span text:style-name="T4">
Free Version</text:span>
</text:h>
      <text:p text:style-name="P4">
Author: Yuka Hayashi</text:p>
      <text:p text:style-name="P4">
Publisher: 华尔街日报中文网</text:p>
      <text:p text:style-name="P4">
Published Time: 2023-06-08T06:50:00.000Z</text:p>
      <text:p text:style-name="P4">
Modified Time: 2023-06-08T06:50:00.000Z</text:p>
      <text:p text:style-name="P4">
Created Time: 2023-06-08T02:22:00.000Z</text:p>
      <text:p text:style-name="P4">
Description: U.S. President Biden promised to American steel workers during the election that after being elected, it would impose tariffs on steels from countries that failed to fulfill their climate obligations. But he has not fulfilled the promise.</text:p>
      <text:p text:style-name="P4">
Images: []</text:p>
      <text:p text:style-name="P4">
Categories: ['经济']</text:p>
      <text:p text:style-name="P4">
Keywords: SYND,LINK:EN|WP-WSJ-0000957550</text:p>
      <text:p text:style-name="P4">
Type: Article</text:p>
      <!--METADATA-->
      <text:p text:style-name="P4">
US President Biden(Joe bids)During the campaign, it promised to the American steel workers that after being elected, tariffs were imposed on steels from countries that failed to fulfill their climate obligations.</text:p>
      <text:p text:style-name="P4">
News Source: <text:a xlink:type="simple" xlink:href="https://cn.wsj.com/articles/%E7%BE%8E%E5%9B%BD%E5%8A%A0%E5%BE%81%E9%92%A2%E9%93%9D%E7%A2%B3%E6%8E%92%E5%85%B3%E7%A8%8E%E8%AE%A1%E5%88%92%E9%9A%9C%E7%A2%8D%E9%87%8D%E9%87%8D-dec08b56" text:style-name="Internet_20_link" text:visited-style-name="Visited_20_Internet_20_Link">
https://cn.wsj.com/articles/%E7%BE%8E%E5%9B%BD%E5%8A%A0%E5%BE%81%E9%92%A2%E9%93%9D%E7%A2%B3%E6%8E%92%E5%85%B3%E7%A8%8E%E8%AE%A1%E5%88%92%E9%9A%9C%E7%A2%8D%E9%87%8D%E9%87%8D-dec08b56</text:a>
</text:p>
      <!--NEWS-->
      <text:h text:style-name="P10" text:outline-level="1">
<text:span text:style-name="T4">
Before the byte beating, the senior management called the Communist Party of China to read the Hong Kong user data TIKTOK to refute all allegations</text:span>
</text:h>
      <text:p text:style-name="P4">
Author: https://www.facebook.com/bbcworldservice/</text:p>
      <text:p text:style-name="P4">
Publisher: BBC News 中文</text:p>
      <text:p text:style-name="P4">
Published Time: 2023-06-08T06:58:59.000Z</text:p>
      <text:p text:style-name="P4">
Modified Time: 2023-06-08T06:58:59.000Z</text:p>
      <text:p text:style-name="P4">
Description: The previous byte beating executive Yu Yingtao claimed in the document submitted by the US court that users who uploaded the relevant content of the demonstration event were identified and monitored by the company.</text:p>
      <text:p text:style-name="P4">
Images: ["<text:a xlink:type="simple" xlink:href="https://ichef.bbci.co.uk/news/640/cpsprodpb/1784/production/_130002060_b752302b243bcf22f5a50ba0eade87802840fe82.jpg" text:style-name="Internet_20_link" text:visited-style-name="Visited_20_Internet_20_Link">
_130002060_b7...</text:a>
", "<text:a xlink:type="simple" xlink:href="https://ichef.bbci.co.uk/news/640/cpsprodpb/A5F8/production/_129088424_gettyimages-1248379078.jpg" text:style-name="Internet_20_link" text:visited-style-name="Visited_20_Internet_20_Link">
_129088424_ge...</text:a>
"]</text:p>
      <text:p text:style-name="P4">
Videos: ["<text:a xlink:type="simple" xlink:href="https://www.bbc.com/ws/av-embeds/cps/zhongwen/simp/business-65841176/p0d8kj3g/zh-hans" text:style-name="Internet_20_link" text:visited-style-name="Visited_20_Internet_20_Link">
zh-hans</text:a>
"]</text:p>
      <text:p text:style-name="P4">
Tags: ['技术新知', '抖音', '香港版国安法', '中國', '政治', '美国', '香港', '犯罪', '法律', '社交媒体']</text:p>
      <text:p text:style-name="P4">
Type: Article</text:p>
      <!--METADATA-->
      <text:h text:style-name="P12" text:outline-level="3">
<text:span text:style-name="T4">
Byte Before the beating</text:span>
</text:h>
      <ul>
        <li>
Peter Hoskins * BBC Business Affairs Reporter</li>
      </ul>
      <text:p text:style-name="P4">
6:58 am on June 8, 2023![] <text:a xlink:type="simple" xlink:href="Images/BBC Chinese/2023-06-08T06-58-59.000Z/_130002060_b752302b243bcf22f5a50ba0eade87802840fe82.jpg" text:style-name="Internet_20_link" text:visited-style-name="Visited_20_Internet_20_Link">
</text:a>
Image source, reuters</text:p>
      <text:p text:style-name="P4">
Image adding text,</text:p>
      <text:p text:style-name="P4">
TIKTOK claims it has 150 million U.S. users.</text:p>
      <text:p text:style-name="P4">
<text:span text:style-name="T4">
 Byte Betting (TIKTOK parent company) is accused of allowing members of the Communist Party of China (CCP) to obtain user data from Hong Kong civil rights and demonstrators. </text:span>
</text:p>
      <text:p text:style-name="P4">
Yintao Yu (transliteration) submitted by the US court claims that users who submitted to the US court will be identified and monitored by the company by the company who uploaded "related content related to demonstrations".</text:p>
      <text:p text:style-name="P4">
Yu Yingtao also said that some senior officials of the Communist Party of China can also read data from Tiktok users in the United States. The spokesperson of byte beating denied these allegations and called it "basically basically."</text:p>
      <text:p text:style-name="P4">
These allegations appeared in a lawsuit submitted by Yu Yingtao in the San Francisco High Court this week.</text:p>
      <text:p text:style-name="P4">
In the document, Yu Yingtao claims that the CCP has a committee in the company that can obtain "super user" certification. It is also known as the so -called "God certification" and can review all the data collected by "byte beating".</text:p>
      <text:p text:style-name="P4">
He said that these Communist Party committees are not byte -by -line mobilization employees, but they can move around the company's office in Beijing.</text:p>
      <text:p text:style-name="P4">
Yu Yingtao said that this is what company executives know. He served as an engineering director in the United States from August 2017 to 2018.</text:p>
      <text:p text:style-name="P4">
<draw:frame draw:style-name="fr1" draw:name="Image106" text:anchor-type="as-char" svg:width="6.9236in" svg:height="3.894525in" draw:z-index="0">
<draw:image xlink:href="../Images/BBC Chinese/2023-06-08T06-58-59.000Z/_129088424_gettyimages-1248379078.jpg" xlink:type="simple" xlink:show="embed" xlink:actuate="onLoad" draw:mime-type="image/jpeg"/>
</draw:frame>
Image source, getty images</text:p>
      <text:p text:style-name="P4">
<text:a xlink:type="simple" xlink:href="https://www.bbc.com/zhongwen/simp/world-65679761" text:style-name="Internet_20_link" text:visited-style-name="Visited_20_Internet_20_Link">
Tiktok filed a legal lawsuit on the comprehensive ban on the US Montana</text:a>
<text:span text:style-name="T5">
 <text:a xlink:type="simple" xlink:href="https://www.bbc.com/zhongwen/simp/business-65048060" text:style-name="Internet_20_link" text:visited-style-name="Visited_20_Internet_20_Link">
Key figures in the Tiktok American hearing, capital, capital capital</text:a>
</text:span>
 <text:a xlink:type="simple" xlink:href="https://www.bbc.com/zhongwen/simp/chinese-news-64062953" text:style-name="Internet_20_link" text:visited-style-name="Visited_20_Internet_20_Link">
"Cognitive War" worry vs to defend the value of democracy, will Taiwan completely block Douyin and TIKTOK</text:a>
* <text:a xlink:type="simple" xlink:href="https://www.bbc.com/zhongwen/simp/business-64948169" text:style-name="Internet_20_link" text:visited-style-name="Visited_20_Internet_20_Link">
Tiktok's young users of the United States disdain the Chinese threat theory</text:a>
His litigation documents said that after 2018, members of the Communist Party of China can use their "God Volume" to "determine and track Hong Kong protesters, civil rights activists and support protesters."</text:p>
      <text:p text:style-name="P4">
In 2014, large -scale protests broke out in Hong Kong, the so -called "umbrella movement", and people demanded that they have the right to vote for their own chief executives. Since then, the protesters have begun a series of smaller demonstration protests. In 2019, the protest of the "Anti -Repair" movement reached its peak. However, Beijing's severe "Hong Kong National Security Law" suppressed, which made Hong Kong's public protests almost extinct.</text:p>
      <text:h text:style-name="P12" text:outline-level="3">
<text:span text:style-name="T4">
tiktok refute</text:span>
</text:h>
      <text:p text:style-name="P4">
When the BBC contact the byte beating, a spokesman denied the allegations: "We firmly deny this complaint and have no current allegations and claims."</text:p>
      <text:p text:style-name="P4">
The company's spokesman also said that Yu Yingtao worked for less than a year in the company and during this period, he participated in a suspended application Flipagram: "It is strange that his work in Flipagram was in July 2018 In the five years after the termination, these allegations have never been proposed. His behavior is obviously to attract media attention. "</text:p>
      <text:p text:style-name="P4">
Image source, getty images</text:p>
      <text:p text:style-name="P4">
Image adding text,</text:p>
      <text:p text:style-name="P4">
Zhou Yinhe and his wife, Vivian Kao, attended the annual charitable party photo held by the New York Museum Academy of Arts in 2022.</text:p>
      <text:p text:style-name="P4">
Yu Yingtao's allegations appeared when Tiktok faced strict review worldwide.</text:p>
      <text:p text:style-name="P4">
In March of this year, Tiktok's CEO Zhou received a four -and -a -half -hour question at the US Congress hearing.</text:p>
      <text:p text:style-name="P4">
Zhou's capital was questioned by the US Democratic and Republican MPs at the hearing, which involved the data security and privacy issues of the application, as well as the company's connection with Beijing.</text:p>
      <text:p text:style-name="P4">
A Tiktok spokesman subsequently said that these members were "making superficial articles."</text:p>
      <text:p text:style-name="P4">
[Video-1-Link:/WS/AV-EMBEDS/CPS/ZHONGWEN/SIMP/Business-65841176/P0D8kj3g/ZH-HansS]](https://www.bbc.com/ws/av-embeds/cps/zhongwen/simp/business-65841176/p0d8kj3g/zh-hans)<text:span text:style-name="T4">
 Your equipment does not support playing multimedia materials </text:span>
 video plus injection text,</text:p>
      <text:p text:style-name="P4">
Previous bytes jumping employees tell how to make Chinese online censorship tools</text:p>
      <text:p text:style-name="P4">
In May this year, Montana became the first American state to fully ban all the audio and video sharing platforms in China. The ban will take effect in January 2024. The ban allows the application store to not provide Tiktok, but users who have already owned Tiktok continue to use Tiktok.</text:p>
      <text:p text:style-name="P4">
Tiktok has sued Montana, saying that the ban conflicts with the freedom of speech in the United States. Montana, which has just exceeded one million, has banned government equipment from loading Tiktok in December last year.</text:p>
      <text:p text:style-name="P4">
TIKTOK claims it has 150 million U.S. users. Although the user base has continued to expand in recent years, young people in their teens and 20s are the company's most loyal users.</text:p>
      <text:p text:style-name="P4">
News Source: <text:a xlink:type="simple" xlink:href="https://www.bbc.com/zhongwen/simp/business-65841176" text:style-name="Internet_20_link" text:visited-style-name="Visited_20_Internet_20_Link">
https://www.bbc.com/zhongwen/simp/business-65841176</text:a>
</text:p>
      <!--NEWS-->
      <text:h text:style-name="P10" text:outline-level="1">
<text:span text:style-name="T4">
China's college entrance examination composition is now "Xi Jinping's Quotations" requires candidates to "reflect thinking" according to the proposition</text:span>
</text:h>
      <text:p text:style-name="P4">
Author: https://www.facebook.com/bbcworldservice/</text:p>
      <text:p text:style-name="P4">
Publisher: BBC News 中文</text:p>
      <text:p text:style-name="P4">
Published Time: 2023-06-08T07:05:18.000Z</text:p>
      <text:p text:style-name="P4">
Modified Time: 2023-06-08T07:05:18.000Z</text:p>
      <text:p text:style-name="P4">
Description: Some netizens said, "The first feeling for me is to talk about Sino -US relations. The United States wants to do my best to hinder China's great rejuvenation and the process of adverse globalization will not be good for others."</text:p>
      <text:p text:style-name="P4">
Images: ["<text:a xlink:type="simple" xlink:href="https://ichef.bbci.co.uk/news/640/cpsprodpb/1763B/production/_130030859_gettyimages-1496637479.jpg" text:style-name="Internet_20_link" text:visited-style-name="Visited_20_Internet_20_Link">
_130030859_ge...</text:a>
"]</text:p>
      <text:p text:style-name="P4">
Videos: []</text:p>
      <text:p text:style-name="P4">
Tags: ['习近平', '中國', '教育概況']</text:p>
      <text:p text:style-name="P4">
Type: Article</text:p>
      <!--METADATA-->
      <text:h text:style-name="P12" text:outline-level="3">
<text:span text:style-name="T4">
China's college entrance examination composition first "Xi Jinping's quotation" requires candidates to "reflect thinking" according to the proposition</text:span>
</text:h>
      <text:p text:style-name="P4">
7:05 am on June 8, 2023![] <text:a xlink:type="simple" xlink:href="Images/BBC Chinese/2023-06-08T07-05-18.000Z/_130030859_gettyimages-1496637479.jpg" text:style-name="Internet_20_link" text:visited-style-name="Visited_20_Internet_20_Link">
</text:a>
Image source, getty images</text:p>
      <text:p text:style-name="P4">
Image adding text,</text:p>
      <text:p text:style-name="P4">
On June 7, 2023, Beijing candidates walked out of the examination room.</text:p>
      <text:p text:style-name="P4">
<text:span text:style-name="T4">
 China's annual university enrollment examination "college entrance examination" kicked off on Wednesday (June 7). In a Chinese test paper adopted by multiple provinces, the composition test quotes the speech of Chinese leader Xi Jinping, asking candidates to write a sense based on this. </text:span>
</text:p>
      <text:p text:style-name="P4">
This is the rare Chinese college entrance examination to incorporate the quotes of the current leaders into the college entrance examination composition. Previously, only the poems of the Chinese Communist Party's establishment of the political leader Mao Zedong have been on the test paper. Mao Zedong wrote a large number of poems during his lifetime, and was known as "thinkers" and "poetry giant" within the Communist Party of China. His poems such as "Qinyuan Chunxue" were included in Chinese middle school Chinese textbooks.</text:p>
      <text:p text:style-name="P4">
According to Chinese official media reports, in the college entrance examination, the national volume B composition test questions of the Ministry of Education were "blowing out the lights of others and will not make themselves more bright; "," One flower is not spring alone, and the flowers are full of spring. If there is only one kind of flower in the world, even if this flower is beautiful, it is monotonous. "As a summary, it is required to write an article in this way to reflect his own own. think.</text:p>
      <text:p text:style-name="P4">
The topic emphasizes that these two sentences are "General Secretary Xi Jinping's speech, and the general reason is spoken in vivid and vivid language."</text:p>
      <text:p text:style-name="P4">
<text:a xlink:type="simple" xlink:href="https://www.bbc.com/zhongwen/simp/chinese-news-63396910" text:style-name="Internet_20_link" text:visited-style-name="Visited_20_Internet_20_Link">
Xi Jinping’s CCP only revealed the front</text:a>
<text:span text:style-name="T5">
 <text:a xlink:type="simple" xlink:href="https://www.bbc.com/zhongwen/simp/world-57678921" text:style-name="Internet_20_link" text:visited-style-name="Visited_20_Internet_20_Link">
CPC century -old: how to deal with the 100 -year -old Communist Party of China</text:a>
</text:span>
 <text:a xlink:type="simple" xlink:href="https://www.bbc.com/zhongwen/simp/chinese-news-45802413" text:style-name="Internet_20_link" text:visited-style-name="Visited_20_Internet_20_Link">
Xi Jinping promotes the new program of the heat to continue to push the "approachable" in China</text:a>
<text:span text:style-name="T5">
 <text:a xlink:type="simple" xlink:href="https://www.bbc.com/zhongwen/simp/multimedia/2015/10/151023_vid_xi_factor_pt_1" text:style-name="Internet_20_link" text:visited-style-name="Visited_20_Internet_20_Link">
BBC documentary: Interpretation Xi Jinping (Part 1)</text:a>
</text:span>
 <text:a xlink:type="simple" xlink:href="https://www.bbc.com/zhongwen/simp/multimedia/2015/10/151025_vid_xi_factor_pt_2" text:style-name="Internet_20_link" text:visited-style-name="Visited_20_Internet_20_Link">
BBC documentary: Interpretation Xi Jinping (below)</text:a>
Public information shows that the first paragraph is from March this March, Xi Jinping's conversation issued by the Chinese Communist Party of China and the high -level dialogue between the Chinese Communist Party in Beijing.</text:p>
      <text:p text:style-name="P4">
The second paragraph is Xi Jinping's speech at the UNESCO Headquarters in March 2014. This sentence is used to promote the concept of "building a community of human destiny" proposed by the Chinese government.</text:p>
      <text:p text:style-name="P4">
Image source, getty images</text:p>
      <text:p text:style-name="P4">
Image adding text,</text:p>
      <text:p text:style-name="P4">
The areas used in this set of Chinese test questions include 12 provinces including Henan, Shanxi, Jiangxi, Jiangxi, Inner Mongolia, Xinjiang, and Shaanxi.</text:p>
      <text:p text:style-name="P4">
Image source, getty images</text:p>
      <text:p text:style-name="P4">
There are seven sets of test papers in Chinese college entrance examinations this year. Among them, there are four sets of test papers of the test center of the Ministry of Education, while Beijing, Tianjin, and Shanghai proposition on their own.</text:p>
      <text:p text:style-name="P4">
This set of national Volume B with the "Xizhiques" is a proposition of the Ministry of Education. The areas used include 12 provinces including Henan, Shanxi, Jiangxi, Inner Mongolia, Xinjiang, Shaanxi, etc., covering candidates widely.</text:p>
      <text:p text:style-name="P4">
In the social media that is reviewed in China, the title of this composition has aroused heated discussion among netizens. Some netizens said, "The first feeling for me is to talk about Sino -US relations. The United States wants to do my best to hinder China's great rejuvenation and the process of adverse globalization will not be good for others."</text:p>
      <text:p text:style-name="P4">
Some netizens in some overseas social media criticized the title of this composition as "political invasion education". Some people refer to them as "political statements".</text:p>
      <text:p text:style-name="P4">
Image source, getty images</text:p>
      <text:p text:style-name="P4">
Image adding text,</text:p>
      <text:p text:style-name="P4">
It is criticized that the title of this composition is to let students make "political statements".</text:p>
      <text:p text:style-name="P4">
Candidates are directly required to write the college entrance examination composition with leaders' quotations. In 2017, the two volumes of the country asked students to write a sense of writing the title, including Mao Zedong's poem "several characters, and seeing the present dynasty", and wrote a touch.</text:p>
      <text:p text:style-name="P4">
In recent years, China's propaganda departments have continuously strengthened their praise for Xi Jinping. As early as 2018, some TV stations launched variety shows about Xi Jinping's thoughts. For example, Hunan Satellite TV, which is famous for entertainment variety shows, broadcasts the TV Q &amp; A program "New Era Learning Conference", which has studied Xi Jinping's thoughts, and CCTV followed the "Ping" Language "close to the People -General Secretary Xi Jinping".</text:p>
      <text:p text:style-name="P4">
All localities have carried out theme education activities for learning "Xi Thought", and many universities have established Xi Jinping ideological research centers.</text:p>
      <text:p text:style-name="P4">
After Xi Jinping's third term began, senior officials also set off a wave of praise of Xi Jinping. After the release of "Xi Jinping's Works", Cai Qi, a member of the Political Bureau of the Communist Party of China and the Secretary of the Central Secretariat of the Political Bureau of the Communist Party of China, who is regarded as Xi Jinping, emphasized that he should promote Xi's thoughts to "into the mind into the heart."</text:p>
      <text:p text:style-name="P4">
Except for Volume B across the country, the other three national volumes of composition are "time", "good story", and "your own space".</text:p>
      <text:p text:style-name="P4">
In the local volume, the composition of the Shanghai volume is: "One person is willing to explore the strange world, just because of curiosity?" Guide candidates took a lot of praise again with the concept of "exploration".</text:p>
      <text:p text:style-name="P4">
Candidates from Beijing Volumes choose an article on "Endurance" or "appearance". The Tianjin Volume requires candidates to write the idea of "the mission and challenge of a generation with a generation, and the responsibility and responsibility of a generation of a generation."</text:p>
      <text:p text:style-name="P4">
News Source: <text:a xlink:type="simple" xlink:href="https://www.bbc.com/zhongwen/simp/chinese-news-65841963" text:style-name="Internet_20_link" text:visited-style-name="Visited_20_Internet_20_Link">
https://www.bbc.com/zhongwen/simp/chinese-news-65841963</text:a>
</text:p>
      <!--NEWS-->
      <text:h text:style-name="P10" text:outline-level="1">
<text:span text:style-name="T4">
Boss Trump, a former Boss Trump, challenged the campaign to challenge the campaign</text:span>
</text:h>
      <text:p text:style-name="P4">
Author: 联合早报 (Person)</text:p>
      <text:p text:style-name="P4">
Publisher: 联合早报 (Organization)</text:p>
      <text:p text:style-name="P4">
Published Time: 2023-06-08T07:21</text:p>
      <text:p text:style-name="P4">
Modified Time: 2023-06-08T08:24</text:p>
      <text:p text:style-name="P4">
Description: Former US Vice President Pence launched a campaign and competed with former President Trump as a nomination of the Republican Party of the United States Presidential Election in 2024. Burns strictly accused him of his former boss, saying that Trustch would never return to the White House. Bloomberg reported that Pence on Wednesday (June 7) in Aio ...</text:p>
      <text:p text:style-name="P4">
Videos: []</text:p>
      <text:p text:style-name="P4">
Audios: []</text:p>
      <text:p text:style-name="P4">
Images: []</text:p>
      <text:p text:style-name="P4">
Type: NewsArticle</text:p>
      <text:p text:style-name="P4">
Breadcrumbs: ['即时', '国际']</text:p>
      <text:p text:style-name="P4">
Keywords: ['美国', '彭斯', '特朗普', '美国总统选举']</text:p>
      <!--METADATA-->
      <text:p text:style-name="P4">
Former US Vice President Pence started the campaign, competing with former President Trump for 2024 <text:a xlink:type="simple" xlink:href="https://www.zaobao.com/keywords/mei-guo-zong-tong-xuan-ju" text:style-name="Internet_20_link" text:visited-style-name="Visited_20_Internet_20_Link">
US Presidential Election</text:a>
Republican nomination. Burns strictly accused him of his former boss, saying that Trustch would never return to the White House.</text:p>
      <text:p text:style-name="P4">
Bloomberg reported that Pence said on Wednesday (June 7) in the campaign declaration released near Demein, the capital of Aiwa, saying that Trump gave up conservative positions, split the country, and in January 6, 2021 In the Japanese Congress riot incident, he mistakenly requested him to violate his vowing for the US Constitution and overthrow the results of the 2020 election.</text:p>
      <text:p text:style-name="P4">
"Anyone who placed himself on the constitution should not be the president of the United States in the constitution, and anyone who requires others to put themselves on the constitution should not become the president of the United States." Aio Wazhou will take the lead in holding the Republican Party Meeting Meeting, which is also a place for Pence's campaign.</text:p>
      <text:p text:style-name="P4">
The former Indiana Federal Representative and former governor of the former 64 -year -olds have joined the list of Republican presidential candidates with more than 10 candidates and are also expanding. Dougburgum, Governor of North Dakota, also announced his election on Wednesday.</text:p>
      <text:p text:style-name="P4">
China News Agency quoted the US media that Pence submitted documents to the Federal Election Commission on the 5th to participate in the 2024 US presidential campaign.</text:p>
      <text:p text:style-name="P4">
Born in Indiana in 1959, he has been a federal member of the Indiana, Indiana Governor, and Vice President of the United States since 2001.</text:p>
      <text:p text:style-name="P4">
According to statistics, only six candidates in the history of the United States have successfully elected the president in the election, including the current US President Biden.</text:p>
      <text:p text:style-name="P4">
At present, Trump is still the most popular presidential candidate in the Republican Party. The Governor of Florida De Santis is regarded as the strongest opponent of Trump, but De Santis's strength is still a gap with Trump. Pence was put into the presidential election and did not change much to the competition of candidates in the Republican Party.</text:p>
      <text:p text:style-name="P4">
News Source: <text:a xlink:type="simple" xlink:href="https://www.zaobao.com.sg/realtime/world/story20230608-1402240" text:style-name="Internet_20_link" text:visited-style-name="Visited_20_Internet_20_Link">
https://www.zaobao.com.sg/realtime/world/story20230608-1402240</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8T07:27:44</text:p>
      <text:p text:style-name="P4">
Modified Time: 2023-06-08T14:05:12</text:p>
      <text:p text:style-name="P4">
Description: Ukraine said that the collapse of Hermone's huge Khahofka Dam caused at least three people to die, and the Russian -appointed authorities reported by the affected occupation area reported that at least 5 people died.</text:p>
      <text:p text:style-name="P4">
Images: ["<text:a xlink:type="simple" xlink:href="https://chinese.aljazeera.net/wp-content/uploads/2023/06/33-1686232929.jpg" text:style-name="Internet_20_link" text:visited-style-name="Visited_20_Internet_20_Link">
33-1686232929...</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12" text:anchor-type="as-char" svg:width="6.9236in" svg:height="4.781003in" draw:z-index="0">
<draw:image xlink:href="../Images/Aljazeera Chinese/2023-06-08T07-27-44/33-1686232929.jpg" xlink:type="simple" xlink:show="embed" xlink:actuate="onLoad" draw:mime-type="image/jpeg"/>
</draw:frame>
Zelei Sky inspecting the Ukrainian flood area</text:p>
      <ul>
        <li>
Russia said that after the collapse of the Khahofka dam, Ukraine was shelling the rescue staff in the occupied area of Hermuson, and just one day ago, <text:a xlink:type="simple" xlink:href="https://www.aljazeera.com/news/2023/6/8/russia-accused-of-shelling-rescue-workers-amid-dam-evacuations" text:style-name="Internet_20_link" text:visited-style-name="Visited_20_Internet_20_Link">
Kiev</text:a>
Moscow is accusing Moscow of the same war crime. * Ukraine said that Hermone's huge <text:a xlink:type="simple" xlink:href="https://www.aljazeera.com/news/longform/2023/6/7/before-and-after-satellite-images-show-kakhovka-dam-destruction" text:style-name="Internet_20_link" text:visited-style-name="Visited_20_Internet_20_Link">
Khahofka Dam</text:a>
The collapse caused at least three people to die, and the Russian -appointed authorities reported by the affected occupation area stated that at least 5 people died.</li>
      </ul>
      <text:p text:style-name="P4">
read more</text:p>
      <text:p text:style-name="P4">
News Source: <text:a xlink:type="simple" xlink:href="https://chinese.aljazeera.net/news/war-in-ukraine/liveblog/2023/6/8/%e4%bf%84%e7%bd%97%e6%96%af%e5%af%b9%e4%b9%8c%e5%85%8b%e5%85%b0%e6%88%98%e4%ba%89%e7%9a%84%e4%bb%8a%e6%97%a5%e5%8f%91%e5%b1%95-353" text:style-name="Internet_20_link" text:visited-style-name="Visited_20_Internet_20_Link">
https://chinese.aljazeera.net/news/war-in-ukraine/liveblog/2023/6/8/%e4%bf%84%e7%bd%97%e6%96%af%e5%af%b9%e4%b9%8c%e5%85%8b%e5%85%b0%e6%88%98%e4%ba%89%e7%9a%84%e4%bb%8a%e6%97%a5%e5%8f%91%e5%b1%95-353</text:a>
</text:p>
      <!--NEWS-->
      <text:h text:style-name="P10" text:outline-level="1">
<text:span text:style-name="T4">
Invest in artificial intelligence: hype and hope? (Free version)</text:span>
</text:h>
      <text:p text:style-name="P4">
Authors: ['西蒙•埃德尔斯滕']</text:p>
      <text:p text:style-name="P4">
Publisher: 英国《金融时报》</text:p>
      <text:p text:style-name="P4">
Time: 2023-06-08T08:01:08+00:00</text:p>
      <text:p text:style-name="P4">
Published Time: 2023-06-07T12:00:99+08:00</text:p>
      <text:p text:style-name="P4">
Modified Time: 2023-06-08T03:58:99+08:00</text:p>
      <text:p text:style-name="P4">
Description: Edierten: In the artificial intelligence boom, some chip manufacturers will benefit -but investors should treat valuations with caution.</text:p>
      <text:p text:style-name="P4">
Images: []</text:p>
      <text:p text:style-name="P4">
Themes: ['投资', '关注']</text:p>
      <text:p text:style-name="P4">
Keywords: ['投资', '人工智能', '英伟达']</text:p>
      <text:p text:style-name="P4">
Type: Article</text:p>
      <!--METADATA-->
      <text:p text:style-name="P4">
My recent vacation, along the 100 -mile South Downs, located on the southern coast of the United Kingdom, from Wimmeders to Biqi(South DownsWay)travel by walking. My plan is to walk 20 miles a day in the first 4 days, and then relax. Start with dreams!</text:p>
      <text:p text:style-name="P4">
The third day is too difficult. My speed is too fast, causing blisters on my feet. Because I can only staggers, I have to give up the last journey of hiking. In the future, I will go full -distance -but be cautious.</text:p>
      <text:p text:style-name="P4">
News Source: <text:a xlink:type="simple" xlink:href="http://www.ftchinese.com/story/001099901" text:style-name="Internet_20_link" text:visited-style-name="Visited_20_Internet_20_Link">
http://www.ftchinese.com/story/001099901</text:a>
</text:p>
      <!--NEWS-->
      <text:h text:style-name="P10" text:outline-level="1">
<text:span text:style-name="T4">
Canada waiting for wild fire rescue thousands of people may be forced to evacuate</text:span>
</text:h>
      <text:p text:style-name="P4">
Publisher: 法新社</text:p>
      <text:p text:style-name="P4">
Published Time: 2023-06-08T08:02:07+00:00</text:p>
      <text:p text:style-name="P4">
Modified Time: 2023-06-08T07:35:02+00:00</text:p>
      <text:p text:style-name="P4">
Description: (Agence France -Presse, Montreal, 7th) Canada Quebec, Canada, was severely damaged for raging the country's wildfire. Today, it is eager to wait for reinforcement forces from abroad to help extinguish the fire beyond its fire extinguishing abil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6-08T08-02-07-00-00/000000.png" xlink:type="simple" xlink:show="embed" xlink:actuate="onLoad" draw:mime-type="image/png"/>
</draw:frame>
Canada has suffered from hundreds of unprecedented forest fires today. The key infrastructure is threatened by the fire. Many people have been forced to evacuate, and smoke is also permeated over the United States cities in the south.</text:p>
      <text:p text:style-name="P4">
Forest wildfires used to score in western Canada. However, the fire in the eastern provinces this year has spread rapidly. The wildfire season has just begun, and there has never been such a bad situation in the past.</text:p>
      <text:p text:style-name="P4">
Bill Blair, a Canadian Public Security Minister, said about 3.8 million hectares had been burned, which was about 15 times the average of 10 years.</text:p>
      <text:p text:style-name="P4">
Blair said at the briefing: "As of today, 414 wildfires in the country have burned, of which 239 have been identified as the fire out of control." Quebec, Eastern Province, has the most affected.</text:p>
      <text:p text:style-name="P4">
"We see the key infrastructure of Quebec, the key infrastructure of Quebec, said, the roads and rural areas are closed, the telecommunications interruption, and the high -pressure cable is also threatened by the increasingly serious fire."</text:p>
      <text:p text:style-name="P4">
Quebec Governor Francoislegault told reporters earlier that Quebec has the ability to fight 40 fires at the same time, "but now there are 150 fires, so we must focus on the problem that is more urgent."</text:p>
      <text:p text:style-name="P4">
Lei Ge pointed out that about 520 firefighters are fighting the fire, and the other 150 firefighters will soon join the army. He hoped that in the next few days, 500 people could arrive from the nearby provinces and France, the United States, Portugal, Spain and Mexico.</text:p>
      <text:p text:style-name="P4">
Lei Ge also said that so far, approximately 1,1400 people have been evacuated from remote areas in northern Quebec, and will soon evacuate another 4,000.</text:p>
      <text:p text:style-name="P4">
Canadian Prime Minister Justintrudeau said in the news briefing: "In the next few years, we have to seriously consider how to make ourselves prepare to face such new reality. We will face more and more extreme weather events, and we will face more and more extreme weather events. This will make us pay more. "</text:p>
      <text:p text:style-name="P4">
News Source: <text:a xlink:type="simple" xlink:href="https://www.rfi.fr/cn/%E5%9B%BD%E9%99%85%E6%8A%A5%E9%81%93/20230608-%E5%8A%A0%E6%8B%BF%E5%A4%A7%E7%AD%89%E5%BE%85%E9%87%8E%E7%81%AB%E6%95%91%E5%8A%A9-%E6%95%B0%E5%8D%83%E4%BA%BA%E5%8F%AF%E8%83%BD%E8%A2%AB%E8%BF%AB%E7%96%8F%E6%95%A3" text:style-name="Internet_20_link" text:visited-style-name="Visited_20_Internet_20_Link">
https://www.rfi.fr/cn/%E5%9B%BD%E9%99%85%E6%8A%A5%E9%81%93/20230608-%E5%8A%A0%E6%8B%BF%E5%A4%A7%E7%AD%89%E5%BE%85%E9%87%8E%E7%81%AB%E6%95%91%E5%8A%A9-%E6%95%B0%E5%8D%83%E4%BA%BA%E5%8F%AF%E8%83%BD%E8%A2%AB%E8%BF%AB%E7%96%8F%E6%95%A3</text:a>
</text:p>
      <!--NEWS-->
      <text:h text:style-name="P10" text:outline-level="1">
<text:span text:style-name="T4">
Zelei: Ukraine does not involve the Beixi pipeline explosion</text:span>
</text:h>
      <text:p text:style-name="P4">
Author: 联合早报 (Person)</text:p>
      <text:p text:style-name="P4">
Publisher: 联合早报 (Organization)</text:p>
      <text:p text:style-name="P4">
Published Time: 2023-06-08T08:04</text:p>
      <text:p text:style-name="P4">
Modified Time: 2023-06-08T08:08</text:p>
      <text:p text:style-name="P4">
Description: Ukrainian President Zelezzky denied that Ukraine was behind the scenes of the explosion of Beixi, a natural gas pipeline. Jelianzki on Wednesday (June 7) shows that Kiev's plan to explode by Nord Stream, which is directly connected by Russia, knows nothing about it. Self -media ...</text:p>
      <text:p text:style-name="P4">
Videos: []</text:p>
      <text:p text:style-name="P4">
Audios: []</text:p>
      <text:p text:style-name="P4">
Images: []</text:p>
      <text:p text:style-name="P4">
Type: NewsArticle</text:p>
      <text:p text:style-name="P4">
Breadcrumbs: ['即时', '国际']</text:p>
      <text:p text:style-name="P4">
Keywords: ['乌克兰', '俄罗斯', '泽连斯基', '华盛顿邮报', '美国中央情报局', '情报']</text:p>
      <!--METADATA-->
      <text:p text:style-name="P4">
Ukrainian President Zelezzky denied that Ukraine was behind the scenes of the explosion of Beixi, a natural gas pipeline.</text:p>
      <text:p text:style-name="P4">
Jelianzki on Wednesday (June 7) shows that Kiev's plan to explode by Nordstream, which is bombed by Russia, knows nothing about it. Since the media reported that Ukraine involved Beixi explosion, more and more people speculated that Ukraine was the behind -the -scenes of the explosion.</text:p>
      <text:p text:style-name="P4">
Agence France -Presse reported that Zediski said in an interview with the German newspaper "Picture" that as president, he had the right to issue orders. But he emphasized by the translator: "I didn't do that. I will never do that."</text:p>
      <text:p text:style-name="P4">
He added: "I believe that our army and our intelligence department have not done that kind of thing." He said, he "hopes to see evidence."</text:p>
      <text:p text:style-name="P4">
Zelei said: "We know nothing about this, 100 %."</text:p>
      <text:p text:style-name="P4">
<text:a xlink:type="simple" xlink:href="https://www.zaobao.com/realtime/world/story20230607-1401898" text:style-name="Internet_20_link" text:visited-style-name="Visited_20_Internet_20_Link">
"Washington Post" reported on the 6th</text:a>
A European spy institution told the Central Intelligence Agency that it knew that a special action team in Ukraine plans to bomb Beixi natural gas pipelines. According to the report, the Central Intelligence Bureau was damaged in <text:a xlink:type="simple" xlink:href="https://www.zaobao.com/realtime/world/story20220927-1317251" text:style-name="Internet_20_link" text:visited-style-name="Visited_20_Internet_20_Link">
the explosion of the underwater system in Beixi last September last year</text:a>
The report was received in the first three months.</text:p>
      <text:p text:style-name="P4">
The Washington Post is a cited American intelligence circulating in the Internet. It is said that intelligence comes from a low -level U.S. Air Force National Guard computer system technician earlier this year.</text:p>
      <text:p text:style-name="P4">
The New York Times reported on the 7th that new information reviewed by US officials showed that the explosion of the Beixi -1 and No. 2 natural gas pipelines in the Baltic Sea was made by a group that supports Ukraine, but there was no evidence that the Ukraine government participated.</text:p>
      <text:p text:style-name="P4">
News Source: <text:a xlink:type="simple" xlink:href="https://www.zaobao.com.sg/realtime/world/story20230608-1402243" text:style-name="Internet_20_link" text:visited-style-name="Visited_20_Internet_20_Link">
https://www.zaobao.com.sg/realtime/world/story20230608-1402243</text:a>
</text:p>
      <!--NEWS-->
      <text:h text:style-name="P10" text:outline-level="1">
<text:span text:style-name="T4">
NATO will launch the largest aircraft exercise in History in Ukraine and Russia (Free Version)</text:span>
</text:h>
      <text:p text:style-name="P4">
Author: Bojan Pancevski</text:p>
      <text:p text:style-name="P4">
Publisher: 华尔街日报中文网</text:p>
      <text:p text:style-name="P4">
Published Time: 2023-06-08T08:10:00.000Z</text:p>
      <text:p text:style-name="P4">
Modified Time: 2023-06-08T08:10:00.000Z</text:p>
      <text:p text:style-name="P4">
Created Time: 2023-06-07T22:30:00.000Z</text:p>
      <text:p text:style-name="P4">
Description: NATO and its allies will hold the largest Air Force exercises in the history of the alliance next week, trying to curb Russia's aggression in Europe by showing their strength.</text:p>
      <text:p text:style-name="P4">
Images: []</text:p>
      <text:p text:style-name="P4">
Categories: ['国际']</text:p>
      <text:p text:style-name="P4">
Keywords: SYND,LINK:EN|WP-WSJ-0000960060</text:p>
      <text:p text:style-name="P4">
Type: Article</text:p>
      <!--METADATA-->
      <text:p text:style-name="P4">
NATO(NATO)And its allies will hold the largest Air Force exercises in the history of the alliance next week to try to curb Russia's aggression in Europe by showing their strength.</text:p>
      <text:p text:style-name="P4">
News Source: <text:a xlink:type="simple" xlink:href="https://cn.wsj.com/articles/%E5%8C%97%E7%BA%A6%E5%8F%8A%E5%85%B6%E7%9B%9F%E5%9B%BD%E5%B0%86%E5%9C%A8%E4%BF%84%E7%BD%97%E6%96%AF%E5%92%8C%E4%B9%8C%E5%85%8B%E5%85%B0%E9%99%84%E8%BF%91%E4%B8%BE%E8%A1%8C%E5%8F%B2%E4%B8%8A%E8%A7%84%E6%A8%A1%E6%9C%80%E5%A4%A7%E7%9A%84%E7%A9%BA%E5%86%9B%E6%BC%94%E4%B9%A0-f5558ba6" text:style-name="Internet_20_link" text:visited-style-name="Visited_20_Internet_20_Link">
https://cn.wsj.com/articles/%E5%8C%97%E7%BA%A6%E5%8F%8A%E5%85%B6%E7%9B%9F%E5%9B%BD%E5%B0%86%E5%9C%A8%E4%BF%84%E7%BD%97%E6%96%AF%E5%92%8C%E4%B9%8C%E5%85%8B%E5%85%B0%E9%99%84%E8%BF%91%E4%B8%BE%E8%A1%8C%E5%8F%B2%E4%B8%8A%E8%A7%84%E6%A8%A1%E6%9C%80%E5%A4%A7%E7%9A%84%E7%A9%BA%E5%86%9B%E6%BC%94%E4%B9%A0-f5558ba6</text:a>
</text:p>
      <!--NEWS-->
      <text:h text:style-name="P10" text:outline-level="1">
<text:span text:style-name="T4">
Chinese youth employment is difficult, and it becomes a "free version"</text:span>
</text:h>
      <text:p text:style-name="P4">
Author: Nathaniel Taplin</text:p>
      <text:p text:style-name="P4">
Publisher: 华尔街日报中文网</text:p>
      <text:p text:style-name="P4">
Published Time: 2023-06-08T08:25:00.000Z</text:p>
      <text:p text:style-name="P4">
Modified Time: 2023-06-08T08:25:00.000Z</text:p>
      <text:p text:style-name="P4">
Created Time: 2023-06-08T07:05:00.000Z</text:p>
      <text:p text:style-name="P4">
Description: The high unemployment rate of young people will constitute major political and economic challenges to China.</text:p>
      <text:p text:style-name="P4">
Images: []</text:p>
      <text:p text:style-name="P4">
Categories: ['金融市场', '股闻天下']</text:p>
      <text:p text:style-name="P4">
Keywords: SYND,LINK:EN|WP-WSJ-0000963340</text:p>
      <text:p text:style-name="P4">
Type: Article</text:p>
      <!--METADATA-->
      <text:p text:style-name="P4">
In October 2022, Xi Jinping was about to <text:a xlink:type="simple" xlink:href="https://cn.wsj.com/articles/CN-BGH-20221024141805" text:style-name="Internet_20_link" text:visited-style-name="Visited_20_Internet_20_Link">
break the convention to get the third term of the General Secretary of the Central Committee of the Communist Party of China</text:a>
On the occasion, he ended his keynote speech in a sentence that warned Chinese young people: to seize the historical opportunities in front of you.</text:p>
      <text:p text:style-name="P4">
News Source: <text:a xlink:type="simple" xlink:href="https://cn.wsj.com/articles/%E4%B8%AD%E5%9B%BD%E9%9D%92%E5%B9%B4%E5%B0%B1%E4%B8%9A%E9%9A%BE-%E6%88%90-%E8%BF%B7%E6%83%98%E7%9A%84%E4%B8%80%E4%BB%A3-b137eb74" text:style-name="Internet_20_link" text:visited-style-name="Visited_20_Internet_20_Link">
https://cn.wsj.com/articles/%E4%B8%AD%E5%9B%BD%E9%9D%92%E5%B9%B4%E5%B0%B1%E4%B8%9A%E9%9A%BE-%E6%88%90-%E8%BF%B7%E6%83%98%E7%9A%84%E4%B8%80%E4%BB%A3-b137eb74</text:a>
</text:p>
      <!--NEWS-->
      <text:h text:style-name="P10" text:outline-level="1">
<text:span text:style-name="T4">
The U.S. -Japan Biography will share the drone data expert: three parties mutual trust improvement</text:span>
</text:h>
      <text:p text:style-name="P4">
Author: None (Language: zh)</text:p>
      <text:p text:style-name="P4">
Publisher: None</text:p>
      <text:p text:style-name="P4">
Time: 2023-06-08T08:29:00Z</text:p>
      <text:p text:style-name="P4">
Description: "Financial Times" quoted sources as reports that the United States, Taiwan and Japan will share the instant data of the Navy drone. Military experts told DW that if it is real, it shows that the three parties have a high degree of political mutual trust, and this incident will also enhance the coordination of the US -Japan -Taiwan military.</text:p>
      <text:p text:style-name="P4">
Videos: []</text:p>
      <text:p text:style-name="P4">
Images: []</text:p>
      <text:p text:style-name="P4">
Subject: 时政风云</text:p>
      <text:p text:style-name="P4">
Subjects: ['专题报道：习近平访美', '南希·佩洛西']</text:p>
      <text:p text:style-name="P4">
Keywords: ['台海局势', '岛屿争议', '中美关系', '美日关系', '无人机', '军事合作', '第一岛链', '台美关系']</text:p>
      <text:p text:style-name="P4">
Id: 65857144</text:p>
      <!--METADATA-->
      <text:p text:style-name="P4">
<text:a xlink:type="simple" xlink:href="https://www.dw.com/zh/overlay/image/article/65857144/60864672" text:style-name="Internet_20_link" text:visited-style-name="Visited_20_Internet_20_Link">
 </text:a>
MQ-9B "Sea Guardian" drone flew over the US warships over the US warship</text:p>
      <text:p text:style-name="P4">
(Voice of Germany in Chinese) The Financial Times quoted 4 sources on Thursday (June 8) that the United States, Taiwan, and Japan will share the instant data of unmanned naval unmanned reconnaissance aircraft. The report states that this shows that Washington is attacking Taiwan for China, strengthening Taiwan and <text:a xlink:type="simple" xlink:href="https://www.dw.com/zh/zh/南海情勢升溫-美日菲將首次舉行海防聯合演習/a-65766653" text:style-name="Internet_20_link" text:visited-style-name="Visited_20_Internet_20_Link">
American Allies</text:a>
Coordination.</text:p>
      <text:p text:style-name="P4">
According to the Financial Times, in early 2025, the US defense contractor "General Atomics" will also deliver 4 MQ-9B "Seaguardian" drones to Taipei for the US "MQ-9 Death Reconnament Cosception machine "The sea modified. The MQ-9 death reconnaissance aircraft was widely used by the US military in Afghanistan, Iraq, Libya and Syria to track and target enemy ships and radars.</text:p>
      <text:p text:style-name="P4">
The U.S. military has widely used the MQ-9 death reconnaissance aircraft to track and target enemy ships and radars (data photos)</text:p>
      <text:p text:style-name="P4">
Four people with unknown sources told the Financial Times that Washington will allow these drones to integrate into the same system used by the U.S. military and the Japanese Self -Defense Force in the region. Information and general combat maps (Commonoperation Piction); through the transaction and integration of "Sea Guard", it can also help Taiwan and its neighbors to master more comprehensive and instantly <text:a xlink:type="simple" xlink:href="https://www.dw.com/zh/zh/中国山东号航母编队通过台湾海峡/a-65752410" text:style-name="Internet_20_link" text:visited-style-name="Visited_20_Internet_20_Link">
Chinese Navy's activities on the first island chain</text:a>
Essence</text:p>
      <text:p text:style-name="P4">
A high -level military official in the United States said that such data such as Taiwan, Japan, the Philippines, and the United States are an important and taboo move because China will regard this matter as a "upgrade" of the situation.</text:p>
      <text:p text:style-name="P4">
The Financial Times pointed out that the Pentagon and the Presidential Palace of Taiwan have refused to comment on the matter.</text:p>
      <text:h text:style-name="P12" text:outline-level="3">
<text:span text:style-name="T4">
Experts: Improved Political Mutual Trust of the United States, Japan and Taiwan</text:span>
</text:h>
      <text:p text:style-name="P4">
Su Ziyun, director of the National Defense Strategy and Resources Research Institute of the Taiwan National Defense Council, told DW that he believed that the matter had a certain degree of credibility. In addition to obtaining the news many times in the past, the current international situation has indeed allowed the United States and Japan to share no one to share no one. The airfield intelligence is "operable".</text:p>
      <text:p text:style-name="P4">
He pointed out that in May, the United States stated that it would assist Taiwan to obtain NATO LINK-22 data chain system technology and carry out military upgrades. Then, the three-party shared drone instant data reported by this time, observed that they have cooperated with each other and have a technical and political level. Su Ziyun said that the incident showed that the political mutual trust of the United States and Japan was improved.</text:p>
      <text:p text:style-name="P4">
Link-22 is a military strategic data contact system. Su Ziyun explained that its "the most important function is to integrate this kind of sensor, radar, and warships." Let the objects of shared information be seen in the intelligence images collected to each other to enhance the management capabilities of the battlefield. He is metaphoric, "This is a bit like pulling your friends into the group, and you can immediately share the map information of some restaurants on the group." The steps to greatly improve the efficiency of information sharing.</text:p>
      <text:p text:style-name="P4">
Su Ziyun told DW that the drone plays the role of "terminal" and is responsible for collecting about 200 to 300 kilometers of sea intelligence in the surrounding area of its flight. These emotional funds are shared with allies through Link-22 and other communication networks. For example, the current radar in Taiwan can detect about information within about 300 to 400 kilometers around. If the allies' drone sharing information is added, "it is equivalent to the coverage of the original 400 kilometers to 1,000 kilometers to 1,000 kilometers. , Or even 1500 kilometers ", forming a" General Combat Map "liaison network that can play an early warning effectiveness can not only make the battlefield management capabilities among the allies more complete, but also make Taiwan's firepower and troops more effective.</text:p>
      <text:h text:style-name="P12" text:outline-level="3">
<text:span text:style-name="T4">
Not only relying on the US military fire Taiwan to strengthen the defense capabilities</text:span>
</text:h>
      <text:h text:style-name="P12" text:outline-level="3">
<text:span text:style-name="T4">
will co -discuss drone cooperation strategies</text:span>
</text:h>
      <text:p text:style-name="P4">
According to the Financial Times, a military official involved in the plan said that the US, Japan, and Taiwan military will receive training using the UAV system together.</text:p>
      <text:p text:style-name="P4">
Former U.S. Pacific Marine Corps Commander and Retired Lieutenant General Stevenrudder said that the MQ-9 Death Investigation machine is a relatively new system for the Taiwan Strait, so the United States is committed to developing M- Q9's navigation rail network.</text:p>
      <text:p text:style-name="P4">
Rudel added that the U.S. Marine Corps received the first MQ-9 in Hawaii, and that after the US Air Force deployed in Japan was also allowed to fly out of Japan, the Japanese maritime police team and the Navy immediately started to deploy drones The allies participating in this plan will also begin exploring common combat plans.</text:p>
      <text:p text:style-name="P4">
Heinoklinck, former senior official of Asian affairs, said that in view of the recent invasion of Taiwan ’s air defense identification zone, the Chinese PLA has increasingly invaded the air defense identification zone in Taiwan. Want to strengthen the intention of cooperation.</text:p>
      <text:h text:style-name="P12" text:outline-level="3">
<text:span text:style-name="T4">
Do people believe in the United States in the United States?</text:span>
</text:h>
      <text:p text:style-name="P4">
(Comprehensive report)</text:p>
      <text:p text:style-name="P4">
News Source: <text:a xlink:type="simple" xlink:href="https://www.dw.com/zh/美日台傳將共享無人機數據-專家：三方互信提高/a-65857144" text:style-name="Internet_20_link" text:visited-style-name="Visited_20_Internet_20_Link">
https://www.dw.com/zh/美日台傳將共享無人機數據-專家：三方互信提高/a-65857144?maca=chi-rss-chi-all-1127-rdf</text:a>
</text:p>
      <!--NEWS-->
      <text:h text:style-name="P10" text:outline-level="1">
<text:span text:style-name="T4">
Ukrainian dam was destroyed by British Foreign Minister: Waiting for the facts to find out</text:span>
</text:h>
      <text:p text:style-name="P4">
Publisher: 法新社</text:p>
      <text:p text:style-name="P4">
Published Time: 2023-06-08T08:32:07+00:00</text:p>
      <text:p text:style-name="P4">
Modified Time: 2023-06-08T08:05:02+00:00</text:p>
      <text:p text:style-name="P4">
Description: (AFP 7, 7th) Novena Kakhovka's dam in the Kherson region of Ukraine was attacked early yesterday morning, causing severe water. British Foreign Minister Keveli (James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6-08T08-32-07-00-00/000000.png" xlink:type="simple" xlink:show="embed" xlink:actuate="onLoad" draw:mime-type="image/png"/>
</draw:frame>
Keveli was attending the Economic Cooperation and Development Organization (OECD) meeting in Paris. He said on the sidelines, "Until we master all the facts that can be obtained, we will not say anything. We should not make mistakes with this issue."</text:p>
      <text:p text:style-name="P4">
However, he also said that Russia fully invaded Ukraine in February last year, so it must take the final responsibility for all events and damage caused by the war.</text:p>
      <text:p text:style-name="P4">
Keveli said that it is clear that this incident is a direct consequence of Russia's invasion of Ukraine, and Russia cannot cover up the fact.</text:p>
      <text:p text:style-name="P4">
News Source: <text:a xlink:type="simple" xlink:href="https://www.rfi.fr/cn/%E5%9B%BD%E9%99%85%E6%8A%A5%E9%81%93/20230608-%E4%B9%8C%E5%85%8B%E5%85%B0%E5%A4%A7%E5%9D%9D%E8%A2%AB%E6%AF%81-%E8%8B%B1%E5%9B%BD%E5%A4%96%E9%95%BF-%E7%AD%89%E5%BE%85%E4%BA%8B%E5%AE%9E%E6%9F%A5%E6%98%8E" text:style-name="Internet_20_link" text:visited-style-name="Visited_20_Internet_20_Link">
https://www.rfi.fr/cn/%E5%9B%BD%E9%99%85%E6%8A%A5%E9%81%93/20230608-%E4%B9%8C%E5%85%8B%E5%85%B0%E5%A4%A7%E5%9D%9D%E8%A2%AB%E6%AF%81-%E8%8B%B1%E5%9B%BD%E5%A4%96%E9%95%BF-%E7%AD%89%E5%BE%85%E4%BA%8B%E5%AE%9E%E6%9F%A5%E6%98%8E</text:a>
</text:p>
      <!--NEWS-->
      <text:h text:style-name="P10" text:outline-level="1">
<text:span text:style-name="T4">
A magnitude 6.0 earthquake occurred in the waters near East Java, Indonesia</text:span>
</text:h>
      <text:p text:style-name="P4">
Author: 联合早报 (Person)</text:p>
      <text:p text:style-name="P4">
Publisher: 联合早报 (Organization)</text:p>
      <text:p text:style-name="P4">
Published Time: 2023-06-08T08:41</text:p>
      <text:p text:style-name="P4">
Modified Time: 2023-06-08T08:41</text:p>
      <text:p text:style-name="P4">
Description: A magnitude 6.0 earthquake occurred on Thursday (June 8th) in the southern part of East Java, Indonesia. There are currently no casualties and property loss reports. Xinhua News Agency quoted the website of the Indonesian Meteorological, Climate and Earth Physics Bureau.</text:p>
      <text:p text:style-name="P4">
Videos: []</text:p>
      <text:p text:style-name="P4">
Audios: []</text:p>
      <text:p text:style-name="P4">
Images: []</text:p>
      <text:p text:style-name="P4">
Type: NewsArticle</text:p>
      <text:p text:style-name="P4">
Breadcrumbs: ['即时', '国际']</text:p>
      <text:p text:style-name="P4">
Keywords: ['印度尼西亚', '印尼', '地震']</text:p>
      <!--METADATA-->
      <text:p text:style-name="P4">
A magnitude 6.0 earthquake occurred on Thursday (June 8th) in the southern part of East Java, Indonesia. There are currently no casualties and property loss reports.</text:p>
      <text:p text:style-name="P4">
Xinhua News Agency quoted the website of the Indonesian Meteorological, Climate and Geophysical Bureau that the earthquake occurred at 0:4:00 in Jakarta (Singapore time at 1:4). It is 10 kilometers.</text:p>
      <text:p text:style-name="P4">
The Indonesian Meteorological, Climate, and Geophysical Bureau recorded a slight shock in the county and cities near the epicenter. After that, there were three more 3.4 to 3.5 resurrection shocks near the epicenter. The bureau did not issue a tsunami warning on this earthquake.</text:p>
      <text:p text:style-name="P4">
Indonesia is located in the Pacific Earthquake Belt, with thousands of earthquakes every year. In September 2018, a magnitude 7.4 earthquake occurred in Cara County, Sulawesi, Indonesia. The earthquake and the tsunami caused by the earthquake and its tsunami killed more than 2,000 people.</text:p>
      <text:p text:style-name="P4">
News Source: <text:a xlink:type="simple" xlink:href="https://www.zaobao.com.sg/realtime/world/story20230608-1402245" text:style-name="Internet_20_link" text:visited-style-name="Visited_20_Internet_20_Link">
https://www.zaobao.com.sg/realtime/world/story20230608-1402245</text:a>
</text:p>
      <!--NEWS-->
      <text:h text:style-name="P10" text:outline-level="1">
<text:span text:style-name="T4">
It is rumored that Sichuan Pu's law case is investigated by improper processing confidential documents</text:span>
</text:h>
      <text:p text:style-name="P4">
Publisher: 法新社</text:p>
      <text:p text:style-name="P4">
Published Time: 2023-06-08T09:02:07+00:00</text:p>
      <text:p text:style-name="P4">
Modified Time: 2023-06-08T08:50:04+00:00</text:p>
      <text:p text:style-name="P4">
Description: (Agence France -Presse, Washington, 7th) U.S. media reported tonight that the prosecutor had told the former President Trump's lawyer that Trump was the investigation goal of the case of handling confidential documents after he stepped down. This is that Trump may have been prosecuted The latest sig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6-08T09-02-07-00-00/000000.png" xlink:type="simple" xlink:show="embed" xlink:actuate="onLoad" draw:mime-type="image/png"/>
</draw:frame>
The New York Times, the United States CNN (CNN) and other news media reports that the notice was issued by the special prosecutor Jacksmith's office, which was the most clear sign of prosecutor's approaching Sichuan. Trump is seeking to fight the White House in 2024.</text:p>
      <text:p text:style-name="P4">
New Year quoted "the saying of 2 people familiar with the matter", saying that it is unclear when Trump's team was told that Trump was the object of investigation.</text:p>
      <text:p text:style-name="P4">
Smith, appointed by the judicial minister, Merrick Garland, has been inspecting a batch of confidential documents that Trump has been stored in the Mar-A-Lago apartment after leaving the White House.</text:p>
      <text:p text:style-name="P4">
The Federal Investigation Bureau (FBI) held a search order last August to go to the Haihu Club to take about 11,000 documents; Trump spent several months to prevent the authorities from taking these documents for several months, which may face charges that hinder judicial.</text:p>
      <text:p text:style-name="P4">
Trump has repeatedly denied any improper behavior.</text:p>
      <text:p text:style-name="P4">
Trump wrote on his own "Truth Social" platform today: "No one tells me that I will be prosecuted, and I should not be prosecuted because I don't do something wrong."</text:p>
      <text:p text:style-name="P4">
In fact, Trump, who has been sued for the case, also said, "I have always believed that I have been thinking that I am the target of the weapons of the Ministry of Justice and FBI."</text:p>
      <text:p text:style-name="P4">
Trump has publicly acknowledged that he did take away and store these confidential documents, which was not conducive to his lawyers that he had inadvertently took away these documents when he was panicked.</text:p>
      <text:p text:style-name="P4">
At the same time, the US media reported that the prosecutor obtained a period of Trump's recording file. Among them, he acknowledged that after leaving the White House, he still retained a confidential document of the Ministry of National Defense.</text:p>
      <text:p text:style-name="P4">
Trump has faced dozens of financial -related criminal allegations to a porn actress who claims to be dyed with him, and is expected to be tried in March next year, that is, the mid -session of the preliminary season.</text:p>
      <text:p text:style-name="P4">
In addition to the investigation of the sealing fee and confidential documents, Trump was also investigated by Trump's selection of his selection in George Asia in the 2020 presidential election in the 2020 presidential election, and involved in January 2021 by Trump's supporters. (Translator: Li Peishan/Calculating Draft: Chen Zhengyi)</text:p>
      <text:p text:style-name="P4">
News Source: <text:a xlink:type="simple" xlink:href="https://www.rfi.fr/cn/%E5%9B%BD%E9%99%85%E6%8A%A5%E9%81%93/20230608-%E4%BC%A0%E5%B7%9D%E6%99%AE%E6%B3%95%E5%BE%8B%E6%A1%88%E5%A4%9A%E4%B8%80%E6%A1%A9-%E6%B6%89%E4%B8%8D%E5%BD%93%E5%A4%84%E7%90%86%E6%9C%BA%E5%AF%86%E6%96%87%E4%BB%B6%E9%81%AD%E8%B0%83%E6%9F%A5" text:style-name="Internet_20_link" text:visited-style-name="Visited_20_Internet_20_Link">
https://www.rfi.fr/cn/%E5%9B%BD%E9%99%85%E6%8A%A5%E9%81%93/20230608-%E4%BC%A0%E5%B7%9D%E6%99%AE%E6%B3%95%E5%BE%8B%E6%A1%88%E5%A4%9A%E4%B8%80%E6%A1%A9-%E6%B6%89%E4%B8%8D%E5%BD%93%E5%A4%84%E7%90%86%E6%9C%BA%E5%AF%86%E6%96%87%E4%BB%B6%E9%81%AD%E8%B0%83%E6%9F%A5</text:a>
</text:p>
      <!--NEWS-->
      <text:h text:style-name="P10" text:outline-level="1">
<text:span text:style-name="T4">
Jacques and Morri San Yuan Golden Block Teacher: I am incredible but not surprised</text:span>
</text:h>
      <text:p text:style-name="P4">
Publisher: 法新社</text:p>
      <text:p text:style-name="P4">
Published Time: 2023-06-08T09:02:08+00:00</text:p>
      <text:p text:style-name="P4">
Modified Time: 2023-06-08T08:35:02+00:00</text:p>
      <text:p text:style-name="P4">
Description: (Agence France -Presse Miami, 7th) Denver Golden Block Center Yoshi and his teammate Mori scored at least 30 points at the third game in the NBA Championship today. Surpris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08T09-02-08-00-00/000000.png" xlink:type="simple" xlink:show="embed" xlink:actuate="onLoad" draw:mime-type="image/png"/>
</draw:frame>
Nikola JOKIC paid 32 points, 21 rebounds, 10 assists, and Jamalmurray contributed 34 points, 10 rebounds, and 10 assists. Better than 1.</text:p>
      <text:p text:style-name="P4">
When Michaelmalone mentioned the star players, "I think this is the first time in the history of the championship, or maybe the first time in the history of NBA has a three --10th three yuan. This is incredible Where. "</text:p>
      <text:p text:style-name="P4">
Regardless of whether it is a routine or playoffs, Jacques and Mori became the first teammates in the history of NBA.</text:p>
      <text:p text:style-name="P4">
Malone said it was incredible, but was not surprised. "About Nikola, everything he does will not surprise me."</text:p>
      <text:p text:style-name="P4">
Jacques pointed out that he and Morri have been in the same team for 7 years and respect each other to make them perform.</text:p>
      <text:p text:style-name="P4">
When Jakich talked about Mori, he said, "I think he played very well throughout the playoffs. His energy is amazing, and we just do it with our hearts."</text:p>
      <text:p text:style-name="P4">
News Source: <text:a xlink:type="simple" xlink:href="https://www.rfi.fr/cn/%E8%BF%90%E5%8A%A8%E5%A4%A9%E5%9C%B0/20230608-%E7%BA%A6%E5%9F%BA%E5%A5%87%E4%B8%8E%E8%8E%AB%E7%91%9E%E5%90%8C%E5%9C%BA%E5%A4%A7%E4%B8%89%E5%85%83-%E9%87%91%E5%9D%97%E6%95%99%E5%A4%B4-%E4%B8%8D%E5%8F%AF%E6%80%9D%E8%AE%AE%E4%BD%86%E4%B8%8D%E8%AE%B6%E5%BC%82" text:style-name="Internet_20_link" text:visited-style-name="Visited_20_Internet_20_Link">
https://www.rfi.fr/cn/%E8%BF%90%E5%8A%A8%E5%A4%A9%E5%9C%B0/20230608-%E7%BA%A6%E5%9F%BA%E5%A5%87%E4%B8%8E%E8%8E%AB%E7%91%9E%E5%90%8C%E5%9C%BA%E5%A4%A7%E4%B8%89%E5%85%83-%E9%87%91%E5%9D%97%E6%95%99%E5%A4%B4-%E4%B8%8D%E5%8F%AF%E6%80%9D%E8%AE%AE%E4%BD%86%E4%B8%8D%E8%AE%B6%E5%BC%82</text:a>
</text:p>
      <!--NEWS-->
      <text:h text:style-name="P10" text:outline-level="1">
<text:span text:style-name="T4">
Free Version (Free Version) in many Chinese banks</text:span>
</text:h>
      <text:p text:style-name="P4">
Authors: ['Leng']</text:p>
      <text:p text:style-name="P4">
Publisher: 英国《金融时报》</text:p>
      <text:p text:style-name="P4">
Time: 2023-06-08T09:03:19+00:00</text:p>
      <text:p text:style-name="P4">
Published Time: 2023-06-07T12:00:99+08:00</text:p>
      <text:p text:style-name="P4">
Modified Time: 2023-06-08T05:02:99+08:00</text:p>
      <text:p text:style-name="P4">
Description: The economic rebound after the Chinese epidemic was less than expected. Consumers seemed to hold money in their hands without spending, and the move to reduce the deposit interest rate was designed to boost China's economic growth.</text:p>
      <text:p text:style-name="P4">
Images: ["<text:a xlink:type="simple" xlink:href="https://thumbor.ftacademy.cn/unsafe/picture/7/000183757_piclink.jpg" text:style-name="Internet_20_link" text:visited-style-name="Visited_20_Internet_20_Link">
000183757_pic...</text:a>
"]</text:p>
      <text:p text:style-name="P4">
Themes: ['中国经济', '关注']</text:p>
      <text:p text:style-name="P4">
Keywords: ['中国经济', '利率', '中国银行业']</text:p>
      <text:p text:style-name="P4">
Type: Article</text:p>
      <!--METADATA-->
      <text:p text:style-name="P4">
<draw:frame draw:style-name="fr1" draw:name="Image119" text:anchor-type="as-char" svg:width="6.9236in" svg:height="3.894525in" draw:z-index="0">
<draw:image xlink:href="../Images/FT Chinese Free Version/2023-06-08T09-03-19-00-00/000183757_piclink.jpg" xlink:type="simple" xlink:show="embed" xlink:actuate="onLoad" draw:mime-type="image/jpeg"/>
</draw:frame>
China's six largest state -owned banks downgraded the deposit interest rate on Thursday. As the outside world has doubts about China's economic recovery, the Chinese government is trying to boost the growth of this world's second largest economy.</text:p>
      <text:p text:style-name="P4">
Including Industrial and Commercial Bank of China(ICBC),China Construction Bank(CCB)Bank of China(BoC)Several bank official website shows that the interest rates of their three -year and 5 -year deposits are currently 2.45%and 2.5%, respectively, which is 15 basis points from September. China Postal Savings Bank(PSBC),Agricultural Bank of China(ABC)Bank of Communications(Bottle)Similarly, a similar amplitude was also lowered.</text:p>
      <text:p text:style-name="P4">
News Source: <text:a xlink:type="simple" xlink:href="http://www.ftchinese.com/story/001099903" text:style-name="Internet_20_link" text:visited-style-name="Visited_20_Internet_20_Link">
http://www.ftchinese.com/story/001099903</text:a>
</text:p>
      <!--NEWS-->
      <text:h text:style-name="P10" text:outline-level="1">
<text:span text:style-name="T4">
The two parties of the Congress of the Congress urged the Secretary of State in the United States not to invite the Hong Kong Chief Executive to attend the APEC Summit</text:span>
</text:h>
      <text:p text:style-name="P4">
Author: chinese@voanews.com (美国之音)</text:p>
      <text:p text:style-name="P4">
Publisher: 美国之音中文网 (Type: NewsMediaOrganization)</text:p>
      <text:p text:style-name="P4">
Published Time: 2023-06-08T09:03:59+08:00</text:p>
      <text:p text:style-name="P4">
Modified Time: 2023-06-08 02:34:14Z</text:p>
      <text:p text:style-name="P4">
Description: Four members from the two parties of the United States Congress wrote on Wednesday (June 7) to send a letter to US Secretary of State, and expressed concern about the plan to invite Hong Kong Chief Executives to come to the United States to participate in the Asia -Pacific Organization Summit. Members said that the Hong Kong Chief Executive could not be allowed to visit the United States.</text:p>
      <text:p text:style-name="P4">
Videos: []</text:p>
      <text:p text:style-name="P4">
Images: []</text:p>
      <text:p text:style-name="P4">
Categories: ['港澳', '亚太', '国会报道', '人权', '美中关系', '编辑推荐']</text:p>
      <text:p text:style-name="P4">
Type: None</text:p>
      <!--METADATA-->
      <text:p text:style-name="P4">
Nonenone</text:p>
      <text:p text:style-name="P4">
News Source: <text:a xlink:type="simple" xlink:href="https://www.voachinese.com/a/rubio-merkley-smith-mcgovern-chief-executive-lee-is-not-allowed-to-visit-the-us-20230607/7127992.html" text:style-name="Internet_20_link" text:visited-style-name="Visited_20_Internet_20_Link">
https://www.voachinese.com/a/rubio-merkley-smith-mcgovern-chief-executive-lee-is-not-allowed-to-visit-the-us-20230607/7127992.html</text:a>
</text:p>
      <!--NEWS-->
      <text:h text:style-name="P10" text:outline-level="1">
<text:span text:style-name="T4">
The person in charge of the International Civil Aviation Organization visited Beijing, and China praised its "insisting on the correct position on the issue of Taiwan"</text:span>
</text:h>
      <text:p text:style-name="P4">
Author: chinese@voanews.com (锺辰芳)</text:p>
      <text:p text:style-name="P4">
Publisher: 美国之音中文网 (Type: NewsMediaOrganization)</text:p>
      <text:p text:style-name="P4">
Published Time: 2023-06-08T09:06:18+08:00</text:p>
      <text:p text:style-name="P4">
Modified Time: 2023-06-08 01:06:38Z</text:p>
      <text:p text:style-name="P4">
Description: The Secretary -General of the International Civil Aviation Organization (ICAO) Sarassar met Qin Gang, a Chinese State Councilor and Foreign Minister Qin Gang in Beijing on Tuesday (June 6). The Chinese Ministry of Foreign Affairs said that China praised the organization's "insisting on the correct position on Taiwan -related issues". However, the Taiwan government has accused the Chinese authorities of the "wrong interpretation" Fed's resolution and deliberately distorted it to link it to the "one China principle" in order to obstruct Taiwan to participate in international organizations.</text:p>
      <text:p text:style-name="P4">
Videos: []</text:p>
      <text:p text:style-name="P4">
Images: []</text:p>
      <text:p text:style-name="P4">
Categories: ['台湾', '台海两岸关系']</text:p>
      <text:p text:style-name="P4">
Type: None</text:p>
      <!--METADATA-->
      <text:p text:style-name="P4">
Nonenone</text:p>
      <text:p text:style-name="P4">
News Source: <text:a xlink:type="simple" xlink:href="https://www.voachinese.com/a/head-of-icao-won-chinas-praise-in-beijing-for-taking-correct-position-on-taiwan-20230607/7127609.html" text:style-name="Internet_20_link" text:visited-style-name="Visited_20_Internet_20_Link">
https://www.voachinese.com/a/head-of-icao-won-chinas-praise-in-beijing-for-taking-correct-position-on-taiwan-20230607/7127609.html</text:a>
</text:p>
      <!--NEWS-->
      <text:h text:style-name="P10" text:outline-level="1">
<text:span text:style-name="T4">
Pengdingkang: China is a country who does not keep a credit country and wants to see a "Hong Kong without Hong Kong people"</text:span>
</text:h>
      <text:p text:style-name="P4">
Author: None</text:p>
      <text:p text:style-name="P4">
Publisher: Radio Free Asia (Organization)</text:p>
      <text:p text:style-name="P4">
Published Time: 2023-06-08T09:07:13-04:00</text:p>
      <text:p text:style-name="P4">
Modified Time: 2023-06-08T09:07: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0" text:anchor-type="as-char" svg:width="6.9236in" svg:height="4.612011in" draw:z-index="0">
<draw:image xlink:href="../Images/rfamandarin/2023-06-08T09-07-13-04-00/000000.png" xlink:type="simple" xlink:show="embed" xlink:actuate="onLoad" draw:mime-type="image/png"/>
</draw:frame>
Hong Kong's last Governor Peng Dingkang online attended the new book "Hong Kong Diary" in Taiwan. <text:a xlink:type="simple" xlink:href="https://www.rfa.org/mandarin/Xinwen/ec2-06082023090656.html/@@images/image" text:style-name="Internet_20_link" text:visited-style-name="Visited_20_Internet_20_Link">
</text:a>
Reporter Chunyin Photo.</text:p>
      <text:p text:style-name="P4">
Hong Kong's last Hong Kong Governor Peng Dingkang said that the Communist Party of China is a totalitarian party that has never carried out reforms. He does not understand what a free society is, nor does it understand what the rule of law is. He criticized China not a credit -retained country, and easily made a commitment to Hong Kong people in the future. In fact, it is easier to control Hong Kong people.</text:p>
      <text:p text:style-name="P4">
Peng Dingkang's online "Hong Kong Diary" Chinese version of the new book "Hong Kong Diary" was held in Taiwan. He said that when people asked whether China is a credible country, he believes that China cannot believe and add that in the age of the late leader Deng Xiaoping, it was a little easier to obtain trust in people, but entering Xi Jinping's high -pressure era, the Chinese Communist Party Worried that it is difficult to control the situation, and the decision made can no longer be trusted.</text:p>
      <text:p text:style-name="P4">
Pengding revealed that the reason why he decided to publish public diary publicly is related to the current actions of Hong Kong by the Beijing authorities. In recent years, the Beijing authorities have gradually tightened the space of Hong Kong society, increased their control intensity, and broke the promise of "50 years unchanged". Pengding Kang said that after leaving Hong Kong, he was actually not sure if Hong Kong could maintain an open state. Now I think Beijing wants to see "Hong Kong without Hong Kong people ', which is why I decided to publish it later."</text:p>
      <text:p text:style-name="P4">
In response to the situation in Hong Kong, Peng Dingkang said that although Beijing has promised Hong Kong's "one country, two systems" and "50 years unchanged", etc., the Beijing authorities have now increased their control over Hong Kong. In Taiwan, he called on Taiwanese people to use Hong Kong experience as a mirror. "What is the last time the CCP's commitment to Hong Kong?"</text:p>
      <text:p text:style-name="P4">
Peng Dingkang said that Taiwan is no stranger to him. As early as 1989, it had dealt with and exposed issues related to Taiwan. It described Taiwan as an open and free society. Like Hong Kong in the past, Taiwan was also "one country, two systems". The slogan is no stranger. However, he pointed out that the Chinese Communist Party signed a joint statement in China and Britain that it promised to give Hong Kong's original freedom for at least 50 years. When he was transferred in Hong Kong's sovereignty, he thought that if China was in the Hong Kong issue, he would lose his credit in front of the world. Based on this, he felt that he could believe in China at that time. However China is not trustworthy.</text:p>
      <text:p text:style-name="P4">
For cross -strait relations, Peng Dingkang dislikes the completely decoupling practice because it will damage related interests, but it is in favor of Taiwan's constant threat to the mainland in the Taiwan Strait, and it needs to strengthen regional security work to protect and strengthen its own interests.</text:p>
      <text:p text:style-name="P4">
Reporter Chen Zifei edited Xu Shuting</text:p>
      <text:p text:style-name="P4">
News Source: <text:a xlink:type="simple" xlink:href="https://www.rfa.org/mandarin/Xinwen/ec2-06082023090656.html" text:style-name="Internet_20_link" text:visited-style-name="Visited_20_Internet_20_Link">
https://www.rfa.org/mandarin/Xinwen/ec2-06082023090656.html</text:a>
</text:p>
      <!--NEWS-->
      <text:h text:style-name="P10" text:outline-level="1">
<text:span text:style-name="T4">
China and Iran and Pakistan rarely hold counter -terrorism talks</text:span>
</text:h>
      <text:p text:style-name="P4">
Author: chinese@voanews.com (古尔)</text:p>
      <text:p text:style-name="P4">
Publisher: 美国之音中文网 (Type: NewsMediaOrganization)</text:p>
      <text:p text:style-name="P4">
Published Time: 2023-06-08T09:24:40+08:00</text:p>
      <text:p text:style-name="P4">
Modified Time: 2023-06-08 01:24:40Z</text:p>
      <text:p text:style-name="P4">
Description: China, Iran and Pakistan held the first three -sided counter -terrorism and regional security consultation in Beijing on Wednesday (June 7).</text:p>
      <text:p text:style-name="P4">
Videos: []</text:p>
      <text:p text:style-name="P4">
Images: []</text:p>
      <text:p text:style-name="P4">
Categories: ['亚太', '中国', '中东', '一带一路']</text:p>
      <text:p text:style-name="P4">
Type: None</text:p>
      <!--METADATA-->
      <text:p text:style-name="P4">
Nonenone</text:p>
      <text:p text:style-name="P4">
News Source: <text:a xlink:type="simple" xlink:href="https://www.voachinese.com/a/china-hosts-rare-counterterrorism-talks-with-iran-pakistan-20230607/7128008.html" text:style-name="Internet_20_link" text:visited-style-name="Visited_20_Internet_20_Link">
https://www.voachinese.com/a/china-hosts-rare-counterterrorism-talks-with-iran-pakistan-20230607/7128008.html</text:a>
</text:p>
      <!--NEWS-->
      <text:h text:style-name="P10" text:outline-level="1">
<text:span text:style-name="T4">
Wunan Claw was blown up and flooded more than 600 square kilometers of land</text:span>
</text:h>
      <text:p text:style-name="P4">
Publisher: 法新社</text:p>
      <text:p text:style-name="P4">
Published Time: 2023-06-08T09:32:07+00:00</text:p>
      <text:p text:style-name="P4">
Modified Time: 2023-06-08T09:05:01+00:00</text:p>
      <text:p text:style-name="P4">
Description: (AFP, Kiev, 8th) Governor of Kherson, governor of Kherson, southern Ukraine today, said today that Kakhovka Dam collapsed the embankment and was in DNIPR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08T09-32-07-00-00/000000.png" xlink:type="simple" xlink:show="embed" xlink:actuate="onLoad" draw:mime-type="image/png"/>
</draw:frame>
Oleksandrprokudin said in the community media: "The average water level of the flood is 5.61 meters. The 600 square kilometers of land is flooded, including 32%of the right bank and 68%on the left bank." Side) is Ukrainian territory, and the left bank (east side) is Russia's occupation area.</text:p>
      <text:p text:style-name="P4">
He pointed out: "The average water level of the flood is 5.61 meters. Despite the danger and the Russian fiercely shells, the evacuation of the flooding area continues." Proven also said that the situation in the Russian occupation zone was "extremely difficult." The Ukrainian National Emergency Service Department said it had evacuated 1995 people from flooding areas, including 103 children. There are more people who take the initiative to escape. According to the Ukrainian national emergency service department, in the Ukrainian territory, "a total of 20 settlements and 2629 houses" were flooded.</text:p>
      <text:p text:style-name="P4">
News Source: <text:a xlink:type="simple" xlink:href="https://www.rfi.fr/cn/%E5%9B%BD%E9%99%85%E6%8A%A5%E9%81%93/20230608-%E4%B9%8C%E5%8D%97%E6%B0%B4%E5%9D%9D%E8%A2%AB%E7%82%B8%E6%AF%81%E6%BA%83%E6%8F%90-%E6%B7%B9%E6%B2%A1%E9%80%BE600%E5%B9%B3%E6%96%B9%E5%85%AC%E9%87%8C%E5%9C%9F%E5%9C%B0" text:style-name="Internet_20_link" text:visited-style-name="Visited_20_Internet_20_Link">
https://www.rfi.fr/cn/%E5%9B%BD%E9%99%85%E6%8A%A5%E9%81%93/20230608-%E4%B9%8C%E5%8D%97%E6%B0%B4%E5%9D%9D%E8%A2%AB%E7%82%B8%E6%AF%81%E6%BA%83%E6%8F%90-%E6%B7%B9%E6%B2%A1%E9%80%BE600%E5%B9%B3%E6%96%B9%E5%85%AC%E9%87%8C%E5%9C%9F%E5%9C%B0</text:a>
</text:p>
      <!--NEWS-->
      <text:h text:style-name="P10" text:outline-level="1">
<text:span text:style-name="T4">
Former Vice President Pence criticized the former boss Trump in his first campaign</text:span>
</text:h>
      <text:p text:style-name="P4">
Author: chinese@voanews.com (赫尔曼)</text:p>
      <text:p text:style-name="P4">
Publisher: 美国之音中文网 (Type: NewsMediaOrganization)</text:p>
      <text:p text:style-name="P4">
Published Time: 2023-06-08T09:44:19+08:00</text:p>
      <text:p text:style-name="P4">
Modified Time: 2023-06-08 01:59:07Z</text:p>
      <text:p text:style-name="P4">
Description: This week, several challengers joined the Republican Party to ask the White House to try to prevent former President Trump from nominated by Republican presidential candidates for the third time. Trump's Vice President Pence held his presidential campaign for the first time in Aiwa on September (June 7). He said: "I believe anyone who spends themselves on the constitution should not be the president of the United States."</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former-vp-pence-denounces-trump-in-launching-presidential-bid-against-former-boss-20230607/7128006.html" text:style-name="Internet_20_link" text:visited-style-name="Visited_20_Internet_20_Link">
https://www.voachinese.com/a/former-vp-pence-denounces-trump-in-launching-presidential-bid-against-former-boss-20230607/7128006.html</text:a>
</text:p>
      <!--NEWS-->
      <text:h text:style-name="P10" text:outline-level="1">
<text:span text:style-name="T4">
The Hong Kong government applies to the court to prohibit the spread on the Internet to spread "Wish Rongguang to Hong Kong"</text:span>
</text:h>
      <text:p text:style-name="P4">
Creator: CHANG CHE</text:p>
      <text:p text:style-name="P4">
Publisher: https://www.facebook.com/nytimeschinese</text:p>
      <text:p text:style-name="P4">
Published Time: 2023-06-08T09:44:32+08:00</text:p>
      <text:p text:style-name="P4">
Description: The authorities said that the song was insulted to the "Righteous Army" and seemed to prohibit the "in any way" to publish or copy the song, including the adaptation version. This is the latest attempt by the authorities to eradicate the political abnormalities in Hong Kong. Lam Yik Fei for the New York Times later became a protest of the theme song, "Wish Rongguang to Hong Kong" was gradually developed in democratic protests in 2019.</text:p>
      <text:p text:style-name="P4">
Images: ["<text:a xlink:type="simple" xlink:href="https://static01.nyt.com/images/2023/06/07/multimedia/07HK-PROTEST-mtlz/07HK-PROTEST-mtlz-master1050.jpg" text:style-name="Internet_20_link" text:visited-style-name="Visited_20_Internet_20_Link">
07HK-PROTEST-...</text:a>
"]</text:p>
      <text:p text:style-name="P4">
Category: 中国</text:p>
      <text:p text:style-name="P4">
Type: Article</text:p>
      <!--METADATA-->
      <text:p text:style-name="P4">
<draw:frame draw:style-name="fr1" draw:name="Image123" text:anchor-type="as-char" svg:width="6.9236in" svg:height="4.615733in" draw:z-index="0">
<draw:image xlink:href="../Images/cnnytimes/2023-06-08T09-44-32-08-00/07HK-PROTEST-mtlz-master1050.jpg" xlink:type="simple" xlink:show="embed" xlink:actuate="onLoad" draw:mime-type="image/jpeg"/>
</draw:frame>
After the "Rongguang Back to Hong Kong" became the non -official national anthem of demonstrators in the 2019 democratic protests, the Hong Kong government has been trying to prohibit it. The authorities have listed it as a ban in school. When South Korea held the Asian seven -person rugby last year, <text:a xlink:type="simple" xlink:href="https://cn.nytimes.com/china/20221115/hong-kong-protest-anthem/" text:style-name="Internet_20_link" text:visited-style-name="Visited_20_Internet_20_Link">
wrong performance</text:a>
After this song instead of the Chinese national anthem, the Hong Kong government asked for investigation.</text:p>
      <text:p text:style-name="P4">
This week, the authorities applied to the court to prohibit public performances and spread the online "I wish to return to Hong Kong". This approach may cause Google and other American technology companies to be in trouble. This is also the first court test of the Hong Kong government's ability to control the network content.</text:p>
      <text:p text:style-name="P4">
The Hong Kong government in the news on Tuesday <text:a xlink:type="simple" xlink:href="https://sc.isd.gov.hk/TuniS/www.info.gov.hk/gia/general/202306/06/P2023060600297.htm" text:style-name="Internet_20_link" text:visited-style-name="Visited_20_Internet_20_Link">
Newsletter</text:a>
According to Zhong, it is seeking forbidden to "publish or copy this song in any way, including" adaptation of songs ". The authorities said that the song "insults the Chinese Righteous Army" "The Righteous Army" caused serious damage to the country and the SAR. " The court listened to the date of the application has not been determined.</text:p>
      <text:p text:style-name="P4">
Hong Kong authorities have previously <text:a xlink:type="simple" xlink:href="https://www.youtube.com/watch" text:style-name="Internet_20_link" text:visited-style-name="Visited_20_Internet_20_Link">
criticism</text:a>
Google, when searching for "Hong Kong National Anthem" on its platform, the results obtained include this protest song.</text:p>
      <text:p text:style-name="P4">
advertise</text:p>
      <text:p text:style-name="P4">
"We have made a request to Google to put the national anthem correctly. Unfortunately, Google rejected it," said Deng Bingqiang, director of the Hong Kong Security Bureau, said at a press conference in December last year. "I believe this statement is incredible, and Hong Kong people will not accept it."</text:p>
      <text:p text:style-name="P4">
The government has always applied for a ban on playing or spreading this protest song this week. This is the latest attempt by the authorities to eradicate the political abnormalities in Hong Kong. right. Under the leadership of Chinese President Xi Jinping, great changes have taken place in Hong Kong. From the previous prosperity center of foreign corporate friendship, it has become the forefront of the Chinese government to maintain the national security movement.</text:p>
      <text:p text:style-name="P4">
Last week, the Hong Kong police stopped to commemorate the "June 4th" Nights Activities held in the Democratic Movement held in Tiananmen Square in Beijing in 1989, <text:a xlink:type="simple" xlink:href="https://cn.nytimes.com/china/20230605/tiananmen-square-massacre-china/" text:style-name="Internet_20_link" text:visited-style-name="Visited_20_Internet_20_Link">
arrested and detained</text:a>
Protesters and suspected mournings.</text:p>
      <text:p text:style-name="P4">
When the Hong Kong government applied to the court for the ban on protest songs, the "Hong Kong National Security Law" promulgated in 2020 gave the Chinese government extensive power to combat the political crime it considers, including splitting countries and colluding foreign forces, including foreign forces. Essence</text:p>
      <text:p text:style-name="P4">
If the application is approved, the ban may make the online content of American technology companies operating in Hong Kong more complicated and higher costs. 澍 澍 澍. He said that the government used the court's decision to "open the gate."</text:p>
      <text:p text:style-name="P4">
When searching for "Wish Rongguang Return to Hong Kong" in Hong Kong, users can find results on Meta's Facebook, Twitter, and YouTube, a subsidiary of Google's parent company Alphabet.</text:p>
      <text:p text:style-name="P4">
advertise</text:p>
      <text:p text:style-name="P4">
According to the middle school Chinese newspaper "<text:a xlink:type="simple" xlink:href="https://news.mingpao.com/ins/港聞/article/20230606/s00001/1686022581537/律政司入稟高院申禁制令-禁公眾傳播《願榮光歸香港》" text:style-name="Internet_20_link" text:visited-style-name="Visited_20_Internet_20_Link">
Ming Pao</text:a>
"It is reported that the government submitted to the court mentioned the 32 links related to this song on YouTube.</text:p>
      <text:p text:style-name="P4">
Google and Meta refused to comment for this article. Twitter did not respond to the comment request.</text:p>
      <text:p text:style-name="P4">
American technology companies usually comply with laws and regulations of their countries and regions, and sometimes delete content. The possible scope of the Hong Kong banned order is unclear. Critics said that the formulation of the "Hong Kong National Security Law" aims at the purpose of supervising the actions outside Hong Kong.</text:p>
      <text:p text:style-name="P4">
"People in any place in the world can violate the" Hong Kong National Security Law "," said Xu Luowen, who was the person in charge of the free sector of the Google Asia -Pacific region. "The question is whether the scope of the application of this ban is similar to that of the National Security Law."</text:p>
      <text:p text:style-name="P4">
Refusing to abide by the Hong Kong court's ruling will endure the company's employees and business in the region, Xu Luowen added.</text:p>
      <text:p text:style-name="P4">
At present, the efforts to suppress this protest song seem to have triggered people's interest in it: eight different versions of "Wish Rongguang Back to Hong Kong" are among the best on the iTunes single list in Hong Kong.</text:p>
      <text:p text:style-name="P4">
advertise</text:p>
      <text:p text:style-name="P4">
Over the years, although China has largely blocked foreign Internet companies' websites, Hong Kong is still an exception -foreign companies can operate relatively freely here and are not subject to the review and control they are facing on the mainland.</text:p>
      <text:p text:style-name="P4">
The efforts of the Hong Kong government's upgrading restrictions may further damage Hong Kong's image of Hong Kong as China, and even the Asian financial and economic centers, Lin Heli, a senior researcher at the Jameston Foundation of Washington Think Tank. "We have seen many multinational companies transfer personnel to Singapore and elsewhere. Now choosing to settle in Hong Kong will become less and less."</text:p>
      <text:p text:style-name="P4">
"This is another approach that leads to failure in Hong Kong," he added.</text:p>
      <text:p text:style-name="P4">
News Source: <text:a xlink:type="simple" xlink:href="https://cn.nytimes.com/china/20230608/hong-kong-google/" text:style-name="Internet_20_link" text:visited-style-name="Visited_20_Internet_20_Link">
https://cn.nytimes.com/china/20230608/hong-kong-google/</text:a>
</text:p>
      <!--NEWS-->
      <text:h text:style-name="P10" text:outline-level="1">
<text:span text:style-name="T4">
Sudan: A fire occurred near the Kagome Mometer gas station, and Washington and Riyadh promised to end the battle</text:span>
</text:h>
      <text:p text:style-name="P4">
Author: 半岛电视台＋通讯社</text:p>
      <text:p text:style-name="P4">
Publisher: Al Jazeera</text:p>
      <text:p text:style-name="P4">
Published Time: 2023-06-08T09:44:55</text:p>
      <text:p text:style-name="P4">
Modified Time: 2023-06-08T09:44:55</text:p>
      <text:p text:style-name="P4">
Description: On June 7th, on Wednesday, a fire in the conflict locations near the Sudan capital of Khatoumoua's main natural gas and fuel warehouses, and the United States and Saudi Arabia promised to continue to cooperate to end the country's battle.</text:p>
      <text:p text:style-name="P4">
Images: ["<text:a xlink:type="simple" xlink:href="https://chinese.aljazeera.net/wp-content/uploads/2023/06/41-1686217130.jpg" text:style-name="Internet_20_link" text:visited-style-name="Visited_20_Internet_20_Link">
41-1686217130...</text:a>
", "<text:a xlink:type="simple" xlink:href="https://chinese.aljazeera.net/wp-content/uploads/2023/06/42-1686217137.jpg" text:style-name="Internet_20_link" text:visited-style-name="Visited_20_Internet_20_Link">
42-1686217137...</text:a>
"]</text:p>
      <text:p text:style-name="P4">
Topics: ['军事', '政治', '新闻']</text:p>
      <text:p text:style-name="P4">
Keywords: ['军事', '政治', '新闻', '苏丹', '非洲']</text:p>
      <text:p text:style-name="P4">
Type: Article</text:p>
      <!--METADATA-->
      <text:p text:style-name="P4">
<draw:frame draw:style-name="fr1" draw:name="Image124" text:anchor-type="as-char" svg:width="6.9236in" svg:height="4.612736in" draw:z-index="0">
<draw:image xlink:href="../Images/Aljazeera Chinese/2023-06-08T09-44-55/41-1686217130.jpg" xlink:type="simple" xlink:show="embed" xlink:actuate="onLoad" draw:mime-type="image/jpeg"/>
</draw:frame>
The continuous battle between the Sudan army and the fast support forces hindered the arrival of assistance(French media)On June 7th, on Wednesday, a fire in the conflict locations near the Sudan capital of Khatoumoua's main natural gas and fuel warehouses, and the United States and Saudi Arabia promised to continue to cooperate to end the country's battle.</text:p>
      <text:p text:style-name="P4">
There was a contradictory statement about the control of the army or the rapid support of the army or the rapid support forces in the south of the capital of the army or rapid support forces.</text:p>
      <text:p text:style-name="P4">
Due to the huge fuel tank, these conflicts have caused concerns about the fire.</text:p>
      <text:p text:style-name="P4">
Reuters also quoted witnesses that a fire occurred near a military facility in southern Khamoum, including a military fire factory, and the Sudan army was fighting to defend the factory. One of the most intense battles between supporting troops.</text:p>
      <text:p text:style-name="P4">
A reporter from the Peninsula TV reported that fighter aircraft continued to fly and fired ground missiles to western Katoumou, and central and southern Ensiman.</text:p>
      <text:p text:style-name="P4">
Since last Tuesday night, the army and rapid support forces have been fighting to control the Yelmuk plant and nearby fuel banks. A military sources told the Peninsula TV station that on the morning of the 7th, on Wednesday, his troops repelled the attack of the fast -supporting troops against the Yermuk factory.</text:p>
      <text:p text:style-name="P4">
On the other hand, the rapid support forces played the shot that it was said to prove that it controlled the army arsenal. These scenes showed that the rapid support forces appeared near the Yermuk building complex in the Jabra area.</text:p>
      <text:p text:style-name="P4">
<draw:frame draw:style-name="fr1" draw:name="Image125" text:anchor-type="as-char" svg:width="6.9236in" svg:height="3.892108in" draw:z-index="0">
<draw:image xlink:href="../Images/Aljazeera Chinese/2023-06-08T09-44-55/42-1686217137.jpg" xlink:type="simple" xlink:show="embed" xlink:actuate="onLoad" draw:mime-type="image/jpeg"/>
</draw:frame>
Southern Khamoum's natural gas and locations near the income bank for the second time severe fire occurred</text:p>
      <text:p text:style-name="P4">
Earlier, Anadoru News agency quoted the witnesses as saying that the rapid support forces attacked the Yermuk plant from two directions, but retreated without the loss of the team personnel and materials.</text:p>
      <text:p text:style-name="P4">
On the other hand, the fronts of Ensiman, Northern Khamoum, and the East River were cautious and calm after the two sides of Enshiman's engineering troops had occurred, but the battle began to varying degrees.</text:p>
      <text:h text:style-name="P13" text:outline-level="4">
<text:span text:style-name="T4">
Darfur's continuous fighting</text:span>
</text:h>
      <text:p text:style-name="P4">
As for the states of the Darfur region (west), the battle continues, hindering the arrival of humanitarian assistance.</text:p>
      <text:p text:style-name="P4">
In terms of politics, the US State Department stated that Secretary of State Anthony Brinken met his Saudi Saudi Ferr Ben Falhan in Riya. A statement of the State Council stated that the two sides promised to continue to cooperate strongly to end Sudan's battle.</text:p>
      <text:p text:style-name="P4">
Riyadon and Washington called on the Sudan army and the rapid support forces to reached an agreement on the new "effective" ceasefire agreement again. Earlier, the military announced the suspension of participating in the Gada talks on the grounds that "the rapid support forces lack a commitment to enforce the agreement and continue to violate the agreement."</text:p>
      <text:p text:style-name="P4">
Since May 2022, Saudi Arabia and the United States have been negotiating in both parties in Gada, and the two parties have successfully reached a ceasefire agreement. However, the suspension agreement announced by "serious and repeated violations" has been suspended in early June.</text:p>
      <text:p text:style-name="P4">
The sultans accused each other of fighting each other and violated the regulations during a series of ceasefire agreements. These agreements failed to successfully end the conflict since April 15th.</text:p>
      <text:p text:style-name="P4">
News Source: <text:a xlink:type="simple" xlink:href="https://chinese.aljazeera.net/news/military/2023/6/8/%e8%8b%8f%e4%b8%b9%e5%96%80%e5%9c%9f%e7%a9%86%e5%8a%a0%e6%b2%b9%e7%ab%99%e9%99%84%e8%bf%91%e5%8f%91%e7%94%9f%e7%81%ab%e7%81%be%e5%8d%8e%e7%9b%9b%e9%a1%bf%e5%92%8c%e5%88%a9%e9%9b%85" text:style-name="Internet_20_link" text:visited-style-name="Visited_20_Internet_20_Link">
https://chinese.aljazeera.net/news/military/2023/6/8/%e8%8b%8f%e4%b8%b9%e5%96%80%e5%9c%9f%e7%a9%86%e5%8a%a0%e6%b2%b9%e7%ab%99%e9%99%84%e8%bf%91%e5%8f%91%e7%94%9f%e7%81%ab%e7%81%be%e5%8d%8e%e7%9b%9b%e9%a1%bf%e5%92%8c%e5%88%a9%e9%9b%85</text:a>
</text:p>
      <!--NEWS-->
      <text:h text:style-name="P10" text:outline-level="1">
<text:span text:style-name="T4">
Is the US economic recession credible? (Free version)</text:span>
</text:h>
      <text:p text:style-name="P4">
Author: Justin Lahart</text:p>
      <text:p text:style-name="P4">
Publisher: 华尔街日报中文网</text:p>
      <text:p text:style-name="P4">
Published Time: 2023-06-08T09:55:00.000Z</text:p>
      <text:p text:style-name="P4">
Modified Time: 2023-06-08T09:55:00.000Z</text:p>
      <text:p text:style-name="P4">
Created Time: 2023-06-08T05:31:00.000Z</text:p>
      <text:p text:style-name="P4">
Description: It is not crazy to predict that the US economy is about to fall into decline, but now it believes that this prediction may be crazy.</text:p>
      <text:p text:style-name="P4">
Images: []</text:p>
      <text:p text:style-name="P4">
Categories: ['金融市场', '股闻天下']</text:p>
      <text:p text:style-name="P4">
Keywords: SYND,LINK:EN|WP-WSJ-0000947862</text:p>
      <text:p text:style-name="P4">
Type: Article</text:p>
      <!--METADATA-->
      <text:p text:style-name="P4">
It is reasonable about the US economy is about to fall into a recession, and <text:a xlink:type="simple" xlink:href="https://cn.wsj.com/articles/CN-HRD-20220802131439" text:style-name="Internet_20_link" text:visited-style-name="Visited_20_Internet_20_Link">
prediction will not decline</text:a>
Nothing is wrong. However, it is likely that any prediction of any of them is likely.</text:p>
      <text:p text:style-name="P4">
News Source: <text:a xlink:type="simple" xlink:href="https://cn.wsj.com/articles/%E7%BE%8E%E5%9B%BD%E7%BB%8F%E6%B5%8E%E8%A1%B0%E9%80%80%E8%AE%BA%E5%8F%AF%E4%BF%A1%E5%90%97-d356bfec" text:style-name="Internet_20_link" text:visited-style-name="Visited_20_Internet_20_Link">
https://cn.wsj.com/articles/%E7%BE%8E%E5%9B%BD%E7%BB%8F%E6%B5%8E%E8%A1%B0%E9%80%80%E8%AE%BA%E5%8F%AF%E4%BF%A1%E5%90%97-d356bfec</text:a>
</text:p>
      <!--NEWS-->
      <text:h text:style-name="P10" text:outline-level="1">
<text:span text:style-name="T4">
American Member opposed to invite Li Jiachao to attend the APEC meeting</text:span>
</text:h>
      <text:p text:style-name="P4">
Author: None (Language: zh)</text:p>
      <text:p text:style-name="P4">
Publisher: None</text:p>
      <text:p text:style-name="P4">
Time: 2023-06-08T09:58:00Z</text:p>
      <text:p text:style-name="P4">
Description: According to Reuters, many members of the United States Democratic and Republican Party members urged the US State Department on June 7 to stop inviting Hong Kong chief executive Li Jiachao to participate in the Asia -Pacific Organization Summit this year. Li Jiachao told the media last month that the United States has obliged to invite Hong Kong to participate in the summit, but did not disclose whether he went.</text:p>
      <text:p text:style-name="P4">
Videos: []</text:p>
      <text:p text:style-name="P4">
Images: []</text:p>
      <text:p text:style-name="P4">
Subject: 时政风云</text:p>
      <text:p text:style-name="P4">
Subjects: ['APEC']</text:p>
      <text:p text:style-name="P4">
Keywords: ['亚太经合组织', 'APEC', '香港特首', '香港国安法', '李家超', '美国制裁']</text:p>
      <text:p text:style-name="P4">
Id: 65857895</text:p>
      <!--METADATA-->
      <text:p text:style-name="P4">
<text:a xlink:type="simple" xlink:href="https://www.dw.com/zh/overlay/image/article/65857895/62322844" text:style-name="Internet_20_link" text:visited-style-name="Visited_20_Internet_20_Link">
 </text:a>
Li Jiachao was officially appointed as the sixth executive officer in Hong Kong in May 2022 in May 2022</text:p>
      <text:p text:style-name="P4">
(Voice of Germany Chinese) The United States is the host of the Leadership Meeting of the Asia -Pacific Economic Cooperation Organization in November this year, and Hong Kong is also a member of the Asia -Pacific Economic Cooperation (APEC). However, Li Jiachao, the top official of Hong Kong and the current Chief Executive of Hong Kong, was sanctioned by the United States in 2020. At that time, he served as the Security Director. The United States has stated that Li Jiachao has participated in the act of "coercion, arrest, detention or imprisonment" in Hong Kong to protest the "National Security Law".</text:p>
      <text:h text:style-name="P12" text:outline-level="3">
<text:span text:style-name="T4">
</text:span>
</text:h>
      <text:p text:style-name="P4">
Republican Senator Marco Rubio</text:p>
      <text:p text:style-name="P4">
<text:a xlink:type="simple" xlink:href="https://www.dw.com/zh/zh/鲁比奥再出招-要求美委员会调查抖音收购案/a-50765234" text:style-name="Internet_20_link" text:visited-style-name="Visited_20_Internet_20_Link">
Republican Senator Ribio</text:a>
(Marcorubio) and other legislators mentioned in a letter to the State Council: "We are frustrated that the Biden government plans to exempt Sanctions on Li Jiachao and allow him to enter the United States to participate in the Asia -Pacific Organization Conference."</text:p>
      <text:p text:style-name="P4">
The signingters of the letter include Democratic Senator Jeff Merkley, Democratic Representative Jim McGovern, and Republican Republican member Christmith. They also wrote: "For those who are persecuted by the CCP, China, and their agents in Hong Kong, inviting a sanctioned human rights invaders are an insult to them."</text:p>
      <text:h text:style-name="P12" text:outline-level="3">
<text:span text:style-name="T4">
The State Council claims that the plan has not been finalized</text:span>
</text:h>
      <text:p text:style-name="P4">
The letter quoted <text:a xlink:type="simple" xlink:href="https://www.dw.com/zh/zh/美副国务卿已做好与中国激烈竞争的准备/a-59439627" text:style-name="Internet_20_link" text:visited-style-name="Visited_20_Internet_20_Link">
US Deputy Secretary of State Sherman</text:a>
(Wendysherman) commented in a written response from the Senate Foreign Relations Committee on February 9 this year: "The United States plan to invite Hong Kong Chief Executive Li Jiachao to attend the Asia -Pacific Economic Cooperation Meeting. It is very important to maintain the global macroeconomic stability. "</text:p>
      <text:p text:style-name="P4">
Wendysherman, Deputy Secretary of State of the United States, said in February: "The United States plans to invite Hong Kong Chief Executive Li Jiachao to attend the Asia -Pacific Economic Organization Conference. As the host, we believe that it is very important to promote regional economic dialogue and maintain global macroeconomic stability. "</text:p>
      <text:p text:style-name="P4">
The State Department of the United States told Reuters that the United States is looking forward to hosting the Asia -Pacific Economic Cooperation Conference, but the invitation of the Leadership Meeting, "There is no final final version yet." Generally speaking, the sanctions are not allowed to visit the United States unless they are exempted.</text:p>
      <text:h text:style-name="P12" text:outline-level="3">
<text:span text:style-name="T4">
家: The United States has obligations invitation</text:span>
</text:h>
      <text:p text:style-name="P4">
Li Jiachao told the media last month that the United States is obliged to invite Hong Kong to participate in the Asia -Pacific Economic Cooperation Leadership Meeting consisting of 21 members. He said: The Asia -Pacific Economic Cooperation Organization is not affiliated to a certain country or economy. According to the rules and conventions of the Asia -Pacific Economic Cooperation, the organizer has the responsibility to issue an invitation. However, Li Jiachao did not reveal whether he was going to attend the meeting.</text:p>
      <text:p text:style-name="P4">
FraanceShui, member of the Hong Kong Hong Kong people to organize the Hong Kong Comater Freedom In Hong Foundation, said on Wednesday that Li Jiachao's visit to the United States will send an error signal to Chinese officials and infringers around the world: "It will issue a one. Bad information, that is, there is almost no need to pay any price for the implementation of infringement. "</text:p>
      <text:p text:style-name="P4">
(Reuters)</text:p>
      <text:p text:style-name="P4">
News Source: <text:a xlink:type="simple" xlink:href="https://www.dw.com/zh/美议员反对邀李家超出席apec会议/a-65857895" text:style-name="Internet_20_link" text:visited-style-name="Visited_20_Internet_20_Link">
https://www.dw.com/zh/美议员反对邀李家超出席apec会议/a-65857895?maca=chi-rss-chi-all-1127-rdf</text:a>
</text:p>
      <!--NEWS-->
      <text:h text:style-name="P10" text:outline-level="1">
<text:span text:style-name="T4">
The United States will share real -time data with Taiwan and Japan unmanned fleets</text:span>
</text:h>
      <text:p text:style-name="P4">
Authors: ['席佳琳', '迪米']</text:p>
      <text:p text:style-name="P4">
Publisher: 英国《金融时报》</text:p>
      <text:p text:style-name="P4">
Time: 2023-06-08T10:00:28+00:00</text:p>
      <text:p text:style-name="P4">
Published Time: 2023-06-07T12:00:99+08:00</text:p>
      <text:p text:style-name="P4">
Modified Time: 2023-06-08T04:21:99+08:00</text:p>
      <text:p text:style-name="P4">
Description: People familiar with the matter revealed that the United States will integrate the four MQ-9B "Maritime Guard" drone sold to Taiwan in the same system used by the US military and Japanese self-defense forces in the region.</text:p>
      <text:p text:style-name="P4">
Images: ["<text:a xlink:type="simple" xlink:href="https://thumbor.ftacademy.cn/unsafe/picture/8/000183738_piclink.jpg" text:style-name="Internet_20_link" text:visited-style-name="Visited_20_Internet_20_Link">
000183738_pic...</text:a>
"]</text:p>
      <text:p text:style-name="P4">
Themes: ['中美关系', '关注']</text:p>
      <text:p text:style-name="P4">
Keywords: ['中美关系', '美国军事', '无人机', '中日关系', '台湾', '美日关系', '高端专享']</text:p>
      <text:p text:style-name="P4">
Type: Article</text:p>
      <!--METADATA-->
      <text:p text:style-name="P4">
<draw:frame draw:style-name="fr1" draw:name="Image129" text:anchor-type="as-char" svg:width="6.9236in" svg:height="3.901286in" draw:z-index="0">
<draw:image xlink:href="../Images/FT Chinese Free Version/2023-06-08T10-00-28-00-00/000183738_piclink.jpg" xlink:type="simple" xlink:show="embed" xlink:actuate="onLoad" draw:mime-type="image/jpeg"/>
</draw:frame>
According to four people familiar with the matter, the United States, Taiwan and Japan will share the real -time data of unmanned unmanned reconnaissance aircraft at sea, which shows that the US government is trying to strengthen coordination to prevent mainland China from attacking Taiwan.</text:p>
      <text:p text:style-name="P4">
U.S. Defense Contractor General atom(General Atomics)It will start to deliver 4 MQ-9B "Sea Guard" to Taipei in 2025(SeaGuardian)UAV, this is "death"(Reaper)The drone's offshore transformation can find, track and target enemy ships and radars. "Death" drone was widely used by the US Air Force in Afghanistan, Iraq, Libya and Syria.</text:p>
      <text:p text:style-name="P4">
News Source: <text:a xlink:type="simple" xlink:href="http://www.ftchinese.com/story/001099902" text:style-name="Internet_20_link" text:visited-style-name="Visited_20_Internet_20_Link">
http://www.ftchinese.com/story/001099902</text:a>
</text:p>
      <!--NEWS-->
      <text:h text:style-name="P10" text:outline-level="1">
<text:span text:style-name="T4">
During the classic game, I went out to drink alcohol and South Korea 3 players were punished and community services</text:span>
</text:h>
      <text:p text:style-name="P4">
Publisher: 法新社</text:p>
      <text:p text:style-name="P4">
Published Time: 2023-06-08T10:02:08+00:00</text:p>
      <text:p text:style-name="P4">
Modified Time: 2023-06-08T09:50:02+00:00</text:p>
      <text:p text:style-name="P4">
Description: (Agence France -Presse, Seoul, 8th) The South Korean team was eliminated in the World Baseball Classic (WBC) group stage in March this year. Players Jin Guangyi, Li Yongcan and Zheng Zheyuan admitted to drinking during the game. KBO) fines and community services on the 7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6-08T10-02-08-00-00/000000.png" xlink:type="simple" xlink:show="embed" xlink:actuate="onLoad" draw:mime-type="image/png"/>
</draw:frame>
The South Korean team went to Tokyo, Japan in early March. South Korean fans have high expectations for their own teams and believe that they are expected to advance to the top 4.</text:p>
      <text:p text:style-name="P4">
However, the South Korean team was lost to Australia and the landlords in the group stage in the group stage. Japan was eliminated. In the Japanese competition in Japan, it even disappointed with 4 to 13, which disappointed with supporters. The classic champion was finally won by the Japanese team.</text:p>
      <text:p text:style-name="P4">
After the South Korean media, there were three pitchers on the South Korean team drinking during the key events, and 3 people apologized publicly.</text:p>
      <text:p text:style-name="P4">
The South Korean Baseball Commission announced on the 7th that the classic match against the Japanese team's pitch Kim Guangyi was punished for 5 million won (about NT $ 118,000) and 80 hours of community services.</text:p>
      <text:p text:style-name="P4">
Li Yongcan and Zheng Zheyuan were fined 3 million won and 40 hours of community services.</text:p>
      <text:p text:style-name="P4">
The Korea Baseball Commission said that the investigation of cash to drink 2 degrees of alcohol during the classic game. Li Yongcan and Zheng Zheyuan each had each time, but did not indicate the amount of drinking of the three people.</text:p>
      <text:p text:style-name="P4">
After being burst out of the drinking storm, all three were moved out of the army by their teams.</text:p>
      <text:p text:style-name="P4">
News Source: <text:a xlink:type="simple" xlink:href="https://www.rfi.fr/cn/%E8%BF%90%E5%8A%A8%E5%A4%A9%E5%9C%B0/20230608-%E7%BB%8F%E5%85%B8%E8%B5%9B%E6%9C%9F%E9%97%B4%E5%A4%96%E5%87%BA%E9%A5%AE%E9%85%92-%E9%9F%A9%E5%9B%BD3%E9%80%89%E6%89%8B%E8%A2%AB%E5%A4%84%E7%BD%9A%E6%AC%BE%E4%B8%8E%E7%A4%BE%E5%8C%BA%E6%9C%8D%E5%8A%A1" text:style-name="Internet_20_link" text:visited-style-name="Visited_20_Internet_20_Link">
https://www.rfi.fr/cn/%E8%BF%90%E5%8A%A8%E5%A4%A9%E5%9C%B0/20230608-%E7%BB%8F%E5%85%B8%E8%B5%9B%E6%9C%9F%E9%97%B4%E5%A4%96%E5%87%BA%E9%A5%AE%E9%85%92-%E9%9F%A9%E5%9B%BD3%E9%80%89%E6%89%8B%E8%A2%AB%E5%A4%84%E7%BD%9A%E6%AC%BE%E4%B8%8E%E7%A4%BE%E5%8C%BA%E6%9C%8D%E5%8A%A1</text:a>
</text:p>
      <!--NEWS-->
      <text:h text:style-name="P10" text:outline-level="1">
<text:span text:style-name="T4">
Column | Green Intelligence: Saint -Infant -born (bottom) extreme weather and lack of grain storm pull alerts</text:span>
</text:h>
      <text:p text:style-name="P4">
Author: None</text:p>
      <text:p text:style-name="P4">
Publisher: Radio Free Asia (Organization)</text:p>
      <text:p text:style-name="P4">
Published Time: 2023-06-08T10:02:21-04:00</text:p>
      <text:p text:style-name="P4">
Modified Time: 2023-06-08T10:02:21-04:00</text:p>
      <text:p text:style-name="P4">
Description: None</text:p>
      <text:p text:style-name="P4">
Videos: []</text:p>
      <text:p text:style-name="P4">
Audios: ["<text:a xlink:type="simple" xlink:href="https://www.rfa.org/mandarin/zhuanlan/luseqingbaoyuan/grn-060820230928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612011in" draw:z-index="0">
<draw:image xlink:href="../Images/rfamandarin/2023-06-08T10-02-21-04-00/000000.png" xlink:type="simple" xlink:show="embed" xlink:actuate="onLoad" draw:mime-type="image/png"/>
</draw:frame>
This year, Henan, Henan, encountered the weather in "rains". The wheat was soaked in water and mighty. As the phenomenon of the saints is about to be reported, farmers are worried about eating. <text:a xlink:type="simple" xlink:href="https://www.rfa.org/mandarin/zhuanlan/luseqingbaoyuan/grn-06082023092848.html/@@images/image" text:style-name="Internet_20_link" text:visited-style-name="Visited_20_Internet_20_Link">
</text:a>
Reuters-1-LINK: https://www.rfa.org/mandarin/zhuanlan/luseqingbaayuan/GRN-06082023092848.html/@stream]](https://www.rfa.org/mandarin/zhuanlan/luseqingbaoyuan/grn-06082023092848.html/@@stream)At the end of May, Chinese wheat entered the summer harvest season, but Henan, Shaanxi, Shandong and other places continued to be trapped in rainy days. Country, Henan's output accounts for a quarter. This year, it encountered the worst "rotten rain" weather in the past 10 years. "Look at the sky to eat". Australia is also pessimistic to foresee the year of arrears. Wheat has been planted since April, and then the second dry May since the record has been developed. The drought weather system is developing. The phenomenon of the holy infant of the wheel returns, and the local wheat output will decrease sharply by 34%in the next quarter. Bad news followed, and the World Meteorological Organization (WMO) alert on May 17, greenhouse gas emissions plus holy infant phenomenon, from 2023 to 2027, there will be a record of at least one year in the record. Dr. Wang Zhonghe Wang Zhonghe, a researcher at the Institute of Earth Sciences of the Taiwan Central Academy of Sciences, explained that during the year of strong holy infant, the average annual temperature of the surface would rise significantly. , Increase the average temperature of the surface by 0.2 ° C. Due to warmth plus strong saints, the average annual temperature of the earth in 2016 was 1.37 ° C. Essence Wang Zhonghe further said that the phenomenon of holy babies in the summer of 2023 will appear again. From the perspective of observation data, its strength will not be low. This summer will be a high -temperature hot and hot wave sky in the summer. Temperature phenomenon, many meteorological units estimate that the annual average temperature difference in 2023 will fall between 1.29 and 1.41 ° C. 2022 is the fifth year in history. The high temperature ranking in 2023 will exceed 2022, at least it will be at least, at least it will In the top 4, there is also a chance to surpass 2016.</text:p>
      <text:p text:style-name="P4">
Climate warming increases the extremes of holy infant phenomena, and extreme weather events are more likely to occur. (Associated Press) <text:a xlink:type="simple" xlink:href="https://www.rfa.org/mandarin/zhuanlan/luseqingbaoyuan/grn-06082023092848.html/2.jpg" text:style-name="Internet_20_link" text:visited-style-name="Visited_20_Internet_20_Link">
</text:a>
<text:span text:style-name="T4">
 Warm incubation giant baby? </text:span>
 The warming effect of this round makes people tighten the nerves. The babies are on the road. Many national scientists predict that the possibility of developing a "giant baby" is not small. The research team led by the special professor of the Marine Research Institute of Taiwan University participated in the world's main sanctuary collection forecast system. He said that because the temperature of the seawater below the equatorial Pacific Ocean is now higher than usual, and the phenomenon of anti -sanctuary phenomenon in the past 3 years has been in the past 3 years. (Lani ，a, also known as La Nina), gradually accumulated warm water to the equatorial Pacific. It has stored a lot of energy. At present, some power model forecast is the year of strong saints, but from some statistical models, including the research team of the National Taiwan University Within the forecast model, the current Saint Baby prediction is not so strong, because the development process and trigger mechanism of the phenomenon of holy infant also involved the interaction between the atmospheric wind farms, atmosphere and the ocean, and even the sea temperature of the Atlantic and the Indian Ocean. These may affect the development of the next holy infant. "The energy accumulated in the ocean is like oil and fuel, and the interaction of the ocean and atmosphere is like a lighter. When you ignite it, you can inspire a strong phenomenon of holy babies." Zeng Yung met this metaphor, "So the most important thing is the equator Is there a very severe ocean and atmospheric interaction on the top of the Pacific Ocean. "The Special Committee of the United Nations Intergovernmental Climate Change Special Committee (IPCC) said that the phenomenon of holy babies that occurred since 1950 is far from the phenomenon that occurred from 1850 to 1950 to 1950. More intense. Wang Zhonghe believes that there is a great chance of the year of strong sanctification in the next year. Looking back at history, the phenomenon of holy babies has been stronger than one at a time from 1950. From 1982 to 1983, it was called the year of super holy infant at the time. The strength of the young infant is stronger, and the super holy infants from 2015 to 2016 later lived up, and the phenomenon of the saints continued to increase the strength. Climate change quietly plays the factors that help the flames. Wang Zhonghe pointed out that the phenomenon of saints and anti -saint babies is the way to regulate the temperature of the earth. It can be said that it is the main promoter of the energy balance of the earth, but with the rapid accumulation of the gas concentration of the atmosphere, more and more thermal energy can be accumulated on the surface. Among them, the ocean has absorbed 90%, causing the phenomenon of holy babies and anti -saint babies to become increasingly extreme. From the sudden increase in the increase of the carbon dioxide concentration of the atmosphere, the clue of the trend of the carbon dioxide concentration. According to the analysis of Wang Zhonghe, the carbon dioxide concentration of the atmosphere in 1850 was 284 ppm. Until 1950, it increased by 28.8 ppm, rising to 312.8ppm. The increase in 70 years has exceeded 100 ppm. Such a fast increase means that the ecological environment has changed in the past, and the ocean is particularly obvious. Zeng Yuheng pointed out that with the intensification of global warming, the marine and atmospheric feedback are stronger. In terms of the phenomenon of strong saint babies from 2015 to 2016, warming does deepen the effect of the sanctuary. In the future warming situation, tropical on the tropical situation The changes in water and gas and the changes in flow are stronger, the impact of strong sacred infants on the climate will be greater, and extreme events are more likely to occur. The condition of drought, extremely heat or heavy rainfall is more likely to occur.<text:span text:style-name="T4">
 The flood in the Yangtze River Basin heating up </text:span>
 Extreme weather incidents caused by the phenomenon of holy infants in the past are vividly vivid. At the time from 1997 to 1998, there was a large area of floods in the middle and lower reaches of the Yangtze River in China. The same period of history, this year, experts also reminded the Yangtze River Basin to prevent floods strictly. Zeng Yuheng said that from the past climate statistics, due to the impact of the phenomenon of holy infant phenomena, the precipitation in the Yangtze River Basin increased, and the risk of floods may increase this year. However Related to many atmospheric conditions. Wang Zhonghe pointed out that when the phenomenon of holy babies occurs, high -latitude jet air flow will be snake, and the sea temperature of low latitudes will change significantly in the direction of the east and west directions, so on the one hand, it will bring extreme weather. In terms of this year, the World Meteorological Organization specially attached an extreme change in global rainfall during the forecast of the holy infant. The East Pacific was particularly strong due to high temperature, which caused a particularly strong rainfall. Droughts usually occur in Southeast Asia and Australia. On the other hand, in the drought surrounded areas, water and gas will be extremely abundant, and Central China must beware of heavy rain. In addition, the holy baby usually enhances the typhoon activities of the Pacific Ocean. Inactive. <text:span text:style-name="T4">
 Who broke the grain bag </text:span>
 With the new round of holy infant phenomenon, the grain crisis cannot be underestimated. In the past, strong saints often caused major food prices such as rice, corn, and sucrose. Deputy Minister Rexestoperez said that the phenomenon of saints will affect local rice production because many farmland began to dry up before the expected drought in the second half of this year.</text:p>
      <text:p text:style-name="P4">
At present, global rice prices are at the highest level of nearly 10 years. (Agence France -Presse) <text:a xlink:type="simple" xlink:href="https://www.rfa.org/mandarin/zhuanlan/luseqingbaoyuan/grn-06082023092848.html/4.jpg" text:style-name="Internet_20_link" text:visited-style-name="Visited_20_Internet_20_Link">
</text:a>
At present, the global rice price has climbed to the highest level of nearly 10 years, because the major farmland of rice producing countries in China in the second half of last year was hit by rainstorms and floods in summer, and Pakistan was also severely flooded, leading to a shortage of global rice. In May this year, There were 42 rivers in 10 provinces (autonomous regions, cities) in Zhejiang, Fujian, and Jiangxi, China, and the crops continued to be affected. The abnormal climate caused by climate change and the phenomenon of holy infants seriously threatens granary in various places. Wang Zhonghe pointed out that the Spanish heat waves came in advance in April this year, and the rainfall decreased significantly for three consecutive years. It is estimated that the summer farmers are expected to be 60%short. The current global food is not only facing the impact of the Russian and Urban War, but also the impact of extreme weather, so the pressure of food in the future will be greater. Not only crops, fishery fishing has also been affected. In the past, in the year of the sanctuary, squid and salmon in the Americas were reduced. Once explained in Heng, under normal circumstances, the rising flow will bring the nutrient -rich seawater from the depths of the ocean. The stages of the holy infant will inhibit this phenomenon, resulting in the change of the marine food chain. In addition, the ocean heat wave accompanied by holy infant will also exacerbate the risk of coral brutal. <text:span text:style-name="T4">
 This child opened the pressure cooker </text:span>
 Looking back at the strong sanctuary incident from 2015 to 2016, Wang Zhonghe said in a heavy tone that the coral reefs in the north of the Great Barrier Reef in Australia were alternately; Peru experienced disaster floods; Amazon Rain Forest The drought and fire caused 2.5 billion trees to die; Indonesia experienced a large area of forest wildfires, and carbon released to the atmosphere every day was more emitted than the entire EU burned fossil fuels in the same period; these are the Antarctic Rose ice shed in the Antarctica in January 2016. Large -scale melting behind the scenes, the melting area was larger than Texas, USA.</text:p>
      <text:p text:style-name="P4">
From 2015 to 2016, a strong holy infant incident, large -scale albinization appeared in coral reefs in Australia. (Agence France -Presse) <text:a xlink:type="simple" xlink:href="https://www.rfa.org/mandarin/zhuanlan/luseqingbaoyuan/grn-06082023092848.html/5.jpg" text:style-name="Internet_20_link" text:visited-style-name="Visited_20_Internet_20_Link">
</text:a>
The hidden dangers of public health should not be allowed to be light -hearted, and Wang Zhonghe reminds that when the phenomenon of the saints occurs, it is easy to make the tropical popular virus reproduce and ravage in a wet and warm climate area, such as dengue fever, Han and other viruses, encephalitis, cholera, and cholera. Malaria, etc., the pressure of public hygiene rises to heating up. The pressure faced by the energy system is not small. Wang Zhonghe said that whenever the high temperature and hot waves, the demand for power continues to rise, this summer will be particularly hot and long -lasting, so the pressure is more pressure. Report, the number of household air conditioners worldwide in 2018 is 1.6 billion units, because of the influence of climate warming, it will increase to 5.6 billion units in 2050. It is estimated that the electricity consumption of air conditioners alone is equivalent to the one -year power consumption of mainland China. quantity. Under the dual threat of warming the holy babies, the climate crisis may not only smash the rice bowl, but also the earth's environment is also in a high -pressure state. This year, the holy baby suddenly opened the "pressure cooker". Can you hear the alarm?</text:p>
      <text:p text:style-name="P4">
Writing, production and hosting: Mai Xiaotian Editor: Chen Meihua</text:p>
      <text:p text:style-name="P4">
News Source: <text:a xlink:type="simple" xlink:href="https://www.rfa.org/mandarin/zhuanlan/luseqingbaoyuan/grn-06082023092848.html" text:style-name="Internet_20_link" text:visited-style-name="Visited_20_Internet_20_Link">
https://www.rfa.org/mandarin/zhuanlan/luseqingbaoyuan/grn-06082023092848.html</text:a>
</text:p>
      <!--NEWS-->
      <text:h text:style-name="P10" text:outline-level="1">
<text:span text:style-name="T4">
Criticize the MH370 loss case as a joke, Mazuo Foreign Minister criticized the talk show actor</text:span>
</text:h>
      <text:p text:style-name="P4">
Author: 联合早报 (Person)</text:p>
      <text:p text:style-name="P4">
Publisher: 联合早报 (Organization)</text:p>
      <text:p text:style-name="P4">
Published Time: 2023-06-08T10:08</text:p>
      <text:p text:style-name="P4">
Modified Time: 2023-06-08T10:14</text:p>
      <text:p text:style-name="P4">
Description: "Nanyang Commercial Daily" reported that the woman named Joycelyn Chia and the original Singapore was in the talk show. Essence</text:p>
      <text:p text:style-name="P4">
Videos: []</text:p>
      <text:p text:style-name="P4">
Audios: []</text:p>
      <text:p text:style-name="P4">
Images: []</text:p>
      <text:p text:style-name="P4">
Type: NewsArticle</text:p>
      <text:p text:style-name="P4">
Breadcrumbs: ['即时', '国际']</text:p>
      <text:p text:style-name="P4">
Keywords: ['马来西亚', '马航', 'MH370']</text:p>
      <!--METADATA-->
      <text:p text:style-name="P4">
Malaysian Foreign Minister Zanbili issued a statement, criticizing a talk show actor, Malaysia Airlines flight MH370 was joking.</text:p>
      <text:p text:style-name="P4">
"Nanyang Business Daily" reported that the woman named Joycelynchia and Singapore, who was originally from Singapore, was in the talk show. The Malaysian and Malaysia Airlines MH370 lost contact as a joke, causing netizens to be dissatisfied, thinking that her joke was too much.</text:p>
      <text:p text:style-name="P4">
According to a video released by the New York Manhattan Comedy Club "Comedy Cellar", in addition to mentioning Singapore's independence history in the performance, she also criticized Malaysia.</text:p>
      <text:p text:style-name="P4">
Subsequently, some audiences interrupted her performance, saying that this would leave a bad review on the Internet, but she said that "it doesn't matter, Malaysia has no Internet."</text:p>
      <text:p text:style-name="P4">
The former radio DJ Katham Kaha reposted the performance clip after Twitter, saying that she could not accept her as a joke for the MH370 loss case, and said that a good talk show performance would not turn a tragedy and death into a joke theme.</text:p>
      <text:p text:style-name="P4">
"Xingzhou Daily" reported that Malaysian Foreign Minister Zanbili issued a statement late on Wednesday (June 7) to criticize her "no compassion." Zambiri said: "This is a public humiliation of Malaysia and joking with the air crash ... There is no mercy on the family members of the Malaysians and the victims of the air crash."</text:p>
      <text:p text:style-name="P4">
One of the victims of the victims, British Mindura, also posted on the social media: "This shows that she is not only unknown, but she is doing everything for her popularity, and she even ignores the feelings of others."</text:p>
      <text:p text:style-name="P4">
Singapore's highest commissioner of Malaysia was shocked by Jurgaramennn's remarks for Joyslin, and apologized to the Malaysians for her offense. He also clarified that Joycelyn Chia is no longer a Singapore citizen.</text:p>
      <text:p text:style-name="P4">
The Singapore Commissioner's Office told Xingzhou Daily that there were previously reports that Joycelyn Chia is already a U.S. citizen.</text:p>
      <text:p text:style-name="P4">
News Source: <text:a xlink:type="simple" xlink:href="https://www.zaobao.com.sg/realtime/world/story20230608-1402254" text:style-name="Internet_20_link" text:visited-style-name="Visited_20_Internet_20_Link">
https://www.zaobao.com.sg/realtime/world/story20230608-1402254</text:a>
</text:p>
      <!--NEWS-->
      <text:h text:style-name="P10" text:outline-level="1">
<text:span text:style-name="T4">
Canadian wildfire haze shrouded the East New York, the air pollution in the world's leadership</text:span>
</text:h>
      <text:p text:style-name="P4">
Author: 联合早报 (Person)</text:p>
      <text:p text:style-name="P4">
Publisher: 联合早报 (Organization)</text:p>
      <text:p text:style-name="P4">
Published Time: 2023-06-08T10:34</text:p>
      <text:p text:style-name="P4">
Modified Time: 2023-06-08T10:53</text:p>
      <text:p text:style-name="P4">
Description: Affected by the continued south of Canadian wildfire, some areas in the eastern United States are shrouded in "orange haze". On Wednesday (June 7), New York became the worst air pollution in the world. According to the China News Agency, according to the data released by the U.S. Environmental Protection Agency, New York City is empty ...</text:p>
      <text:p text:style-name="P4">
Videos: []</text:p>
      <text:p text:style-name="P4">
Audios: []</text:p>
      <text:p text:style-name="P4">
Images: []</text:p>
      <text:p text:style-name="P4">
Type: NewsArticle</text:p>
      <text:p text:style-name="P4">
Breadcrumbs: ['即时', '国际']</text:p>
      <text:p text:style-name="P4">
Keywords: ['烟霾', '污染', '加拿大', '美国']</text:p>
      <!--METADATA-->
      <text:p text:style-name="P4">
Affected by the continued south of Canadian wildfire, some areas in the eastern United States are shrouded in "orange haze". On Wednesday (June 7), New York became the worst air pollution in the world.</text:p>
      <text:p text:style-name="P4">
According to the China News Agency, according to data released by the US Environmental Protection Agency, the New York City Air Pollution Index exceeded 400 in the afternoon of the 7th and refreshed the highest record in decades. This shows that the city's air pollution is extremely serious. Following the global air quality <text:a xlink:type="simple" xlink:href="https://www.iqair.com/" text:style-name="Internet_20_link" text:visited-style-name="Visited_20_Internet_20_Link">
IQAIR website</text:a>
The released data show that New York ranks first in the global air pollution cities that day.</text:p>
      <text:p text:style-name="P4">
New York State Governor Hochrr said at a press conference: "The current situation is very dangerous, and we are facing a crisis." She said that the New York people have never seen such a scene since the 1970s. This time air pollution is caused by Canadian wildfires. It has gradually intensified in the past 48 hours, and it is expected to affect New York for many days.</text:p>
      <text:p text:style-name="P4">
She called on everyone to reduce outdoor activities as much as possible and remind people who are sensitive to air quality to protect them.</text:p>
      <text:p text:style-name="P4">
Many American media reported that air pollution said that many places in New York were shrouded in "orange haze". The smoke permeated in these areas contains very small particulate matter. After inhalation, it can penetrate deeply into the lung tissue and enter the blood, which causes diseases such as asthma and heart disease. Considering the above -mentioned health impact, various institutions, including schools, have canceled outdoor activities.</text:p>
      <text:p text:style-name="P4">
News Source: <text:a xlink:type="simple" xlink:href="https://www.zaobao.com.sg/realtime/world/story20230608-1402261" text:style-name="Internet_20_link" text:visited-style-name="Visited_20_Internet_20_Link">
https://www.zaobao.com.sg/realtime/world/story20230608-1402261</text:a>
</text:p>
      <!--NEWS-->
      <text:h text:style-name="P10" text:outline-level="1">
<text:span text:style-name="T4">
Comments | Yu Jie: The rich Chaza as the publisher and the Fucha as a friend</text:span>
</text:h>
      <text:p text:style-name="P4">
Author: None</text:p>
      <text:p text:style-name="P4">
Publisher: Radio Free Asia (Organization)</text:p>
      <text:p text:style-name="P4">
Published Time: 2023-06-08T10:40:00-04:00</text:p>
      <text:p text:style-name="P4">
Modified Time: 2023-05-30T09:19:44-04:00</text:p>
      <text:p text:style-name="P4">
Description: None</text:p>
      <text:p text:style-name="P4">
Videos: []</text:p>
      <text:p text:style-name="P4">
Audios: ["<text:a xlink:type="simple" xlink:href="https://www.rfa.org/mandarin/pinglun/yujie/yj2-05262023103351.html/m0601-yj5ee.mp3/@@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9" text:anchor-type="as-char" svg:width="6.9236in" svg:height="3.847687in" draw:z-index="0">
<draw:image xlink:href="../Images/rfamandarin/2023-06-08T10-40-00-04-00/000000.png" xlink:type="simple" xlink:show="embed" xlink:actuate="onLoad" draw:mime-type="image/png"/>
</draw:frame>
The editor-in-chief editor of Taiwan Eight Banner Culture Press, Fucha Yanhe, Taiwan ’s splendid time Southeast Asia theme bookstore provided <text:a xlink:type="simple" xlink:href="https://www.rfa.org/mandarin/pinglun/yujie/yj2-05262023103351.html/m0601-yj5ee.mp3/@@stream" text:style-name="Internet_20_link" text:visited-style-name="Visited_20_Internet_20_Link">
Audio-Link: https: //www.rfa.org/mandarin/pinglun/yujie/yj2-0526202351.html/m0601-yj5eeeeeeeeeeeeeeee .mp3/@@ stream</text:a>
<text:span text:style-name="T4">
 As a publisher, Fucha: He has an unusual love for publishing </text:span>
</text:p>
      <text:p text:style-name="P4">
Since the publishing debut "Fire and Ice" in 1998, I have published more than 80 books and translations in China, Hong Kong, Taiwan, the United States, Japan, and Italy, and have contacted hundreds of publishers.</text:p>
      <text:p text:style-name="P4">
Among this group, some people are a book vendor full of copper odor -the side of the business is more important than the book. The book is just a means of getting rich. Some people are scholars, writers, and intellectuals, and they are quite different from the market and readers. Fucha is a rare publisher who loves books and has a keen feeling for the market. He loves the publishing industry in an indifferent way. He has rare passion and focus on publishing. Only such talents are worthy of being called "publisher". Essence</text:p>
      <text:p text:style-name="P4">
Before arriving in Taiwan, Fucha was already the deputy editor -in -chief of Shanghai Literature and Art Publishing House. Why did he abandon his career in Shanghai, and came to Taiwan from scratch? The first is for love and family -his wife as a Taiwanese has been living in Shanghai for a while, and he has always been unable to adapt. He hopes that the whole family will return to Taiwan. Secondly, it is to look forward to the freedom of publishing in Taiwan. In China, which has no freedom of publishing, no matter how big the market is, position and income, the publisher's fear and pain of walking in the minefield with handcuffs can be described as unforgettable. Scholar Zhao Yuesheng has an article about the editor -in -chief of the Sanlian Press, the founder of "Reading" magazine, and the Chinese academic publishing Mr. Shen Changwen: Shen Gong, a generation of people, is not easy in the publishing community. The publishing community of the Guo Dynasty was a large prison without walls, with only two kinds of people, jailers and prisoners. Moreover, their identity needs to be changed at any time. Few people do not have both. They are jailers today and will be prisoners tomorrow. Shen Changwen himself said that he "published it with an unyielding method" and "do not tolerate the author to talk more, especially not letting foreign authors say anything." You can imagine the appearance of Shen Gong's pillow. The responsibility of his full jailer is really because he is also a prisoner, and a jailer on his head, around him, and behind him was watching him. He sought for dozens of years, and he thought that "it was a life of cattle -style publishing, obedient, and pleasing", and it was still "the front and back of the post." But he actually had anti -bones. He was neither willing to be a jailer nor a prisoner.</text:p>
      <text:p text:style-name="P4">
Fucha is unwilling to become a new generation of Shen Changwen -he does not have the endurance and toughness of Shen Changwen. The new emperor in China is also more unique and naked by the old emperor. Therefore, Fucha resolutely gave up the so -called success in China and enjoyed what Harbin said in Taiwan. In Taiwan, you can choose a new ethnic group and identity. He abandoned the Han name Li Yanhe and used the Manchu name Fucha. In the island Taiwan, you can break free of chains. He founded the Eight Banners Publishing House and became the brightest brand of the "Reading Republic" in just a few years. The number and quality of humanities and social science books published by this small publishing house can be with the old -fashioned Scriptures, Times, wheatfields, and Yuanliu and other large communities.</text:p>
      <text:p text:style-name="P4">
Every time Fucha talked about a good book, it was endless and bright. In his opinion, in addition to the text content and ideas of good books, there are also markets and sales. He does not agree with the concepts such as "wine incense is not afraid of deep alleys" and "tunes and widows", and strives to make good books into best -selling books. He discovered and discovered the acuity of the new topic selection, one of the best in the publishers I came into contact. At the end of February and early March, before he went to China to cancel the household registration, I had a call with him. After talking about the manuscript, I talked about the child. He said that he spent a lot of time to coach his daughter's mathematics homework. I shared my son's learning experience in Thomas Jehison Technology High School in the United States "No. 1 High School". He immediately said that this is a good subject, you can write a book, eight flags come out!</text:p>
      <text:p text:style-name="P4">
Fucha said in an article that he has always believed that publishing is in the real estate industry. There are 23 million people in Taiwan. It is a small market, but it can become lustrous, vibrant, uniquely vitality, uniqueness, Essence The publishers in Taiwan want to get out of the misunderstanding of the "Greater China market imagination" and focus on readers on the local area. "If readers are interested in us, it is not to hear our sip, but to hear some mysterious theology. The call from each book. If the reader heard our call and came to participate with us, it is enough The broom is self -cherished. "</text:p>
      <text:p text:style-name="P4">
** As a friend's Fucha: He has an ancient armal intestine from the black water of Bai Mountain.</text:p>
      <text:p text:style-name="P4">
Mr. Yu Yingshi said that he only had far -reaching and comment on politics. That's the same. Fucha has no interest in this. He only likes to publish this matter and convey knowledge, ideas and ideas by publishing. His friends did not distinguish between blue and green, and his publishing books also run through left, middle and right.</text:p>
      <text:p text:style-name="P4">
I and Fucha all left China in the end of Hu Jintao. I went to the United States and he went to Taiwan. With the loss of freedom of publication in Hong Kong and the collapse of the publishing industry, Taiwan has become the only place in the entire Chinese world with freedom of publishing and publishing markets. My book can only be published in Taiwan. In 2013, I visited Taiwan and met Fucha. At that time, he was pushing the book of my schoolmate Xu Zhiyuan.</text:p>
      <text:p text:style-name="P4">
When I met for the first time, I talked to Fucha about the book "1927: The Death of the Republic of China". He was very interested after hearing, and immediately signed a contract with me. In the past few years, Eight Banner published my "1927: Death of the Republic of China", "1927: Republican collapse", "Freedom of the Freedom Country: Liu Xiaobo's Life and Thought World", "Govern the country with common sense to rule the country with common sense, : Nine books such as the Wisdom of the Right -Piercing Merchant Trump, Da Guang Trilogy, "The Crisis of the United States", "Reform Reformists: Deng Xiaoping and Jiang Jingguo".</text:p>
      <text:p text:style-name="P4">
Fucha also declined my many manuscripts, most of them because the subject matter was too "sensitive" or sharp. For example, "Towards the Emperor: Xi Jinping and his Chinese Dream" and "Hong Kong Independence", Fucha bluntly told me, he dare not touch it. After he was detained by the CCP's terrible crime of "inciting the crime of subverting the state power", I checked the previous communication records and found that he once said to me: "Published your book, I have both market pressure and political pressure. It is the truth. Because the spectrum of the Eight Banners is not so politically, we just publish some books related to China, which will inevitably involve political issues. I understand that you have no taboos. The concerns of the Chinese Communist Party's pressure are mainly a generation of parents who do not ask politics or politics. They are old and sick. However, Zhao Sile's books have been rolled into some. I do n’t have the courage like you and Sile. The descendants of the Manchuria Warriors are ashamed. "I and Fucha are not only the work relationship between the author and the publisher, but also a friend who talks about it. Every time he came to Taiwan, he would treat me enthusiastically, and personally hosted a number of new books for me, and took the high -speed rail to Kaohsiung to the south of the high -speed rail, or drove to Hsinchu. Of course he will not agree with all my views, but we can always find a topic of deep chat. He has a valuable trait. He is a PhD, but he still draws new knowledge from every talker like a sponge. Of course, he will not forget to take me to taste food and watch the beauty. He once took me to the cat to drink tea, went to the Zhu Ming Art Museum at the North Coast, and went to Jinshan to buy a handmade silk quilt. He has the spirit of the Manchu people who remain in the mountains. He can reach the mountains and go down to the deep sea. He also said that he would take me to climb and make a tide. Cut the thorns.</text:p>
      <text:p text:style-name="P4">
After the Chinese virus was soaring, Taiwan's publishing industry was almost cut off, and Eight Banners faced huge market pressure. But Fucha never thought of leaving this "sunset industry" he loved. He believes that books will not disappear, and those who love reading will not disappear. Every time he called, he also discussed with me how to send good books to more readers. He believed that the concept could change his destiny. He also said very well that knowing that you face a lot of life pressure in the United States, so you want to sell more books and give you more taxes.</text:p>
      <text:p text:style-name="P4">
The publisher is like a stage, provided to the actors with different styles to perform on the stage, and let the actors (writers) interact with the audience (readers). Fucha said that his duty was to cultivate the stage greater. Today, the Communist Party of China has deprived the freedom of Fucha's body, but it cannot destroy the eight flags published and will also publish good books. I want to give the classic lines in the movie "Shawshank's Redemption" to the Fucha in the prison: "Some birds are destined to not be locked in a cage, because each of their feathers shine with the glory of freedom . "I am more convinced that Fucha will return to free Taiwan, return to my family and colleagues, and continue to publish my career. He is like Sui Qing, the publisher of the Emperor Russia, the publishing spirit of "Can't give up!To achieve the goal!" , Write his "life for books".</text:p>
      <text:p text:style-name="P4">
(The article only represents the personal position and point of view of the special commentator)</text:p>
      <text:p text:style-name="P4">
News Source: <text:a xlink:type="simple" xlink:href="https://www.rfa.org/mandarin/pinglun/yujie/yj2-05262023103351.html" text:style-name="Internet_20_link" text:visited-style-name="Visited_20_Internet_20_Link">
https://www.rfa.org/mandarin/pinglun/yujie/yj2-05262023103351.html</text:a>
</text:p>
      <!--NEWS-->
      <text:h text:style-name="P10" text:outline-level="1">
<text:span text:style-name="T4">
A number of state -owned banks in China lowered the deposit interest rate, and then or reduced the loan interest rate (Free Version)</text:span>
</text:h>
      <text:p text:style-name="P4">
Author: Cao Li</text:p>
      <text:p text:style-name="P4">
Publisher: 华尔街日报中文网</text:p>
      <text:p text:style-name="P4">
Published Time: 2023-06-08T10:40:00.000Z</text:p>
      <text:p text:style-name="P4">
Modified Time: 2023-06-08T10:40:00.000Z</text:p>
      <text:p text:style-name="P4">
Created Time: 2023-06-08T07:44:00.000Z</text:p>
      <text:p text:style-name="P4">
Description: Several of China's largest state -owned commercial banks downgraded some deposit interest rates on Thursday, which is the latest of this year's multi -round deposit interest rate.</text:p>
      <text:p text:style-name="P4">
Images: []</text:p>
      <text:p text:style-name="P4">
Categories: ['金融市场']</text:p>
      <text:p text:style-name="P4">
Keywords: SYND</text:p>
      <text:p text:style-name="P4">
Type: Article</text:p>
      <!--METADATA-->
      <text:p text:style-name="P4">
Several of China's largest state -owned commercial banks downgraded some deposit interest rates on Thursday, which is the latest of this year's multi -round deposit interest rate.</text:p>
      <text:p text:style-name="P4">
News Source: <text:a xlink:type="simple" xlink:href="https://cn.wsj.com/articles/%E4%B8%AD%E5%9B%BD%E5%A4%9A%E5%AE%B6%E5%9B%BD%E6%9C%89%E5%A4%A7%E8%A1%8C%E4%B8%8B%E8%B0%83%E5%AD%98%E6%AC%BE%E5%88%A9%E7%8E%87-%E4%B8%8B%E4%B8%80%E6%AD%A5%E6%88%96%E4%B8%8B%E8%B0%83%E8%B4%B7%E6%AC%BE%E5%88%A9%E7%8E%87-8db7a768" text:style-name="Internet_20_link" text:visited-style-name="Visited_20_Internet_20_Link">
https://cn.wsj.com/articles/%E4%B8%AD%E5%9B%BD%E5%A4%9A%E5%AE%B6%E5%9B%BD%E6%9C%89%E5%A4%A7%E8%A1%8C%E4%B8%8B%E8%B0%83%E5%AD%98%E6%AC%BE%E5%88%A9%E7%8E%87-%E4%B8%8B%E4%B8%80%E6%AD%A5%E6%88%96%E4%B8%8B%E8%B0%83%E8%B4%B7%E6%AC%BE%E5%88%A9%E7%8E%87-8db7a768</text:a>
</text:p>
      <!--NEWS-->
      <text:h text:style-name="P10" text:outline-level="1">
<text:span text:style-name="T4">
Rights protection lawyer Chang Weiping was sentenced to three and a half years in prison</text:span>
</text:h>
      <text:p text:style-name="P4">
Author: None (Language: zh)</text:p>
      <text:p text:style-name="P4">
Publisher: None</text:p>
      <text:p text:style-name="P4">
Time: 2023-06-08T10:41:00Z</text:p>
      <text:p text:style-name="P4">
Description: Following the 14 -year and 12 -year charitable of the rights protection lawyer Xu Zhiyong and Ding Jiaxi in April this year, another Chang Weiping, who was involved in the "Xiamen Party Case" on Thursday, was also sentenced to three years on Thursday for three years with the crime of "subverting the state power" for three years. Half supervisor.</text:p>
      <text:p text:style-name="P4">
Videos: []</text:p>
      <text:p text:style-name="P4">
Images: []</text:p>
      <text:p text:style-name="P4">
Subject: 新闻广角</text:p>
      <text:p text:style-name="P4">
Subjects: ['刘晓波', '移民难民', '许志永', '人权', '零八宪章']</text:p>
      <text:p text:style-name="P4">
Keywords: ['常玮平', '中国维权律师', '许志永', '丁家喜', '人权', '煽动颠覆国家政权罪']</text:p>
      <text:p text:style-name="P4">
Id: 65858719</text:p>
      <!--METADATA-->
      <text:p text:style-name="P4">
<text:a xlink:type="simple" xlink:href="https://www.dw.com/zh/overlay/image/article/65858719/60684550" text:style-name="Internet_20_link" text:visited-style-name="Visited_20_Internet_20_Link">
 </text:a>
(Voice of Germany Chinese) "Protection Network" reported that the famous Chinese human rights lawyer Chang Weiping was sentenced to three years and 6 months in prison on June 8th with the crime of "subverting the state power", and in July 2024.</text:p>
      <text:p text:style-name="P4">
39 -year -old Chang Weiping is a famous human rights lawyer in Fengxiang, Shaanxi, China. He was suppressed by the authorities due to many cases of sensitive human rights cases, and was once revoked by lawyers.</text:p>
      <text:p text:style-name="P4">
On July 26 last year, Chang Weiping's case was tried behind closed doors.</text:p>
      <text:p text:style-name="P4">
Rights Resources Network reported that in early December 2019, Chang Weiping attended a private party held in Xiamen. Participants include the initiator of the "New Citizen Movement" <text:a xlink:type="simple" xlink:href="https://www.dw.com/zh/zh/廈門聚會案判決出爐-丁家喜許志永刑期逾十年/a-65269746" text:style-name="Internet_20_link" text:visited-style-name="Visited_20_Internet_20_Link">
Xu Zhiyong and Human Rights Lawyer Ding Jiaxi. </text:a>
In October 2020, Chang Weiping was accused of inciting the surveillance and residence of the crime of subversion of the state power, and was tortured during the period. <text:a xlink:type="simple" xlink:href="https://www.dw.com/zh/zh/廈門聚會案三週年-律師家屬籲北京放人/a-64211831" text:style-name="Internet_20_link" text:visited-style-name="Visited_20_Internet_20_Link">
On April 7, 2021, Chang Weiping was approved by the Baoji Procuratorate to execute and has been detained so far. </text:a>
On the occasion of the International Human Rights Day in 2021, the <text:a xlink:type="simple" xlink:href="https://www.dw.com/zh/zh/中國人權律師常瑋平遭秘審-妻旁聽受阻18小時/a-62595476" text:style-name="Internet_20_link" text:visited-style-name="Visited_20_Internet_20_Link">
"German Human Rights Award" was awarded Chang Weiping, who had been detained at the time to recognize him "unremitting struggle for human rights and the rule of law on the day after day." </text:a>
</text:p>
      <text:p text:style-name="P4">
News Source: <text:a xlink:type="simple" xlink:href="https://www.dw.com/zh/维权律师常玮平被判三年半监禁/a-65858719" text:style-name="Internet_20_link" text:visited-style-name="Visited_20_Internet_20_Link">
https://www.dw.com/zh/维权律师常玮平被判三年半监禁/a-65858719?maca=chi-rss-chi-all-1127-rdf</text:a>
</text:p>
      <!--NEWS-->
      <text:h text:style-name="P10" text:outline-level="1">
<text:span text:style-name="T4">
The color RFA blog: dialogue with a Tibetan scholar: About the innocent Dalai Lama (4)</text:span>
</text:h>
      <text:p text:style-name="P4">
Author: None</text:p>
      <text:p text:style-name="P4">
Publisher: Radio Free Asia (Organization)</text:p>
      <text:p text:style-name="P4">
Published Time: 2023-06-08T10:45:00-04:00</text:p>
      <text:p text:style-name="P4">
Modified Time: 2023-06-01T10:43: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4.612011in" draw:z-index="0">
<draw:image xlink:href="../Images/rfamandarin/2023-06-08T10-45-00-04-00/000000.png" xlink:type="simple" xlink:show="embed" xlink:actuate="onLoad" draw:mime-type="image/png"/>
</draw:frame>
At the ritual of Dallanara on March 8, the tenth -year -old Tenzoba Zun Danba gave a confession to the Dalai Lama. <text:a xlink:type="simple" xlink:href="https://www.rfa.org/mandarin/pinglun/weiseblog/ws-05152023141126.html/@@images/image" text:style-name="Internet_20_link" text:visited-style-name="Visited_20_Internet_20_Link">
</text:a>
The picture is taken from VOT</text:p>
      <text:p text:style-name="P4">
Me: India is indeed a very complicated country, multi -nation and religion. You say that Indian strategic people do not want the Himalaya to spread Buddhism, but this world is not only military is power, and economy is power, no. If you have a gun, you have the greatest power, or if you have money, you have the greatest power, not necessarily. From the perspective of human history, religion is a greater power related to the spirit of human beings and human souls. It is born in life, can compete with weapons, and can compete with money. The power of faith is intangible and cannot be estimated. Otherwise, how many countries in the world are replaced, politicians rotate, what about guns, what about money? Religious beliefs have always existed, Buddhism has been for thousands of years, and Christian Islam has also been.</text:p>
      <text:p text:style-name="P4">
In addition, I also thought that it should be a very important ritual in Dallanasala during the March. At the ritual, the key rituals were also specially authorized. In fact, in the hearts of Mongolian believers, Garva Rinpoche is also important in the hearts of Mongolian believers such as Bridge, Tuwa, Carmec and other Mongolian regions. So is the incident of stigma, what response does this incident have? But we don't know yet. The relationship between Britt's regions and totalitarian countries such as Russia is destined to be sensitive areas, and now they are in the Russian and Ukraine War. Many people are killed on the battlefield and are considered by Putin's cleaning of ethnic minorities.</text:p>
      <text:p text:style-name="P4">
Friends: I know more about Mongolian countries and Mongolians. It is also more complicated and related to history. They were influenced by communist thought. After all, it has been ruled by Communist Soviet for more than 70 years, and the two generations have not been educated by Buddhist culture. But they also have historical memories. Buddhist culture is very important for them. Basically, there are three kinds of people in Mongolia. One believes that Mongolia does not need Buddhism. Mongolia has only Genghis Khan. Genghis Khan decides everything. Some people think that we are Buddhists, but we are Mongolians, so we are Mongolian Buddhists, not Tibetan Buddhists. The Mongolians have little impact on Tibetan Buddhists. Of course, some people believe in other religions.</text:p>
      <text:p text:style-name="P4">
The Mongolians are distributed in two countries, part of them in Russia, and partly in Mongolia. Because of the relationship with China, from economic and political considerations, many words do not say, unwilling to say. Moreover, because there is no Buddhism in seven or eighty years, although it is slowly there now, many people are still confused and cannot find their own path. If you communicate with Mongolian scholars, you can know that they have a sense of insecurity. They don't know where to go? Therefore, Mongolia does not respond to the incident of the His Holiness, which is understandable.</text:p>
      <text:p text:style-name="P4">
The question is not whether Mongolia should respond, or will it go to the streets. The problem is something else. As I said earlier, first of all, from a person's perspective, there is nothing wrong with the Dalai Lama. This is the fact that this is now recognized by the world. Whether it is a religious person or a scholar, such as a psychologist anthropologist, etc., the Dalai Lama has not made mistakes. Of course, some people think he is wrong, which has become a challenging issue. A person does not make mistakes, but is considered to make mistakes, so how to solve this problem? This has become a big problem. For believers, including Tibetans and the Himalayas, the Dalai Lama was originally a lama, a high -level lama, but now it has become another level of lama, a living bodhisattva. Existing divinity.</text:p>
      <text:p text:style-name="P4">
Some of the choices in India have two ideas: one believes that Buddhism in the Himalayas, or Tibetan Buddhism may be more conducive to India's control, so they will establish a lot of connections between the Indian government and the Dalai Lama. There is also a Tibetan Buddhism in the Himalayan region, and even further, that is, the Dalai Lamaization of the Himalayan region, so that there is uncertainty. In other words, India is not sure if the Dalai Lama is a problem one day, what will happen to the Himalayan area? Therefore, some people think that Himalayan can Tibetan Buddhism, but Himalayan should not be Dalai Lama. In the past, in the Tibetan community in exile, the exile Tibetans in the school and the temple were clearly divided into people in the Himalayas. We are Tibetans and you are from the Himalayas. There are fewer and fewer students and monks from Tibet. On the other hand, more and more people from the Himalayas are, and the education systems of schools and temples are all Tibetan culture and Tibetan Buddhism. Therefore It is inevitable to stimulate such a big response in the Himalayas. This is obviously wrong.</text:p>
      <text:p text:style-name="P4">
Not to mention China. Chinese decision makers are all Han. They want to use this to attack the Dalai Lama, which is completely wrong. I think the Chinese government has made a big mistake. They do not understand the influence of religion and the power of faith. They are just very rude, very simple, to handle this matter in a way of self -righteousness.</text:p>
      <text:p text:style-name="P4">
The Westerners' understanding of the Dalai Lama has not been as much as before, but I just heard of the name of the Dalai Lama. I have observed many Western websites and a website of more than 100,000 people related to Tibetan Buddhism. After this incident, they said that I saw the Dalai Lama more than ten years ago more than 20 years ago. , But I have forgotten it slowly, so another motivation has appeared. They want to know who the Dalai Lama is and what his thoughts are? As they understand, they realize that he is innocent, but they will support the Dalai Lama. If the Dalai Lama has made a mistake before and now makes a second mistake, it will be considered by Westerners. But the Dalai Lama is not wrong. If you do n’t accept it, it is not the problem of the Dalai Lama, but the problem of those people. Of course, many young people do not understand. They are easily affected by the publicity of the Internet, but they will soon be attracted by new hotspots.</text:p>
      <text:p text:style-name="P4">
Me: From April 20th to 21st, the first Global Buddhist Summit was held in Delhi. His Holiness took a plane on the 19th. On the same day, Dallanasara dropped the heavy rain. Early in the morning, he took a car to the airport before he was loud. Many people sent Hada to the rain. On the 20th, His Holiness took a day off at the hotel. Yesterday I attended the conference and made a speech. I returned to Dallanasara today, this time is very tight. From the Internet, I saw that Garva Rinpoche returned to Lan Sara from Delhi. Numerous Tibetans lined up and welcomed them, singing and dancing, and the scene was touching. It is a home, a holy place. And this is of course because of His Holiness.</text:p>
      <text:p text:style-name="P4">
On April 20, His Holiness Dalai Lama presented the statue of the Buddha to the Supreme Fa of the Karga Karju. (The picture is taken from Facebook)![] [] <text:a xlink:type="simple" xlink:href="Images/rfamandarin/2023-06-08T10-45-00-04-00/000005.png" text:style-name="Internet_20_link" text:visited-style-name="Visited_20_Internet_20_Link">
</text:a>
](https://www.rfa.org/mandarin/pinglun/weiseblog/ws-05152023141126.html/66708rfa535a5ba22-003.jpeg)His Holiness met a lot of people on the day of the rest of Delhi. I noticed that there are about five photos seen from the Internet. The first group is to meet with the Supreme French king of Naigong Kaga. After leaving Lhasa, the earliest in the Radakh Customs Repair France for many years. Many temples in Radakhs are the temples of Naigong Kagawa. He has a very high prestige in Radakh. Radak's influence will be great.</text:p>
      <text:p text:style-name="P4">
The second group of photos was a meeting with a minister of Sikkim. He looked like a Tibetan and was also very devout. And where is Sikkim? It is a country that has been annexed by India and is now a region in India. Like Radakh, it is actually the Himalayan region of Tibetan Buddhist belief. The third group of photos is the sister of the seventeenth Karmapa. Because Karmapa's temple Rond Temple is in Sikkim, Karmapa specially published a public letter supporting the Dalai Lama. The fourth group was Ladakh officials to meet the His Holiness. He was very respectful. Like believers, he must be also a believer. There is also a group of photos of Arunecchal's head of Twitter. He has 260,000 fans. He brought the whole family to worship the respected, hoeed his head, and presented Hada. These groups of photos have deep meaning.</text:p>
      <text:p text:style-name="P4">
On April 20, the chief chief of Arunachel and the family brought the family to the Lama Lama. (The picture is taken from Twitter) <text:a xlink:type="simple" xlink:href="https://www.rfa.org/mandarin/pinglun/weiseblog/ws-05152023141126.html/66708rfa535a5ba22-004.jpeg" text:style-name="Internet_20_link" text:visited-style-name="Visited_20_Internet_20_Link">
</text:a>
The first Global Buddhist Summit held in Delhi is important. This importance makes me think it may be the incident of the stigma of the stigma and ferment at this time. Maybe it is related to this, because some people may want to make obstacles.</text:p>
      <text:p text:style-name="P4">
Yesterday I saw the Global Buddhist Summit's speech at the Global Buddhist Summit. I believe many people are very happy. Obviously, although His Holiness is getting older and bigger, he is 88 years old, but his thinking is agile. The scriptures are a large -scale back, and tens of minutes of speeches do not need to read manuscripts at all. Without any degradation, his wisdom is very amazing. At the summit, it is also expected. There are so many monks and scholars in the Mahayana Vajrayana, and so many scholars. This scene is as beautiful as the Buddha recorded in the scriptures and many bodhisattvas. One of the words was impressed by me: "At first glance, as far as our current situation is concerned, it is indeed false and difficult to do. In terms of, the more violations, the higher the wisdom and experience value, the more you can get close to the way to become a Buddha. Therefore, French friends must strengthen the Bodhicitta and empty opinion. This is very important. This is very important. . When you know how to turn violations into Taoism, it is equivalent to removing all violations. "</text:p>
      <text:p text:style-name="P4">
Of course I still get angry when I think of it. This world similar to "others is hell" requires His Holiness Dalai Lama for all compassion and love for the older life of 88 years and the future. His dedication. On the other hand, when the world's dilemma almost forgotten the Tibetan people, His Holiness Dalai Lama re -blame the world to "see" Tobert in this way. At the same time, most of the Tibetan Tibetan Buddhists who belief in Tibetan Buddhism are condensed together. It is also like Buddhism often talks about the inverse edge into a smooth fate. The facts have proven that all karma has reversed. And the emergence of this incident may be very close to the future, so I agree with what you said, this is not a bad thing but a good thing.</text:p>
      <text:p text:style-name="P4">
Oh, we have talked for a long time, or that's it, it will be very long if I want to sort it.</text:p>
      <text:p text:style-name="P4">
Friend: Okay, see you, the weather is so good. (over)</text:p>
      <text:p text:style-name="P4">
(2023/4/22 Dialogue, 5/2-5/14, in Beijing)</text:p>
      <text:p text:style-name="P4">
(The article only represents the personal position and point of view of the special commentator)</text:p>
      <text:p text:style-name="P4">
News Source: <text:a xlink:type="simple" xlink:href="https://www.rfa.org/mandarin/pinglun/weiseblog/ws-05152023141126.html" text:style-name="Internet_20_link" text:visited-style-name="Visited_20_Internet_20_Link">
https://www.rfa.org/mandarin/pinglun/weiseblog/ws-05152023141126.html</text:a>
</text:p>
      <!--NEWS-->
      <text:h text:style-name="P10" text:outline-level="1">
<text:span text:style-name="T4">
Chinese ambassador to the United States Xie Feng talks about the US -China relations: "sincerity is spiritual"</text:span>
</text:h>
      <text:p text:style-name="P4">
Author: None (Language: zh)</text:p>
      <text:p text:style-name="P4">
Publisher: None</text:p>
      <text:p text:style-name="P4">
Time: 2023-06-08T10:48:00Z</text:p>
      <text:p text:style-name="P4">
Description: China Ambassador to the United States Xie Feng said at a new welcome meeting on Wednesday that the door to the Chinese dialogue was always open. He also secretly criticized the United States that there was an old saying in China called "sincerity and spirit", while putting the other party on the sanctions list and asking for dialogue and cooperation, it was unacceptable.</text:p>
      <text:p text:style-name="P4">
Videos: []</text:p>
      <text:p text:style-name="P4">
Images: []</text:p>
      <text:p text:style-name="P4">
Subject: 时政风云</text:p>
      <text:p text:style-name="P4">
Subjects: ['岛屿主权争端', '马英九', '专题报道：全景观看“习马会”', '专题报道：2016年台湾大选', '台湾']</text:p>
      <text:p text:style-name="P4">
Keywords: ['美中关系', '南中国海', '台湾', '台湾海峡', '谢锋']</text:p>
      <text:p text:style-name="P4">
Id: 65858943</text:p>
      <!--METADATA-->
      <text:p text:style-name="P4">
<text:a xlink:type="simple" xlink:href="https://www.dw.com/zh/overlay/image/article/65858943/58659002" text:style-name="Internet_20_link" text:visited-style-name="Visited_20_Internet_20_Link">
 </text:a>
</text:p>
      <text:p text:style-name="P4">
(Voice of Germany Chinese website)Chinese ambassador to the United States Xie Feng was invited to attend the welcome event held by the National Committee of the United States and China Trade on Wednesday (June 7), and said in a speech in a speech that he did feel that "many American friends have promoting Sino -US cooperation in cooperation between China and the United States. Stress, worry, worry about being criticized "politics".</text:p>
      <text:p text:style-name="P4">
Xie Feng said that "the environment is good, everyone can get rich with peace of mind." Sino -US relations have deteriorated, and the industrial and commercial circles are the first. He expressed his hope that he could communicate more. "The problem is that I am often tied to the problems in bilateral relations now, and I feel that I am not enough to work 24 hours a day."</text:p>
      <text:p text:style-name="P4">
He pointed out that preventing Sino -US conflicts from confrontation and the stable development of Sino -US relations is to safeguard the common interests of the two countries and peoples, or make a significant contribution to the peace and prosperity of the world.</text:p>
      <text:p text:style-name="P4">
Xie Feng said that the United States should respect the development path, political system and development rights chosen by the Chinese people, and respect the core interests and major concerns of the Chinese side. When he mentioned the issue of Taiwan, no one hoped to solve the Taiwan problem peacefully than China, and he was unwilling to see the Taiwan Strait. He criticized the "Taiwan authorities" leaning on the beauty of the beauty "and some people in the United States to make noise" to make the Taiwan China "is the biggest threat to the peace and stability of the Taiwan Strait."</text:p>
      <text:p text:style-name="P4">
Xie Feng also said that every country attaches great importance to national security, but it cannot be generalized, and it cannot be used as an excuse to promote protectionism and curb opponents. He also secretly criticized the United States. "There is a saying in China called" Chengcheng is Spiritual ". Dialogue cooperation must respect each other and lead the results. While putting the other party on the sanctions list, it is unacceptable to ask for dialogue and cooperation." He pointed out that the gate of China's dialogue is always open. The key is that high -level exchanges are particularly "full management", "create a good atmosphere before the conversation, accumulate positive results in the conversation, and promote the implementation after the dialogue."</text:p>
      <text:h text:style-name="P12" text:outline-level="3">
<text:span text:style-name="T4">
China -U.S. warship meets the Taiwan Strait</text:span>
</text:h>
      <text:h text:style-name="P12" text:outline-level="3">
<text:span text:style-name="T4">
U.S. criticizing China is increasingly "aggressive"</text:span>
</text:h>
      <text:p text:style-name="P4">
In the Shangri -La dialogue last week, US Secretary of Defense Austin just <text:a xlink:type="simple" xlink:href="https://www.dw.com/zh/zh/美国防长批北京拒绝对话-中国责任在美方/a-65815175" text:style-name="Internet_20_link" text:visited-style-name="Visited_20_Internet_20_Link">
criticized China to dialogue on military crisis management</text:a>
Essence At the same time, the US and Canadian warships passed through the Taiwan Strait on Saturday (June 3) and met the Chinese Navy warships in the Taiwan Strait. The United States said that Chinese warships "unsafe" interception on US warships is less than 140 meters apart. This incident has once again triggered the intensive tension between China and the United States. Earlier, the United States also accused a Chinese fighter aircraft in the international airspace in the South China Sea a few days ago.(https://www.dw.com/zh/zh/南海較勁美稱中國戰鬥機逼近挑釁攔截/a-65775811)Essence</text:p>
      <text:p text:style-name="P4">
The United States said on Monday that China's actions in the Taiwan Strait and the South China Sea reflect the "increasingly aggressive" of the Chinese military, which increases the risk of harm. White House spokesman Johnkirby pointed out that China's interception operations are "unsafe" and "unprofessional", which can easily cause misjudgment or injuries.</text:p>
      <text:p text:style-name="P4">
Cerbine said that if China wants to convey the information in the region, it is unpopular in the region, or it wants US aircraft and ships to stop flying and sailing based on international law. "This is impossible."</text:p>
      <text:p text:style-name="P4">
The German "TagesSchau" pointed out that recent incidents show that in addition to long -term economic competition, military competition between the United States and China has also increased significantly. The United States has been dominated by military forces in the Pacific region for a long time, and they want to maintain the status quo as much as possible; while China's current military expansion and Beijing's verbal threat to Taiwan may shake this situation. But from the perspective of China, the situation is completely different. China's self -confidence has increased significantly due to economic and increasing military strength. For Beijing, Washington is the provocative side because American warships and fighter jets continue to approach Chinese territory.</text:p>
      <text:h text:style-name="P12" text:outline-level="3">
<text:span text:style-name="T4">
Interview: The United States is time to indicate the willingness to dialogue</text:span>
</text:h>
      <text:h text:style-name="P12" text:outline-level="3">
<text:span text:style-name="T4">
The United States seeks "predictable relationship"</text:span>
</text:h>
      <text:p text:style-name="P4">
Despite the upgrading of tensions, US State Department spokesman Vedant Patel said the Bayeon government "hopes to continue to maintain predictable relationships with China."</text:p>
      <text:p text:style-name="P4">
"President Bayeng made it clear that we did not seek any new Cold War, our competition could not evolve into a conflict."</text:p>
      <text:p text:style-name="P4">
US -China relations are in a trough. China's support for Russia in the Ukrainian war, threats on Taiwan, and continuous trade war have aroused controversy. Some independent analysts said that recent incidents show that China is adopting a more aggressive strategy to deal with the military power of the United States and its allies. On the other hand, US officials have described the Chinese army in the past year to adopt a more confrontation.</text:p>
      <text:p text:style-name="P4">
Derek Grossmann, a senior defense analyst at Rand Corporation, said: "China is just increasing the possibility of misjudgment-that is, accidental collision of ships or airplanes-this may evolve into armed conflict ","</text:p>
      <text:p text:style-name="P4">
In order to avoid such a situation, the White House spokesman Cerby said that the US President Biden will talk to Chinese President Xi Jinping again at an appropriate time. The two sides will definitely talk about the challenges of US -China relations and the opportunities in bilateral relations.</text:p>
      <text:p text:style-name="P4">
(Reuters, ARD)</text:p>
      <text:p text:style-name="P4">
News Source: <text:a xlink:type="simple" xlink:href="https://www.dw.com/zh/中国驻美大使谢锋谈美中关系：「心诚则灵」/a-65858943" text:style-name="Internet_20_link" text:visited-style-name="Visited_20_Internet_20_Link">
https://www.dw.com/zh/中国驻美大使谢锋谈美中关系：「心诚则灵」/a-65858943?maca=chi-rss-chi-all-1127-rdf</text:a>
</text:p>
      <!--NEWS-->
      <text:h text:style-name="P10" text:outline-level="1">
<text:span text:style-name="T4">
Life is worried about the beginning of the college entrance examination? Candidates are worried about employment!</text:span>
</text:h>
      <text:p text:style-name="P4">
Author: None (Language: zh)</text:p>
      <text:p text:style-name="P4">
Publisher: None</text:p>
      <text:p text:style-name="P4">
Time: 2023-06-08T10:58:00Z</text:p>
      <text:p text:style-name="P4">
Description: Although China's birth rate is rapidly decreasing, the number of college entrance examinations has not decreased for the time being, but it has reached a new high this year: nearly 13 million candidates. At the same time, China's unemployment rate has also reached 20%of the record.</text:p>
      <text:p text:style-name="P4">
Videos: []</text:p>
      <text:p text:style-name="P4">
Images: []</text:p>
      <text:p text:style-name="P4">
Subject: 文化经纬</text:p>
      <text:p text:style-name="P4">
Subjects: []</text:p>
      <text:p text:style-name="P4">
Keywords: ['专题报道：中国经济何处去？']</text:p>
      <text:p text:style-name="P4">
Id: 65858735</text:p>
      <!--METADATA-->
      <text:p text:style-name="P4">
<text:a xlink:type="simple" xlink:href="https://www.dw.com/zh/overlay/image/article/65858735/63987118" text:style-name="Internet_20_link" text:visited-style-name="Visited_20_Internet_20_Link">
 </text:a>
Can I achieve a counterattack in life for ten years of cold windows? (Information picture)</text:p>
      <text:p text:style-name="P4">
(Voice of Germany) On June 7, candidate Xiao Liang went to a test room in the center of Shanghai under the accompaniment of her mother. Facing this <text:a xlink:type="simple" xlink:href="https://www.dw.com/zh/zh/专访高考制度并非中国内卷的根源/a-65852365" text:style-name="Internet_20_link" text:visited-style-name="Visited_20_Internet_20_Link">
the most important test in your life</text:a>
She acknowledged that she was a bit nervous to Deduanglian reporters.</text:p>
      <text:p text:style-name="P4">
Xiao Liang said that a few days ago, she also went to a temple with her parents to burn incense. Her mother Ms. Wang said that she hoped that the Bodhisattva would bless her daughter to go smoothly.</text:p>
      <text:p text:style-name="P4">
For young people in China, <text:a xlink:type="simple" xlink:href="https://www.dw.com/zh/zh/中國高考登場習語錄入題-考生數創新高/a-65847010" text:style-name="Internet_20_link" text:visited-style-name="Visited_20_Internet_20_Link">
college entrance examination</text:a>
Maybe it's just the beginning of life. Today, only academic achievements in middle schools and universities are not enough to live an ideal life. According to data released by the National Bureau of Statistics recently, <text:a xlink:type="simple" xlink:href="https://www.dw.com/zh/zh/毕业即失业-中国年轻人失业率居高不下/a-64834417" text:style-name="Internet_20_link" text:visited-style-name="Visited_20_Internet_20_Link">
National Youth Unemployment Rate has reached 20.4% of the record</text:a>
Essence <text:a xlink:type="simple" xlink:href="https://www.dw.com/zh/zh/青年失业率居高不下-靠孔乙己脱长衫解决/a-65732307" text:style-name="Internet_20_link" text:visited-style-name="Visited_20_Internet_20_Link">
This means a large number of university graduates cannot find a job</text:a>
 。</text:p>
      <text:p text:style-name="P4">
On June 7, candidates in Beijing encouraged themselves before entering the examination room</text:p>
      <text:p text:style-name="P4">
Although the 18 -year -old Liang has not yet entered the university campus, he also paid attention to this news. She told Deguanglian reporter that she was really worried about the future, because "the gold content of college diplomas is not as high as before."</text:p>
      <text:p text:style-name="P4">
In the past two decades, Chinese universities have been expanding the scale of enrollment, and the number of college graduates has grown rapidly each year. Today's college graduates are no longer the so -called "pride of heaven", but they are just a member of tens of millions of ordinary people. This year, 11.6 million colleges and universities across the country poured into the employment market, and this number also set a historical record.</text:p>
      <text:h text:style-name="P12" text:outline-level="3">
<text:span text:style-name="T4">
<text:span text:style-name="T4">
 Supply and demand does not match </text:span>
</text:span>
</text:h>
      <text:p text:style-name="P4">
Yi Fuxian, an expert in Chinese population issues at the University of Wisconsin, pointed out that China's service industry cannot provide sufficient employment positions for so many college graduates, and the industrial department cannot respond to such a high proportion of university graduates among job seekers; Many college graduates can only engage in professional non -counterparts. Yi Fuxian told Deguang Lian that this was "a huge waste of educational resources."</text:p>
      <text:p text:style-name="P4">
Among the university graduates who can not find a counterpart, many people have forced to send out takeaway in their livelihood.</text:p>
      <text:p text:style-name="P4">
Among college graduates who could not find counterparts, many people forced their lives to send express delivery and takeaway. Wang Dan, chief economist of Hang Seng Bank, pointed out in an interview with Deguanglian that the Chinese employment market still has sufficient labor demand, but the problem of supply and demand is more prominent. "There are too many college students studying finance in recent years, but greater demand is in other fields. In addition, manufacturing also requires technical workers who have graduated from college."</text:p>
      <text:p text:style-name="P4">
For example, Wang Dan said that China now urgently needs talents in artificial intelligence and industrial design, and also need to operate technical workers who can operate CNC machine tools, but the entire manufacturing industry is difficult to find labor for these requirements. She suggested that China should learn from the German vocational education and training system to keep education and industry needs closely linked.</text:p>
      <text:p text:style-name="P4">
At present, the combination of vocational education schools, technical secondary schools, colleges and industries is not close.</text:p>
      <text:h text:style-name="P12" text:outline-level="3">
<text:span text:style-name="T4">
<text:span text:style-name="T4">
 Slowing soldiers: study for a master's degree </text:span>
</text:span>
</text:h>
      <text:p text:style-name="P4">
In the Jing'an Temple in the center of Shanghai, a reporter from Deguang Lian encountered a high school graduate who did not want to disclose his name on the day of the college entrance examination. He did not take the college entrance examination because he thought that he had "poor grades and had no chance." He plans to apply for colleges and universities next year, and accumulate experience through internships this year. "I will work in a cafe and look for my own positioning." He came to Jing'an Temple to pray for friends and classmates who participated in the college entrance examination.</text:p>
      <text:p text:style-name="P4">
The 16 -year -old high school student Xiao Zhang also came to Jing'an Temple today. Although she has not been in the college entrance examination, she has also begun to worry about future. She told Deguanglian reporter that she plans to study for graduate students after her undergraduate undergraduate, because she is worried that "the undergraduate diploma will not find a job."</text:p>
      <text:p text:style-name="P4">
Studying a master's or doctoral students is the choice of many Chinese college students at the moment. They hope that when graduate graduate graduates, the Chinese employment market can provide more high -end counterparts.</text:p>
      <text:p text:style-name="P4">
News Source: <text:a xlink:type="simple" xlink:href="https://www.dw.com/zh/人生忧患高考始？考生已忧就业难/a-65858735" text:style-name="Internet_20_link" text:visited-style-name="Visited_20_Internet_20_Link">
https://www.dw.com/zh/人生忧患高考始？考生已忧就业难/a-65858735?maca=chi-rss-chi-all-1127-rdf</text:a>
</text:p>
      <!--NEWS-->
      <text:h text:style-name="P10" text:outline-level="1">
<text:span text:style-name="T4">
Sexual harassment charges the storm to impact the Taiwan Democratic Progressive Party (Free Version)</text:span>
</text:h>
      <text:p text:style-name="P4">
Author: Joyu Wang 发自台北 / Wenxin Fan 发自香港</text:p>
      <text:p text:style-name="P4">
Publisher: 华尔街日报中文网</text:p>
      <text:p text:style-name="P4">
Published Time: 2023-06-08T11:00:00.000Z</text:p>
      <text:p text:style-name="P4">
Modified Time: 2023-06-08T11:00:00.000Z</text:p>
      <text:p text:style-name="P4">
Created Time: 2023-06-08T08:24:00.000Z</text:p>
      <text:p text:style-name="P4">
Description: A NETFLIX fictional drama about Taiwan's politics has triggered a wave of allegations of sexual harassment of the DPP of the ruling party, which may interfere with the Taiwan presidential election next year and stir overseas Chinese alien groups.</text:p>
      <text:p text:style-name="P4">
Images: []</text:p>
      <text:p text:style-name="P4">
Categories: ['国际']</text:p>
      <text:p text:style-name="P4">
Keywords: SYND,LINK:EN|WP-WSJ-0000960262</text:p>
      <text:p text:style-name="P4">
Type: Article</text:p>
      <!--METADATA-->
      <text:p text:style-name="P4">
In late April, a NETFLIX fictional drama about Taiwan's politics became popular on the island. The story line involved sexual assault on the ruling party's sexual assault. After only more than a month, the plot in the play has been in reality, and it may allow the United States to rely on <text:a xlink:type="simple" xlink:href="https://cn.wsj.com/articles/CN-BGH-20230518072645" text:style-name="Internet_20_link" text:visited-style-name="Visited_20_Internet_20_Link">
continuous pressure on China</text:a>
His political forces are affected.</text:p>
      <text:p text:style-name="P4">
News Source: <text:a xlink:type="simple" xlink:href="https://cn.wsj.com/articles/%E6%80%A7%E9%AA%9A%E6%89%B0%E6%8C%87%E6%8E%A7%E9%A3%8E%E6%9A%B4%E5%86%B2%E5%87%BB%E5%8F%B0%E6%B9%BE%E6%B0%91%E8%BF%9B%E5%85%9A-95baa631" text:style-name="Internet_20_link" text:visited-style-name="Visited_20_Internet_20_Link">
https://cn.wsj.com/articles/%E6%80%A7%E9%AA%9A%E6%89%B0%E6%8C%87%E6%8E%A7%E9%A3%8E%E6%9A%B4%E5%86%B2%E5%87%BB%E5%8F%B0%E6%B9%BE%E6%B0%91%E8%BF%9B%E5%85%9A-95baa631</text:a>
</text:p>
      <!--NEWS-->
      <text:h text:style-name="P10" text:outline-level="1">
<text:span text:style-name="T4">
Reduce cost automobile safety equipment manufacturer Mei Safety Globe 8,000 people</text:span>
</text:h>
      <text:p text:style-name="P4">
Publisher: 法新社</text:p>
      <text:p text:style-name="P4">
Published Time: 2023-06-08T11:02:07+00:00</text:p>
      <text:p text:style-name="P4">
Modified Time: 2023-06-08T10:50:02+00:00</text:p>
      <text:p text:style-name="P4">
Description: (France -France -France -France -France Golmore, 8th) AUTOLIV, a Swedish joint venture company and automobile safety equipment manufacturer, said today that it will lay off 11%of the global layoffs, equivalent to 8,000 people, to speed up the pace of cutting co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3.617581in" draw:z-index="0">
<draw:image xlink:href="../Images/rficn/2023-06-08T11-02-07-00-00/000000.png" xlink:type="simple" xlink:show="embed" xlink:actuate="onLoad" draw:mime-type="image/png"/>
</draw:frame>
Mei'an said that in global layoffs, "especially in the European business area", 6,000 people will be "direct positions" and 2000 people will be "indirect positions."</text:p>
      <text:p text:style-name="P4">
Mikaelbratt, the CEO of Mei'an, said in a statement: "We intend to simplify and consolidate our operating methods in all fields. The layoffs will affect our offices, technology centers and factories, including in charge of positions at all levels."</text:p>
      <text:p text:style-name="P4">
Mei'an, the world's leading products and airbag products, also said that they are continuing to negotiate with customers to "ensure that pricing can reflect unusually high inflation and correct the structural price gap."</text:p>
      <text:p text:style-name="P4">
Mei'an announced in April that it will set up a new plant in Vietnam to produce airbag pads and fabrics. It is expected that the factory will hire up to 2,000 employees.</text:p>
      <text:p text:style-name="P4">
Mean's net sales increased by 17%to $ 2.5 billion in the first quarter of 2023, while net profit decreased 11%to $ 74 million. (Translator: Chen Yuting/Calculating Draft: Chen Zhengyi)</text:p>
      <text:p text:style-name="P4">
News Source: <text:a xlink:type="simple" xlink:href="https://www.rfi.fr/cn/%E8%B4%A2%E7%BB%8F%E5%BF%AB%E8%AE%AF/20230608-%E5%89%8A%E5%87%8F%E6%88%90%E6%9C%AC-%E6%B1%BD%E8%BD%A6%E5%AE%89%E5%85%A8%E8%AE%BE%E5%A4%87%E5%88%B6%E9%80%A0%E5%95%86%E7%BE%8E%E5%AE%89%E5%85%A8%E7%90%83%E8%A3%818000%E4%BA%BA" text:style-name="Internet_20_link" text:visited-style-name="Visited_20_Internet_20_Link">
https://www.rfi.fr/cn/%E8%B4%A2%E7%BB%8F%E5%BF%AB%E8%AE%AF/20230608-%E5%89%8A%E5%87%8F%E6%88%90%E6%9C%AC-%E6%B1%BD%E8%BD%A6%E5%AE%89%E5%85%A8%E8%AE%BE%E5%A4%87%E5%88%B6%E9%80%A0%E5%95%86%E7%BE%8E%E5%AE%89%E5%85%A8%E7%90%83%E8%A3%818000%E4%BA%BA</text:a>
</text:p>
      <!--NEWS-->
      <text:h text:style-name="P10" text:outline-level="1">
<text:span text:style-name="T4">
The American Ouchimi volcanic eruption gas shrouded in the wind</text:span>
</text:h>
      <text:p text:style-name="P4">
Author: 联合早报 (Person)</text:p>
      <text:p text:style-name="P4">
Publisher: 联合早报 (Organization)</text:p>
      <text:p text:style-name="P4">
Published Time: 2023-06-08T11:07</text:p>
      <text:p text:style-name="P4">
Modified Time: 2023-06-08T11:07</text:p>
      <text:p text:style-name="P4">
Description: Kilauea (Kilauea) on the Hawaii Island, USA broke out in the early morning on Wednesday (June 7). Reuters reported that according to the US Geological Investigation Agency (USGS) reported that "the Kirawa volcano is erupting.</text:p>
      <text:p text:style-name="P4">
Videos: []</text:p>
      <text:p text:style-name="P4">
Audios: []</text:p>
      <text:p text:style-name="P4">
Images: []</text:p>
      <text:p text:style-name="P4">
Type: NewsArticle</text:p>
      <text:p text:style-name="P4">
Breadcrumbs: ['即时', '国际']</text:p>
      <text:p text:style-name="P4">
Keywords: ['火山', '美国', '夏威夷']</text:p>
      <!--METADATA-->
      <text:p text:style-name="P4">
Kilauea (Kilauea) on the Hawaii Island, USA broke out in the early morning on Wednesday (June 7).</text:p>
      <text:p text:style-name="P4">
Reuters reports that according to the US Geological Investigation Agency(USGS)The notification, "The Kirava Volcan is eruption." The report said that the eruption activity began at 4.44 am local time (Singapore time at 10:44 pm).</text:p>
      <text:p text:style-name="P4">
Agence France -Presse quoted the Geological Survey Bureau: "The main harm of volcanic eruption comes from high -concentration volcanic gases. This harm will have a profound impact in the direction of the wind ... When the sulfur dioxide is released from the top of the mountain, it will be seen in the atmosphere to see it. The haze, called Volcanicsmog, has been observed at the lower winds of the Kirawa volcano. "</text:p>
      <text:p text:style-name="P4">
The Hawaiian Emergency Affairs Administration said: "There are no signs that there are no signs that the densely populated areas are threatened." Kirawa was one of the six active volcanoes in Hawaii, which erupted from 1983 to 2019.</text:p>
      <text:p text:style-name="P4">
News Source: <text:a xlink:type="simple" xlink:href="https://www.zaobao.com.sg/realtime/world/story20230608-1402264" text:style-name="Internet_20_link" text:visited-style-name="Visited_20_Internet_20_Link">
https://www.zaobao.com.sg/realtime/world/story20230608-1402264</text:a>
</text:p>
      <!--NEWS-->
      <text:h text:style-name="P10" text:outline-level="1">
<text:span text:style-name="T4">
Carrefour launched a ChatGPT chat robot for online shopping</text:span>
</text:h>
      <text:p text:style-name="P4">
Author: Mauro Orru</text:p>
      <text:p text:style-name="P4">
Publisher: 华尔街日报中文网</text:p>
      <text:p text:style-name="P4">
Published Time: 2023-06-08T11:15:00.000Z</text:p>
      <text:p text:style-name="P4">
Modified Time: 2023-06-08T11:15:00.000Z</text:p>
      <text:p text:style-name="P4">
Created Time: 2023-06-08T10:06:00.000Z</text:p>
      <text:p text:style-name="P4">
Description: French grocery merchant Lefu has deployed a chat robot based on OpenAI -based ChatGPT technology. Using cooperation with Microsoft, Openai and Bain, it will generate generate artificial intelligence into its online shopping platform.</text:p>
      <text:p text:style-name="P4">
Images: []</text:p>
      <text:p text:style-name="P4">
Categories: ['商业']</text:p>
      <text:p text:style-name="P4">
Keywords: SYND</text:p>
      <text:p text:style-name="P4">
Type: Article</text:p>
      <!--METADATA-->
      <text:p text:style-name="P4">
French grocery merchant Carrefour(Carrefour S.A.,CA.FR)A chat robot based on OpenAI -based ChatGPT technology has been deployed, using it with Microsoft(Microsoft, MSFT), Openai and Bain Company(Bain &amp; Company)The cooperation will introduce the generation artificial intelligence into its online shopping platform.</text:p>
      <text:p text:style-name="P4">
News Source: <text:a xlink:type="simple" xlink:href="https://cn.wsj.com/articles/%E5%AE%B6%E4%B9%90%E7%A6%8F%E6%8E%A8%E5%87%BA%E5%9F%BA%E4%BA%8Echatgpt%E7%9A%84%E8%81%8A%E5%A4%A9%E6%9C%BA%E5%99%A8%E4%BA%BA%E7%94%A8%E4%BA%8E%E5%9C%A8%E7%BA%BF%E8%B4%AD%E7%89%A9-152ba946" text:style-name="Internet_20_link" text:visited-style-name="Visited_20_Internet_20_Link">
https://cn.wsj.com/articles/%E5%AE%B6%E4%B9%90%E7%A6%8F%E6%8E%A8%E5%87%BA%E5%9F%BA%E4%BA%8Echatgpt%E7%9A%84%E8%81%8A%E5%A4%A9%E6%9C%BA%E5%99%A8%E4%BA%BA%E7%94%A8%E4%BA%8E%E5%9C%A8%E7%BA%BF%E8%B4%AD%E7%89%A9-152ba946</text:a>
</text:p>
      <!--NEWS-->
      <text:h text:style-name="P10" text:outline-level="1">
<text:span text:style-name="T4">
The Tibetan Tibetan Activist Bu Qiongci won the "Truman-Reagan Free Award"</text:span>
</text:h>
      <text:p text:style-name="P4">
Author: None</text:p>
      <text:p text:style-name="P4">
Publisher: Radio Free Asia (Organization)</text:p>
      <text:p text:style-name="P4">
Published Time: 2023-06-08T11:18:00-04:00</text:p>
      <text:p text:style-name="P4">
Modified Time: 2023-06-08T12:52: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4.612011in" draw:z-index="0">
<draw:image xlink:href="../Images/rfamandarin/2023-06-08T11-18-00-04-00/000000.png" xlink:type="simple" xlink:show="embed" xlink:actuate="onLoad" draw:mime-type="image/png"/>
</draw:frame>
Exile Tibetan writers, international support Tibet Movement(International Campaign for Tibet)Researcher Bu Qiongji(Bhuchung a. Tsering)<text:a xlink:type="simple" xlink:href="https://www.rfa.org/mandarin/Xinwen/1-06082023111624.html/@@images/image" text:style-name="Internet_20_link" text:visited-style-name="Visited_20_Internet_20_Link">
 </text:a>
Screenshot of the official website of the "Communist Victims Memorial Foundation" announced on the 6th that the "Truman-Reagan Liberty Award" of the institution of the year's highest honor "Truman-Reagan Free Award" was announced on the 6th to the 6th.(International Campaign for Tibet)Researcher Bu Qiongji(Bhuchung K.)In recognition of him, he resisted the CCP's tyranny without counting the price and fought for the free and democracy of Tibet. The awards ceremony will be held in Washington, the capital of the United States on the 9th. According to a statement issued by the official website of the Communist victims (VOC), Bu Qiongchen has been insisting on spreading to the outside world after escaping from Tibet in 1960 The real situation of destruction. He had testified at the US Congress about Tibet, and often went to universities and think tanks across the United States to give a speech on the theme of Tibet. The American Communist Victims Memorial Foundation will hold the 16th annual contribution ceremony on June 9th, and award the "Truman-Reagan Liberty Award" to Buqiong Second Ren. The ceremony of this year's flower donation was designed to remember more than 100 million victims killed by communism. At the same time, it reminded people that there were still 1.5 billion people in the world who were still oppressed under the shackles of this evil ideology. Editor -in -chief: Kaidi</text:p>
      <text:p text:style-name="P4">
News Source: <text:a xlink:type="simple" xlink:href="https://www.rfa.org/mandarin/Xinwen/1-06082023111624.html" text:style-name="Internet_20_link" text:visited-style-name="Visited_20_Internet_20_Link">
https://www.rfa.org/mandarin/Xinwen/1-06082023111624.html</text:a>
</text:p>
      <!--NEWS-->
      <text:h text:style-name="P10" text:outline-level="1">
<text:span text:style-name="T4">
Democratic rights protection people Hu Tianfeng and Fan Yiping were sentenced to sentence</text:span>
</text:h>
      <text:p text:style-name="P4">
Author: None</text:p>
      <text:p text:style-name="P4">
Publisher: Radio Free Asia (Organization)</text:p>
      <text:p text:style-name="P4">
Published Time: 2023-06-08T11:26:58-04:00</text:p>
      <text:p text:style-name="P4">
Modified Time: 2023-06-08T11:26: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187661in" draw:z-index="0">
<draw:image xlink:href="../Images/rfamandarin/2023-06-08T11-26-58-04-00/000000.png" xlink:type="simple" xlink:show="embed" xlink:actuate="onLoad" draw:mime-type="image/png"/>
</draw:frame>
Democratic activist Hu Tianfeng(Picture left)Fan Yiping <text:a xlink:type="simple" xlink:href="https://www.rfa.org/mandarin/Xinwen/2-06082023111924.html/@@images/image" text:style-name="Internet_20_link" text:visited-style-name="Visited_20_Internet_20_Link">
</text:a>
Rights Protection Network/RFA Synthetic According to the news center of the Rights Protection Network Information Center on the 8th, Hu Tianfeng, a democratic rights protection citizen in the "Guangzhou 11 · 12 Congress" case, was sentenced to 2 years in the Guangzhou Intermediate Court on June 7 with the "crime of subverting the state power" for 2 years. For a month, Fan Yiping, a senior democratic movement in the same case, was also sentenced to 4 years in the same charges. Hu Tianfeng's family members have not yet received the judgment. According to reports, on November 12, 2020 ("Capture in Guangzhou 11. 12"), Fan Yiping and four other democratic movements Fan Wencheng, Lai Jianjun, Qiao Lianhong, and Weiani were suspected of "subverting the state power" by the Guangzhou police. "Crushed home after copying the house; after being specified in the surveillance of the designated place; on January 7, 2021, in addition to Qiao Lianhong's release, Fan Yiping and Lai Tianming, Fan Wencheng, Hu Tianfeng, and Hu Tianfeng who were arrested were in Guangzhou. The National Security Agency was officially arrested for the same crime; on September 3 of the same year, the five cases were transferred to the Guangzhou Procuratorate for review and prosecution. On September 8, the case was transferred to the Guangzhou Intermediate Court; The prosecution of the crime of subverting the state power. The case involved in the party, and the specific facts were mostly gossiping politics and traveling to Yunnan. On June 7, 2023, the Guangzhou Intermediate Court sentenced Fan Yiping for 4 years in prison for "subversion of state power". Hu Tianfeng was sentenced to 2 years and 8 months in prison. Fan Yiping is currently being detained in the Guide of the Huadu of Guangzhou; Hu Tianfeng was detained at the Detention Center of the Guangzhou National Security Bureau. Essence Born on October 10, 1981, Hu Tianfeng was born in Hebei Province, a resident of Shenzhen, a former member of the Chinese Armed Police Force, a police officer of a police station in Shenzhen, and later resigned. Because of actively practicing the concept of democracy and freedom, he kept crying for the incidents of people at the bottom, and was suppressed by the dissatisfaction and stability of the local authorities in Guangdong. Fan Yiping was born in the 1950s. He was born in Guangzhou, Guangdong Province. He was born in the family of CCP cadres. He studied at the Military Medical University. After graduation, he was a surgeon. person. Editor -in -chief: Kaidi</text:p>
      <text:p text:style-name="P4">
News Source: <text:a xlink:type="simple" xlink:href="https://www.rfa.org/mandarin/Xinwen/2-06082023111924.html" text:style-name="Internet_20_link" text:visited-style-name="Visited_20_Internet_20_Link">
https://www.rfa.org/mandarin/Xinwen/2-06082023111924.html</text:a>
</text:p>
      <!--NEWS-->
      <text:h text:style-name="P10" text:outline-level="1">
<text:span text:style-name="T4">
American cross -party members urged Li Jiachao to attend the APEC Summit to attend the APEC Summit</text:span>
</text:h>
      <text:p text:style-name="P4">
Author: None</text:p>
      <text:p text:style-name="P4">
Publisher: Radio Free Asia (Organization)</text:p>
      <text:p text:style-name="P4">
Published Time: 2023-06-08T11:31:00-04:00</text:p>
      <text:p text:style-name="P4">
Modified Time: 2023-06-08T11:3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4.824186in" draw:z-index="0">
<draw:image xlink:href="../Images/rfamandarin/2023-06-08T11-31-00-04-00/000000.png" xlink:type="simple" xlink:show="embed" xlink:actuate="onLoad" draw:mime-type="image/png"/>
</draw:frame>
The picture shows the Hong Kong Chief Executive Li Jiachao attended the venue after the APEC summit held in Bangkok in 2022. <text:a xlink:type="simple" xlink:href="https://www.rfa.org/mandarin/Xinwen/3-06082023112802.html/@@images/image" text:style-name="Internet_20_link" text:visited-style-name="Visited_20_Internet_20_Link">
</text:a>
According to Reuters, Reuters According to the exclusive report of Reuters, the United States Congress Democratic and Republican Senate members issued a joint letter to the State Department on Wednesday (7th), asking the Hong Kong Chief Exceptions of Hong Kong Chief Excellers to be prohibited from the US sanctions to attend the Asia -Pacific Economic Cooperation Organization (APEC) Summit. The report pointed out that the signal issued by the joint Republican Senator Marco Rubio and the Democratic Senator Merkeli(Jeff Masterley), Democratic Representative McGen(JimMcGovern), Republican Republican Councilor Chrissmith and others. In the letter, they said, "A invitation to a sanctioned human rights is an insult to all people who have been persecuted by the Communist Party of China and the People's Republic of China (PRC) and their persecution in Hong Kong." The letter also mentioned in the letter. Wendysherman, Deputy Secretary of State of the United States, responded to the Senate's Foreign Affairs Committee in writing on February 9 this year that Huafu had planned to invite Li Jiachao to attend the summit and said that "invited APEC can not be exempted from destroying Hong Kong in Hong Kong. Autonomy and erosion in Hong Kong's protection of protection and freedom. "The U.S. State Department responded to the Reuters inquiry on Wednesday that the United States was looking forward to hosting the APEC summit, but the invitation list has not yet been determined. The APEC Summit will be held in San Francisco, California in November this year, and Hong Kong is a member of the organization. When the Chief Executive Li Jiachao served as the director of the Hong Kong Security Agency in 2020, it was sanctioned by the United States for its role in the implementation of the Hong Kong National Security Law. In response to the media questions last month, Li Jiachao said that the Asia -Pacific Economic Cooperation was an international organization. The United States was obliged to invite the leaders of the organization to attend the summit. However, he did not disclose whether he was going to attend the meeting. Founding of the Human Rights Organization "Hong Kong Free Council Foundation" (CFHK), Franceshui, told Reuters that Li Jiachao entered the United States and will send an error signal to Chinese officials and people around the world. Editor -in -chief: Kaidi</text:p>
      <text:p text:style-name="P4">
News Source: <text:a xlink:type="simple" xlink:href="https://www.rfa.org/mandarin/Xinwen/3-06082023112802.html" text:style-name="Internet_20_link" text:visited-style-name="Visited_20_Internet_20_Link">
https://www.rfa.org/mandarin/Xinwen/3-06082023112802.html</text:a>
</text:p>
      <!--NEWS-->
      <text:h text:style-name="P10" text:outline-level="1">
<text:span text:style-name="T4">
Chinese young people "knowledge setting stalls" attracted the meaning of 66 yuan to solve the meaning of life.</text:span>
</text:h>
      <text:p text:style-name="P4">
Author: None</text:p>
      <text:p text:style-name="P4">
Publisher: Radio Free Asia (Organization)</text:p>
      <text:p text:style-name="P4">
Published Time: 2023-06-08T11:35:26-04:00</text:p>
      <text:p text:style-name="P4">
Modified Time: 2023-06-08T11:35: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8" text:anchor-type="as-char" svg:width="6.9236in" svg:height="4.042489in" draw:z-index="0">
<draw:image xlink:href="../Images/rfamandarin/2023-06-08T11-35-26-04-00/000000.png" xlink:type="simple" xlink:show="embed" xlink:actuate="onLoad" draw:mime-type="image/png"/>
</draw:frame>
The "clumsy wood" graduated from the application psychology major has also set up a stall for psychological counseling in the ancient town of Dali. <text:a xlink:type="simple" xlink:href="https://www.rfa.org/mandarin/Xinwen/4-06082023113243.html/@@images/image" text:style-name="Internet_20_link" text:visited-style-name="Visited_20_Internet_20_Link">
</text:a>
Facing the current job dilemma of young people in Chinese town, some Chinese students with high education have begun to embark on the road of "knowledge setting", including college students and graduate students. On the streets, they sell their skills and knowledge, including psychological counseling, while serving others, they also have self -chatting while serving others. According to the Beijing Youth Daily, during the May Day Labor Day, the "tropical fish" (pseudonym) of the graduate student of the Department of Philosophy at Sun Yat -sen University in Guangzhou University raised a "academic stall" stall in Dali, Yunnan to sell "philosophical consultation, healing and chat". At first "tropical fish" just wanted to play, but I didn't expect that the result was really coming. The first guest was a 40 -year -old Xinjiang brother. His question is "What is the meaning of life?" After nearly an hour of conversation, the "tropical fish" received 66 yuan. On the fifth day of the stall, the "tropical fish" became popular, and tourists who came by. Similar to her, there is also a "clumsy wood" who graduated from the application psychology major, and a stall in the ancient town of Dali. In other cities, there are also postgraduate losers to choose to "knowledge stalls" on the street to contact society. The New York Times has previously reported that China, three years after the epidemic, has attracted the industries that have attracted good education for young people. At the same time, in June this year, there will be 11.6 million college graduates into the society, an increase of 820,000 over last year. According to the data released by the National Bureau of Statistics of China in mid -May, the national urban youth unemployment rate in April reached a record high, reaching 20.4%. Editor -in -chief: Kaidi</text:p>
      <text:p text:style-name="P4">
News Source: <text:a xlink:type="simple" xlink:href="https://www.rfa.org/mandarin/Xinwen/4-06082023113243.html" text:style-name="Internet_20_link" text:visited-style-name="Visited_20_Internet_20_Link">
https://www.rfa.org/mandarin/Xinwen/4-06082023113243.html</text:a>
</text:p>
      <!--NEWS-->
      <text:h text:style-name="P10" text:outline-level="1">
<text:span text:style-name="T4">
Taiwanese scholars were charged with &amp; quot; Taiwan spy &amp; quot; Pan Manchu was under house arrest Gulangyu</text:span>
</text:h>
      <text:p text:style-name="P4">
Author: None</text:p>
      <text:p text:style-name="P4">
Publisher: Radio Free Asia (Organization)</text:p>
      <text:p text:style-name="P4">
Published Time: 2023-06-08T11:42:00-04:00</text:p>
      <text:p text:style-name="P4">
Modified Time: 2023-06-08T13:13:37-04:00</text:p>
      <text:p text:style-name="P4">
Description: None</text:p>
      <text:p text:style-name="P4">
Videos: []</text:p>
      <text:p text:style-name="P4">
Audios: ["<text:a xlink:type="simple" xlink:href="https://www.rfa.org/mandarin/yataibaodao/gangtai/hcm2-0608202311271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4.198828in" draw:z-index="0">
<draw:image xlink:href="../Images/rfamandarin/2023-06-08T11-42-00-04-00/000000.png" xlink:type="simple" xlink:show="embed" xlink:actuate="onLoad" draw:mime-type="image/png"/>
</draw:frame>
In 2020, Cai Jinshu was pleaded guilty at CCTV. After the expiration of the sentence of May this year, he was sentenced to four years due to deprivation of political rights. Recently, it was reported that Gulangyu, which was placed under house arrest in Xiamen. <text:a xlink:type="simple" xlink:href="https://www.rfa.org/mandarin/yataibaodao/gangtai/hcm2-06082023112714.html/@@images/image" text:style-name="Internet_20_link" text:visited-style-name="Visited_20_Internet_20_Link">
</text:a>
Video screenshot/cctv <text:a xlink:type="simple" xlink:href="https://www.rfa.org/mandarin/yataibaodao/gangtai/hcm2-06082023112714.html/@@stream" text:style-name="Internet_20_link" text:visited-style-name="Visited_20_Internet_20_Link">
Audio-Link: https://www.rfa.org/mandarin/yatabaODAI/Gangtai/hcm2-06082023112714.html/@stream</text:a>
Taiwanese scholar Cai Jinshu was accused of "Taiwan spy" by China. After the four -year sentence of Cai Jinshu, the four -year additional punishment of political rights was deprived of the four -year additional sentence. Recently, it was reported that Gulangyu, which was placed under house arrest in Xiamen. The Taiwan Sea Foundation calls for the land to protect his personal safety and legitimate rights and interests in accordance with the law.</text:p>
      <text:p text:style-name="P4">
<text:a xlink:type="simple" xlink:href="https://www.rfa.org/mandarin/yataibaodao/gangtai/hcm-05122022085600.html" text:style-name="Internet_20_link" text:visited-style-name="Visited_20_Internet_20_Link">
<text:span text:style-name="T4">
 Taiwanese Li Mengju's punishment cannot leave Chinese relatives and friends to reveal the additional punishment like a prison </text:span>
</text:a>
<text:span text:style-name="T4">
* <text:a xlink:type="simple" xlink:href="https://www.rfa.org/mandarin/Xinwen/10-10312020153940.html" text:style-name="Internet_20_link" text:visited-style-name="Visited_20_Internet_20_Link">
The Chinese Communist Party forced the "Taiwan Spy" television confession and accused of damage to the unofficial exchanges between the two sides of the strait</text:a>
</text:span>
</text:p>
      <text:p text:style-name="P4">
Cai Jinshu, chairman of the "South Taiwan Cross -Strait Relations Association Federation", disappeared in 2018. In 2020, the "focus interview" program of Chinese official media CCTV was broadcast for three consecutive days. Like other political prisoners, Cai Jinshu was forced to "confess and plead guilty", saying that "the use of the intelligence bureau to make behaviors that endanger the national security of the mainland. This is a place that I was unexpected and regretted."</text:p>
      <text:p text:style-name="P4">
Cai Jinshu, who was sentenced to four years in prison by the Chinese court, was released from prison in May this year. However, he could not return directly to Taiwan. According to the Taiwan Media Free Times, people on both sides of the strait revealed that Cai Jinshu also deprived of political rights for four years of additional punishment. Like Li Mengju, another console spy, was not allowed to return to Taiwan for deprivation of political rights. Cai Jinshu was taken to live in Gulangyu, Xiamen.</text:p>
      <text:p text:style-name="P4">
In this regard, Cai Mengjun, a spokesman for the sea base, confirmed that Cai Jinshu had been released from prison on June 8 and contacted his family members and himself. She said that she will continue to pay attention to this case. In addition to calling on the land to protect his personal safety and legitimate rights and interests in accordance with the law, he will continue to keep in touch with him and provide necessary assistance in time to cooperate with the needs and willingness. Regarding Cai Jinshu was placed under house arrest and could not return to Taiwan in Gulangyu, Cai Mengjun said, "There is no further explanation of the case."</text:p>
      <text:p text:style-name="P4">
Taiwanese Li Mengju was forced to "plead guilty" (video screenshot/CCTV) in CCTV program after being arrested in China</text:p>
      <text:p text:style-name="P4">
** Taiwanese people are detained by China for additional punishment benefits.</text:p>
      <text:p text:style-name="P4">
Also in the Chinese service "additional punishment", Li Mengju and Cai Jinshu's treatment are still different. Li Mengju's relatives and friends once told this station that when he was released from prison, he still needed to report to the police station every month. After a period of time, big data can master his whereabouts and no longer need to report. But Cai Jinshu was arranged under house arrest in Gulangyu.</text:p>
      <text:p text:style-name="P4">
Li Mingzhe, a Taiwanese NGO worker who had been sentenced to 5 years in prison for the "subverted state regime case", said in an interview with this station that even if it was a Chinese native, political rights were deprived and did not include personal freedom. In fact, there are no political rights in China without any political rights. Therefore, Cai Jinshu's restrictions are in Gulangyu, which is completely expanding the law in China, but this is not unusual in China.</text:p>
      <text:p text:style-name="P4">
"Many Chinese political criminals were placed under house arrest after being released from prison. They were expanded and explained the additional punishment because of additional punishment. They were worried that political prisoners from prison may speak on the Internet or outside." Li Mingzhe said further. Speaking, it is restricted as political rights. "</text:p>
      <text:p text:style-name="P4">
Li Mengju served in July 2021 for one year and 10 months. He was deprived of political rights for 2 years and has not yet left China. Cai Jinshu is also facing the same situation. In contrast, Li Mingzhe, who is also detained in China and has been deprived of political rights for 2 years, believes that this should be related to his wife Li Jingyu and Taiwanese human rights groups who are trying to run for Li Mingzhe at home and abroad to strive for international support, but this is only because of his own. Just speculate. "The Chinese government has to make it clear, why can Li Mingzhe come back, and Cai Jinshu and Li Mengju cannot come back. Where is the standard?"</text:p>
      <text:p text:style-name="P4">
<text:span text:style-name="T4">
 legislator: Cai Jinshu case explains that Taiwan and China are not the same country </text:span>
</text:p>
      <text:p text:style-name="P4">
DPP legislator Lin Jingyi said on the 8th of the party members of the Legislative Yuan when he was asked about related issues, "China has always used various ways to pretend that Taiwan as China is the same country as China. In fact, in these processes, we all know that. are different."</text:p>
      <text:p text:style-name="P4">
She mentioned that China ’s definition of the so -called“ Taiwan spy ”, who or who to be detained, and what kind of crimes to be on, unlike the rule of human rights guarantee and legal provisions, do not need clear evidence in China, any reason for any reason, any reason You can accuse the "Taiwan spy", and Luo Zhi intends to subvert the country's crimes.</text:p>
      <text:p text:style-name="P4">
Reporter: Huang Chunmei Responsible Editor: Chen Meihua, Xu Shuting, and Qi Qing.com: Hong Wei</text:p>
      <text:p text:style-name="P4">
News Source: <text:a xlink:type="simple" xlink:href="https://www.rfa.org/mandarin/yataibaodao/gangtai/hcm2-06082023112714.html" text:style-name="Internet_20_link" text:visited-style-name="Visited_20_Internet_20_Link">
https://www.rfa.org/mandarin/yataibaodao/gangtai/hcm2-06082023112714.html</text:a>
</text:p>
      <!--NEWS-->
      <text:h text:style-name="P10" text:outline-level="1">
<text:span text:style-name="T4">
Why is the state -owned enterprise leader "Holding the Gate" fermented so fast?</text:span>
</text:h>
      <text:p text:style-name="P4">
Author: None (Language: zh)</text:p>
      <text:p text:style-name="P4">
Publisher: None</text:p>
      <text:p text:style-name="P4">
Time: 2023-06-08T11:49:00Z</text:p>
      <text:p text:style-name="P4">
Description: On Wednesday, Hu Jiyong, the secretary of the party committee and general manager of a wholly -owned subsidiary of PetroChina, and a video of a young woman holding hands shopping. On the same day, Hu Jiyong was removed by his company and was investigated by the Discipline Inspection Commission. Why is this "holding the door" fermented so fast?</text:p>
      <text:p text:style-name="P4">
Videos: []</text:p>
      <text:p text:style-name="P4">
Images: []</text:p>
      <text:p text:style-name="P4">
Subject: 时政风云</text:p>
      <text:p text:style-name="P4">
Subjects: ['周永康']</text:p>
      <text:p text:style-name="P4">
Keywords: ['国企', '牵手门', '中石油', '胡继勇', '成都太古里', '寰球项目管理公司', '张高丽']</text:p>
      <text:p text:style-name="P4">
Id: 65859788</text:p>
      <!--METADATA-->
      <text:p text:style-name="P4">
<text:a xlink:type="simple" xlink:href="https://www.dw.com/zh/overlay/image/article/65859788/63176042" text:style-name="Internet_20_link" text:visited-style-name="Visited_20_Internet_20_Link">
 </text:a>
Chengdu Street View</text:p>
      <text:p text:style-name="P4">
(Voice of Germany) On Wednesday, a middle -aged man wearing a pink T -shirt and a young woman in a pink skirt held in more than ten seconds of videos to go shopping in Chinese social media. The middle -aged man was exposed to the executive director, party committee secretary, and general manager of PetroChina's wholly -owned subsidiary of PetroChina, Hu Jiyong, and a young woman who was an employee of the technical department of Hu Jiyong's unit. The street shooting location is Chengdu Taikoo Li. On the same day, the public account of the WeChat public account of CNPC Beijing Project Management Company reported that Hu Jiyong, the person involved, has been removed from the executive director, party committee secretary, and general manager of the global project management company, and accepts the company's disciplinary committee for verification.</text:p>
      <text:h text:style-name="P12" text:outline-level="3">
<text:span text:style-name="T4">
Strange example?</text:span>
</text:h>
      <text:p text:style-name="P4">
The news that Hu Jiyong was removal continued to cause heated discussions on the Internet. The former editor -in -chief of the Global Times Hu Xijin posted a Weibo at noon on June 7: "The report comes to, clear, clear. This person does not know what to stun his mind, his eyes are bold, and he is a strange example." He is a strange example. "</text:p>
      <text:p text:style-name="P4">
Some netizens told post, "This is too fast, I have never reached the work for a long time,"; "Is he a strange example, is it a microcosm, everyone should know it?"; "Power is the best one Aphrodisiac, this person has used the medicine for many years, and finally weird, the appraisal is complete. "</text:p>
      <text:p text:style-name="P4">
Some people also wrote, "Bad eyes, the crime of the wind? Just sneaky?"; "Lao Hu, you have been reminding the vested interests many times, the people who have a good night walk, why don't they listen!"; "Old Hu means that it shouldn't be so high -profile and stunned. You must quietly. "Some netizens asked," I did not say anything to verify the results, so I would be exempted directly? "</text:p>
      <text:h text:style-name="P12" text:outline-level="3">
<text:span text:style-name="T4">
</text:span>
</text:h>
      <text:p text:style-name="P4">
Official media such as Chinanews.com and China Securities Network also tracked the "Hand in Hand". Relevant reports revealed that the global project management company was established on October 27, 1995. It is located in Beijing with a registered capital of 30 million yuan. Project 100%holding. The main services of CNPC include oil and gas field ground projects, pipelines and storage and transportation projects, oil refining and chemical engineering. The first quarter report of this year shows that its asset scale is 103.714 billion yuan. The business field of the Global Project Management Company involves chemical, petrochemical, oil refining, light industry, urban gas, food industry, civil construction, municipal engineering, heat power engineering, water supply drainage engineering, environmental engineering, storage and transportation facilities and many other industries. Dozens of project management services and nearly a hundred construction projects have successively undertaken the supervision services of nearly 100 construction projects. The total investment of the project is nearly 30 billion yuan. On January 26, 2022, Hu Jiyong became the company's legal representative.</text:p>
      <text:h text:style-name="P12" text:outline-level="3">
<text:span text:style-name="T4">
Is not high enough?</text:span>
</text:h>
      <text:p text:style-name="P4">
Social media hot search and official media followed quickly. Why is this "holding hands" fermentation so fast? China News Network wrote that China Petroleum official website released news in April that the tenth inspection team of the Central Committee will work in China Petroleum and Natural Gas Group Co., Ltd. for about 2 and a half months.</text:p>
      <text:p text:style-name="P4">
The media people and the Internet big V Kele posted on Weibo, "This is not like a sneak shot, like a follow -up shooting, it is like hiring money for close -ups. Street shooting is not illegal. .. Especially in Chengdu during the day, it was intentional. " Some netizens responded to posts, "Naka always does not understand Chengdu Taikooli. This kind of street shooting is common in Taikoo Li, Chengdu. Welcome to visit Taikoory." It is reported that after the fire of "holding hands", the parties used to be the party. In contact the photographer, he said that he had violated the right to portrait, and the video was quickly hidden, but the video had been reposted and spread a lot.</text:p>
      <text:p text:style-name="P4">
Netizens believe that the incident is closely related to Hu Jiyong's identity as the leader of state -owned enterprises, and it is "street shooting anti -corruption blockbuster." Some netizens commented: "Petroleum petrochemical loses money every year, it will be paid for these people"; "The reason for the loss of three barrels of oil was found."</text:p>
      <text:p text:style-name="P4">
There is no more information on the Internet about Hu Jiyong himself. The woman in the "Handbarians" was exposed to a lot of information. On June 8th, some media reports that the woman has also been suspended, and its Weibo has deleted all the content and sold. Previously, the Weibo account was suspected of showing off wealth. China's comprehensive news website surging news wrote in an article that this is not an ordinary "romantic affairs", it is the serious problem of disciplinary style of state -owned enterprise leading cadres and whether the state -owned enterprises have "Ren Ren", "Ren".</text:p>
      <text:p text:style-name="P4">
However, for Hu Jiyong's speed, some netizens speculate that this is "fighting for power, fighting for power, fighting for a dark", or "the background is not hard enough? Or is the Internet lethal power too much now, and the background dare not take risks." Some netizens think of <text:a xlink:type="simple" xlink:href="https://www.dw.com/zh/zh/张高丽朴素清廉形象毁于一旦/a-59907682" text:style-name="Internet_20_link" text:visited-style-name="Visited_20_Internet_20_Link">
Peng Shuai accused Zhang Gaoli sexual harassment</text:a>
The incident also wrote: "The official level is not high enough is the main reason.</text:p>
      <text:p text:style-name="P4">
(Comprehensive report)</text:p>
      <text:p text:style-name="P4">
News Source: <text:a xlink:type="simple" xlink:href="https://www.dw.com/zh/国企领导-牵手门-为何发酵如此快？/a-65859788" text:style-name="Internet_20_link" text:visited-style-name="Visited_20_Internet_20_Link">
https://www.dw.com/zh/国企领导-牵手门-为何发酵如此快？/a-65859788?maca=chi-rss-chi-all-1127-rdf</text:a>
</text:p>
      <!--NEWS-->
      <text:h text:style-name="P10" text:outline-level="1">
<text:span text:style-name="T4">
Swedish automobile safety equipment manufacturer Mei'an global tailor 8,000 people worldwide</text:span>
</text:h>
      <text:p text:style-name="P4">
Publisher: 法新社</text:p>
      <text:p text:style-name="P4">
Published Time: 2023-06-08T12:02:07+00:00</text:p>
      <text:p text:style-name="P4">
Modified Time: 2023-06-08T11:50:01+00:00</text:p>
      <text:p text:style-name="P4">
Description: (France -France -France -France -France Golmore, 8th) AUTOLIV, a Swedish joint venture company and automobile safety equipment manufacturer, said today that it will lay off 11%of the global layoffs, equivalent to 8,000 people, to speed up the pace of cutting cos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08T12-02-07-00-00/000000.png" xlink:type="simple" xlink:show="embed" xlink:actuate="onLoad" draw:mime-type="image/png"/>
</draw:frame>
Mei'an said that in global layoffs, "especially in the European business area", 6,000 people will be "direct positions" and 2000 people will be "indirect positions."</text:p>
      <text:p text:style-name="P4">
Mikaelbratt, the CEO of Mei'an, said in a statement: "We intend to simplify and consolidate our operating methods in all fields. The layoffs will affect our offices, technology centers and factories, including in charge of positions at all levels."</text:p>
      <text:p text:style-name="P4">
Mei'an, the world's leading products and airbag products, also said that they are continuing to negotiate with customers to "ensure that pricing can reflect unusually high inflation and correct the structural price gap."</text:p>
      <text:p text:style-name="P4">
Mei'an announced in April that it will set up a new plant in Vietnam to produce airbag pads and fabrics. It is expected that the factory will hire up to 2,000 employees.</text:p>
      <text:p text:style-name="P4">
Mean's net sales increased by 17%to $ 2.5 billion in the first quarter of 2023, while net profit decreased 11%to $ 74 million.</text:p>
      <text:p text:style-name="P4">
News Source: <text:a xlink:type="simple" xlink:href="https://www.rfi.fr/cn/%E5%9B%BD%E9%99%85%E6%8A%A5%E9%81%93/20230608-%E7%91%9E%E5%85%B8%E6%B1%BD%E8%BD%A6%E5%AE%89%E5%85%A8%E8%AE%BE%E5%A4%87%E5%88%B6%E9%80%A0%E5%95%86%E7%BE%8E%E5%AE%89-%E5%85%A8%E7%90%83%E8%A3%818000%E4%BA%BA" text:style-name="Internet_20_link" text:visited-style-name="Visited_20_Internet_20_Link">
https://www.rfi.fr/cn/%E5%9B%BD%E9%99%85%E6%8A%A5%E9%81%93/20230608-%E7%91%9E%E5%85%B8%E6%B1%BD%E8%BD%A6%E5%AE%89%E5%85%A8%E8%AE%BE%E5%A4%87%E5%88%B6%E9%80%A0%E5%95%86%E7%BE%8E%E5%AE%89-%E5%85%A8%E7%90%83%E8%A3%818000%E4%BA%BA</text:a>
</text:p>
      <!--NEWS-->
      <text:h text:style-name="P10" text:outline-level="1">
<text:span text:style-name="T4">
Warning consequences: The United States and Europe require Kosovo to calm down and the Sai people</text:span>
</text:h>
      <text:p text:style-name="P4">
Author: 路透社</text:p>
      <text:p text:style-name="P4">
Publisher: Al Jazeera</text:p>
      <text:p text:style-name="P4">
Published Time: 2023-06-08T12:11:35</text:p>
      <text:p text:style-name="P4">
Modified Time: 2023-06-08T12:11:35</text:p>
      <text:p text:style-name="P4">
Description: On the 7th, the United States and the European Union called on Kosovo to calm down the fierce confrontation between its north and the Series, otherwise it will face the "consequences" from its old Western allies.</text:p>
      <text:p text:style-name="P4">
Images: ["<text:a xlink:type="simple" xlink:href="https://chinese.aljazeera.net/wp-content/uploads/2023/06/RTSJXXNX-1686199504-1686225441.jpg" text:style-name="Internet_20_link" text:visited-style-name="Visited_20_Internet_20_Link">
RTSJXXNX-1686...</text:a>
", "<text:a xlink:type="simple" xlink:href="https://chinese.aljazeera.net/wp-content/uploads/2023/06/image-1686225495.jpg" text:style-name="Internet_20_link" text:visited-style-name="Visited_20_Internet_20_Link">
image-1686225...</text:a>
"]</text:p>
      <text:p text:style-name="P4">
Topics: ['军事', '政治', '新闻']</text:p>
      <text:p text:style-name="P4">
Keywords: ['军事', '政治', '新闻', '欧洲', '科索沃', '美国']</text:p>
      <text:p text:style-name="P4">
Type: Article</text:p>
      <!--METADATA-->
      <text:p text:style-name="P4">
<draw:frame draw:style-name="fr1" draw:name="Image165" text:anchor-type="as-char" svg:width="6.9236in" svg:height="4.610975in" draw:z-index="0">
<draw:image xlink:href="../Images/Aljazeera Chinese/2023-06-08T12-11-35/RTSJXXNX-1686199504-1686225441.jpg" xlink:type="simple" xlink:show="embed" xlink:actuate="onLoad" draw:mime-type="image/jpeg"/>
</draw:frame>
Peacekeeper in NATO in Kosovo(Reuters)On June 7, local time, the United States and the European Union called on Kosovo to calm down the fierce confrontation between its north and the Series, otherwise it will face the "consequences" from its old Western allies.</text:p>
      <text:p text:style-name="P4">
As the above warnings were issued, the U.S. and EU's special envoys ended their visit to Kosovo and Serbia for the tension situation. Last week, violent incidents that broke out in northern Kosova caused dozens of NATO peacekeeping forces and the Sai protesters injured.</text:p>
      <text:p text:style-name="P4">
After the Kosovo authorities appointed the mayor of Albania to hold the municipal duties, violent incidents broke out in the local area. After the majority of the Serians who occupied the majority of the region to resist local elections, the mayor was elected in an election with a vote rate of only 3.5%.</text:p>
      <text:p text:style-name="P4">
Gabriel Escobar, a special envoy in the United States, said that if Kosovo wants to further join NATO and the European Union, it should give the Syesens a greater autonomy of cities with the majority of cities.</text:p>
      <text:p text:style-name="P4">
Before Esco Barbourne headed to Belgrade on Tuesday, he issued a statement to the media in Kosovo that taking some measures or not taking some measures may have an impact on some relationships between Kosovo and the United States.</text:p>
      <text:p text:style-name="P4">
<draw:frame draw:style-name="fr1" draw:name="Image166" text:anchor-type="as-char" svg:width="6.9236in" svg:height="3.894525in" draw:z-index="0">
<draw:image xlink:href="../Images/Aljazeera Chinese/2023-06-08T12-11-35/image-1686225495.jpg" xlink:type="simple" xlink:show="embed" xlink:actuate="onLoad" draw:mime-type="image/jpeg"/>
</draw:frame>
The United States and the EU special envoy visits Kosovo(news agency)Neither Escobar and EU Special EU Miroslav Lacheck did not explain in detail. If their requirements were not responded, then the "Prime Minister" Albin Kulti, which is mainly Albania, may be the Kosova government. What other consequences will face.</text:p>
      <text:p text:style-name="P4">
Kulti told reporters on the 7th, "I don't think these things can be resolved through pressure and consequences and even sanctions."</text:p>
      <text:p text:style-name="P4">
The United States and the European Union demanded that Kurdi relieved the newly appointed mayor and withdrew the special police forces in the northern cities.</text:p>
      <text:p text:style-name="P4">
The United States and the European Union also demanded that Kosovo held a new, Saiye participation in the northern region, and required Kosovo to implement an agreement reached in 2013, that is, the establishment of a Serbian city alliance and giving the organization more autonomous power.</text:p>
      <text:p text:style-name="P4">
Kosovo's "President" Vozosa Osmanani said on the 7th that she was open to hold a new municipal election in the major regions of the Series.</text:p>
      <text:p text:style-name="P4">
Osmanani said in an exclusive interview with Reuters that she believes that petitions are the "most democratic way" to start the new election -this will ensure that the Citizen citizen's participation is because they will make a request. But she also pointed out that before the new election was held, Kosovo hoped that the international community would stop Serbia's intervention.</text:p>
      <text:p text:style-name="P4">
Osmani added that Kosovo hoped that the NATO forces still stayed on its territory before it officially joined NATO.</text:p>
      <text:p text:style-name="P4">
NATO has nearly 4,000 soldiers in Kosovo. Due to the continuous upgrade of local violence, NATO has ordered to send 700 soldiers to the local area.</text:p>
      <text:p text:style-name="P4">
News Source: <text:a xlink:type="simple" xlink:href="https://chinese.aljazeera.net/news/political/2023/6/8/%e8%ad%a6%e5%91%8a%e5%af%b9%e6%8a%97%e5%90%8e%e6%9e%9c%e7%be%8e%e5%9b%bd%e5%92%8c%e6%ac%a7%e6%b4%b2%e8%a6%81%e6%b1%82%e7%a7%91%e7%b4%a2%e6%b2%83%e5%b9%b3%e6%81%af%e4%b8%8e%e5%a1%9e%e6%97%8f" text:style-name="Internet_20_link" text:visited-style-name="Visited_20_Internet_20_Link">
https://chinese.aljazeera.net/news/political/2023/6/8/%e8%ad%a6%e5%91%8a%e5%af%b9%e6%8a%97%e5%90%8e%e6%9e%9c%e7%be%8e%e5%9b%bd%e5%92%8c%e6%ac%a7%e6%b4%b2%e8%a6%81%e6%b1%82%e7%a7%91%e7%b4%a2%e6%b2%83%e5%b9%b3%e6%81%af%e4%b8%8e%e5%a1%9e%e6%97%8f</text:a>
</text:p>
      <!--NEWS-->
      <text:h text:style-name="P10" text:outline-level="1">
<text:span text:style-name="T4">
Rival or partner? How do Europeans think of China</text:span>
</text:h>
      <text:p text:style-name="P4">
Creator: STEVEN ERLANGER</text:p>
      <text:p text:style-name="P4">
Publisher: https://www.facebook.com/nytimeschinese</text:p>
      <text:p text:style-name="P4">
Published Time: 2023-06-08T12:22:07+08:00</text:p>
      <text:p text:style-name="P4">
Description: According to public opinion surveys, although China and Russia are strengthening relations, most Europeans still regard China as "necessary partners", while Russia is regarded as opponents. If China provides weapons to Russia, the European views may change. Ludovic Marin/Agence-Presse-Getty Image President Macron and Chinese leader Xi Jinping, taken in April.</text:p>
      <text:p text:style-name="P4">
Images: ["<text:a xlink:type="simple" xlink:href="https://static01.nyt.com/images/2023/06/07/multimedia/07europe-china-1-hgkp/07europe-china-1-hgkp-master1050.jpg" text:style-name="Internet_20_link" text:visited-style-name="Visited_20_Internet_20_Link">
07europe-chin...</text:a>
"]</text:p>
      <text:p text:style-name="P4">
Category: 国际</text:p>
      <text:p text:style-name="P4">
Type: Article</text:p>
      <!--METADATA-->
      <text:p text:style-name="P4">
<draw:frame draw:style-name="fr1" draw:name="Image167" text:anchor-type="as-char" svg:width="6.9236in" svg:height="4.615733in" draw:z-index="0">
<draw:image xlink:href="../Images/cnnytimes/2023-06-08T12-22-07-08-00/07europe-china-1-hgkp-master1050.jpg" xlink:type="simple" xlink:show="embed" xlink:actuate="onLoad" draw:mime-type="image/jpeg"/>
</draw:frame>
Not long ago, German Prime Minister Tsurtz and French President Macron conducted a friendly visit to China, respectively, which caused considerable uneasiness among European and Washington leaders.</text:p>
      <text:p text:style-name="P4">
Especially considering China and Russia "<text:a xlink:type="simple" xlink:href="https://cn.nytimes.com/china/20220308/putin-ukraine-china-xi/" text:style-name="Internet_20_link" text:visited-style-name="Visited_20_Internet_20_Link">
No partnership</text:a>
", Like Macron, call China" strategic and global partners "rather than opponents, sometimes severely criticized.</text:p>
      <text:p text:style-name="P4">
However, a widely announced public opinion survey on Wednesday shows that Europeans tend to agree with Macron and others.</text:p>
      <text:p text:style-name="P4">
The European Foreign Relations Commission surveyed more than 6,000 people in 11 EU members in April <text:a xlink:type="simple" xlink:href="https://ecfr.eu/publication/keeping-america-close-russia-down-and-china-far-away-how-europeans-navigate-a-competitive-world/" text:style-name="Internet_20_link" text:visited-style-name="Visited_20_Internet_20_Link">
Display</text:a>
Although Beijing is moving closer to Moscow, although Ukraine has had a war, most Europeans still regard China as "a necessary partner."</text:p>
      <text:p text:style-name="P4">
advertise</text:p>
      <text:p text:style-name="P4">
According to public opinion surveys, if the military conflict between the two big powers is upgraded, most people in all 11 countries are unwilling to support the United States to fight against China, but want to maintain neutrality.</text:p>
      <text:p text:style-name="P4">
At the same time, Russia is increasingly regarded as rivals or opponents, and about 64%of the respondents hold this view, and in <text:a xlink:type="simple" xlink:href="https://ecfr.eu/publication/crisis-of-confidence-how-europeans-see-their-place-in-the-world/" text:style-name="Internet_20_link" text:visited-style-name="Visited_20_Internet_20_Link">
a public opinion survey in 2021</text:a>
This ratio is about one -third.</text:p>
      <text:p text:style-name="P4">
"Europeans obviously saw the Russian -China Alliance, thinking that it was targeted at the West, but they had different attitudes towards China and Russia," said Ana Poglin, the co -author of the investigation report. "Only when China provides weapons to Russia, the situation will change."</text:p>
      <text:p text:style-name="P4">
In fact, if Beijing provides a large number of military assistance to Russia invading Ukraine, 41%of Europeans support economic sanctions against China, and 33%of them oppose this measure.</text:p>
      <text:p text:style-name="P4">
The error amplitude of the survey in a larger country is two percentage points of positive and negative, and the error amplitude in smaller countries is three percentage points of positive and negative.</text:p>
      <text:p text:style-name="P4">
Although I hope to cooperate with Beijing on global issues such as climate change, according to the European Union's strategic document "<text:a xlink:type="simple" xlink:href="https://www.eeas.europa.eu/sites/default/files/documents/strategic_compass_en3_web.pdf" text:style-name="Internet_20_link" text:visited-style-name="Visited_20_Internet_20_Link">
strategic compass</text:a>
"European leaders officially regarded China as" systemic opponents "and" economic competitors ".</text:p>
      <text:p text:style-name="P4">
European Commission Chairman Feng Delin's at the end of March <text:a xlink:type="simple" xlink:href="https://ec.europa.eu/commission/presscorner/detail/en/speech_23_2063" text:style-name="Internet_20_link" text:visited-style-name="Visited_20_Internet_20_Link">
Speech</text:a>
China has adopted a tough position for Beijing, saying that China is entering a new era of "security and control". Its policy is to "divide the law". Europe must "de -risk" for key departments to make it no longer relying on China.</text:p>
      <text:p text:style-name="P4">
The European Commission Chairman Feng Delin held a press conference in Beijing in April. Kevin Frayer/Getty Images</text:p>
      <text:p text:style-name="P4">
Pig Leirin said that Feng Delin's point of view is closer to the Bayeon government's point of view, but European public opinion is closer to Macron's point of view.</text:p>
      <text:p text:style-name="P4">
However, Macron's remarks after visiting China in April received <text:a xlink:type="simple" xlink:href="https://cn.nytimes.com/world/20230412/macron-china-allies/" text:style-name="Internet_20_link" text:visited-style-name="Visited_20_Internet_20_Link">
wide criticism</text:a>
He said that Europe should not be a "follower" on the Taiwan issue, or "let us adapt to the rhythm of the United States and the excessive response to China."</text:p>
      <text:p text:style-name="P4">
advertise</text:p>
      <text:p text:style-name="P4">
He said that the crisis that "not belonging to us" will fall into "traps set for Europe." Europeans should continue to develop their own strategic autonomy and become the "third pole" of world order, rather than adventure to become the "vassal" of the United States and China confrontation. Like Souls, Macron dull the competition, saying that China is a "strategy and global partner."</text:p>
      <text:p text:style-name="P4">
However, although France is the main partner of Beijing, "the reality is that the fantasy of French companies in the Chinese market has been shattered, and the long -term prospects of the China -French economic partnership are also dim." Chinese problem scholar Lu Ke(Philippele correct)warn.</text:p>
      <text:p text:style-name="P4">
In his opinion, the most important discovery of this survey is that French interviewees are quite negative about China. Only 31%of the French and 33%of the Germans regard China as a "partner", and 50%of the Germans And 41%of the French people regard China as opponents or opponents.</text:p>
      <text:p text:style-name="P4">
Xi Jinping and German Prime Minister Tsurtz met in Beijing in November. POOL Photo by Kay Nietfeld</text:p>
      <text:p text:style-name="P4">
This seems to make the two leaders face greater challenges in China -although they are more consistent with Europe, it may make Germany more likely to reduce serious dependence on Chinese trade, especially in the key automobile industry.</text:p>
      <text:p text:style-name="P4">
Lu Ke said that in other respects, Europeans either "basically do not care" or be cautious, especially for China's investment in European infrastructure, technology companies and media. "Europeans do not want China to increase direct investment -'Belt and Road'," Luke said. <text:a xlink:type="simple" xlink:href="https://cn.nytimes.com/business/20200120/china-belt-and-road/" text:style-name="Internet_20_link" text:visited-style-name="Visited_20_Internet_20_Link">
"Belt and Road" refers to the plan to promote the construction of ports, railways and telecommunications networks in all parts of the world</text:a>
Essence</text:p>
      <text:p text:style-name="P4">
The co -author of the report, Pavier Zelka, pointed out that his views on Russia have become tough. Most people regard Russia as opponents. Even if they traditional France and Italy in Russia traditionally big.</text:p>
      <text:p text:style-name="P4">
advertise</text:p>
      <text:p text:style-name="P4">
About half of the respondents believe that even if Ukraine realizes peace, the relationship with Russia should be "limited" in the future. But in Bulgaria and Hungary, most respondents regard Russia as "allies" or "partners", and they are generally willing to cooperate with Moscow after the war.Pig Leirin said that in general, "Europeans are happy to praise cross -Atlantic relations. They think that benefits are greater than disadvantages, but they do not think it is accompanied by obligations." They did not see that Taiwan was regarded as a basic component of the US strategy as a basic component of the US strategy. It does not think that Taiwan is related to Ukraine. "In addition, they do not think that Taiwan is related to the Pacific Channel that the European Trade depends on.</text:p>
      <text:p text:style-name="P4">
"Few people realize that after the United States has invested so much in Europe, there will be problems without standing in the United States," she said. "They regard neutral as a choice."</text:p>
      <text:p text:style-name="P4">
EU delegation in Beijing. Kevin Frayer/Getty Images</text:p>
      <text:p text:style-name="P4">
News Source: <text:a xlink:type="simple" xlink:href="https://cn.nytimes.com/world/20230608/europe-russia-china-poll/" text:style-name="Internet_20_link" text:visited-style-name="Visited_20_Internet_20_Link">
https://cn.nytimes.com/world/20230608/europe-russia-china-poll/</text:a>
</text:p>
      <!--NEWS-->
      <text:h text:style-name="P10" text:outline-level="1">
<text:span text:style-name="T4">
Investigation: After the end of "Clear Zero", German companies have not improved their investment in China</text:span>
</text:h>
      <text:p text:style-name="P4">
Author: None (Language: zh)</text:p>
      <text:p text:style-name="P4">
Publisher: None</text:p>
      <text:p text:style-name="P4">
Time: 2023-06-08T12:23:00Z</text:p>
      <text:p text:style-name="P4">
Description: A survey released on Thursday shows that after the abandonment of strict "clearing" policy in China, German companies' investment in China has not rebounded. The tensions of economic recovery and the tension of geopolitics have put pressure on China's business prospects.</text:p>
      <text:p text:style-name="P4">
Videos: []</text:p>
      <text:p text:style-name="P4">
Images: []</text:p>
      <text:p text:style-name="P4">
Subject: 经济纵横</text:p>
      <text:p text:style-name="P4">
Subjects: ['德中关系', '希腊债务危机', '欧债危机', '欧盟', '乌克兰', '岛屿主权争端', '专题报道：全景观看“习马会”', '诺贝尔奖', '欧洲难民危机', '欧洲']</text:p>
      <text:p text:style-name="P4">
Keywords: ['德国工商大会', '德中关系', '去风险', '中国经济', '对华战略', '欧盟', '德国', '中国', '德企']</text:p>
      <text:p text:style-name="P4">
Id: 65860474</text:p>
      <!--METADATA-->
      <text:p text:style-name="P4">
<text:a xlink:type="simple" xlink:href="https://www.dw.com/zh/overlay/image/article/65860474/63388860" text:style-name="Internet_20_link" text:visited-style-name="Visited_20_Internet_20_Link">
 </text:a>
A survey issued by the German Industry and Commerce Conference (DIHK) on June 8 showed that after the new crown "clear zero" policy was over, the investment emotion in Walted Enterprise was still pessimistic.</text:p>
      <text:p text:style-name="P4">
(Voice of Germany Chinese) According to the German Business Conference (DIHK) surveyed 288 companies last month, about 55%of German companies plan to invest further in China in the next two years. This is slightly higher than last year's 51%, but compared to more than 70%compared to 2020 and 2021, <text:a xlink:type="simple" xlink:href="https://www.dw.com/zh/zh/中国经济遭重创-在华德企商业信心探底/a-64092035" text:style-name="Internet_20_link" text:visited-style-name="Visited_20_Internet_20_Link">
the results of this survey are still a lot lower. </text:a>
At the time of this survey's attitude towards China, <text:a xlink:type="simple" xlink:href="https://www.dw.com/zh/zh/德国在哪方面依赖中国脱钩是否可行/a-65492863" text:style-name="Internet_20_link" text:visited-style-name="Visited_20_Internet_20_Link">
this change aims to reduce Europe's strategic dependence on this Asian superpower</text:a>
Essence Earlier, Russia's invasion of Ukraine and the coming energy crisis highlighted the risk of excessive dependence.</text:p>
      <text:h text:style-name="P12" text:outline-level="3">
<text:span text:style-name="T4">
will push a new strategy this year</text:span>
</text:h>
      <text:p text:style-name="P4">
Although there are still differences in the German United Government, such as the Green Party and the Liberal Democratic Party have been promoting a more eagle posture, Berlin is still expected to <text:a xlink:type="simple" xlink:href="https://www.dw.com/zh/zh/路透社-德中政府磋商前-柏林无法出台对华战略/a-65709955" text:style-name="Internet_20_link" text:visited-style-name="Visited_20_Internet_20_Link">
announce its new strategy to China later this year. </text:a>
In December last year, the Ministry of Economic Affairs of the Green Party exposed a draft strategic document, which includes it is recommended to inspect Germany's investment in China. Economic Minister of Economic Minister Roberthabeck also advocates export control over certain German industries.</text:p>
      <text:h text:style-name="P12" text:outline-level="3">
<text:span text:style-name="T4">
strengthening risk management</text:span>
</text:h>
      <text:p text:style-name="P4">
Jenshildebrandt, chief representative of the Beijing Representative Office of the German Industry and Commerce Conference, said: "Geopolitics has a profound impact on companies that landed in China, prompting them to promote localization and diversified strategies as risk management measures."</text:p>
      <text:p text:style-name="P4">
A survey of the German Industry and Commerce Conference showed that nearly one -fifth of the interviewed companies have put aside their business plans in China and are scattered investment from China. One -sixth of the company is preparing for the "worst situation", including may withdraw from China.</text:p>
      <text:h text:style-name="P12" text:outline-level="3">
<text:span text:style-name="T4">
China: Is it a partner or an opponent?</text:span>
</text:h>
      <text:h text:style-name="P12" text:outline-level="3">
<text:span text:style-name="T4">
</text:span>
</text:h>
      <text:p text:style-name="P4">
Social Prime Minister Selts, a member of the Social Democratic Party, said that he hopes that German companies will slowly realize the diversification of overseas business in the next 10 to 20 years to reduce Beijing's economic influence on Berlin.</text:p>
      <text:p text:style-name="P4">
Critics believe that if friction with China in the next few years, the <text:a xlink:type="simple" xlink:href="https://www.dw.com/zh/zh/德语媒体-德国经济继续押宝中国/a-64526918" text:style-name="Internet_20_link" text:visited-style-name="Visited_20_Internet_20_Link">
Germany's conversion period is too long. </text:a>
Germany and China are expected to hold a two -state government consultation in Berlin on the 20th of this month. The German Industry and Commerce Conference's survey also shows that German companies hope that Berlin can lobby Beijing to establish a more transparent regulatory environment, reduce the impact of the Chinese government on business decisions, and also hopes to better get public bidding opportunities.</text:p>
      <text:p text:style-name="P4">
(Reuters)</text:p>
      <text:p text:style-name="P4">
News Source: <text:a xlink:type="simple" xlink:href="https://www.dw.com/zh/调查：结束「清零」后德企对华投资未见起色/a-65860474" text:style-name="Internet_20_link" text:visited-style-name="Visited_20_Internet_20_Link">
https://www.dw.com/zh/调查：结束「清零」后德企对华投资未见起色/a-65860474?maca=chi-rss-chi-all-1127-rdf</text:a>
</text:p>
      <!--NEWS-->
      <text:h text:style-name="P10" text:outline-level="1">
<text:span text:style-name="T4">
China will set up a secret monitoring base for the United States at Cuba</text:span>
</text:h>
      <text:p text:style-name="P4">
Author: Warren P. Strobel / Gordon Lubold</text:p>
      <text:p text:style-name="P4">
Publisher: 华尔街日报中文网</text:p>
      <text:p text:style-name="P4">
Published Time: 2023-06-08T12:33:00.000Z</text:p>
      <text:p text:style-name="P4">
Modified Time: 2023-06-08T12:33:00.000Z</text:p>
      <text:p text:style-name="P4">
Created Time: 2023-06-08T11:16:00.000Z</text:p>
      <text:p text:style-name="P4">
Description: According to US officials who know the high degree of secret intelligence, China and Cuba have reached a secret agreement that China will establish an electronic eavesdropping facility in Cuba, which is a new geopolitical challenge for the United States to the United States.</text:p>
      <text:p text:style-name="P4">
Images: []</text:p>
      <text:p text:style-name="P4">
Categories: ['国际']</text:p>
      <text:p text:style-name="P4">
Keywords: SYND</text:p>
      <text:p text:style-name="P4">
Type: Article</text:p>
      <!--METADATA-->
      <text:p text:style-name="P4">
According to US officials who know the high secret intelligence, China and Cuba have reached a secret agreement, and China will establish an electronic eavesdropping facility in Cuba. This is a Chinese government's [new geopolitical challenge] for the United States <text:a xlink:type="simple" xlink:href="https://cn.wsj.com/articles/CN-BGH-20230515100746" text:style-name="Internet_20_link" text:visited-style-name="Visited_20_Internet_20_Link">
new geopolitical challenges</text:a>
 。</text:p>
      <text:p text:style-name="P4">
News Source: <text:a xlink:type="simple" xlink:href="https://cn.wsj.com/articles/%E4%B8%AD%E5%9B%BD%E5%B0%86%E5%9C%A8%E5%8F%A4%E5%B7%B4%E8%AE%BE%E7%AB%8B%E9%92%88%E5%AF%B9%E7%BE%8E%E5%9B%BD%E7%9A%84%E7%A7%98%E5%AF%86%E7%9B%91%E5%90%AC%E5%9F%BA%E5%9C%B0-68ac3c40" text:style-name="Internet_20_link" text:visited-style-name="Visited_20_Internet_20_Link">
https://cn.wsj.com/articles/%E4%B8%AD%E5%9B%BD%E5%B0%86%E5%9C%A8%E5%8F%A4%E5%B7%B4%E8%AE%BE%E7%AB%8B%E9%92%88%E5%AF%B9%E7%BE%8E%E5%9B%BD%E7%9A%84%E7%A7%98%E5%AF%86%E7%9B%91%E5%90%AC%E5%9F%BA%E5%9C%B0-68ac3c40</text:a>
</text:p>
      <!--NEWS-->
      <text:h text:style-name="P10" text:outline-level="1">
<text:span text:style-name="T4">
The United States spewed against China Latin America Trade and Fenyini</text:span>
</text:h>
      <text:p text:style-name="P4">
Author: chinese@voanews.com (美国之音)</text:p>
      <text:p text:style-name="P4">
Publisher: 美国之音中文网 (Type: NewsMediaOrganization)</text:p>
      <text:p text:style-name="P4">
Published Time: 2023-06-08T12:42:41+08:00</text:p>
      <text:p text:style-name="P4">
Modified Time: 2023-06-08 04:42:41Z</text:p>
      <text:p text:style-name="P4">
Description: Senior US policy makers pointed their finger to China to China, accusing Beijing of violating economic norms, and urging them to take more measures to combat illegal Finiti trade.</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us-china-latin-america-trade-and-fentanyl-20230608/7128084.html" text:style-name="Internet_20_link" text:visited-style-name="Visited_20_Internet_20_Link">
https://www.voachinese.com/a/us-china-latin-america-trade-and-fentanyl-20230608/7128084.html</text:a>
</text:p>
      <!--NEWS-->
      <text:h text:style-name="P10" text:outline-level="1">
<text:span text:style-name="T4">
Many young children were injured in many young children in Annari Town, France</text:span>
</text:h>
      <text:p text:style-name="P4">
Author: None (Language: zh)</text:p>
      <text:p text:style-name="P4">
Publisher: None</text:p>
      <text:p text:style-name="P4">
Time: 2023-06-08T12:52:00Z</text:p>
      <text:p text:style-name="P4">
Description: On Thursday, a man with a knife attacked a group of children playing in the small town of the Alps in France, causing four young children and at least one adult to be injured. According to police descriptions, the attacker is a Syrian refugee and has been arrested.</text:p>
      <text:p text:style-name="P4">
Videos: []</text:p>
      <text:p text:style-name="P4">
Images: []</text:p>
      <text:p text:style-name="P4">
Subject: 新闻广角</text:p>
      <text:p text:style-name="P4">
Subjects: ['叙利亚', '叙利亚内战', '欧洲难民危机', '移民难民', '融入社会', '科隆', '法国', '阿拉伯之春', '法国沙尔利周刊枪击案']</text:p>
      <text:p text:style-name="P4">
Keywords: ['法国', '袭击', '叙利亚', '难民', '安纳西']</text:p>
      <text:p text:style-name="P4">
Id: 65860986</text:p>
      <!--METADATA-->
      <text:p text:style-name="P4">
<text:a xlink:type="simple" xlink:href="https://www.dw.com/zh/overlay/image/article/65860986/65857748" text:style-name="Internet_20_link" text:visited-style-name="Visited_20_Internet_20_Link">
 </text:a>
(Voice of Germany) in the southern Alps town of Alps, Annecy, Annecy, Annecy, and a knife was cut with a knife on Thursday (June 8th), causing four children and at least one adult to be injured. Part of the injuries were serious. Essence The four injured children are under 5 years old. The incident was around 9.45 am local time.</text:p>
      <text:p text:style-name="P4">
Police said two children about 3 years old and an adult are fighting with death, and the other two children were injured.</text:p>
      <text:p text:style-name="P4">
According to Agence France -Presse, police sources said the attacker was a shelter applicant from Syria. The authorities have confirmed his identity. The man born in 1991 has no case. Police said that the attacker had previously lived in Sweden for 10 years and obtained legal refugee status in April this year. He often went to France and his motivation for crime was unknown for the time being.</text:p>
      <text:p text:style-name="P4">
The incident occurred in the children's amusement area in Naxi Lake Binn Park. According to witnesses, the suspect ran into the park crazy with a knife, randomly cut the trapped passers -by, and at least one of the injured children was sitting in a baby car. A witness said: "He jumped into the amusement area, began to yell, and then ran to the stroller and kept attacking the children with a knife."</text:p>
      <text:p text:style-name="P4">
According to another witnesses to BFMTV television, the attacker attacked an older man and jumped into him and kept stabbing each other with a knife.</text:p>
      <text:p text:style-name="P4">
The Associated Press quoted a nearby ice cream vendor saying that he had seen the attacker appearing in the park a few days ago, when he was looking at the lake.</text:p>
      <text:p text:style-name="P4">
According to previous media reports, there was an adult injury in the attack. However, the local police said that a second adult was also injured and is currently under treatment in the hospital. The police did not provide other details about the victims, nor did they immediately explain the differences in the number of adult victims.</text:p>
      <text:p text:style-name="P4">
According to the French media, many police officers subdued a man. French Minister of Home Affairs Gerald Darmanin wrote on Twitter that the attacker has been arrested by the police.</text:p>
      <text:p text:style-name="P4">
A policeman said the investigation of the man arrested at the scene was still ongoing.</text:p>
      <text:p text:style-name="P4">
French President Mark Hong posted on Twitter: "Children and an adult are between life and death. Shock the whole country. Our heart is with them and their family and emergency rescue workers." Makhong described the attack "absolutely Cowardly behavior.</text:p>
      <text:p text:style-name="P4">
The French National Assembly Speaker Yael Braun-Pivet said there was no more pointing behavior than attacking children. On Thursday, the French Parliament was silent for this attack.</text:p>
      <text:p text:style-name="P4">
Annessee near the Swiss border is a picturesque town in the Alps in France. It is welcomed by tourists. The local area is one of the world's top animation festivals. Opened on Sunday (June 11).(Agence France -Presse, Reuters, Associated Press)</text:p>
      <text:p text:style-name="P4">
News Source: <text:a xlink:type="simple" xlink:href="https://www.dw.com/zh/法国安纳西镇发生持刀砍人事件-多名幼童受伤/a-65860986" text:style-name="Internet_20_link" text:visited-style-name="Visited_20_Internet_20_Link">
https://www.dw.com/zh/法国安纳西镇发生持刀砍人事件-多名幼童受伤/a-65860986?maca=chi-rss-chi-all-1127-rdf</text:a>
</text:p>
      <!--NEWS-->
      <text:h text:style-name="P10" text:outline-level="1">
<text:span text:style-name="T4">
Slowing China Trade indicates that the global economic dilemma (Free Version)</text:span>
</text:h>
      <text:p text:style-name="P4">
Author: Stella Yifan Xie</text:p>
      <text:p text:style-name="P4">
Publisher: 华尔街日报中文网</text:p>
      <text:p text:style-name="P4">
Published Time: 2023-06-08T12:55:00.000Z</text:p>
      <text:p text:style-name="P4">
Modified Time: 2023-06-08T12:55:00.000Z</text:p>
      <text:p text:style-name="P4">
Created Time: 2023-06-07T22:20:00.000Z</text:p>
      <text:p text:style-name="P4">
Description: China ’s exports in May have dropped sharply and declined greater than expected, which exacerbates people’ s concerns, that is, China ’s economic recovery is weak, and global trade activities are rapidly cooling.</text:p>
      <text:p text:style-name="P4">
Images: []</text:p>
      <text:p text:style-name="P4">
Categories: ['经济']</text:p>
      <text:p text:style-name="P4">
Keywords: SYND,LINK:EN|WP-WSJ-0000959517</text:p>
      <text:p text:style-name="P4">
Type: Article</text:p>
      <!--METADATA-->
      <text:p text:style-name="P4">
<text:a xlink:type="simple" xlink:href="https://cn.wsj.com/articles/CN-CEC-20230607120836" text:style-name="Internet_20_link" text:visited-style-name="Visited_20_Internet_20_Link">
China exports in May has dropped sharply and decreases greater than expected</text:a>
This exacerbates people's concerns, that is, China's economic recovery is weak, and global trade activities are rapidly cooling.</text:p>
      <text:p text:style-name="P4">
News Source: <text:a xlink:type="simple" xlink:href="https://cn.wsj.com/articles/%E4%B8%AD%E5%9B%BD%E8%B4%B8%E6%98%93%E6%94%BE%E7%BC%93%E9%A2%84%E7%A4%BA%E5%85%A8%E7%90%83%E7%BB%8F%E6%B5%8E%E5%9B%B0%E5%B1%80-bbc366d5" text:style-name="Internet_20_link" text:visited-style-name="Visited_20_Internet_20_Link">
https://cn.wsj.com/articles/%E4%B8%AD%E5%9B%BD%E8%B4%B8%E6%98%93%E6%94%BE%E7%BC%93%E9%A2%84%E7%A4%BA%E5%85%A8%E7%90%83%E7%BB%8F%E6%B5%8E%E5%9B%B0%E5%B1%80-bbc366d5</text:a>
</text:p>
      <!--NEWS-->
      <text:h text:style-name="P10" text:outline-level="1">
<text:span text:style-name="T4">
Ukrainian dam bombing the mines and dispersing the trouble</text:span>
</text:h>
      <text:p text:style-name="P4">
Author: 联合早报 (Person)</text:p>
      <text:p text:style-name="P4">
Publisher: 联合早报 (Organization)</text:p>
      <text:p text:style-name="P4">
Published Time: 2023-06-08T12:58</text:p>
      <text:p text:style-name="P4">
Modified Time: 2023-06-08T13:04</text:p>
      <text:p text:style-name="P4">
Description: The flood burst out of the large dam of Khahofka, a port in southern Ukraine. The rescue organization of the Red Cross International Committee warned that this brought a catastrophic impact on the landmine positioning work in the flood drowns. Agence France -Presse reports that the Director of the International Committee of the Red Cross International Committee Eric Polkson ...</text:p>
      <text:p text:style-name="P4">
Videos: []</text:p>
      <text:p text:style-name="P4">
Audios: []</text:p>
      <text:p text:style-name="P4">
Images: []</text:p>
      <text:p text:style-name="P4">
Type: NewsArticle</text:p>
      <text:p text:style-name="P4">
Breadcrumbs: ['即时', '国际']</text:p>
      <text:p text:style-name="P4">
Keywords: ['乌克兰', '地雷', '水坝', '红十字会']</text:p>
      <!--METADATA-->
      <text:p text:style-name="P4">
The flood burst out of the large dam of Khahofka, a port in southern Ukraine. The rescue organization of the Red Cross International Committee warned that this brought a catastrophic impact on the landmine positioning work in the flood drowns.</text:p>
      <text:p text:style-name="P4">
Agence France -Presse reported that Eriktollefsen, director of the Red Cross International Committee's weapon pollution department, said: "We originally knew where there was dangerous, now we don't know." He said that what they know now is only a downstream of a certain downstream. Some places are dangerous. This will not only affect residents, but also affect all those who go to rescue.</text:p>
      <text:p text:style-name="P4">
When Poruffon delivered a speech on Wednesday (June 7), the committee showed a new type of drone equipped with artificial intelligence. This drone uses artificial intelligence to locate them according to the heat from the landmines and other wars.</text:p>
      <text:p text:style-name="P4">
This drone can complete the area for six months within one day, but it is currently only tested in Jordan. The committee hopes to use this drone for the first time near Aleppo in northwestern Syria this year.</text:p>
      <text:p text:style-name="P4">
The Red Cross International Committee has been assisting Ukraine for minesweeper for many months, including marking lightning areas and providing training and equipment. Porzoson said, "All of them have been put into the water today." Anti-infantry landmines and TM-57 and other anti-war vehicle mines have no idea where they are scattered.</text:p>
      <text:p text:style-name="P4">
[Carhofka Dam] located in the Russian occupation area](https://www.zaobao.com.sg/realtime/world/story20230607-1402122)(Kakhovkadam) Dam on Tuesday (June 6) was blown up, flooded over dozens of villages and parts of nearby cities.</text:p>
      <text:p text:style-name="P4">
The committee pointed out that the mines are not damaged or failed due to floods, which means that these mines may pose a threat in the next decades. Because the conflict between the conflict did not announce how many landmines they buried each other, it is not possible to estimate how many mines are currently drowned or washed away by floods.</text:p>
      <text:p text:style-name="P4">
News Source: <text:a xlink:type="simple" xlink:href="https://www.zaobao.com.sg/realtime/world/story20230608-1402291" text:style-name="Internet_20_link" text:visited-style-name="Visited_20_Internet_20_Link">
https://www.zaobao.com.sg/realtime/world/story20230608-1402291</text:a>
</text:p>
      <!--NEWS-->
      <text:h text:style-name="P10" text:outline-level="1">
<text:span text:style-name="T4">
Reuters: Taiwan Foreign Minister Wu Zhaozheng visits the same stage with the Czech president next week</text:span>
</text:h>
      <text:p text:style-name="P4">
Author: None</text:p>
      <text:p text:style-name="P4">
Publisher: Radio Free Asia (Organization)</text:p>
      <text:p text:style-name="P4">
Published Time: 2023-06-08T13:09:00-04:00</text:p>
      <text:p text:style-name="P4">
Modified Time: 2023-06-08T13:53: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4.600844in" draw:z-index="0">
<draw:image xlink:href="../Images/rfamandarin/2023-06-08T13-09-00-04-00/000000.png" xlink:type="simple" xlink:show="embed" xlink:actuate="onLoad" draw:mime-type="image/png"/>
</draw:frame>
Taiwan's Foreign Minister Wu Zhaozheng <text:a xlink:type="simple" xlink:href="https://www.rfa.org/mandarin/Xinwen/5-06082023130601.html/@@images/image" text:style-name="Internet_20_link" text:visited-style-name="Visited_20_Internet_20_Link">
</text:a>
Associated Press information pictures. According to exclusive reports of Reuters on the 8th, four sources listening to the briefing revealed that Taiwan ’s foreign minister Wu Zhaoyi will conduct a visit to Europe in advance next week. Diplomatic activities, this will be a diplomatic breakthrough. It is reported that two of the sources who requested anonymous because they were not authorized said that Wu Zhaozheng was expected to visit the EU headquarters Brussels, but refused to disclose the details. The other two sources said that he would also visit the Czech capital Prague. A source revealed that Wu Zhaozheng will attend a security meeting held in Prague on June 14 and will speak after the opening of the Czech President Pavil, and then delivered a speech. In view of the fact that European leaders usually do not have the same stage with senior Taiwanese officials, this seems unusual. The Taiwan Foreign Ministry refused to comment on Wu Zhaozheng's European travel plan. Pavil's office did not answer a call for comment. Wu Zhaozheng visited Brussels in a low -key manner in 2021, as well as Czech and Slovakia. He also delivered a speech at the Copenhagen Democratic Summit in Denmark in 2019. Editor -in -chief: Kaidi</text:p>
      <text:p text:style-name="P4">
News Source: <text:a xlink:type="simple" xlink:href="https://www.rfa.org/mandarin/Xinwen/5-06082023130601.html" text:style-name="Internet_20_link" text:visited-style-name="Visited_20_Internet_20_Link">
https://www.rfa.org/mandarin/Xinwen/5-06082023130601.html</text:a>
</text:p>
      <!--NEWS-->
      <text:h text:style-name="P10" text:outline-level="1">
<text:span text:style-name="T4">
Hunan lawyer Xie Yang's father's illness video meeting was delayed by the court</text:span>
</text:h>
      <text:p text:style-name="P4">
Author: None</text:p>
      <text:p text:style-name="P4">
Publisher: Radio Free Asia (Organization)</text:p>
      <text:p text:style-name="P4">
Published Time: 2023-06-08T13:10:00-04:00</text:p>
      <text:p text:style-name="P4">
Modified Time: 2023-06-08T13:15:54-04:00</text:p>
      <text:p text:style-name="P4">
Description: None</text:p>
      <text:p text:style-name="P4">
Videos: []</text:p>
      <text:p text:style-name="P4">
Audios: ["<text:a xlink:type="simple" xlink:href="https://www.rfa.org/mandarin/yataibaodao/renquanfazhi/gf-0608202312572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3.908484in" draw:z-index="0">
<draw:image xlink:href="../Images/rfamandarin/2023-06-08T13-10-00-04-00/000000.png" xlink:type="simple" xlink:show="embed" xlink:actuate="onLoad" draw:mime-type="image/png"/>
</draw:frame>
Hunan Human Rights Lawyer Xie Yang Twitter Screenshot <text:a xlink:type="simple" xlink:href="https://www.rfa.org/mandarin/yataibaodao/renquanfazhi/gf-06082023125725.html/@@stream" text:style-name="Internet_20_link" text:visited-style-name="Visited_20_Internet_20_Link">
Audio-Link: https://www.rfa.org/mandarin/yataibaodao/renquanfazhi/gf-06082023125725.html/@stream</text:a>
Hunan Human Rights Lawyer Xie Yang was accused of "inciting the crime of inciting subversion of the state power" for nearly one and a half years. Recently, Xie Yang's father was infected with new crown disease and hoped to meet with his son to meet with his son, but the court has not responded so far. The family members questioned the authorities to push the responsibility and worry that Xie Yang regrets it for life.</text:p>
      <text:p text:style-name="P4">
<text:a xlink:type="simple" xlink:href="https://www.rfa.org/mandarin/Xinwen/10-06072023155104.html" text:style-name="Internet_20_link" text:visited-style-name="Visited_20_Internet_20_Link">
<text:span text:style-name="T4">
 Xie Yang's father preaching the sick family to apply for a video to meet the rejection </text:span>
</text:a>
<text:span text:style-name="T4">
* <text:a xlink:type="simple" xlink:href="https://www.rfa.org/mandarin/yataibaodao/renquanfazhi/tj-05182023124210.html" text:style-name="Internet_20_link" text:visited-style-name="Visited_20_Internet_20_Link">
Xie Yang finally met an agent lawyer after a lapse of October</text:a>
</text:span>
</text:p>
      <text:p text:style-name="P4">
Xie Yang's father, Xie Huicheng, was recently infected with a new crown, and his lungs were severely infected. The hospital believed that he could not be treated. Xie Yang's ex -wife Chen Guiqiu in the United States said that the old man who had reached the end of his life had no wish.</text:p>
      <text:p text:style-name="P4">
Chen Guiqiu: "We video with his father two days ago. He had been hospitalized for more than ten days and had been high fever. He could not lift his head. It was really 92 years old at the last moment of life. Xiaozi, he is also very filial to his parents. The elderly must see him before dying. "</text:p>
      <text:p text:style-name="P4">
The family members submitted an application to the videos of Xie Yang via the lawyer to the Changsha Intermediate Court in Hunan. Later, they received an oral notice from a judge assistant. At present, all judges cannot be contacted and may wait until next week to reply.</text:p>
      <text:p text:style-name="P4">
Chen Guiqiu: "The Changsha Intermediate People's Court said that the judge had to be closed for three days, and the president was not there. The court could not be connected.</text:p>
      <text:p text:style-name="P4">
Xie Yang, who had been involved in the "709 case", was detained by the Hunan authorities in January 2022, and was officially arrested for suspected "inciting the crime of instigating the state power". The outside world believes that Xie Yang was arrested related to Li Tiantian, a female teacher who was forced to be sent to the psychiatric hospital.</text:p>
      <text:p text:style-name="P4">
Xie Yang's father Xie Huicheng (pictured) was infected with the new crown, and his life was in danger. (Chen Guiqiu is exclusively provided, the shooting date is unknown) <text:a xlink:type="simple" xlink:href="https://www.rfa.org/mandarin/yataibaodao/renquanfazhi/gf-06082023125725.html/m0608gf-2.png" text:style-name="Internet_20_link" text:visited-style-name="Visited_20_Internet_20_Link">
</text:a>
<text:span text:style-name="T4">
 Xie Yang has disclosed to torture in the detention center </text:span>
</text:p>
      <text:p text:style-name="P4">
When Xie Yang met with a lawyer last month, he revealed that he suffered various torture in the detention center. His ex -wife Chen Guilin estimated that the court hesitated to meet the approval video. He did not want to let his family members learn about details.</text:p>
      <text:p text:style-name="P4">
Chen Guiqiu: "Being torture, not letting this bad situation is one of them; the second, they have no humanity at all, so they can make such a decision. If he really can't see his father, and his father died again In the case, Xie Yang will regret it for life in the detention center. "</text:p>
      <text:p text:style-name="P4">
Xie Yang's ex -wife Chen Guiqiu (pictured) condemned the Changsha Intermediate People's Court to meet the approval video. (Chen Guiqiu is exclusively provided, the shooting date is unknown) <text:a xlink:type="simple" xlink:href="https://www.rfa.org/mandarin/yataibaodao/renquanfazhi/gf-06082023125725.html/m0608gf-3.png" text:style-name="Internet_20_link" text:visited-style-name="Visited_20_Internet_20_Link">
</text:a>
Wu Shaoping, a lawyer in the United States, believes that Xie Yang and his father's videos who lived with life met with legal, reasonable, and affection. The authorities should not deprive the criminal suspects and their families due to internal affairs.</text:p>
      <text:p text:style-name="P4">
Wu Shaoping: "All the laws in China have left 'tails' for themselves. No matter from the perspective of human beings or tenderness, you have no reason to refuse such a humanistic care. The objects they want to repair. They use this as a tool to tame the suspects. "</text:p>
      <text:p text:style-name="P4">
Wu Shaoping said that Chinese courts were obliged to arrange criminal suspects to meet with family members in accordance with the law. However, in the face of sensitive cases or criminal cases, the authorities often ignored the law, reason, and rejection of lawyers and family members.</text:p>
      <text:p text:style-name="P4">
Reporter: Editor of Gao Feng: Xu Shuting, He Ping.com editor: Hong Wei</text:p>
      <text:p text:style-name="P4">
News Source: <text:a xlink:type="simple" xlink:href="https://www.rfa.org/mandarin/yataibaodao/renquanfazhi/gf-06082023125725.html" text:style-name="Internet_20_link" text:visited-style-name="Visited_20_Internet_20_Link">
https://www.rfa.org/mandarin/yataibaodao/renquanfazhi/gf-06082023125725.html</text:a>
</text:p>
      <!--NEWS-->
      <text:h text:style-name="P10" text:outline-level="1">
<text:span text:style-name="T4">
Huiri: China will set up secret intelligence in Cuba to the United States</text:span>
</text:h>
      <text:p text:style-name="P4">
Author: None</text:p>
      <text:p text:style-name="P4">
Publisher: Radio Free Asia (Organization)</text:p>
      <text:p text:style-name="P4">
Published Time: 2023-06-08T13:12:00-04:00</text:p>
      <text:p text:style-name="P4">
Modified Time: 2023-06-08T14:39:3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522674in" draw:z-index="0">
<draw:image xlink:href="../Images/rfamandarin/2023-06-08T13-12-00-04-00/000000.png" xlink:type="simple" xlink:show="embed" xlink:actuate="onLoad" draw:mime-type="image/png"/>
</draw:frame>
The picture shows the embassy of the United States in Havana, Cuba's capital, and a Cuban police stand on the street. <text:a xlink:type="simple" xlink:href="https://www.rfa.org/mandarin/Xinwen/6-06082023131014.html/@@images/image" text:style-name="Internet_20_link" text:visited-style-name="Visited_20_Internet_20_Link">
</text:a>
Agence France -Presse pictures Beijing has a new geopolitical challenge to the United States. According to U.S. officials familiar with highly confidential intelligence, Cuba has reached a secret agreement with China, allowing China to establish electronic eavesdropping stations on its islands. China has agreed to pay billions of dollars to Cuba with tight funds for this. According to exclusive news from the Wall Street Journal, Cuban eavesdropping facilities, located about 100 miles from Florida, will enable the Chinese intelligence department to eavesdo electronic communications in the southeast of the United States with many military bases and monitor American ship traffic. As Cuba was close to the United States, the plans were found to be alert within the Bayeng government. The United States regards Beijing as its most important economic and military competitors. In the backyard of the United States, a Chinese base with advanced military and intelligence capabilities may be an unprecedented new threat. U.S. White House National Security Council spokesman Kobe(John Kirby)He said that he could not comment on this specific report, but they have paid attention to and talked about it. China ’s efforts in infrastructure that China’ s investment may have military purposes in all over the world, including the Western Hemisphere, and investment may have military purposes. He said: "We are monitoring it closely, taking measures to deal with it, and still believe that we can fulfill all our security commitments in China, regions and around the world." U.S. officials described that the relevant plans collected in recent weeks have been collected in recent weeks The intelligence of the Cuban base is convincing. They said that the base will enable China to perform the so -called "signal intelligence", which can include a series of communications, including monitoring emails, telephone and satellite transmission. However, officials refused to provide more details such as the proposed location or construction of the supervision station. At present, it is impossible to determine what measures to take the Biden government to prevent the completion of the facility. The Chinese Embassy in Washington failed to comment. The Cuban Embassy did not respond to the "Wall Street Journal" comment request. Editor -in -chief: Kaidi</text:p>
      <text:p text:style-name="P4">
News Source: <text:a xlink:type="simple" xlink:href="https://www.rfa.org/mandarin/Xinwen/6-06082023131014.html" text:style-name="Internet_20_link" text:visited-style-name="Visited_20_Internet_20_Link">
https://www.rfa.org/mandarin/Xinwen/6-06082023131014.html</text:a>
</text:p>
      <!--NEWS-->
      <text:h text:style-name="P10" text:outline-level="1">
<text:span text:style-name="T4">
About 45 passengers were injured by the train in the Austrian tunnel</text:span>
</text:h>
      <text:p text:style-name="P4">
Author: 联合早报 (Person)</text:p>
      <text:p text:style-name="P4">
Publisher: 联合早报 (Organization)</text:p>
      <text:p text:style-name="P4">
Published Time: 2023-06-08T13:30</text:p>
      <text:p text:style-name="P4">
Modified Time: 2023-06-08T13:40</text:p>
      <text:p text:style-name="P4">
Description: Trains driving to Hamburg and Amsterdam caught fire when they passed through the tunnel near Inbrook, Austria, and about 200 passengers evacuated. Local police told AFP that about 45 passengers were suffered from minor injuries in the accident, which may be caused by inhalation of smoke. About 20 local ...</text:p>
      <text:p text:style-name="P4">
Videos: []</text:p>
      <text:p text:style-name="P4">
Audios: []</text:p>
      <text:p text:style-name="P4">
Images: []</text:p>
      <text:p text:style-name="P4">
Type: NewsArticle</text:p>
      <text:p text:style-name="P4">
Breadcrumbs: ['即时', '国际']</text:p>
      <text:p text:style-name="P4">
Keywords: ['奥地利', '火车']</text:p>
      <!--METADATA-->
      <text:p text:style-name="P4">
Trains driving to Hamburg and Amsterdam caught fire when they passed through the tunnel near Inbrook, Austria, and about 200 passengers evacuated.</text:p>
      <text:p text:style-name="P4">
Local police told AFP that about 45 passengers were suffered from minor injuries in the accident, which may be caused by inhalation of smoke. About 20 local fire brigades immediately went to the incident tunnel to save.</text:p>
      <text:p text:style-name="P4">
A Austrian railway operator OEBB spokesman said that on the evening of Wednesday (June 7), a train to Hamburg and Amsterdam passed through the Innsbruck tunnel near the Alps, and the elevated wire was broken. The spokesman said that the trains of the passenger were also transporting cars, and one or more cars were getting angry due to damaged cables.</text:p>
      <text:p text:style-name="P4">
The official added: "The fire was extinguished at 22:19 at 22:19, and the evacuation work was completed at 23:40." The train arrived in Amsterdam on Thursday morning.</text:p>
      <text:p text:style-name="P4">
The China News Agency reported that the accident was reminiscent of the fire in the trains in the Kittan Hone Hogen Holyn Tunnel in Salzburg, Austria on November 11, 2000. At 9:30 am that day, a row of trains driving in the tunnel occurred. In addition to nine people escape from the trains, 155 people were killed and 18 were injured. Fire.</text:p>
      <text:p text:style-name="P4">
News Source: <text:a xlink:type="simple" xlink:href="https://www.zaobao.com.sg/realtime/world/story20230608-1402296" text:style-name="Internet_20_link" text:visited-style-name="Visited_20_Internet_20_Link">
https://www.zaobao.com.sg/realtime/world/story20230608-1402296</text:a>
</text:p>
      <!--NEWS-->
      <text:h text:style-name="P10" text:outline-level="1">
<text:span text:style-name="T4">
Not allowed to call "Fida" cheese Australia threatened not to sign free trade with European European</text:span>
</text:h>
      <text:p text:style-name="P4">
Publisher: 法新社</text:p>
      <text:p text:style-name="P4">
Published Time: 2023-06-08T13:32:08+00:00</text:p>
      <text:p text:style-name="P4">
Modified Time: 2023-06-08T13:05:02+00:00</text:p>
      <text:p text:style-name="P4">
Description: (Agence France -Presse, Sydney, 8th) Australia threatened today that unless its producers were allowed to use the words "Fida Cheese" and "Pama Ham" as the product, they would give up a free trade agreement with the European Un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2" text:anchor-type="as-char" svg:width="6.9236in" svg:height="3.617581in" draw:z-index="0">
<draw:image xlink:href="../Images/rficn/2023-06-08T13-32-08-00-00/000000.png" xlink:type="simple" xlink:show="embed" xlink:actuate="onLoad" draw:mime-type="image/png"/>
</draw:frame>
In 2018, the two sides began to negotiate for free trade from chemical products to cosmetics, etc., but because Australia insisted on the names of their alcohol, cheese and pickled meat, the negotiations were repeatedly stuck in the final stage.</text:p>
      <text:p text:style-name="P4">
The famous European producers that pursue protectiveism have advocated that only cheese from specific regions of France can be called Roquefort Cheese, and GOUDACHEESE must be produced in the Netherlands.</text:p>
      <text:p text:style-name="P4">
Although this agreement is expected to bring huge economic interests, Australia refuses to concessions, and Agricultural Minister Murray Watt refers to the controversy of relevant naming rights as "emotional issues."</text:p>
      <text:p text:style-name="P4">
He told the Australian Broadcasting Corporation (ABC): "This is not only an emotional problem for European manufacturers, but also an emotional problem for Australian manufacturers."</text:p>
      <text:p text:style-name="P4">
"After World War II, many people immigrated from Europe to Australia. Our manufacturers bring their products from the motherland and produce here."</text:p>
      <text:p text:style-name="P4">
Watt said that if Australia "cannot talk about a good agreement, then we better give up."</text:p>
      <text:p text:style-name="P4">
The European Union provided a list to Australia, which listed more than 400 product names for the EU, including Feta Cheese, Prosciutto Diparma, and Irish Cream Spirits.</text:p>
      <text:p text:style-name="P4">
It is unclear whether Australia will abandon the naming instead in exchange for more concessions elsewhere.</text:p>
      <text:p text:style-name="P4">
Australia hopes that this free trade agreement will reduce the high tariffs imposed on many agricultural exports, while the European Union hopes to reduce its dependence on trade partners such as Russia.</text:p>
      <text:p text:style-name="P4">
Watt said that although the negotiations were in a deadlock, the two sides still agreed to "continue to negotiate." (Translator: Liu Wenyu/Calculating Draft: Chen Zhengyi)</text:p>
      <text:p text:style-name="P4">
News Source: <text:a xlink:type="simple" xlink:href="https://www.rfi.fr/cn/%E5%9B%BD%E9%99%85%E6%8A%A5%E9%81%93/20230608-%E4%B8%8D%E5%87%86%E5%8F%AB-%E8%8F%B2%E8%BE%BE-%E8%B5%B7%E5%8F%B8-%E6%BE%B3%E6%B4%B2%E6%89%AC%E8%A8%80%E4%B8%8D%E4%B8%8E%E6%AC%A7%E7%AD%BE%E8%87%AA%E8%B4%B8%E5%8D%8F%E8%AE%AE" text:style-name="Internet_20_link" text:visited-style-name="Visited_20_Internet_20_Link">
https://www.rfi.fr/cn/%E5%9B%BD%E9%99%85%E6%8A%A5%E9%81%93/20230608-%E4%B8%8D%E5%87%86%E5%8F%AB-%E8%8F%B2%E8%BE%BE-%E8%B5%B7%E5%8F%B8-%E6%BE%B3%E6%B4%B2%E6%89%AC%E8%A8%80%E4%B8%8D%E4%B8%8E%E6%AC%A7%E7%AD%BE%E8%87%AA%E8%B4%B8%E5%8D%8F%E8%AE%AE</text:a>
</text:p>
      <!--NEWS-->
      <text:h text:style-name="P10" text:outline-level="1">
<text:span text:style-name="T4">
Former US intelligence officials revealed that the US government had evidence about unknown flight objects</text:span>
</text:h>
      <text:p text:style-name="P4">
Author: 英国《卫报》</text:p>
      <text:p text:style-name="P4">
Publisher: Al Jazeera</text:p>
      <text:p text:style-name="P4">
Published Time: 2023-06-08T13:36:10</text:p>
      <text:p text:style-name="P4">
Modified Time: 2023-06-08T13:36:10</text:p>
      <text:p text:style-name="P4">
Description: According to the British "Guardian", a former intelligence official who specifically analyzed the abnormal phenomenon that could not be explained urged the US government to announce the evidence of the existence of unknown space objects.</text:p>
      <text:p text:style-name="P4">
Images: ["<text:a xlink:type="simple" xlink:href="https://chinese.aljazeera.net/wp-content/uploads/2023/06/GettyImages-1240725438-1686159375-1686231099.jpg" text:style-name="Internet_20_link" text:visited-style-name="Visited_20_Internet_20_Link">
GettyImages-1...</text:a>
"]</text:p>
      <text:p text:style-name="P4">
Topics: ['政治', '新闻']</text:p>
      <text:p text:style-name="P4">
Keywords: ['政治', '新闻', '世界', '美国']</text:p>
      <text:p text:style-name="P4">
Type: Article</text:p>
      <!--METADATA-->
      <text:p text:style-name="P4">
<draw:frame draw:style-name="fr1" draw:name="Image183" text:anchor-type="as-char" svg:width="6.9236in" svg:height="4.612099in" draw:z-index="0">
<draw:image xlink:href="../Images/Aljazeera Chinese/2023-06-08T13-36-10/GettyImages-1240725438-1686159375-1686231099.jpg" xlink:type="simple" xlink:show="embed" xlink:actuate="onLoad" draw:mime-type="image/jpeg"/>
</draw:frame>
On May 17, 2022, the US House of Representatives's anti -terrorism, spy and diffusion group committees did not know the alien phenomenon to hold a hearing(Gaidi image)According to the British "Guardian", a former intelligence official who specifically analyzed the abnormal phenomenon that could not be explained urged the US government to announce the evidence of unknown space objects.</text:p>
      <text:p text:style-name="P4">
"Guardian" in this article <text:a xlink:type="simple" xlink:href="https://www.theguardian.com/world/2023/jun/06/whistleblower-ufo-alien-tech-spacecraft" text:style-name="Internet_20_link" text:visited-style-name="Visited_20_Internet_20_Link">
Report</text:a>
According to China, former American intelligence official David Grush, who was responsible for leading the analysis of the Pentagon's abnormal phenomenon, confirmed that the US government had a non -human source spacecraft.</text:p>
      <text:p text:style-name="P4">
This report quoted the US news website "DEBRIEF" that Grush said that the information related to these spacecraft had been illegally concealed by the US Congress. He also said that when he transferred confidential information about the spacecraft to the US Congress, he Has been retaliated by government officials and resigned from public office in April this year, and he had previously worked in the American intelligence department for 14 years.</text:p>
      <text:p text:style-name="P4">
This report added that the National Aerospace Intelligence Center, which is responsible for analyzing the abnormal phenomenon that cannot be explained(NASIC)Jonathan Gray, an current American intelligence official, also confirmed the existence of "unknown material" to the media.</text:p>
      <text:h text:style-name="P13" text:outline-level="4">
<text:span text:style-name="T4">
Interesting interest in unknown space objects</text:span>
</text:h>
      <text:p text:style-name="P4">
The British "Guardian" pointed out that before revealing this information, a wave of witnesses and reliable reports in recent years has re -ignited people's interest in unknown flying objects and even alien creatures.</text:p>
      <text:p text:style-name="P4">
The report pointed out that in 2021, the Pentagon issued an abnormal phenomenon report (the competent department prefers to use this word rather than an unknown flight), which contains more than 140 unprepared phenomena.</text:p>
      <text:p text:style-name="P4">
The report of the Pentagon was released after some military leak leaks occurred in the air, which seemed to be unpredictable, and the naval pilot also testified that they had encountered unknown flights on the United States coast.</text:p>
      <text:h text:style-name="P13" text:outline-level="4">
<text:span text:style-name="T4">
A good and non -destructive spacecraft</text:span>
</text:h>
      <text:p text:style-name="P4">
Gruh said in an interview with the "Debrief" website that for decades, the US government and national defense contractors have been recycling non -human sources of spacecraft fragments, and in some cases, they can even get intact or partial spacecraft.</text:p>
      <text:p text:style-name="P4">
Unknown flight(Social networking site)Grush told the website that the analysis of these objects can determine that they come from "unknown sources", which means that they are manufactured by non -human intelligence, whether it is aliens or the origin of unknown. He also added that the assessment was made based on the form of spacecraft, material science testing, and atomic arrangement and radioactive characteristics.</text:p>
      <text:p text:style-name="P4">
Jonathan Gray confirmed Grush's statement and added that the phenomenon of non -human intelligence was real. He also pointed out that the United States is not the only country that has these things, but we still fail to find a global solution.</text:p>
      <text:h text:style-name="P13" text:outline-level="4">
<text:span text:style-name="T4">
A reputation</text:span>
</text:h>
      <text:p text:style-name="P4">
The Guardian pointed out that the reporter of the "Debrief" website learned about his character from several former colleagues in Grush. Among them, Colonel Karl Nel, a retired Army, said Grory's reputation was outside. In a 2022 performance evaluation held by the website, Gruh was described as "a military officer with the most powerful morality."</text:p>
      <text:p text:style-name="P4">
Nick Pop, who had investigated abnormal phenomena for the British Department of Defense in the early 1990s, said that Gruh and Gray's description of these abnormal phenomena was "extremely important" because they were real people.</text:p>
      <text:p text:style-name="P4">
Nick Pope added that when these people filed a formal appeal, their approach was based on such a fact that if they deliberately provided false statements, they would face huge fines or were imprisoned.</text:p>
      <text:h text:style-name="P13" text:outline-level="4">
<text:span text:style-name="T4">
What is worth paying attention to</text:span>
</text:h>
      <text:p text:style-name="P4">
Pop went on to say that it is unusual to do this to do this to the Congress and the Intelligence Supervisor, because if they are not true, they will face the consequences of unimaginable imagination.</text:p>
      <text:p text:style-name="P4">
The "DeBrief" website reported that Grush's understanding of the material and spacecraft of non -human sources came from his close conversation with high -level intelligence officials, and he had told Congress to exist in "plans to obtain unknown material", " And the plan is carried out on all levels. He also knows a specific personnel of the project, including his current and predecessor.</text:p>
      <text:p text:style-name="P4">
The Guardian pointed out that in June 2021, a report from the Office of the National Intelligence Director said that from 2004 to 2021, military pilots encountered 144 abnormal incidents, of which 80 incidents were through multiple sensors. In these 144 incidents, only the "highly credible" explanation was obtained together, and it was a large -scale balloon.</text:p>
      <text:p text:style-name="P4">
News Source: <text:a xlink:type="simple" xlink:href="https://chinese.aljazeera.net/news/political/2023/6/8/%e7%be%8e%e5%9b%bd%e5%89%8d%e6%83%85%e6%8a%a5%e5%ae%98%e5%91%98%e9%80%8f%e9%9c%b2%e7%be%8e%e5%9b%bd%e6%94%bf%e5%ba%9c%e6%8b%a5%e6%9c%89%e5%85%b3%e4%ba%8e%e4%b8%8d%e6%98%8e%e9%a3%9e%e8%a1%8c%e7%89%a9" text:style-name="Internet_20_link" text:visited-style-name="Visited_20_Internet_20_Link">
https://chinese.aljazeera.net/news/political/2023/6/8/%e7%be%8e%e5%9b%bd%e5%89%8d%e6%83%85%e6%8a%a5%e5%ae%98%e5%91%98%e9%80%8f%e9%9c%b2%e7%be%8e%e5%9b%bd%e6%94%bf%e5%ba%9c%e6%8b%a5%e6%9c%89%e5%85%b3%e4%ba%8e%e4%b8%8d%e6%98%8e%e9%a3%9e%e8%a1%8c%e7%89%a9</text:a>
</text:p>
      <!--NEWS-->
      <text:h text:style-name="P10" text:outline-level="1">
<text:span text:style-name="T4">
Objury people have frequently controlled writers Zhang Yanhe and were restricted to exit</text:span>
</text:h>
      <text:p text:style-name="P4">
Author: None</text:p>
      <text:p text:style-name="P4">
Publisher: Radio Free Asia (Organization)</text:p>
      <text:p text:style-name="P4">
Published Time: 2023-06-08T13:54:00-04:00</text:p>
      <text:p text:style-name="P4">
Modified Time: 2023-06-08T14:45:18-04:00</text:p>
      <text:p text:style-name="P4">
Description: None</text:p>
      <text:p text:style-name="P4">
Videos: []</text:p>
      <text:p text:style-name="P4">
Audios: ["<text:a xlink:type="simple" xlink:href="https://www.rfa.org/mandarin/yataibaodao/renquanfazhi/jw1-060820231338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5.594715in" draw:z-index="0">
<draw:image xlink:href="../Images/rfamandarin/2023-06-08T13-54-00-04-00/000000.png" xlink:type="simple" xlink:show="embed" xlink:actuate="onLoad" draw:mime-type="image/png"/>
</draw:frame>
Chinese writer Zhang Yanhe <text:a xlink:type="simple" xlink:href="https://www.rfa.org/mandarin/yataibaodao/renquanfazhi/jw1-06082023133834.html/@@images/image" text:style-name="Internet_20_link" text:visited-style-name="Visited_20_Internet_20_Link">
</text:a>
Screenshot of Baidu Encyclopedia <text:a xlink:type="simple" xlink:href="https://www.rfa.org/mandarin/yataibaodao/renquanfazhi/jw1-06082023133834.html/@@stream" text:style-name="Internet_20_link" text:visited-style-name="Visited_20_Internet_20_Link">
Audio-Link: https://www.rfa.org/mandarin/yataibao/renquanfazhi/jw1-060820233834.html/@stream</text:a>
Cultural people who dare to speak in China have been frequently controlled by the authorities in recent years. It is reported that Zhang Yanhe, a writer Zhang Yong, who had published a series of sensitive books before, was blocked by the Chinese authorities, was recently banned from exporting.</text:p>
      <text:p text:style-name="P4">
<text:a xlink:type="simple" xlink:href="https://www.rfa.org/mandarin/yataibaodao/renquanfazhi/gf1-05052023080518.html" text:style-name="Internet_20_link" text:visited-style-name="Visited_20_Internet_20_Link">
<text:span text:style-name="T4">
 Professor Guo Yuhua, Professor of Tsinghua University, was controlled by the side </text:span>
</text:a>
<text:span text:style-name="T4">
* <text:a xlink:type="simple" xlink:href="https://www.rfa.org/mandarin/yataibaodao/renquanfazhi/tj-05032023105005.html" text:style-name="Internet_20_link" text:visited-style-name="Visited_20_Internet_20_Link">
How to "moisturize" in China to strengthen exit control</text:a>
</text:span>
</text:p>
      <text:p text:style-name="P4">
On June 7, the Chinese writer Zhang Yanhe and the news that she was restricted to exit on the Facebook account.</text:p>
      <text:p text:style-name="P4">
She wrote: "From yesterday, (I was) announced that it was a state prisoner, and it was not allowed to go across the country."</text:p>
      <text:p text:style-name="P4">
According to the Central News Agency, Zhang Ye and originally scheduled to go abroad on July 2. On June 7, she participated in the activities of the China Art Research Institute of the unit before retirement, and won praise and awards from senior leaders of the Ministry of Culture. But after two hours of chatting, she was told that she could not leave the country. Zhang Yanhe did not have specific questions about the reason, she believed that "the government can be explained without explanation."</text:p>
      <text:p text:style-name="P4">
Her personal analysis said that the Ministry of Public Security, responsible for entry and exit management, might feel that it was not good to come directly, so he instructed officials of the Ministry of Culture to convey on behalf of the activities.</text:p>
      <text:p text:style-name="P4">
Zhang Yanhe told the Central News Agency that the Chinese authorities euphemistically notified her that she could not leave the country rather than being controlled by the customs.</text:p>
      <text:p text:style-name="P4">
A series of sensitive books such as Zhang Yan and his works, such as Zhang Ye and his works, were blocked by the authorities. Zhang Bohe's father is Zhang Bojun, known as "China's largest rightist". In the 1970s, Zhang Yanhe was also imprisoned for ten years because of being beaten as a right. Last year, Zhang Yehe's WeChat was permanently restricted to group chat and circle of friends. She was also informed by the police that she could not dinner with her friends. She also said that she had received a notice from the authorities to restrict her interview with overseas media.</text:p>
      <text:p text:style-name="P4">
In recent years, Chinese objections who dare to criticize the authorities have been repeatedly controlled. Guo Yuhua, a friend of Zhang Yehe and a retired professor at Tsinghua University, planned to go to Hong Kong in April this year, but he was told that he could not leave the country until the husband and wife arrived in the Shenzhen Entry and Exit Hall. Another wife of the North University was also unreasonably blocked by the Chinese customs during the border.</text:p>
      <text:p text:style-name="P4">
Zhang Yanhe expressed his understanding of the shock and anger of Guo Yuhua and his wife.</text:p>
      <text:p text:style-name="P4">
Reporter: Jingwei Responsible Editor: 纬 网 网 Editor: Hong Wei</text:p>
      <text:p text:style-name="P4">
News Source: <text:a xlink:type="simple" xlink:href="https://www.rfa.org/mandarin/yataibaodao/renquanfazhi/jw1-06082023133834.html" text:style-name="Internet_20_link" text:visited-style-name="Visited_20_Internet_20_Link">
https://www.rfa.org/mandarin/yataibaodao/renquanfazhi/jw1-06082023133834.html</text:a>
</text:p>
      <!--NEWS-->
      <text:h text:style-name="P10" text:outline-level="1">
<text:span text:style-name="T4">
War, artificial intelligence, and climate change: the Central Intelligence Bureau sounds the alarm clock</text:span>
</text:h>
      <text:p text:style-name="P4">
Author: 解放报</text:p>
      <text:p text:style-name="P4">
Publisher: Al Jazeera</text:p>
      <text:p text:style-name="P4">
Published Time: 2023-06-08T13:54:25</text:p>
      <text:p text:style-name="P4">
Modified Time: 2023-06-08T13:54:25</text:p>
      <text:p text:style-name="P4">
Description: The report of the Central Intelligence Bureau's report has confirmed that the worst situation has not yet arrived. If the world can avoid the Third World War or nuclear biochemical attack, it will be very lucky, except for related tragedies such as artificial intelligence and climate refugees are waiting for it.</text:p>
      <text:p text:style-name="P4">
Images: ["<text:a xlink:type="simple" xlink:href="https://chinese.aljazeera.net/wp-content/uploads/2023/06/61-1686232185.jpg" text:style-name="Internet_20_link" text:visited-style-name="Visited_20_Internet_20_Link">
61-1686232185...</text:a>
"]</text:p>
      <text:p text:style-name="P4">
Topics: ['政治', '新闻']</text:p>
      <text:p text:style-name="P4">
Keywords: ['政治', '新闻', '美国']</text:p>
      <text:p text:style-name="P4">
Type: Article</text:p>
      <!--METADATA-->
      <text:p text:style-name="P4">
<draw:frame draw:style-name="fr1" draw:name="Image187" text:anchor-type="as-char" svg:width="6.9236in" svg:height="4.612736in" draw:z-index="0">
<draw:image xlink:href="../Images/Aljazeera Chinese/2023-06-08T13-54-25/61-1686232185.jpg" xlink:type="simple" xlink:show="embed" xlink:actuate="onLoad" draw:mime-type="image/jpeg"/>
</draw:frame>
Hall of Headquarters Building, the headquarters of the Langli Central Intelligence Agency, Virginia, USA(Reuters)The French "Liberation" recommends that those who are in a normal anxiety state do not read the world status released by the Central Intelligence Agency (CIA) <text:a xlink:type="simple" xlink:href="https://www.liberation.fr/culture/livres/face-au-futur-le-3e-rapport-de-la-cia-a-lalarme-au-pied-20230608_T5SQSBXPDJDNNBZOUFFTUD5J5I/" text:style-name="Internet_20_link" text:visited-style-name="Visited_20_Internet_20_Link">
Report</text:a>
Because the prediction of the report confirmed that the worst situation has not yet arrived. If the world can avoid the Third World War or nuclear biochemical attack, it will be very lucky, except for related tragedies such as artificial intelligence and climate refugees are waiting for it.</text:p>
      <text:p text:style-name="P4">
In order to respond to the view that the agency had made many errors in the past and the worst situation of prediction was its primary task, the newspaper pointed out that it was the institution that Russia was about to invade Ukraine in the first few weeks of the agency. One point is correct. Today, it predicts that war between the United States and China may erupt in 2027, and the Chinese army will be prepared at that time.</text:p>
      <text:p text:style-name="P4">
The report reviews that the peaceful era after the Cold War, or more precisely, is the "Peace Planning" described by the newspaper. From 1989 to 2001, it lasted only 12 years, that is, from the collapse of the Berlin Wall to the world trade The center of the center.</text:p>
      <text:p text:style-name="P4">
As for now, the war between Russia and Ukraine has awakened Europeans who originally thought they had no war on their land. Experts from the Central Intelligence Bureau said, "This war upgraded to the military confrontation between Russia and the West is the biggest threat to the world in the past decades."</text:p>
      <text:p text:style-name="P4">
The agency not only talks about signs of war, but also other worrying things, such as new technologies, especially in the field of artificial intelligence and biotechnology. According to the agency's report, the speed of these technological development and dissemination exceeds the ability of the company and the government to formulate standards, protect privacy, and prevent dangerous consequences.</text:p>
      <text:p text:style-name="P4">
The report also pointed out the danger of climate change, which will scarce water resources and forcing people to migrate.</text:p>
      <text:p text:style-name="P4">
At the end of the report, the Central Intelligence Bureau stated that after two years of the darkness of the new crown epidemic, it is particularly terrible that "all countries in the world will continue to be exposed to ","</text:p>
      <text:p text:style-name="P4">
News Source: <text:a xlink:type="simple" xlink:href="https://chinese.aljazeera.net/news/political/2023/6/8/%e6%88%98%e4%ba%89%e4%ba%ba%e5%b7%a5%e6%99%ba%e8%83%bd%e5%92%8c%e6%b0%94%e5%80%99%e5%8f%98%e5%8c%96%e4%b8%ad%e5%a4%ae%e6%83%85%e6%8a%a5%e5%b1%80%e6%95%b2%e5%93%8d%e8%ad%a6%e9%92%9f" text:style-name="Internet_20_link" text:visited-style-name="Visited_20_Internet_20_Link">
https://chinese.aljazeera.net/news/political/2023/6/8/%e6%88%98%e4%ba%89%e4%ba%ba%e5%b7%a5%e6%99%ba%e8%83%bd%e5%92%8c%e6%b0%94%e5%80%99%e5%8f%98%e5%8c%96%e4%b8%ad%e5%a4%ae%e6%83%85%e6%8a%a5%e5%b1%80%e6%95%b2%e5%93%8d%e8%ad%a6%e9%92%9f</text:a>
</text:p>
      <!--NEWS-->
      <text:h text:style-name="P10" text:outline-level="1">
<text:span text:style-name="T4">
Germany accused the Russian bombing of damage to the "war crime" Moscow's anti -finger Kiev to destroy</text:span>
</text:h>
      <text:p text:style-name="P4">
Author: 联合早报 (Person)</text:p>
      <text:p text:style-name="P4">
Publisher: 联合早报 (Organization)</text:p>
      <text:p text:style-name="P4">
Published Time: 2023-06-08T14:10</text:p>
      <text:p text:style-name="P4">
Modified Time: 2023-06-08T14:10</text:p>
      <text:p text:style-name="P4">
Description: Germany accused Russian President Putin destroy the Khahofka dam in Ukraine, and other NATO members in Europe also condemned this as "war crime". The German Defense Minister Pestorius, who visited Mumbai on Wednesday (June 7), told reporters: "This is an obvious sin of war ... ... ...</text:p>
      <text:p text:style-name="P4">
Videos: []</text:p>
      <text:p text:style-name="P4">
Audios: []</text:p>
      <text:p text:style-name="P4">
Images: []</text:p>
      <text:p text:style-name="P4">
Type: NewsArticle</text:p>
      <text:p text:style-name="P4">
Breadcrumbs: ['即时', '国际']</text:p>
      <text:p text:style-name="P4">
Keywords: ['乌克兰', '水坝', '德国', '英国', '俄罗斯', '俄乌战争']</text:p>
      <!--METADATA-->
      <text:p text:style-name="P4">
Germany accused Russian President Putin from destroying the [Khahofka Dam] in Ukraine(https://www.zaobao.com.sg/news/world/story20230606-1401870)Other European members in Europe also condemned this as "the crime of war."</text:p>
      <text:p text:style-name="P4">
The German Defense Secretary of Defense Pistorius, who visited Mumbai on Wednesday (June 7), told reporters: "This is an obvious sin of war ... This is an incredible violence and destruction. Putin can't do it. "</text:p>
      <text:p text:style-name="P4">
Bloomberg reported that German Prime Minister Tsutz directly accused Russia, saying that Moscow destroyed the dam to prevent Ukraine from launching a long -standing counterattack. He said that this is "the latest one of the countless crimes we saw in Ukraine."</text:p>
      <text:p text:style-name="P4">
A Western official said on Tuesday that other allies, including the United States, are still evaluating who is responsible, but they tend to Russia. Analysts believe that Moscow will benefit the most military, because the flood drowns the potential attack channels of the Ukrainian army, making it unable to pass.</text:p>
      <text:p text:style-name="P4">
The Kremlin denied the execution of the attack and pointed out that Ukraine was the black hand behind the Carhofka Hydropower Station.</text:p>
      <text:p text:style-name="P4">
The International Telecommunications Agency quoted the Kremlin spokesman Dimitri Peskov that Putin ordered the emergency minister to organize the work to help and eliminate the consequences of disaster. He blamed the disaster on the "destruction of the Kiev Government".</text:p>
      <text:p text:style-name="P4">
British Prime Minister Sonak said. The British military and intelligence agencies are trying to determine who should be responsible. He said: "We have seen Russia have deliberately attacked civilian infrastructure many times."</text:p>
      <text:p text:style-name="P4">
During his visit to Washington, he said to Talktv: "I think this is very abominable. If this attack is indeed intentional, this will break through the bottom line representing Russia's barbaric behavior."</text:p>
      <text:p text:style-name="P4">
Located in the Russian occupation area <text:a xlink:type="simple" xlink:href="https://www.zaobao.com.sg/realtime/world/story20230607-1401954" text:style-name="Internet_20_link" text:visited-style-name="Visited_20_Internet_20_Link">
New Carhofka</text:a>
(Novakakhovka )'s dam on Tuesday (June 6) was blown up, and floods flooded over dozens of villages and parts of nearby cities.</text:p>
      <text:p text:style-name="P4">
News Source: <text:a xlink:type="simple" xlink:href="https://www.zaobao.com.sg/realtime/world/story20230608-1402300" text:style-name="Internet_20_link" text:visited-style-name="Visited_20_Internet_20_Link">
https://www.zaobao.com.sg/realtime/world/story20230608-1402300</text:a>
</text:p>
      <!--NEWS-->
      <text:h text:style-name="P10" text:outline-level="1">
<text:span text:style-name="T4">
German media: Europe should not intervene in Sino -US conflict</text:span>
</text:h>
      <text:p text:style-name="P4">
Author: None (Language: zh)</text:p>
      <text:p text:style-name="P4">
Publisher: None</text:p>
      <text:p text:style-name="P4">
Time: 2023-06-08T14:16:00Z</text:p>
      <text:p text:style-name="P4">
Description: For a period of time, Sino -US relations have become more and more gunpowder: After two consecutive "almost" collisions in military planes and warships of the two countries, the Chinese Defense Minister rejected the invitation of the US Defense Minister Austin for dialogue. Once the Sino -US tensions are further upgraded, what attitude will Europeans hold?</text:p>
      <text:p text:style-name="P4">
Videos: []</text:p>
      <text:p text:style-name="P4">
Images: []</text:p>
      <text:p text:style-name="P4">
Subject: 评论分析</text:p>
      <text:p text:style-name="P4">
Subjects: ['德中关系', '南希·佩洛西', '希腊债务危机', '欧债危机', '俄罗斯', '专题报道：习近平访美', '欧盟', '乌克兰', '岛屿主权争端', '马英九']</text:p>
      <text:p text:style-name="P4">
Keywords: ['中美关系', '欧盟', '对华战略', '德国对华战略', '俄罗斯', '德中关系', '台湾', '中国', '欧洲', '中美冲突']</text:p>
      <text:p text:style-name="P4">
Id: 65861392</text:p>
      <!--METADATA-->
      <text:p text:style-name="P4">
<text:a xlink:type="simple" xlink:href="https://www.dw.com/zh/overlay/image/article/65861392/62238410" text:style-name="Internet_20_link" text:visited-style-name="Visited_20_Internet_20_Link">
 </text:a>
(Voice of Germany Chinese Network) The New Zurich News reported that in April this year, after the French President Macron finished visiting China, it said that in the Taiwan Strait crisis, Europe should not become the vassal of the United States because the "Taiwan crisis is not us. Crisis ". His remarks caused extensive controversy and criticism in European countries. However, the latest poll released shows that among the European people, Macron's "non -participation theory" has a high degree of support. This article entitled "Europe to Maintain Neutrality in the Sino -US conflict":</text:p>
      <text:p text:style-name="P4">
"Most people in the European Union hold a similar point of view to Macron: They do not want their country to get involved in military conflicts between China and the United States. In their opinion, it is not so important to say that China is an indispensable The lack of partners. And they don't think that because the United States has actively showing a positive performance in NATO, Europe should strengthen the participation of Indo -Pacific affairs.</text:p>
      <text:p text:style-name="P4">
This is the conclusion of the latest polls of the European Council of Diplomacy, the European Foreign Relations Council. About 60%of interviewees believe that Europe should maintain neutrality, and only 23%of the respondents believe that once China and the United States start war, Europe should support the United States. The writers of the polls Jana Puglierin and Pawel Zerka wrote: 'Although the United States has made many efforts in fighting against Russian aggression, only Europeans believe that Europe responds to this. '</text:p>
      <text:p text:style-name="P4">
The polls of the European Foreign Relations Council were carried out among 11 member states of the European Union in April this year, with a number of interviewees of about 16,000. The focus of the questionnaire survey is what positions should Europe be adopted in the moment when the US -China and Russia's 'big country competition' is becoming increasingly intensified. "</text:p>
      <text:p text:style-name="P4">
The questionnaire survey shows that after the fifteen months of the Wharpy War in Russia, two -thirds of Europeans regard Moscow as their opponents or opponents. They also agree with the European Union's suspension of Russia's natural gas and the decision to sanction in Russia.</text:p>
      <text:p text:style-name="P4">
The President of the European Commission, Feng Delin, called for promoting the "de -risk" policy to China.</text:p>
      <text:p text:style-name="P4">
"However, on the question of how to view China, most Europeans hope to adopt cooperative policy -oriented policies. They do not agree with the tough policies of the European Commission Chairman Feng Delin. <text:a xlink:type="simple" xlink:href="https://www.dw.com/zh/zh/冯德莱恩欧盟需要一致的对华战略/a-65357710" text:style-name="Internet_20_link" text:visited-style-name="Visited_20_Internet_20_Link">
This spring, Feng De Ryan accuses Beijing for trying to change international order and call on EU member states to reflect on their respective policies to China. "</text:a>
The latest polls of the European Foreign Relations Council also attracted the attention of the "South Germany Will". The newspaper wrote:</text:p>
      <text:p text:style-name="P4">
"There are many discussions on how to deal with Beijing recently, and it will also become a topic of the EU Summit at the end of June. Feng Delin, chairman of the European Commission, accused China of consciously using 'economic dependence and economic impact' to make weak countries The only life is from, so Feng Delin calls for reducing dependence on China in order to achieve the "risk" purpose. But the opposite, French President Macron and German Chancellor Salz are open to cooperation with China. . According to the European Foreign Relations Council experts' generalization of poll data: <text:a xlink:type="simple" xlink:href="https://www.dw.com/zh/zh/德语媒体马克龙的超级大国梦分裂西方/a-65281213" text:style-name="Internet_20_link" text:visited-style-name="Visited_20_Internet_20_Link">
Macron's support is higher than the von derine.</text:a>
Beginning in 2019, the European Union has positioned China as 'opponents, competitors and partners', but for the EU people, China is first of all a 'necessary partner'. Nevertheless, many Europeans do not agree with China to purchase ports, high -tech companies or media institutions in their country. In Germany, the proportion of people holding this position is 70%, which is higher than the average level of EU countries.</text:p>
      <text:p text:style-name="P4">
However, the questionnaire also shows that once China exports weapons to Russia, 41%of the respondents believe that the European Union should impose sanctions on China and is willing to bear economic losses for this. However, once a military conflict between China and the United States had a military conflict due to Taiwan, the Europeans' position is very clear: nearly two -thirds of the respondents believe that Europe should not intervene and should not provide support for the United States. "</text:p>
      <text:p text:style-name="P4">
<text:span text:style-name="T5">
Inding the content of other media, does not represent the position or view of the Voice of Germany. _ </text:span>
 _ 吧 _</text:p>
      <text:p text:style-name="P4">
News Source: <text:a xlink:type="simple" xlink:href="https://www.dw.com/zh/德语媒体：欧洲不应介入中美冲突/a-65861392" text:style-name="Internet_20_link" text:visited-style-name="Visited_20_Internet_20_Link">
https://www.dw.com/zh/德语媒体：欧洲不应介入中美冲突/a-65861392?maca=chi-rss-chi-all-1127-rdf</text:a>
</text:p>
      <!--NEWS-->
      <text:h text:style-name="P10" text:outline-level="1">
<text:span text:style-name="T4">
Thai idol Hong Kong fans meet the fans to get out of the domestic and foreign netizens to counterattack</text:span>
</text:h>
      <text:p text:style-name="P4">
Author: None</text:p>
      <text:p text:style-name="P4">
Publisher: Radio Free Asia (Organization)</text:p>
      <text:p text:style-name="P4">
Published Time: 2023-06-08T14:17:00-04:00</text:p>
      <text:p text:style-name="P4">
Modified Time: 2023-06-08T15:45:58-04:00</text:p>
      <text:p text:style-name="P4">
Description: None</text:p>
      <text:p text:style-name="P4">
Videos: []</text:p>
      <text:p text:style-name="P4">
Audios: ["<text:a xlink:type="simple" xlink:href="https://www.rfa.org/mandarin/yataibaodao/meiti/jw2-0608202313575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0" text:anchor-type="as-char" svg:width="6.9236in" svg:height="5.829225in" draw:z-index="0">
<draw:image xlink:href="../Images/rfamandarin/2023-06-08T14-17-00-04-00/000000.png" xlink:type="simple" xlink:show="embed" xlink:actuate="onLoad" draw:mime-type="image/png"/>
</draw:frame>
Popular Thai idol group Billkin &amp; PPKrit in June 2023 held a poster for fan meetings in all parts of Asia <text:a xlink:type="simple" xlink:href="https://www.rfa.org/mandarin/yataibaodao/meiti/jw2-06082023135753.html/@@images/image" text:style-name="Internet_20_link" text:visited-style-name="Visited_20_Internet_20_Link">
</text:a>
Twitter screenshot/PP Krit Entertainment@PPKrit_ENT <text:a xlink:type="simple" xlink:href="https://www.rfa.org/mandarin/yataibaodao/meiti/jw2-06082023135753.html/@@stream" text:style-name="Internet_20_link" text:visited-style-name="Visited_20_Internet_20_Link">
Audio-Link: https: //www.rfa.org/mandarin/yataibaodao/meiti/jw2-060820235753.html/@stream</text:a>
Recently, at the meeting with fans in Hong Kong, a certain Thai idol group held in Hong Kong, comparing the host's remarks to compare China, Hong Kong, and Taiwan, which aroused dissatisfaction in mainland fans, but some netizens expressed different opinions on this.</text:p>
      <text:p text:style-name="P4">
<text:a xlink:type="simple" xlink:href="https://www.rfa.org/mandarin/yataibaodao/gangtai/ec-05242023083136.html" text:style-name="Internet_20_link" text:visited-style-name="Visited_20_Internet_20_Link">
<text:span text:style-name="T4">
 Cathay Pacific Air Service involved in discrimination with passengers by Chinese official media and netizens </text:span>
</text:a>
According to the Hong Kong Media Da Gong Wenhui.com reported on June 7, the popular Thai idol group Billkin &amp; PP Krit(BKPP)On the evening of the 6th, a fan meeting was held in Hong Kong. The host of the meeting delivered a statement of Taiwan -related remarks, and fans called "China" to protest. The host of the meeting put forward China, Taiwan and Hong Kong during his speech. The dissatisfied fans shouted "Taiwan is from China."</text:p>
      <text:p text:style-name="P4">
According to the Hong Kong News Network, some netizens broke the news that the host and on -site staff were suspected of discriminating against mainland fans on the stage. For example, when the host interacts with the stage, he asked if there were Taiwanese and Hong Kong people under the stage, and asked "Is there any Chinese?" In addition, the host insisted on using Cantonese and being drawn in the game link. Mainland fans exchanges in the middle of the stage. The host said, "Don't understand (Cantonese)? Then you can't play games."</text:p>
      <text:p text:style-name="Quotations">

<text:p text:style-name="P4">
Published by netizens&gt;
 On the evening of June 6, Hong Kong. &gt;
 Thai artist Billkin &amp; PP&gt;
 Krit (BKPP) meets at the scene. Because of dissatisfaction, the host was called "China", "Hong Kong" and "Taiwan", which caused the on -site fans to question their humiliation and shouted "One&gt;
 on the stage" "China", "China China China". <text:a xlink:type="simple" xlink:href="https://t.co/Hplt1RHUnc" text:style-name="Internet_20_link" text:visited-style-name="Visited_20_Internet_20_Link">
pic.twitter.com/hplt1rhunc&gt;
</text:a>
&gt;
&gt;
 - Teacher Li is not your teacher(@I also have a stealing music)<text:a xlink:type="simple" xlink:href="https://twitter.com/whyyoutouzhele/status/1666450774740594690" text:style-name="Internet_20_link" text:visited-style-name="Visited_20_Internet_20_Link">
 June 7, 2023&gt;
 </text:a>
As soon as the incident came out, some mainland netizens believed that the host's words and deeds were naked provocations and discrimination, which was no different from the Cathay Pacific incident.</text:p>

</text:p>
      <text:p text:style-name="P4">
At the same time, some overseas netizens commented that "the insulting drama has begun again", "small pink break defensive", "small pink has already achieved spontaneous review."</text:p>
      <text:p text:style-name="P4">
Some netizens said on Twitter, "There are so many pink in Hong Kong ... weakening is inevitable." "Do fans know that Prince Qianshi Party is American?" "China is China, the only legal regime in China is in Taiwan!"</text:p>
      <text:p text:style-name="P4">
Reporter: Jingwei Responsible Editor: 纬 网 网 Editor: Hong Wei</text:p>
      <text:p text:style-name="P4">
News Source: <text:a xlink:type="simple" xlink:href="https://www.rfa.org/mandarin/yataibaodao/meiti/jw2-06082023135753.html" text:style-name="Internet_20_link" text:visited-style-name="Visited_20_Internet_20_Link">
https://www.rfa.org/mandarin/yataibaodao/meiti/jw2-06082023135753.html</text:a>
</text:p>
      <!--NEWS-->
      <text:h text:style-name="P10" text:outline-level="1">
<text:span text:style-name="T4">
New lock country means? Police in many places in China require people to call overseas calls overseas</text:span>
</text:h>
      <text:p text:style-name="P4">
Author: None</text:p>
      <text:p text:style-name="P4">
Publisher: Radio Free Asia (Organization)</text:p>
      <text:p text:style-name="P4">
Published Time: 2023-06-08T14:25:46-04:00</text:p>
      <text:p text:style-name="P4">
Modified Time: 2023-06-08T14:25: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88615in" draw:z-index="0">
<draw:image xlink:href="../Images/rfamandarin/2023-06-08T14-25-46-04-00/000000.png" xlink:type="simple" xlink:show="embed" xlink:actuate="onLoad" draw:mime-type="image/png"/>
</draw:frame>
The "emergency reminder" issued by the Chinese police taught users to start the interception function of the international section. <text:a xlink:type="simple" xlink:href="https://www.rfa.org/mandarin/Xinwen/7-06082023141546.html/@@images/image" text:style-name="Internet_20_link" text:visited-style-name="Visited_20_Internet_20_Link">
</text:a>
Recently, the police in many regions in China suggested that the public closes the function of "answering overseas calls". The excuse is "frequent telecommunications fraud cases implemented overseas in recent years." There are overseas reviews and analysis. This is the truth and information of the Chinese authorities attempting to cut off the overseas free world, and the means of fooling the Chinese people is also a test of disconnection at home and abroad to prepare for further locking the country. According to the Chinese "Shanxi Evening News" reported on the 8th, recently, police in Shandong, Jiangsu, Hebei and other places issued "emergency reminders". If there is no overseas relationship, it is recommended that mobile phones turn off the overseas call function, and say: "You may never be waiting for people. Come, it may be fraud!"The article also introduced that at present, China's three major communications operators have successively opened interception foreign call business. It only needs to be intercepted through a few minutes of simple settings. The article also teaches the people how to distinguish international telephones, such as the number of foreign numbers starting from "00" or " +". According to the "Upstream News" of the Chinese media on May 9th, provinces such as Henan, Jiangxi, Liaoning, Guizhou, and Zhejiang have been closed since August last year. Editor -in -chief: Kaidi</text:p>
      <text:p text:style-name="P4">
News Source: <text:a xlink:type="simple" xlink:href="https://www.rfa.org/mandarin/Xinwen/7-06082023141546.html" text:style-name="Internet_20_link" text:visited-style-name="Visited_20_Internet_20_Link">
https://www.rfa.org/mandarin/Xinwen/7-06082023141546.html</text:a>
</text:p>
      <!--NEWS-->
      <text:h text:style-name="P10" text:outline-level="1">
<text:span text:style-name="T4">
French Anxie's knife attack case is a random selection object</text:span>
</text:h>
      <text:p text:style-name="P4">
Publisher: 法新社</text:p>
      <text:p text:style-name="P4">
Published Time: 2023-06-08T14:32:08+00:00</text:p>
      <text:p text:style-name="P4">
Modified Time: 2023-06-08T14:20:08+00:00</text:p>
      <text:p text:style-name="P4">
Description: (Agence France -Presse, Anxi, France, 8th) Lake Park, ANNECY, ANNECY, France, has a knife with a knife in Lake Park, ANNECY. A Syrian refugee chopped a group of preschool children with a knife, causing 4 children and one adult to b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08T14-32-08-00-00/000000.png" xlink:type="simple" xlink:show="embed" xlink:actuate="onLoad" draw:mime-type="image/png"/>
</draw:frame>
The suspect was a Syrian man in his early 30s who obtained refugees in Sweden in April.</text:p>
      <text:p text:style-name="P4">
According to witnesses, the man holding a knife rushing around was obviously a random selection of object attack until he was made by the police by the police by the Lake Annecy Lake.</text:p>
      <text:p text:style-name="P4">
The former professional football player Anthony Le Tallec, who was jogging in the park at the time, told the local media "Dauphinelibere", "He wants to attack everyone. I ran away, he rushed to an old man And a woman, stabbing the elderly. "</text:p>
      <text:p text:style-name="P4">
Another witness said that before attacking the old man, he attacked a group of young children and yelled while yelling, but he couldn't understand what he said.</text:p>
      <text:p text:style-name="P4">
Safety sources told AFP that two children were believed to be around 3 years old and the adult injury was in critical condition and was fighting the death in the hospital.</text:p>
      <text:p text:style-name="P4">
A policeman said that the suspect was arrested on the spot and was currently checking his identity, but the French security agency had not had any mastery of him.</text:p>
      <text:p text:style-name="P4">
French President Emmanuel Macron said the attack was "a complete cowardly act."</text:p>
      <text:p text:style-name="P4">
He wrote in Twitter, "The whole country is very shocked, and our hearts are with the victims, their families and emergency units."</text:p>
      <text:p text:style-name="P4">
The suspect's identity and the motivation of the crime are still under investigation, and local prosecutors are expected to reveal more details at the press conference.</text:p>
      <text:p text:style-name="P4">
News Source: <text:a xlink:type="simple" xlink:href="https://www.rfi.fr/cn/%E5%9B%BD%E9%99%85%E6%8A%A5%E9%81%93/20230608-%E6%B3%95%E5%9B%BD%E5%AE%89%E9%94%A1%E6%8C%81%E5%88%80%E6%94%BB%E5%87%BB%E6%A1%88-%E5%87%B6%E5%AB%8C%E9%9A%8F%E6%9C%BA%E6%8C%91%E9%80%89%E5%AF%B9%E8%B1%A1" text:style-name="Internet_20_link" text:visited-style-name="Visited_20_Internet_20_Link">
https://www.rfi.fr/cn/%E5%9B%BD%E9%99%85%E6%8A%A5%E9%81%93/20230608-%E6%B3%95%E5%9B%BD%E5%AE%89%E9%94%A1%E6%8C%81%E5%88%80%E6%94%BB%E5%87%BB%E6%A1%88-%E5%87%B6%E5%AB%8C%E9%9A%8F%E6%9C%BA%E6%8C%91%E9%80%89%E5%AF%B9%E8%B1%A1</text:a>
</text:p>
      <!--NEWS-->
      <text:h text:style-name="P10" text:outline-level="1">
<text:span text:style-name="T4">
Tunisi military helicopter lost contact with the Ministry of Defense to search for the Ministry of Defense</text:span>
</text:h>
      <text:p text:style-name="P4">
Publisher: 法新社</text:p>
      <text:p text:style-name="P4">
Published Time: 2023-06-08T14:32:09+00:00</text:p>
      <text:p text:style-name="P4">
Modified Time: 2023-06-08T14:05:02+00:00</text:p>
      <text:p text:style-name="P4">
Description: (Agence France -Presse, Tunisia, 8th) The Tunisian Ministry of Defense said today that a military helicopter with 4 people disappeared from the radar for a few hours and lost contact. It is currently conducting search tas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5" text:anchor-type="as-char" svg:width="6.9236in" svg:height="3.617581in" draw:z-index="0">
<draw:image xlink:href="../Images/rficn/2023-06-08T14-32-09-00-00/000000.png" xlink:type="simple" xlink:show="embed" xlink:actuate="onLoad" draw:mime-type="image/png"/>
</draw:frame>
The Tunisian Ministry of Defense pointed out through a statement that the Ministry of Defense learned that "a helicopter in the Cape Serrat in the Cape Serrat was lost in contact last night.</text:p>
      <text:p text:style-name="P4">
The Ministry of National Defense mentioned: "It has coordinated with the Ministry of the Interior and mobilized land, sea, and air resources to conduct search tasks to determine the location of the helicopter and the whereabouts of the 4 aircraft team members."</text:p>
      <text:p text:style-name="P4">
The official investigation results of the accident have not been announced. The Tunisian military has lost multiple aircraft during the training or reconnaissance task in recent years.</text:p>
      <text:p text:style-name="P4">
In October 2021, a military helicopter crashed in Gabes, a town in the southeast of Nutkraphn during the military exercise at night, causing three soldiers to die.</text:p>
      <text:p text:style-name="P4">
News Source: <text:a xlink:type="simple" xlink:href="https://www.rfi.fr/cn/%E5%9B%BD%E9%99%85%E6%8A%A5%E9%81%93/20230608-%E7%AA%81%E5%B0%BC%E8%A5%BF%E4%BA%9A%E5%86%9B%E6%96%B9%E7%9B%B4%E5%8D%87%E6%9C%BA%E5%A4%B1%E8%81%94-%E5%9B%BD%E9%98%B2%E9%83%A8%E5%B1%95%E5%BC%80%E6%90%9C%E7%B4%A2" text:style-name="Internet_20_link" text:visited-style-name="Visited_20_Internet_20_Link">
https://www.rfi.fr/cn/%E5%9B%BD%E9%99%85%E6%8A%A5%E9%81%93/20230608-%E7%AA%81%E5%B0%BC%E8%A5%BF%E4%BA%9A%E5%86%9B%E6%96%B9%E7%9B%B4%E5%8D%87%E6%9C%BA%E5%A4%B1%E8%81%94-%E5%9B%BD%E9%98%B2%E9%83%A8%E5%B1%95%E5%BC%80%E6%90%9C%E7%B4%A2</text:a>
</text:p>
      <!--NEWS-->
      <text:h text:style-name="P10" text:outline-level="1">
<text:span text:style-name="T4">
China ’s heavy rain floods in May 20 provinces directly lost more than 3.2 billion yuan</text:span>
</text:h>
      <text:p text:style-name="P4">
Author: None</text:p>
      <text:p text:style-name="P4">
Publisher: Radio Free Asia (Organization)</text:p>
      <text:p text:style-name="P4">
Published Time: 2023-06-08T14:37:00-04:00</text:p>
      <text:p text:style-name="P4">
Modified Time: 2023-06-08T14:37: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4.612011in" draw:z-index="0">
<draw:image xlink:href="../Images/rfamandarin/2023-06-08T14-37-00-04-00/000000.png" xlink:type="simple" xlink:show="embed" xlink:actuate="onLoad" draw:mime-type="image/png"/>
</draw:frame>
The opening ceremony of Beijing's first Chaoyang International Tea Fragrance Culture Festival was delayed because of heavy rain. The picture shows the resumption of the venue after the heavy rain on May 19. <text:a xlink:type="simple" xlink:href="https://www.rfa.org/mandarin/Xinwen/8-06082023142643.html/@@images/image" text:style-name="Internet_20_link" text:visited-style-name="Visited_20_Internet_20_Link">
</text:a>
According to the official statistics of the Associated Press, in May this year, flood disasters spread to 20 provinces across the country, with a total of 2.585 million people affected, and the direct economic loss reached RMB 3.25 billion. At the same time, in May, various natural disasters in China caused a disaster of 9.584 million, and the direct economic loss was 8.45 billion yuan. According to the "National Natural Disaster in May" issued by the China Emergency Management Department on the 7th, the statistics of the flooding projects show that although the average rainfall in China has decreased by an average of 18%compared with the same period of previous years, 5 times occurred, but 5 times occurred, but 5 times occurred, but 5 times occurred. Regional heavy rainfall affects 20 provinces across the country. In general, flood disasters caused 2.585 million people in these provinces. They disappeared 6 people due to disasters, and more than 7,300 houses collapsed and damaged houses, with direct economic losses of 3.25 billion yuan. At the same time, in May, various natural disasters in China caused a total of 9.584 million people. There were 16 people who disappeared due to disaster death and 42,000 person -times emergency transfer; more than 500 houses collapsed, severely damaged more than 3,000 rooms, and generally damaged 42,000 rooms; crops were crop; The affected area was 919.6 thousand hectares; the direct economic loss was 8.45 billion yuan. Editor -in -chief: Kaidi</text:p>
      <text:p text:style-name="P4">
News Source: <text:a xlink:type="simple" xlink:href="https://www.rfa.org/mandarin/Xinwen/8-06082023142643.html" text:style-name="Internet_20_link" text:visited-style-name="Visited_20_Internet_20_Link">
https://www.rfa.org/mandarin/Xinwen/8-06082023142643.html</text:a>
</text:p>
      <!--NEWS-->
      <text:h text:style-name="P10" text:outline-level="1">
<text:span text:style-name="T4">
World Ocean Day: It is imperative to protect the "foundation of life"</text:span>
</text:h>
      <text:p text:style-name="P4">
Author: 联合早报 (Person)</text:p>
      <text:p text:style-name="P4">
Publisher: 联合早报 (Organization)</text:p>
      <text:p text:style-name="P4">
Published Time: 2023-06-08T14:43</text:p>
      <text:p text:style-name="P4">
Modified Time: 2023-06-08T14:48</text:p>
      <text:p text:style-name="P4">
Description: More than 70 % of the earth is covered by the ocean. However, more than one -third of fish resources are caught at a unsustainable level. This is just an example of human activity hurting the ocean. June 8th is World Oceanic Day. UN Secretary -General Gutres calls on all countries in his speech ...</text:p>
      <text:p text:style-name="P4">
Videos: []</text:p>
      <text:p text:style-name="P4">
Audios: []</text:p>
      <text:p text:style-name="P4">
Images: []</text:p>
      <text:p text:style-name="P4">
Type: NewsArticle</text:p>
      <text:p text:style-name="P4">
Breadcrumbs: ['即时', '国际']</text:p>
      <text:p text:style-name="P4">
Keywords: ['海洋', '污染', '联合国']</text:p>
      <!--METADATA-->
      <text:p text:style-name="P4">
More than 70 % of the earth is covered by the ocean. However, more than one -third of fish resources are caught at a unsustainable level. This is just an example of human activity hurting the ocean.</text:p>
      <text:p text:style-name="P4">
June 8th is World Oceanic Day. UN Secretary -General Gutres calls on countries to take more powerful actions to protect the ocean. He said: "The ocean is the foundation of life. It provides us with breathing air and food to regulate the climate and weather. The ocean is the largest treasure house on the earth on the earth."</text:p>
      <text:p text:style-name="P4">
The United Nations News Center reported that more than 1 billion people around the world relied on fish as the main source of protein. "We should be the best friend of the ocean. But now, human beings are its biggest enemies."</text:p>
      <text:p text:style-name="P4">
He said: "The climate change caused by humans is warming our earth, disturbing weather models and ocean flow, changing the marine ecosystem and living species."</text:p>
      <text:p text:style-name="P4">
Marine creatures are being threatened by excessive fishing, excessive development and acidification of marine. Fish resources are exhausted, and chemicals, plastic and human excrement are polluted the coastal waters.</text:p>
      <text:p text:style-name="P4">
"But this year's World Ocean Day reminds us that the trend is changing."</text:p>
      <text:p text:style-name="P4">
<text:a xlink:type="simple" xlink:href="https://www.zaobao.com.sg/realtime/world/story20230505-1391165" text:style-name="Internet_20_link" text:visited-style-name="Visited_20_Internet_20_Link">
United Nations Food and Agricultural Organization</text:a>
(FAO) Manuel Barange, director of the Department of Fishery and Aquaculture Policy and Resources, describes the rapid development of fish and aquatic plant breeding.</text:p>
      <text:p text:style-name="P4">
He said: "In the past 50 years, aquaculture has been the fastest -growing food production system. It is almost zero three or forty years ago, and now it is almost the same as the output of fishing fisheries. It is expected that from now to the end of 2030, aquaculture of aquaculture of aquaculture It will also grow about 25%. "</text:p>
      <text:p text:style-name="P4">
News Source: <text:a xlink:type="simple" xlink:href="https://www.zaobao.com.sg/realtime/world/story20230608-1402305" text:style-name="Internet_20_link" text:visited-style-name="Visited_20_Internet_20_Link">
https://www.zaobao.com.sg/realtime/world/story20230608-1402305</text:a>
</text:p>
      <!--NEWS-->
      <text:h text:style-name="P10" text:outline-level="1">
<text:span text:style-name="T4">
John Sebastian Bach: No. 6 No accompaniment cello group song</text:span>
</text:h>
      <text:p text:style-name="P4">
Author: None (Language: zh)</text:p>
      <text:p text:style-name="P4">
Publisher: None</text:p>
      <text:p text:style-name="P4">
Time: 2023-06-08T14:44:00Z</text:p>
      <text:p text:style-name="P4">
Description: John Sebastian Bach created 6 groups of non -accompaniment cello tunes, most of which are ancient dance music. Please listen to the Bachi Date No. 6 uncomfortable cello group played on the shoulder -style cello.</text:p>
      <text:p text:style-name="P4">
Videos: []</text:p>
      <text:p text:style-name="P4">
Images: []</text:p>
      <text:p text:style-name="P4">
Subject: 文化经纬</text:p>
      <text:p text:style-name="P4">
Subjects: ['贝多芬音乐节', '古典音乐风']</text:p>
      <text:p text:style-name="P4">
Keywords: ['音乐', '巴赫', '古典音乐']</text:p>
      <text:p text:style-name="P4">
Id: 65861982</text:p>
      <!--METADATA-->
      <text:h text:style-name="P10" text:outline-level="1">
<text:span text:style-name="T4">
</text:span>
</text:h>
      <text:h text:style-name="P13" text:outline-level="4">
<text:span text:style-name="T4">
culture</text:span>
</text:h>
      <text:h text:style-name="P12" text:outline-level="3">
<text:span text:style-name="T4">
John Sebastian Bach: No. 6 No accompaniment cello group</text:span>
</text:h>
      <text:p text:style-name="P4">
John Sebastian Bach created 6 groups of non -accompaniment cello tunes, most of which are ancient dance music. Please listen to the Bachi Date No. 6 uncomfortable cello group played on the shoulder -style cello.</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John Sebastian Bach: No. 6 No accompaniment cello group</text:span>
</text:h>
      <text:p text:style-name="P4">
During the period from 1717 to 1723, John Sebastian Bachs created 6 groups of non -accompaniment cello group songs. Each group of songs contains 6 different movements, most of them are ancient dances. No. 6 Non -Accompanied Cello Melo is D Rotten, which is the tone of sunshine, joy, friendship and triumph.</text:p>
      <text:p text:style-name="P4">
Next, you hear Bachi No. 6 without accompaniment cello, performed by the cello player Sergeymalov. The unusual is that he did not use upright cello sandwiched between his legs, but a shoulder -type cello. According to records, around the Baroque period, there are at least three forms of low -music cello cello, with cello on the shoulders, strap -style upright piano, and upright piano sandwiched between legs. The cello on the shoulder has 5 piano string, the size is large violin, the sound range is the same as the cello, but there is a higher E tone.</text:p>
      <text:p text:style-name="P4">
<text:span text:style-name="T4">
 Welcome to subscribe to the Voice of Germany "Classical Music Style" to listen to more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John Sebastian Bach: No. 6 No accompaniment cello group</text:span>
</text:h>
      <text:p text:style-name="P4">
](https://www.dw.com/zh/overlay/media/zh/约翰塞巴斯蒂安巴赫第6号无伴奏大提琴组曲/65320363/65861982)</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John Sebastian Bach: D Small Tone Takata</text:span>
</text:h>
      <text:p text:style-name="P4">
D Small Totaca is one of the most popular organic piano works in John Sebastian Bach. He is enthusiastic and magnificent.</text:p>
      <text:p text:style-name="P4">
](https://www.dw.com/zh/zh/约翰塞巴斯蒂安巴赫d小调托卡塔/a-65809848) [</text:p>
      <text:h text:style-name="P12" text:outline-level="3">
<text:span text:style-name="T4">
John Christopher Bach: Dowager E -Treasted Prelimers and Fugg Songs</text:span>
</text:h>
      <text:p text:style-name="P4">
John Chrisdorp Bach, the elder brother of the big composer John Sebastian Bach, is a organist. Some of his works have also been circulated, such as reducing the E -tune prelude and Fuge.</text:p>
      <text:p text:style-name="P4">
](https://www.dw.com/zh/zh/约翰克里斯多夫巴赫降e大调前奏曲和赋格曲/a-65758236) [</text:p>
      <text:h text:style-name="P12" text:outline-level="3">
<text:span text:style-name="T4">
John Sebastian Bach: A minority prelude and Fuge</text:span>
</text:h>
      <text:p text:style-name="P4">
A minority prelude and Fug are Bach's very early work. Bach is good at creating in the form of Fuge, that is, changes on the basis of limited topics. Please listen to the performance of the Fengqin performers Johneis Lang.</text:p>
      <text:p text:style-name="P4">
](https://www.dw.com/zh/zh/约翰塞巴斯蒂安巴赫a小调前奏曲与赋格/a-65662186)</text:p>
      <text:p text:style-name="P4">
News Source: <text:a xlink:type="simple" xlink:href="https://www.dw.com/zh/约翰·塞巴斯蒂安·巴赫：第6号无伴奏大提琴组曲/a-65861982" text:style-name="Internet_20_link" text:visited-style-name="Visited_20_Internet_20_Link">
https://www.dw.com/zh/约翰·塞巴斯蒂安·巴赫：第6号无伴奏大提琴组曲/a-65861982?maca=chi-rss-chi-all-1127-rdf</text:a>
</text:p>
      <!--NEWS-->
      <text:h text:style-name="P10" text:outline-level="1">
<text:span text:style-name="T4">
American media: China will build a heavy money in Cuba</text:span>
</text:h>
      <text:p text:style-name="P4">
Author: None (Language: zh)</text:p>
      <text:p text:style-name="P4">
Publisher: None</text:p>
      <text:p text:style-name="P4">
Time: 2023-06-08T14:54:00Z</text:p>
      <text:p text:style-name="P4">
Description: According to the "Wall Street Journal" reported on June 8, China has reached a secret agreement with Cuba, and will make a heavy money to build an electronic eavesdropping facility in Cuba, while Cuba is only 100 miles from Florida. The disclosure of the plan caused uneasiness within the Biden government.</text:p>
      <text:p text:style-name="P4">
Videos: []</text:p>
      <text:p text:style-name="P4">
Images: []</text:p>
      <text:p text:style-name="P4">
Subject: 时政风云</text:p>
      <text:p text:style-name="P4">
Subjects: ['德中关系', '岛屿主权争端', '专题报道：全景观看“习马会”', '中国', '中共十九大', '古巴']</text:p>
      <text:p text:style-name="P4">
Keywords: ['中国', '古巴', '窃听设施', '拜登', '电子通信', '柯比', '古巴导弹危机']</text:p>
      <text:p text:style-name="P4">
Id: 65861382</text:p>
      <!--METADATA-->
      <text:p text:style-name="P4">
<text:a xlink:type="simple" xlink:href="https://www.dw.com/zh/overlay/image/article/65861382/65434953" text:style-name="Internet_20_link" text:visited-style-name="Visited_20_Internet_20_Link">
 </text:a>
Cuban Havana Revolution Plaza</text:p>
      <text:p text:style-name="P4">
(Voice of Germany) "Wall Street Journal" quoted U.S. officials who understand confidential intelligence that China will build an eavesdropping facility about 100 miles from Florida. To this end, China agrees to pay billions of dollars to Cuba, which has a shortage of cash. The two countries have secretly reached a principled agreement. However, insidious officials refused to disclose more details about the possible location, construction time, and how the United States would respond to the facilities.</text:p>
      <text:p text:style-name="P4">
According to the news, the disclosure of the plan caused the internal uneasiness of the Biden government, because building an eavesdropping facilities in Cuba will enable the Chinese intelligence department to eavesdo the electronic communications from the entire United States with many military bases and monitor American ship traffic.</text:p>
      <text:p text:style-name="P4">
Johnkirby, a spokesman for the National Security Council, said he could not express his opinions on this specific report, but at the same time, he said that "we know very well and also mentioned that the People's Republic of China is working hard to invest in around the world. "Infrastructure of military purpose" includes in the western hemisphere. He said that the United States is monitoring closely, taking countermeasures, and confidence to fulfill all security commitments in the United States, regions and around the world.</text:p>
      <text:p text:style-name="P4">
Related reports from Reuters pointed out that the Chinese Embassy in Washington and the Cuban Embassy in Washington did not immediately reply to Reuters' comment requests.</text:p>
      <text:p text:style-name="P4">
Marco Rubio, a US Senator, who has criticized China and Cuba, said on Twitter, "The threat from Cuba to the United States is not only real, but also worse than this."</text:p>
      <text:p text:style-name="P4">
The Wall Street Journal pointed out that the United States had previously intervened in preventing foreign forces from the influence of the western hemisphere. The most prominent example was during the Cuban missile crisis in 1962. At that time, the Soviet Union deployed a nuclear -capable missile to Cuba, prompting the US Navy to block Cuba. The United States and the Soviet Union once walked to the edge of the nuclear war.</text:p>
      <text:p text:style-name="P4">
Last month, <text:a xlink:type="simple" xlink:href="https://www.dw.com/zh/zh/美国中央情报局长秘密访问中国/a-65815540" text:style-name="Internet_20_link" text:visited-style-name="Visited_20_Internet_20_Link">
President Bayeng sent the Central Intelligence Bureau Director Bernes to visit Beijing secretly</text:a>
Essence On May 10th and 11th, Jacksana, a US National Security Consultant, held a two -day meeting with Wang Yi, director of the Foreign Affairs Office of the Central Committee of the Communist Party of China.("Wall Street Journal", Reuters)</text:p>
      <text:p text:style-name="P4">
News Source: <text:a xlink:type="simple" xlink:href="https://www.dw.com/zh/美媒：中国将重金在古巴建窃听设施/a-65861382" text:style-name="Internet_20_link" text:visited-style-name="Visited_20_Internet_20_Link">
https://www.dw.com/zh/美媒：中国将重金在古巴建窃听设施/a-65861382?maca=chi-rss-chi-all-1127-rdf</text:a>
</text:p>
      <!--NEWS-->
      <text:h text:style-name="P10" text:outline-level="1">
<text:span text:style-name="T4">
Messi moved to the United States Unintentional Old East Barcelona head coach: there is pressure to come back</text:span>
</text:h>
      <text:p text:style-name="P4">
Publisher: 法新社</text:p>
      <text:p text:style-name="P4">
Published Time: 2023-06-08T15:02:07+00:00</text:p>
      <text:p text:style-name="P4">
Modified Time: 2023-06-08T14:50:02+00:00</text:p>
      <text:p text:style-name="P4">
Description: (Agence France -Presse Barcelona, 8th) Harvey, head coach of the Barcelona team in Spain's Grade A League, said today that he understands that Messi hopes to avoid the "pressure" of returning to Barcelona team this summ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8T15-02-07-00-00/000000.png" xlink:type="simple" xlink:show="embed" xlink:actuate="onLoad" draw:mime-type="image/png"/>
</draw:frame>
The 35-year-old Lionel MESSI announced yesterday that after the two years after he ended his two-year career in Paris Paris Saint-Germain (PSG), he would move to the American Professional Football League Soccer (MLS) Miami International Inter Miami CF.</text:p>
      <text:p text:style-name="P4">
Messi, an Argentine player is the winner of the 7 -degree Golden Globe. He can choose to return to the Barcelona team (Barcelona for short). He once created his own legend, or moved to Saudi with a huge salary contract. Arab.</text:p>
      <text:p text:style-name="P4">
Xavi Hernandez said on the social audio and video platform Twitch: "He has not had a good time in (Paris) in the past two years, and now he doesn't want that kind of pressure."</text:p>
      <text:p text:style-name="P4">
"This is a personal decision, and the whole situation is not helped, but this is the decision of Leo (Messi). We must respect his decision. He is the best player in history."</text:p>
      <text:p text:style-name="P4">
Harvey said he talked a lot with Messi in the past few months, but he noticed that "changes" have undergone a few days in the past few days.</text:p>
      <text:p text:style-name="P4">
Harvey said, "Maybe he didn't see it so clearly. You must respect this. Many times, we will not think about it for others. We lack empathy. It is not easy to become Leo (Messi). "</text:p>
      <text:p text:style-name="P4">
Messi came to Barcelona at the age of 13 and later became the best player in the history of the team. However, because the team's financial situation could not give him a new contract, he was forced to leave in 2021. (Translator: Lin Yifeng/Calculating Draft: Chen Zhengyi)</text:p>
      <text:p text:style-name="P4">
News Source: <text:a xlink:type="simple" xlink:href="https://www.rfi.fr/cn/%E8%BF%90%E5%8A%A8%E5%A4%A9%E5%9C%B0/20230608-%E6%A2%85%E8%A5%BF%E8%BD%AC%E6%88%98%E7%BE%8E%E5%9B%BD%E6%97%A0%E6%84%8F%E8%80%81%E4%B8%9C%E5%AE%B6-%E5%B7%B4%E8%90%A8%E6%80%BB%E6%95%99%E7%BB%83-%E5%9B%9E%E6%9D%A5%E6%9C%89%E5%8E%8B%E5%8A%9B" text:style-name="Internet_20_link" text:visited-style-name="Visited_20_Internet_20_Link">
https://www.rfi.fr/cn/%E8%BF%90%E5%8A%A8%E5%A4%A9%E5%9C%B0/20230608-%E6%A2%85%E8%A5%BF%E8%BD%AC%E6%88%98%E7%BE%8E%E5%9B%BD%E6%97%A0%E6%84%8F%E8%80%81%E4%B8%9C%E5%AE%B6-%E5%B7%B4%E8%90%A8%E6%80%BB%E6%95%99%E7%BB%83-%E5%9B%9E%E6%9D%A5%E6%9C%89%E5%8E%8B%E5%8A%9B</text:a>
</text:p>
      <!--NEWS-->
      <text:h text:style-name="P10" text:outline-level="1">
<text:span text:style-name="T4">
Column | China Perspective: "Herbinsic Times" comes to China</text:span>
</text:h>
      <text:p text:style-name="P4">
Author: None</text:p>
      <text:p text:style-name="P4">
Publisher: Radio Free Asia (Organization)</text:p>
      <text:p text:style-name="P4">
Published Time: 2023-06-08T15:22:00-04:00</text:p>
      <text:p text:style-name="P4">
Modified Time: 2023-06-08T15:26:35-04:00</text:p>
      <text:p text:style-name="P4">
Description: None</text:p>
      <text:p text:style-name="P4">
Videos: []</text:p>
      <text:p text:style-name="P4">
Audios: ["<text:a xlink:type="simple" xlink:href="https://www.rfa.org/mandarin/zhuanlan/zhongguotoushi/panel-0608202310134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142993in" draw:z-index="0">
<draw:image xlink:href="../Images/rfamandarin/2023-06-08T15-22-00-04-00/000000.png" xlink:type="simple" xlink:show="embed" xlink:actuate="onLoad" draw:mime-type="image/png"/>
</draw:frame>
On August 1, 1975, the 35 heads of the European Security and Cooperation Conference signed the Helsinki Accords in Hernesie, Finland. <text:a xlink:type="simple" xlink:href="https://www.rfa.org/mandarin/zhuanlan/zhongguotoushi/panel-06082023101347.html/@@images/image" text:style-name="Internet_20_link" text:visited-style-name="Visited_20_Internet_20_Link">
</text:a>
Associated Press Information Picture <text:a xlink:type="simple" xlink:href="https://www.rfa.org/mandarin/zhuanlan/zhongguotoushi/panel-06082023101347.html/@@stream" text:style-name="Internet_20_link" text:visited-style-name="Visited_20_Internet_20_Link">
Audio-Link: https://www.rfa.org/mandarin/zhuanlan/zhongguotoushi/panel-06082023101347.html/@stream</text:a>
<text:span text:style-name="T4">
 Moderator: Chen Kuide </text:span>
</text:p>
      <text:p text:style-name="P4">
<text:span text:style-name="T4">
 Sympoters: Mr. Hu Ping: </text:span>
 <text:span text:style-name="T4">
 "Beijing Spring" honorary editor -in -chief </text:span>
</text:p>
      <text:p text:style-name="P4">
<text:span text:style-name="T4">
 1. </text:span>
 <text:span text:style-name="T4">
 "</text:span>
 <text:span text:style-name="T4">
 d-day": Modern international order creation day </text:span>
</text:p>
      <text:p text:style-name="P4">
The June 4th anniversary has just passed. Today, on June 6, it is called "D-DAY", that is, Normandy's landing day, and then came again. Today, 79 years ago, on June 6, 1944, the Second World War, the 150,000 soldiers of Western Allies, mainly in the United States, Britain, Canada and other countries, crossed the British Geely Strait in Norman, France. The largest -scale beach landing battle. Since then, the military victory has opened a liberal international order after the Western allies defeated Germany and the French Sis axis. Undoubtedly, it is a day in the history of human history. At this moment, discussing and exploring how to cope with the challenges of Beijing and Moscow's order at present, this is the urgent real issue we have to face.</text:p>
      <text:p text:style-name="P4">
<text:span text:style-name="T4">
 2. </text:span>
 <text:span text:style-name="T4">
 China’s Dark Moment </text:span>
</text:p>
      <text:p text:style-name="P4">
Today's China can be described as "dark moment". Beijing Xi Jinping's regime, gathered all evils, constitutes the biggest threat to Chinese and human civilization.</text:p>
      <text:p text:style-name="P4">
On the eve of the 34th anniversary of the 64th, the wind was crane, the grass and the trees were all soldiers, and the ground fire was running.</text:p>
      <text:p text:style-name="P4">
<text:span text:style-name="T4">
 Anti -Communist Anti -Communist Anti -Communist Pictures: </text:span>
 At the Tsinghua University of Xi Jinping's parent school, there were pictures of "knocking down the Communist Party" and "down Xi Jinping" and pictures of the 5 demands of the CCP.</text:p>
      <text:p text:style-name="P4">
** Female Edition Peng Lifa: On June 3, outside the Beijing Bird's Nest Stadium, a woman climbed up and waved the US flag and called for an overthrow to overthrow the leaflets of the CCP power. Netizens praised "Peng Lifa Second".</text:p>
      <text:p text:style-name="P4">
(The leaflet on the ground wrote that as long as the suffering can still be tolerated, people generally do not want to abolish the government they are accustomed to, but when a government has always abused their powers, forced their pride, and the people are placed in absolute autocracy. Then the people have the right to overthrow the government and establish a new guarantee for their future security. The leaflet calls on Chinese compatriots: first someone has a country, and the Chinese should first treat themselves as the right values. Instead of which political party is not loyal to contribute to building a real free and democratic country. The leaflet finally appealed: "Immediate action!Do what you can do!We have no time!" Related videos spread to overseas social networking overseas In the media, netizens have applauded this woman: "Another Peng Li Fa Warriors!", "Women's hero, I hope she is safe.")</text:p>
      <text:p text:style-name="P4">
<text:span text:style-name="T4">
 Hong Kong Sound </text:span>
 <text:span text:style-name="T4">
 Victoria Garden Candle: </text:span>
 Before the June 4th anniversary this year, the Hong Kong authorities have repeatedly rejected confirmation of the public commemorative activities. Two people. For more than 30 years, tens of thousands of people have gathered in Victoria Park in Hong Kong on June 4th to hold a candlelight party in Hong Kong. The objections must be a criminal and strangled the democratic movement.</text:p>
      <text:p text:style-name="P4">
The CCP brutally suppress human rights internally, expands madness to the outside world, destroys Hong Kong, and threatens Taiwan. It has stimulated unprecedented fighting in the international community.</text:p>
      <text:p text:style-name="P4">
In just one month, from the G7 Summit to the 68th National Ministerial Conference of Sweden, and to the 120 countries developed countries organized by India, China has not been invited for three consecutive times ... This is a clear signal, the global to the CCP The exclusion is ending. This exclusion is reflected in all aspects, such as chips, such as software, such as the establishment of various alliances, such as joint military exercises ... and so on, surrounding Japan, South Korea, Vietnam, India, the Philippines, Indonesia, Malaysia, Bhutan, Mongolia, and Mongolia. Unreasonable countries ... The whole world is becoming increasingly sober, and the greatest source of the international community is enclosed.</text:p>
      <text:p text:style-name="P4">
<text:span text:style-name="T4">
 CECC </text:span>
 <text:span text:style-name="T4">
 Nomination Peng Lifa and other </text:span>
 <text:span text:style-name="T4">
 3 </text:span>
 <text:span text:style-name="T4">
 Chinese </text:span>
 <text:span text:style-name="T4">
 competition for the Nobel Peace Award </text:span>
</text:p>
      <text:p text:style-name="P4">
The June 4th Incident has been 34th, and the China Congress (CECC) of the US Congress and the Administrative Department decided to add three Chinese citizens who have been detained to compete for the Nobel Peace Prize in 2023, emphasizing that the courage of these heroes should get the world the world. Awards.</text:p>
      <text:p text:style-name="P4">
These three Chinese citizens are the protagonists of the Beijing Sitong Bridge incident <text:span text:style-name="T4">
 Peng Lifa </text:span>
, a citizen reporter reported in social media reports in 2019 <text:span text:style-name="T4">
 Zhang Zhan </text:span>
, and the first person known as the "white paper sports" first person Student of Nanjing Media College <text:span text:style-name="T4">
 Li Kangmeng </text:span>
.</text:p>
      <text:p text:style-name="P4">
On the eve of the 34th anniversary of the Tiananmen incident, CECC two -party leaders announced that they had added the three Chinese citizens who nominated these three prisons or even unknown life and death to compete for the 2023 Nobel Peace Prize. The federal members said, "The courage of these heroes should receive awards from all over the world. The international community must request them unconditionally to release them." Earlier, CECC nominated 6 Hong Kong democratic people in 2023 Founder <text:span text:style-name="T4">
 Li Zhiying </text:span>
, former Hong Kong Secretary -General <text:span text:style-name="T4">
 Huang Zhifeng </text:span>
 and others.</text:p>
      <text:p text:style-name="P4">
On the morning of October 13, 2022, Peng Lifa, who was named Peng Zaizhou, hung two long banners in the busy Sitong Bridge in Beijing to protest the Beijing authorities' zero -epidemic prevention policy. After international concern, life and death have been unknown. Zhang Zhan was arrested for the release of the film to reveal and criticize the CCP authorities' disposal of the outbreak of the epidemic in 2019, and was convicted in December 2020. Since May 2020, she has been located at the detention center of the Pudong New District of Shanghai to serve for 4 years with the crime of "provoking trouble". Li Kangmeng raised a piece of white paper on the campus on November 26 last year to mourn Urumqi fire victims. Her speechless protests subsequently detonated the "<text:span text:style-name="T4">
 White Paper Movement </text:span>
" that burned all over China, which was regarded as the first voice of "white paper movement". She was arrested after the incident, and her whereabouts are still unknown. In addition, it is reported that Qiao Xingxin, an objection of the "Wall Disassembly" on social media Twitter Twitter, has just been arrested by the CCP authorities in Laos.The magnificent historical scrolls have to remind people of the Helsinki agreement signed in the Finnish capital 48 years ago. It was suddenly aware that some of the main characteristics of the "Helsinki Agreement" era in the late Cold War in the last century had appeared in contemporary China.</text:p>
      <text:p text:style-name="P4">
<text:span text:style-name="T4">
 Three, "</text:span>
 <text:span text:style-name="T4">
 Herbinym time </text:span>
 <text:span text:style-name="T4">
" </text:span>
 <text:span text:style-name="T4">
 has come to China </text:span>
</text:p>
      <text:p text:style-name="P4">
<text:span text:style-name="T4">
 What is the "Helsinki Agreement"? </text:span>
</text:p>
      <text:p text:style-name="P4">
In the Cold War era, in order to ease tensions, the two major camps in the East and the West signed the famous Helsinki agreement on August 1, 1975. The documents involved the disarmament of the disarmament, the military deployment of European, and only changing the European regional boundaries in peacetime and based on international law, as well as issues of economic and trade, industrial and scientific and technological cooperation, humanistic exchanges and environmental protection issues. In addition, it is specifically mentioned in chapters 7 ** that signed countries should respect human rights, religious and faith in accordance with the UN Charter and World Human Rights Declaration.</text:p>
      <text:p text:style-name="P4">
<text:span text:style-name="T4">
 The background generated </text:span>
</text:p>
      <text:p text:style-name="P4">
At that time, the major environment of the Soviet Union may cause the Soviet Union to be unwilling to fight, so he was willing to sign the Helsinki agreement with the West. East -West needs to ease. The Communist Party has a one-party monopoly regime, which has caused the Soviet social atmosphere to be very abnormal. Khrushchev's goal of achieving communism in 1980 to the Blogennevi era was not realized at all. What's more, while people think that the level of living has declined, in the competition with the West, the Soviet Union has begun to fall behind in economics, technology, culture, and many areas.</text:p>
      <text:p text:style-name="P4">
At the same time, due to the conflict between the Sino -Soviet border in 1969, the two major Communist countries in the world played a big deal, and the socialist camp was divided, and the Soviet Union's status in the international communist camp was weakened. In particular, the thawing of US -China relations was later to avoid being isolated.</text:p>
      <text:p text:style-name="P4">
The West also faced the large -scale civil rights movement in China at that time, as well as the economic crisis, and the United States fell into the Vietnam War. In addition, the US -Soviet nuclear military power was basically the same at the time, and the continuous arms competition became meaningless. Therefore, in 1973, the European Security and Cooperation Conference began to promote the two major camps from East and West to from confrontation to cooperation. Except for Albania, almost all European countries and the United States and Canada attended the meeting. After two years of talks, the Helsinki agreement was finally signed.</text:p>
      <text:p text:style-name="P4">
<text:span text:style-name="T4">
 The historical function and consequences of the "Helsinki Agreement" </text:span>
</text:p>
      <text:p text:style-name="P4">
After Mikhail Gorbachev took the Soviet Union, the Helsinki agreement had a significant impact in the political life of the Soviet Union at that time.</text:p>
      <text:p text:style-name="P4">
The Helsinki Agreement has a special chapter specifically mentioned ** human rights and freedom. This is a spiritual fermentation agent. It provides support and basis for the rise of the wave of large -scale democratic movements in the former Soviet Union and Eastern Europe. The collapse of local communism and the disintegration of the Soviet Union.</text:p>
      <text:p text:style-name="P4">
Former Soviet Union was a multi -ethnic country, Ukrainians in the territory, various ethnic groups in the Baltic Sea, Crimea, and Soviet Jews, etc. At that time, they were actively striving for their own national rights. The Helsinki Agreement also mentioned that the signed countries should respect the local minority groups, and their rights should be protected.</text:p>
      <text:p text:style-name="P4">
At that time, the Soviet Communist Party authorities were eager to sign the Helsinki agreement to concession to the West, and let the West join the relevant human rights chapters in the agreement. Some Russian media later commented that Blieniev and his assistants could not think of this document when signing this document. More than ten years later, communism will collapse, and the Soviet Union will disintegrate. Essence The Soviet leaders simply did not take care of the West at that time, and even sneered, thinking that the West was naive and ridiculous.</text:p>
      <text:p text:style-name="P4">
<text:span text:style-name="T4">
 _ 1_ </text:span>
 <text:span text:style-name="T4">
 <text:span text:style-name="T5">
) Provide legal basis for freedom of association and freedom of speech</text:span>
 </text:span>
</text:p>
      <text:p text:style-name="P4">
At the time, there were public opinion in the West that the Soviet Union had more profits from the West by using the Herbinyl Agreement. However, the later historical development proof is precisely the human rights chapter in this document to laid a foreshadowing for the later historical process. For the large number of democracy in Eastern Europe, the organization and movement of the Communist Party, including the unity of the unity of the Communist Party, including the Poland, including Poland, including Poland, including Poland's unity union. The Czech Charter 77 provides support and legal basis.</text:p>
      <text:p text:style-name="P4">
Even more studies believe that in the wave of democratization in Eastern Europe, the impact of the Helsinki agreement may exceed Western economic sanctions and geopolitics against the Soviet Union. Human rights have become foreign policy tools for the first time.</text:p>
      <text:p text:style-name="P4">
Less than a year after the Herbinky agreement was signed, the Moscow Hernesons Club first announced its establishment on May 12, 1976. Subsequently, Ukraine and Lithuania, Georgia and Armenia's Helsinki Clubs were established.</text:p>
      <text:p text:style-name="P4">
Former Czech president, the well -known person with different politicians, Harveil, served as the chairman of the Czech Herbinky Club in January 1977. Harveil later pushed the Czech Charter 77. Because of the influence of the Helsinki agreement, the well -known Polish politicians from physicists, at that time, still formed the Polish Defense Workers' Council, who was still holding different politicians. Later, he became the leader of the Helsinki club in Poland. Characters are invested in the unity of the union movement. After the unity of the union's ruling, Romanvski has been elected as members and deputy speaker of Polish Parliament many times.</text:p>
      <text:p text:style-name="P4">
After the signing of the Helsinki agreement, in Soviet cities such as Moscow, Leninrad, there were some special open -air places. Many people who cared about politics gathered there to discuss the current situation.</text:p>
      <text:p text:style-name="P4">
After Gorbachev's administration, the Helsinki agreement, especially in the political life of the Soviet Union at the time. Because there were a large number of non -governmental organizations established in the people at the time, these organizations usually cited and based on the Helsinki agreement.</text:p>
      <text:p text:style-name="P4">
<text:span text:style-name="T4">
 _ 2_ </text:span>
 <text:span text:style-name="T4">
 _) _ </text:span>
 _ Main work: verification_ _ reveal the Soviet Union's violations_. _ As an international agreement, it is binding on the Soviet Union and Eastern Europe_</text:p>
      <text:p text:style-name="P4">
After the signing of the Helsinki agreement, the CPSU authorities believed that it was an important diplomatic victory. At that time, the objections specially paid attention to the human rights part, but felt that the statement was weak and could not be compared with the world human rights declaration.</text:p>
      <text:p text:style-name="P4">
However, although the content of the world human rights declaration is good, there is no binding force on many countries. However, the Helsinki agreement is an international treaty, which violates the content, which is equivalent to the Soviet Union's violation of the international agreement.</text:p>
      <text:p text:style-name="P4">
The work of the Moscow Herneson Club when it was founded was to verify the situation of the Soviet Union's violation of the Helsinki agreement, and issued news briefings to introduce the specific cases one by one to report the international community, especially Western countries. For example, illegal trials are arrested for reasons for reasons such as different political stances, religious positions, or members of the Herbonia Club in other regions of the Soviet Union. "Because the main propaganda tone of the Soviet Union at the time was to defend peace and freedom and opposed the war, it was exposed to violate the agreement, which made the Soviet Union very embarrassed.</text:p>
      <text:p text:style-name="P4">
<text:span text:style-name="T4">
 Fourth, China, in the face of the strong enclosure and isolation of the United States and the West (with formal league contracts and intangible public opinion), it has entered the era of the "Hernesie Agreement" similar to the former Soviet Union </text:span>
</text:p>
      <text:p text:style-name="P4">
The CCP violates (or ignores) the international treaty and agreement. There are many things, and it is difficult to book, such as: the joint statement of China and Britain (about Hong Kong), which has been filed in the United Nations, and rejected the special court of the Hague arbitral tribunal. The arbitration case proposed by the South China Sea violated a series of commitments signed by China in 2001 to steal the intellectual property rights of other countries and implement economic, foreign coercion and military harassment deterrent to Taiwan and other countries. Implementing large -scale racial persecution or even extinction in Xinjiang ...The international community's compassion for maintaining peace and freedom to be backdoed, which is essentially equivalent to the restrictions and warnings of the Herbin -ky agreement of the former socialist camp. Western requires Beijing to abide by the "rules -based international order" since World War II, which has a real restraint, because as a backing, the only language that the CCP understands -democratic countries far exceed the strength of the CCP.</text:p>
      <text:p text:style-name="P4">
<text:span text:style-name="T4">
 Fifth, Xi Jinping's response in the era of the "Helsinki Agreement" and its destiny </text:span>
</text:p>
      <text:p text:style-name="P4">
<text:span text:style-name="T4">
 Reverse Operation Ge's </text:span>
</text:p>
      <text:p text:style-name="P4">
Faced with the pressure and warnings of the Herbinyl Agreement performed by the United States and Western allies to Xi Jinping's political power, in order to avoid the fate of the former Soviet Union, Xi Jinping's basic response is: reverse operation Gorbachev's "New Deal":</text:p>
      <text:p text:style-name="P4">
If Gorbachev faces west, Xi Jinping will facing east; "new thinking" for Gorbachev, Xi Jinping's old thinking of "party leadership"; "The" seven non -speaking "operated by Xi Dai and the world's most severe Great Wall firewall and speech monitoring and suppression; ............ As a result, in fact, Gorbachev has become a mantra for Xi Jinping's political behavior, and it has become a "inverse dogmatic" that he has never remembered. It dominates Xi's thinking mode and behavior. Yue Lei Chi is one step.</text:p>
      <text:p text:style-name="P4">
Xi Jinping "see everything Gorbachev does as a textbook that should not be done."</text:p>
      <text:p text:style-name="P4">
<text:span text:style-name="T4">
 Bow breaks the political death </text:span>
</text:p>
      <text:p text:style-name="P4">
To be paradoxically, instead of its original intention, the result of Xi Jinping's reverse behavior was in different ways. It drove the current situation of China to the similar situation of internal affairs and diplomacy in the former Soviet Union from 1989 to 1991, and even the difficulty of the CCP's internal and external difficulties. It also surpassed the Soviet Union.</text:p>
      <text:p text:style-name="P4">
To this day, Xi Jinping is already angry and grievances. The domestic high pressure continues, the economy falls, and the thousands of husbands are pointed out; foreign swords are tense, threatened to be close to neighbors, economic coercion, and became a public enemy. From the perspective of economic, politics, diplomacy, etc., Xi Jinping's gang holds the Chinese Communist Party with internal and external problems. It's a bureau. In fact, whether the internal resentment of the Soviet Union at that time or the hostileness of relations with Western countries such as the United States and Europe was better than the current Xi Jinping regime. Xi was too tight to the bow of the struggle. He lacked political wisdom and did not understand the way of culture and martial arts. Blindly tight, it will eventually break. Xi Yue wanted to get rid of the fate of the Soviet Union, but his inverse and hesitation quickly moved to the unavoidable fate.</text:p>
      <text:p text:style-name="P4">
Xi Jinping has been more hostile to encounter than Gorbachev, and the ending will be more extreme. It drives the current situation of China to quickly move towards the ultimate situation of internal affairs and diplomacy of the former Soviet Union from 1989 to 1991. It is estimated that it is no longer needed for 14 years from the signing agreement to Su Dongbo.</text:p>
      <text:p text:style-name="P4">
<text:span text:style-name="T4">
 Two 74 -year </text:span>
 **</text:p>
      <text:p text:style-name="P4">
Compared with the history of the Communist Party of China and the CPSU, there is a meaningful number: the first Soviet Union disintegrated in 1991, and 1917, which was originally established in 1917, was 74 years; In 1949, it was also 74 years. What do these two same numbers mean?</text:p>
      <text:p text:style-name="P4">
Of course, we don't think that the number of these two regimes must be the same, but the difference may not be too large.</text:p>
      <text:p text:style-name="P4">
However, one thing can be determined that as the two national leaders who are in the opposite direction in their later years, although they are Communists, Gorbachev's contribution to human beings has been determined and carried out in history. On the contrary,.</text:p>
      <text:p text:style-name="P4">
News Source: <text:a xlink:type="simple" xlink:href="https://www.rfa.org/mandarin/zhuanlan/zhongguotoushi/panel-06082023101347.html" text:style-name="Internet_20_link" text:visited-style-name="Visited_20_Internet_20_Link">
https://www.rfa.org/mandarin/zhuanlan/zhongguotoushi/panel-06082023101347.html</text:a>
</text:p>
      <!--NEWS-->
      <text:h text:style-name="P10" text:outline-level="1">
<text:span text:style-name="T4">
Enterprise investment increases the growth of GDP in the first quarter of Japan</text:span>
</text:h>
      <text:p text:style-name="P4">
Author: 联合早报 (Person)</text:p>
      <text:p text:style-name="P4">
Publisher: 联合早报 (Organization)</text:p>
      <text:p text:style-name="P4">
Published Time: 2023-06-08T15:24</text:p>
      <text:p text:style-name="P4">
Modified Time: 2023-06-08T15:24</text:p>
      <text:p text:style-name="P4">
Description: With the increase of companies' expenditures, the final value of GDP (GDP) in Japan in the first quarter of Japan showed that the economic growth rate was faster than the initial estimate. This is a one when the election may spread in advance. Active signs. The Japanese government Thursday (June 8 ... ...</text:p>
      <text:p text:style-name="P4">
Videos: []</text:p>
      <text:p text:style-name="P4">
Audios: []</text:p>
      <text:p text:style-name="P4">
Images: []</text:p>
      <text:p text:style-name="P4">
Type: NewsArticle</text:p>
      <text:p text:style-name="P4">
Breadcrumbs: ['即时', '国际']</text:p>
      <text:p text:style-name="P4">
Keywords: ['日本', '国内生产总值']</text:p>
      <!--METADATA-->
      <text:p text:style-name="P4">
With the increase of companies' expenditures, the final value of GDP (GDP) in Japan in the first quarter of Japan showed that the economic growth rate was faster than the initial estimate. This is a one when the election may spread in advance. Active signs.</text:p>
      <text:p text:style-name="P4">
Data released by the Japanese government on Thursday (June 8) showed that the annual rate of GDP in the first quarter increased by 2.7%from the previous quarter, exceeding 1.6%of the initial value, which was also 1.9%higher than the estimated medium value of the economist.</text:p>
      <text:p text:style-name="P4">
Bloomberg reports that increasing enterprise investment is one of the main factors of GDP repair, which shows that despite concerns about the global economic slowdown, corporate confidence is still strong. Inventory also helped boost GDP data.</text:p>
      <text:p text:style-name="P4">
After the Japanese government canceled the crown disease prevention measures, foreign tourists returned to help this third largest economy in the world catch up. At the same time that Japan's economic growth is stronger than expected, the stock market has also hovered near the highest level in more than 30 years. The Bank of Japan will announce interest rate decisions next week.</text:p>
      <text:p text:style-name="P4">
News Source: <text:a xlink:type="simple" xlink:href="https://www.zaobao.com.sg/realtime/world/story20230608-1402412" text:style-name="Internet_20_link" text:visited-style-name="Visited_20_Internet_20_Link">
https://www.zaobao.com.sg/realtime/world/story20230608-1402412</text:a>
</text:p>
      <!--NEWS-->
      <text:h text:style-name="P10" text:outline-level="1">
<text:span text:style-name="T4">
Perverted pepper: That's a horse, I am a duck!</text:span>
</text:h>
      <text:p text:style-name="P4">
Author: None</text:p>
      <text:p text:style-name="P4">
Publisher: Radio Free Asia (Organization)</text:p>
      <text:p text:style-name="P4">
Published Time: 2023-06-08T15:26:00-04:00</text:p>
      <text:p text:style-name="P4">
Modified Time: 2023-06-08T15:42:2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3.88615in" draw:z-index="0">
<draw:image xlink:href="../Images/rfamandarin/2023-06-08T15-26-00-04-00/000000.png" xlink:type="simple" xlink:show="embed" xlink:actuate="onLoad" draw:mime-type="image/png"/>
</draw:frame>
 <text:a xlink:type="simple" xlink:href="https://www.rfa.org/mandarin/biantailajiaomanhua/pepper-06082023150851.html/@@images/image" text:style-name="Internet_20_link" text:visited-style-name="Visited_20_Internet_20_Link">
</text:a>
Radio of Liberty Asia</text:p>
      <text:p text:style-name="P4">
A student from Jiangxi Vocational and Technical College in Nanchang, Jiangxi was surprised to find mice in the meals while eating, and the school's response caused heated discussion on Weibo. The school claimed that the duck neck was discovered instead of a mouse head, and warned students not to talk about the matter online. However, the picture shows that the animals in food have mouse teeth. Many netizens quoted the idioms from the Qin Dynasty "referring to the deer as a horse" and believed that the school deliberately falsified.</text:p>
      <text:p text:style-name="P4">
News Source: <text:a xlink:type="simple" xlink:href="https://www.rfa.org/mandarin/biantailajiaomanhua/pepper-06082023150851.html" text:style-name="Internet_20_link" text:visited-style-name="Visited_20_Internet_20_Link">
https://www.rfa.org/mandarin/biantailajiaomanhua/pepper-06082023150851.html</text:a>
</text:p>
      <!--NEWS-->
      <text:h text:style-name="P10" text:outline-level="1">
<text:span text:style-name="T4">
What does it feel like turning hobbies into careers? (Free version)</text:span>
</text:h>
      <text:p text:style-name="P4">
Authors: ['西蒙•库柏']</text:p>
      <text:p text:style-name="P4">
Publisher: 英国《金融时报》</text:p>
      <text:p text:style-name="P4">
Time: 2023-06-08T15:57:21+00:00</text:p>
      <text:p text:style-name="P4">
Published Time: 2023-06-07T12:00:99+08:00</text:p>
      <text:p text:style-name="P4">
Modified Time: 2023-06-07T21:14:99+08:00</text:p>
      <text:p text:style-name="P4">
Description: Copper: Most of the practitioners are working hard, ambitious, and do not have some talents.</text:p>
      <text:p text:style-name="P4">
Images: ["<text:a xlink:type="simple" xlink:href="https://thumbor.ftacademy.cn/unsafe/picture/5/000182105_piclink.jpg" text:style-name="Internet_20_link" text:visited-style-name="Visited_20_Internet_20_Link">
000182105_pic...</text:a>
"]</text:p>
      <text:p text:style-name="P4">
Themes: ['专栏', '自我管理', '关注']</text:p>
      <text:p text:style-name="P4">
Keywords: ['自我管理', '就业']</text:p>
      <text:p text:style-name="P4">
Type: Article</text:p>
      <!--METADATA-->
      <text:p text:style-name="P4">
<draw:frame draw:style-name="fr1" draw:name="Image207" text:anchor-type="as-char" svg:width="6.9236in" svg:height="4.503045in" draw:z-index="0">
<draw:image xlink:href="../Images/FT Chinese Free Version/2023-06-08T15-57-21-00-00/000182105_piclink.jpg" xlink:type="simple" xlink:show="embed" xlink:actuate="onLoad" draw:mime-type="image/jpeg"/>
</draw:frame>
Bill Gates(Bill Gates)My father once asked his son and Volun Buffett(Warren buffett)Use a word to explain their success. Buffett later told the basketball player LeBron James(LeBron James), Two people wrote the same word: "Focus"(Focus)Essence Jeff Ben Niditte(JeffBenedict)This incident was described in the recently published biography of James. He wrote: "(Small) Gates believes that if you are obsessed with doing something between 13 and 18 years old, you will become the world's first -class in this matter. The possibility of a master is the greatest. "Gates in his youth -and Mark Zuckerberg(Mark Zuckerberg)Heron Musk(ElonMusk)——Axies, this matter is writing software. For Buffett, it was investment, but he started to be interested in much earlier than the age of 13: at the age of 7, he asked Santa Claus about a book about bonds. Marta Agric(Martha Argerich)He has been interested in the piano since he was 3 years old. And James loves basketball.</text:p>
      <text:p text:style-name="P4">
The meaning of people is already familiar with it. At the graduation ceremony of schools across the United States this spring, it will also be repeatedly mentioned by countless times: find a profession that suits you, "chase what you love", so as to become famous. Of course, the route of obtaining career development with the length of the heavens is suitable for some people. However, there are two types of career success, and opportunist routes are more reliable. In industries such as finance, laws, technology and consulting, most of the practitioners are (not all) who work hard, ambitious, and do not have some kind of talent.</text:p>
      <text:p text:style-name="P4">
News Source: <text:a xlink:type="simple" xlink:href="http://www.ftchinese.com/story/001099897" text:style-name="Internet_20_link" text:visited-style-name="Visited_20_Internet_20_Link">
http://www.ftchinese.com/story/001099897</text:a>
</text:p>
      <!--NEWS-->
      <text:h text:style-name="P10" text:outline-level="1">
<text:span text:style-name="T4">
"Asia Pacific Report" June 8, 2023 Audio</text:span>
</text:h>
      <text:p text:style-name="P4">
Author: None</text:p>
      <text:p text:style-name="P4">
Publisher: Radio Free Asia (Organization)</text:p>
      <text:p text:style-name="P4">
Published Time: 2023-06-08T16:17:52-04:00</text:p>
      <text:p text:style-name="P4">
Modified Time: 2023-06-08T16:17:52-04:00</text:p>
      <text:p text:style-name="P4">
Description: None</text:p>
      <text:p text:style-name="P4">
Videos: []</text:p>
      <text:p text:style-name="P4">
Audios: ["<text:a xlink:type="simple" xlink:href="https://www.rfa.org/mandarin/apr-audio/yp-060820231423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88615in" draw:z-index="0">
<draw:image xlink:href="../Images/rfamandarin/2023-06-08T16-17-52-04-00/000000.png" xlink:type="simple" xlink:show="embed" xlink:actuate="onLoad" draw:mime-type="image/png"/>
</draw:frame>
 <text:a xlink:type="simple" xlink:href="https://www.rfa.org/mandarin/apr-audio/yp-06082023142356.html/@@images/image" text:style-name="Internet_20_link" text:visited-style-name="Visited_20_Internet_20_Link">
</text:a>
Liberty Asia Radio Drawing <text:a xlink:type="simple" xlink:href="https://www.rfa.org/mandarin/apr-audio/yp-06082023142356.html/@@stream" text:style-name="Internet_20_link" text:visited-style-name="Visited_20_Internet_20_Link">
Audio-Link: https://www.rfa.org/mandarin/Apr- Audio/YP-06082023142356.html/@stream</text:a>
The main content of this show:</text:p>
      <text:p text:style-name="P4">
1 . Some technicians found that WeChat or recorded computer logs and uploaded</text:p>
      <text:p text:style-name="P4">
2 . Human rights lawyer Chang Weiping involved in the "Xiamen party" to subvert the crime of regime and was sentenced to three and a half years in prison</text:p>
      <text:p text:style-name="P4">
3 . Hunan lawyer Xie Yang's father was in critical condition, and the application video was delayed by the court</text:p>
      <text:p text:style-name="P4">
4 . Chinese college entrance examinations have a paragraph, and some analysis states that personal worship violates the party constitution</text:p>
      <text:p text:style-name="P4">
5 . Thai idol Hong Kong fan meeting will attract fans to find out, netizens at home and abroad counterattack</text:p>
      <text:p text:style-name="P4">
News Source: <text:a xlink:type="simple" xlink:href="https://www.rfa.org/mandarin/apr-audio/yp-06082023142356.html" text:style-name="Internet_20_link" text:visited-style-name="Visited_20_Internet_20_Link">
https://www.rfa.org/mandarin/apr-audio/yp-06082023142356.html</text:a>
</text:p>
      <!--NEWS-->
      <text:h text:style-name="P10" text:outline-level="1">
<text:span text:style-name="T4">
Penang State Council disbanded on June 28 to pave the way for state elections</text:span>
</text:h>
      <text:p text:style-name="P4">
Author: 联合早报 (Person)</text:p>
      <text:p text:style-name="P4">
Publisher: 联合早报 (Organization)</text:p>
      <text:p text:style-name="P4">
Published Time: 2023-06-08T16:18</text:p>
      <text:p text:style-name="P4">
Modified Time: 2023-06-08T16:18</text:p>
      <text:p text:style-name="P4">
Description: Cao Guanyou, Chief Minister of Penang, Malaysia, announced on Thursday (June 8) that the Penang Legislative Council will be dissolved on June 28 to hold state -election. The Malaysian Net Media today quoted the Penang government media "Pearl News" reported that Cao Guanyou attended the event organized by the Education Bureau of Northeast China ...</text:p>
      <text:p text:style-name="P4">
Videos: []</text:p>
      <text:p text:style-name="P4">
Audios: []</text:p>
      <text:p text:style-name="P4">
Images: []</text:p>
      <text:p text:style-name="P4">
Type: NewsArticle</text:p>
      <text:p text:style-name="P4">
Breadcrumbs: ['即时', '国际']</text:p>
      <text:p text:style-name="P4">
Keywords: ['马国政局', '马国六州选举', '马来西亚']</text:p>
      <!--METADATA-->
      <text:p text:style-name="P4">
Cao Guanyou, Chief Minister of Penang, Malaysia, announced on Thursday (June 8) that the Penang Legislative Council will be dissolved on June 28 to hold state -election.</text:p>
      <text:p text:style-name="P4">
The Malaysian Net Media today quoted the Penang government media "Pearl News" reported that Cao Guanyou said after attending the event organized by the Education Bureau of Northeast China that June 28 was the date decided by the Penang government.</text:p>
      <text:p text:style-name="P4">
He said: "We have decided to dissolve on June 28 (State Council) and see the suggestion of the head of state."</text:p>
      <text:p text:style-name="P4">
Cao Guanyou is also the chairman of Penang Pakatan Harapan. In response to the progress of the distribution of seats between the Pakatan Harapan and the Barisan Nasional, Cao Guanyou said that the central leadership will make a decision.</text:p>
      <text:p text:style-name="P4">
News Source: <text:a xlink:type="simple" xlink:href="https://www.zaobao.com.sg/realtime/world/story20230608-1402433" text:style-name="Internet_20_link" text:visited-style-name="Visited_20_Internet_20_Link">
https://www.zaobao.com.sg/realtime/world/story20230608-1402433</text:a>
</text:p>
      <!--NEWS-->
      <text:h text:style-name="P10" text:outline-level="1">
<text:span text:style-name="T4">
Seven more cadres in Chinese central enterprises were checked within two months.</text:span>
</text:h>
      <text:p text:style-name="P4">
Author: None</text:p>
      <text:p text:style-name="P4">
Publisher: Radio Free Asia (Organization)</text:p>
      <text:p text:style-name="P4">
Published Time: 2023-06-08T16:24:15-04:00</text:p>
      <text:p text:style-name="P4">
Modified Time: 2023-06-08T16:24: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4.087157in" draw:z-index="0">
<draw:image xlink:href="../Images/rfamandarin/2023-06-08T16-24-15-04-00/000000.png" xlink:type="simple" xlink:show="embed" xlink:actuate="onLoad" draw:mime-type="image/png"/>
</draw:frame>
According to the website of the State Supervision Commission of the Central Committee of the Communist Party of China on the 8th, seven Chinese central enterprise managers were undergoing disciplinary review and supervision investigation. <text:a xlink:type="simple" xlink:href="https://www.rfa.org/mandarin/Xinwen/9-06082023161756.html/@@images/image" text:style-name="Internet_20_link" text:visited-style-name="Visited_20_Internet_20_Link">
</text:a>
Screenshots of the website of the State Supervision Commission of the Central Committee of the Communist Party of China. According to the website of the State Supervision Commission of the Central Committee of the Communist Party of China on the 8th, seven Chinese central enterprise managers are undergoing disciplinary review and supervision investigation. This is also the investigation list of the fifth batch of central enterprise cadres announced by more than two months. From the end of March to the present, 31 central enterprises have worked in the blog. According to the report, the latest seven people who have been investigated include: Lai Jianming, former party secretary and deputy general manager of China Southern Airlines Co., Ltd., China Southern Airlines Co., Ltd. , Yang Xiang, director of the production preparation department of the Ministry of Equipment Security of the weapon industry group. According to the Chinese media "Shangguan News", at present, the first round of central inspections of the 20th Central Government is conducting a regular inspection of about two and a half months of the party group of China Nuclear Industry Group Co., Ltd. and China Aerospace Technology Group Co., Ltd.. These concentrated notifications are managers focusing on state -owned state -owned state -owned enterprises. The official purpose is to be released in batches through these review and investigation information, "continuously release strict signals and strengthen the atmosphere of strictness." However, it is generally believed that the problem of corruption in China is an institutional issue, and corruption and abuse have long reached the highest level of the Communist Party. Anti -corruption is only a political means, and this problem cannot be fundamentally solved. Editor -in -chief: Kaidi</text:p>
      <text:p text:style-name="P4">
News Source: <text:a xlink:type="simple" xlink:href="https://www.rfa.org/mandarin/Xinwen/9-06082023161756.html" text:style-name="Internet_20_link" text:visited-style-name="Visited_20_Internet_20_Link">
https://www.rfa.org/mandarin/Xinwen/9-06082023161756.html</text:a>
</text:p>
      <!--NEWS-->
      <text:h text:style-name="P10" text:outline-level="1">
<text:span text:style-name="T4">
China's largest state -owned bank reduces deposit interest rates</text:span>
</text:h>
      <text:p text:style-name="P4">
Author: chinese@voanews.com (美国之音)</text:p>
      <text:p text:style-name="P4">
Publisher: 美国之音中文网 (Type: NewsMediaOrganization)</text:p>
      <text:p text:style-name="P4">
Published Time: 2023-06-08T16:25:39+08:00</text:p>
      <text:p text:style-name="P4">
Modified Time: 2023-06-08 15:39:35Z</text:p>
      <text:p text:style-name="P4">
Description: A number of large banks in China said on Thursday (June 8) that reducing RMB deposit interest rates. This may alleviate profit margins and reduce loan costs, thereby providing some relief for the financial industry and a wider economy.</text:p>
      <text:p text:style-name="P4">
Videos: []</text:p>
      <text:p text:style-name="P4">
Images: []</text:p>
      <text:p text:style-name="P4">
Categories: '经济·金融·贸易'</text:p>
      <text:p text:style-name="P4">
Type: None</text:p>
      <!--METADATA-->
      <text:p text:style-name="P4">
Nonenone</text:p>
      <text:p text:style-name="P4">
News Source: <text:a xlink:type="simple" xlink:href="https://www.voachinese.com/a/china-s-biggest-state-banks-cut-deposit-rates-20230608/7128141.html" text:style-name="Internet_20_link" text:visited-style-name="Visited_20_Internet_20_Link">
https://www.voachinese.com/a/china-s-biggest-state-banks-cut-deposit-rates-20230608/7128141.html</text:a>
</text:p>
      <!--NEWS-->
      <text:h text:style-name="P10" text:outline-level="1">
<text:span text:style-name="T4">
China 37 secondary military aircraft disturbance Taiwan Taiwan starts defense system response</text:span>
</text:h>
      <text:p text:style-name="P4">
Author: None</text:p>
      <text:p text:style-name="P4">
Publisher: Radio Free Asia (Organization)</text:p>
      <text:p text:style-name="P4">
Published Time: 2023-06-08T16:30:00-04:00</text:p>
      <text:p text:style-name="P4">
Modified Time: 2023-06-08T16:31: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4.612011in" draw:z-index="0">
<draw:image xlink:href="../Images/rfamandarin/2023-06-08T16-30-00-04-00/000000.png" xlink:type="simple" xlink:show="embed" xlink:actuate="onLoad" draw:mime-type="image/png"/>
</draw:frame>
According to the information issued by the Ministry of National Defense of Taiwan, for 5 am on the 8th, there have been 12 aircraft.(Among them, 1 pass of the Middle Line of the Strait Strait)A total of 4 ships, continuing to move around the Taiwan Strait. The CCP's military aircraft disturbing platforms have been discovered one after another, with a total of 37 times. The Ministry of National Defense of the Cantonese group of this Taiwan said on the 8th that since 5 am on Wednesday, it has successively discovered the Chinese Communist Party J-11, J-16 fighter aircraft, nuclear ability bombs-6 bomber, oil transportation-20 and early warning. A total of 37 machines entered the Southwest Air Defense Recognition Zone (Adiz). Taiwan has launched a defense system. This is also Beijing's latest large -scale air invasion. According to a statement issued by the Taiwan Ministry of National Defense on Thursday, some of the Communist Army continued to enter the Western Pacific Ocean through the Southeast Airship of Taiwan, and implemented the air supervision and long -sea airline training. The Taiwan military used joint emotional supervision and investigation methods to grasp the Communist Army dynamics throughout the process, and inspected the mission machine, ship and shore missile system, and strictly monitoring the appointment. According to the British "Financial Times", four people familiar with the matter said that the United States will share the emotion of the "Maritime Guardian" (MQ-9B) drone to Taiwan and Japan to enhance the defense function of the "First Island Chain" Essence The news attracted a strong rebound in Beijing. Chinese Foreign Ministry spokesman Wang Wenbin said that the Taiwan issue is related to the integrity of China's national sovereignty and territorial integrity, which is the core of China's core interests. China has resolutely opposed the establishment of diplomatic relations with any form of military connection with Taiwan. Editor -in -chief: Kaidi</text:p>
      <text:p text:style-name="P4">
News Source: <text:a xlink:type="simple" xlink:href="https://www.rfa.org/mandarin/Xinwen/10-06082023162503.html" text:style-name="Internet_20_link" text:visited-style-name="Visited_20_Internet_20_Link">
https://www.rfa.org/mandarin/Xinwen/10-06082023162503.html</text:a>
</text:p>
      <!--NEWS-->
      <text:h text:style-name="P10" text:outline-level="1">
<text:span text:style-name="T4">
The British will hold the AI summit to deny that it is to check and balance China and Russia</text:span>
</text:h>
      <text:p text:style-name="P4">
Author: 联合早报 (Person)</text:p>
      <text:p text:style-name="P4">
Publisher: 联合早报 (Organization)</text:p>
      <text:p text:style-name="P4">
Published Time: 2023-06-08T16:35</text:p>
      <text:p text:style-name="P4">
Modified Time: 2023-06-08T16:35</text:p>
      <text:p text:style-name="P4">
Description: Britain will host the world's first artificial intelligence summit this fall to coordinate the strategies of governance of artificial intelligence risks. British Prime Minister Sonak announced the plan to host the summit in Washington, USA on Thursday (8th), and discussed with US President Biden on the same day. according to...</text:p>
      <text:p text:style-name="P4">
Videos: []</text:p>
      <text:p text:style-name="P4">
Audios: []</text:p>
      <text:p text:style-name="P4">
Images: []</text:p>
      <text:p text:style-name="P4">
Type: NewsArticle</text:p>
      <text:p text:style-name="P4">
Breadcrumbs: ['即时', '国际']</text:p>
      <text:p text:style-name="P4">
Keywords: ['英国', '人工智能', 'AI', '监管', '苏纳克']</text:p>
      <!--METADATA-->
      <text:p text:style-name="P4">
Britain will host the world's first artificial intelligence summit this fall to coordinate countries <text:a xlink:type="simple" xlink:href="https://www.zaobao.com.sg/news/singapore/story20230607-1402204" text:style-name="Internet_20_link" text:visited-style-name="Visited_20_Internet_20_Link">
respond to artificial intelligence risks</text:a>
Strategy.</text:p>
      <text:p text:style-name="P4">
British Prime Minister Sonak announced the plan to host the summit in Washington, USA on Thursday (8th), and discussed with US President Biden on the same day.</text:p>
      <text:p text:style-name="P4">
According to Reuters, Sunak refers to artificial intelligence (AI) with "the amazing potential of changing our lives", but people must ensure that "developing and using AI technology in a safe and reliable manner."</text:p>
      <text:p text:style-name="P4">
The Britain did not disclose which countries' representatives and companies attended the summit, but the spokesman of the Prime Minister's Office said that the summit hopes to convene a "like -minded" country to discuss the future of AI, and Sunak has been with all members of the Seven Group (G7) Discuss this issue.</text:p>
      <text:p text:style-name="P4">
The spokesman also denied that the summit aims to establish alliances to check and balance China and Russia.</text:p>
      <text:p text:style-name="P4">
Sunak said that Britain is the global leader in the AI field and emphasized that "besides the United States, it is difficult to find several countries in the Western world with more professional knowledge and talents in the AI field." He also pointed out that Britain must ensure that he can be able to be able Protect the country from the risk of AI.</text:p>
      <text:p text:style-name="P4">
He has recently summoned the leaders of AI technology companies such as Hatani, the founder of the President Ultraman of OpenAI Ultraman, and the founder of the artificial intelligence laboratory of Google.(https://www.zaobao.com.sg/news/world/story20230218-1364239)Set "Guard Rails".</text:p>
      <text:p text:style-name="P4">
News Source: <text:a xlink:type="simple" xlink:href="https://www.zaobao.com.sg/realtime/world/story20230608-1402438" text:style-name="Internet_20_link" text:visited-style-name="Visited_20_Internet_20_Link">
https://www.zaobao.com.sg/realtime/world/story20230608-1402438</text:a>
</text:p>
      <!--NEWS-->
      <text:h text:style-name="P10" text:outline-level="1">
<text:span text:style-name="T4">
The US trade deficit has risen to the highest in eight years</text:span>
</text:h>
      <text:p text:style-name="P4">
Author: 联合早报 (Person)</text:p>
      <text:p text:style-name="P4">
Publisher: 联合早报 (Organization)</text:p>
      <text:p text:style-name="P4">
Published Time: 2023-06-08T16:48</text:p>
      <text:p text:style-name="P4">
Modified Time: 2023-06-08T16:48</text:p>
      <text:p text:style-name="P4">
Description: Due to the decline in import rebounds and exports of energy products, the US trade deficit in April increased to the largest in eight years. Economists believe that if this trend continues, it may drag the economic growth in the second quarter of the United States. Xinhua News Agency reported that the US Department of Commerce was public on Wednesday (June 7) ...</text:p>
      <text:p text:style-name="P4">
Videos: []</text:p>
      <text:p text:style-name="P4">
Audios: []</text:p>
      <text:p text:style-name="P4">
Images: []</text:p>
      <text:p text:style-name="P4">
Type: NewsArticle</text:p>
      <text:p text:style-name="P4">
Breadcrumbs: ['即时', '国际']</text:p>
      <text:p text:style-name="P4">
Keywords: ['美国', '贸易逆差', '贸易']</text:p>
      <!--METADATA-->
      <text:p text:style-name="P4">
Due to the decline in import rebounds and exports of energy products, the US trade deficit in April increased to the largest in eight years. Economists believe that if this trend continues, it may drag the economic growth in the second quarter of the United States.</text:p>
      <text:p text:style-name="P4">
Xinhua News Agency reported that <text:a xlink:type="simple" xlink:href="https://www.zaobao.com.sg/news/world/story20230531-1400078" text:style-name="Internet_20_link" text:visited-style-name="Visited_20_Internet_20_Link">
US Department of Commerce</text:a>
According to data released on Wednesday (June 7), the US commodity and service trade deficit in April expanded by 23 % to about $ 74.6 billion (about S $ 100.553 billion), a new high of six months, from March The revised data increased by about $ 14 billion.</text:p>
      <text:p text:style-name="P4">
Data show that the exports of crude oil, fuel oil, drug preparations, and jewelry declined and dragged down. In April, the exports of American goods fell by 9.4 billion US dollars to $ 167.1 billion. Due to the increase in imports of automotive and parts, industrial products, materials, and consumer goods, the import volume of products in the month increased by 5.2 billion US dollars to $ 263.2 billion.</text:p>
      <text:p text:style-name="P4">
Among the major U.S. trading partners, the United States' commodity trade deficit with the European Union, Mexico, and Vietnam was US $ 17.3 billion, US $ 13 billion, and $ 8.5 billion, respectively.</text:p>
      <text:p text:style-name="P4">
In addition, the US trade deficit with China has also expanded from US $ 22.6 billion in March to US $ 24.2 billion in April.</text:p>
      <text:p text:style-name="P4">
Economists believe that the expansion of the trade deficit may lead to a reduction of 2.5 percentage points in the US economic growth rate this season.</text:p>
      <text:p text:style-name="P4">
CHRISTOPHERUPKEY, the chief economist of the financial market research company FWDBONDS in New York, told Reuters reporters: "Trade conditions are deteriorating, which will reduce the estimation of the actual GDP in the second quarter to close The stagnation speed of 1%, in this case, the bad things may happen, the economy may fall, and fall into the cliff. "</text:p>
      <text:p text:style-name="P4">
News Source: <text:a xlink:type="simple" xlink:href="https://www.zaobao.com.sg/realtime/world/story20230608-1402440" text:style-name="Internet_20_link" text:visited-style-name="Visited_20_Internet_20_Link">
https://www.zaobao.com.sg/realtime/world/story20230608-1402440</text:a>
</text:p>
      <!--NEWS-->
      <text:h text:style-name="P10" text:outline-level="1">
<text:span text:style-name="T4">
Carkhofka Dam exploded and brewed five dead Zelei Sky inspecting the flood disaster area</text:span>
</text:h>
      <text:p text:style-name="P4">
Author: 联合早报 (Person)</text:p>
      <text:p text:style-name="P4">
Publisher: 联合早报 (Organization)</text:p>
      <text:p text:style-name="P4">
Published Time: 2023-06-08T17:08</text:p>
      <text:p text:style-name="P4">
Modified Time: 2023-06-08T17:08</text:p>
      <text:p text:style-name="P4">
Description: The Dam of New Carhofka, the Hermuson area occupied by Russia in southern Ukraine, had a downtown due to an explosion, and the flood had killed five people. Ukrainian President Zelei went to the disaster area to inspect the disaster. Reuters and the British "Guardian" quoted Russian media reports that Russia deployed in New Carhofka ...</text:p>
      <text:p text:style-name="P4">
Videos: []</text:p>
      <text:p text:style-name="P4">
Audios: []</text:p>
      <text:p text:style-name="P4">
Images: []</text:p>
      <text:p text:style-name="P4">
Type: NewsArticle</text:p>
      <text:p text:style-name="P4">
Breadcrumbs: ['即时', '国际']</text:p>
      <text:p text:style-name="P4">
Keywords: ['乌克兰', '俄乌战争', '水坝', '泽连斯基']</text:p>
      <!--METADATA-->
      <text:p text:style-name="P4">
Hermone area occupied by Russia in southern Ukraine <text:a xlink:type="simple" xlink:href="https://www.zaobao.com.sg/news/world/story20230606-1401870" text:style-name="Internet_20_link" text:visited-style-name="Visited_20_Internet_20_Link">
New Carhofka Dam</text:a>
A few days ago due to the explosion, the flood had killed five people. Ukrainian President Zelei went to the disaster area to inspect the disaster.</text:p>
      <text:p text:style-name="P4">
Reuters and the British "Guardian" quoted Russian media reports that Russia's mayor's mayor in New Carhofka said on Thursday (June 8th) that the explosion of the Khahofka dam has caused floods and has caused five people to be killed.</text:p>
      <text:p text:style-name="P4">
According to France France -Presse, local Russian officials reported that 41 people were being treated in the hospital.</text:p>
      <text:p text:style-name="P4">
Ukrainian President Zelei rushed to the Hulson flood area to inspect the disaster that day. He posted on the application of instant messaging that he and the local authorities held a coordination meeting on the liquidation of the Khahofka Dam's explosion, discussed the act of the post -flooding action, as well as the emergency of the population evacuation and elimination of the dam. The situation, organizing a series of important issues such as life support for disaster areas.</text:p>
      <text:p text:style-name="P4">
In addition, the meeting of the local ecosystem was also discussed at the meeting, as well as military operations in the disaster area.</text:p>
      <text:p text:style-name="P4">
Zeelianzki pointed out that the current important matters are to calculate the related losses and fund distribution of the explosion of the dam, thereby compensating the residents affected by the flood, and formulating a compensation plan for the losses and relocation of the Hermuson region.</text:p>
      <text:p text:style-name="P4">
News Source: <text:a xlink:type="simple" xlink:href="https://www.zaobao.com.sg/realtime/world/story20230608-1402445" text:style-name="Internet_20_link" text:visited-style-name="Visited_20_Internet_20_Link">
https://www.zaobao.com.sg/realtime/world/story20230608-1402445</text:a>
</text:p>
      <!--NEWS-->
      <text:h text:style-name="P10" text:outline-level="1">
<text:span text:style-name="T4">
European stocks rose more</text:span>
</text:h>
      <text:p text:style-name="P4">
Publisher: 法新社</text:p>
      <text:p text:style-name="P4">
Published Time: 2023-06-08T17:32:07+00:00</text:p>
      <text:p text:style-name="P4">
Modified Time: 2023-06-08T17:05:02+00:00</text:p>
      <text:p text:style-name="P4">
Description: (Agence France -Presse, London, 8th) In investors speculating whether the Federal Federal Preparation Council (FED) will continue to raise interest rates and fight against inflation, and the first quarter of the euro area is in the first quarter of this year, the major European stock markets are mostly today. Still hig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617581in" draw:z-index="0">
<draw:image xlink:href="../Images/rficn/2023-06-08T17-32-07-00-00/000000.png" xlink:type="simple" xlink:show="embed" xlink:actuate="onLoad" draw:mime-type="image/png"/>
</draw:frame>
The London FTSE 100 Index fell 24.60 points or 0.32%at 7599.74 points.</text:p>
      <text:p text:style-name="P4">
The Frankfurt DAX index rose 29.40 points or 0.18%, at 15989.96 points.</text:p>
      <text:p text:style-name="P4">
The Paris CAC 40 index rose 19.36 points or 0.27%to close 7222.15 points.</text:p>
      <text:p text:style-name="P4">
News Source: <text:a xlink:type="simple" xlink:href="https://www.rfi.fr/cn/%E8%B4%A2%E7%BB%8F%E5%BF%AB%E8%AE%AF/20230608-%E6%AC%A7%E8%82%A1%E6%B6%A8%E5%A4%9A%E8%B7%8C%E5%B0%91" text:style-name="Internet_20_link" text:visited-style-name="Visited_20_Internet_20_Link">
https://www.rfi.fr/cn/%E8%B4%A2%E7%BB%8F%E5%BF%AB%E8%AE%AF/20230608-%E6%AC%A7%E8%82%A1%E6%B6%A8%E5%A4%9A%E8%B7%8C%E5%B0%91</text:a>
</text:p>
      <!--NEWS-->
      <text:h text:style-name="P10" text:outline-level="1">
<text:span text:style-name="T4">
French men's knives attack a group of children three injuries seriously</text:span>
</text:h>
      <text:p text:style-name="P4">
Author: 联合早报 (Person)</text:p>
      <text:p text:style-name="P4">
Publisher: 联合早报 (Organization)</text:p>
      <text:p text:style-name="P4">
Published Time: 2023-06-08T17:40</text:p>
      <text:p text:style-name="P4">
Modified Time: 2023-06-08T21:42</text:p>
      <text:p text:style-name="P4">
Description: An incident of having a knife and a knife caused by a knife in the capital of Sawa, France, causing five children, including four children. Prime Minister Borne had rushed to the local inspection. Agence France -Presse reported that according to anonymous security people, 9 am local time on Thursday (June 8) ...</text:p>
      <text:p text:style-name="P4">
Videos: []</text:p>
      <text:p text:style-name="P4">
Audios: []</text:p>
      <text:p text:style-name="P4">
Images: []</text:p>
      <text:p text:style-name="P4">
Type: NewsArticle</text:p>
      <text:p text:style-name="P4">
Breadcrumbs: ['即时', '国际']</text:p>
      <text:p text:style-name="P4">
Keywords: ['法国', '持刀伤人', '博尔内', '马克龙']</text:p>
      <!--METADATA-->
      <text:p text:style-name="P4">
An incident of having a knife and a knife caused by a knife in the capital of Sawa, France, causing five children, including four children. Prime Minister Borne had rushed to the local inspection.</text:p>
      <text:p text:style-name="P4">
Agence France -Presse reported that according to anonymous security people, on Thursday (June 8th) local time at 9:45 am (at 3:45 pm Singapore time on Thursday time), a man was in a lakeside park in Anec, Holding a knife attack a group of children about three -year -olds injured four children and an adult; two of them and one adult were seriously injured and their lives were stubborn.</text:p>
      <text:p text:style-name="P4">
The Prime Minister's office issued a statement saying that Borne had rushed to Anesi. After being informed of the incident from the French media, the members of the parliament stood silently for about a minute.</text:p>
      <text:p text:style-name="P4">
Agence France -Presse subsequently quoted police reports that the suspect claimed to be a Syrian asylum seeker.</text:p>
      <text:p text:style-name="P4">
According to Reuters quoted French media reports, witnesses said that they jumped in the park playground, yelled, and then moved towards the baby car, repeatedly attacked the children present with a knife, obviously regarded them as a goal.</text:p>
      <text:p text:style-name="P4">
A nearby restaurant owner said that his mother was crying and everyone was running away.</text:p>
      <text:p text:style-name="P4">
President Macron issued a statement to condolences to the wounded and his family, and condemned: "The knife that occurred in the Adoni Park this morning attacked the child incident, which was an absolute coward. . The whole country is shocked by this incident. "</text:p>
      <text:p text:style-name="P4">
British Foreign Minister Cleverly mentioned the incident at a press conference of the Economic Cooperation and Development Organization (OECD) in Paris that day, saying that one of the four injured children was British citizens. According to the information of the Prosecutor of the Ahisi, an injured child is a Dutch citizen.</text:p>
      <text:p text:style-name="P4">
News Source: <text:a xlink:type="simple" xlink:href="https://www.zaobao.com.sg/realtime/world/story20230608-1402455" text:style-name="Internet_20_link" text:visited-style-name="Visited_20_Internet_20_Link">
https://www.zaobao.com.sg/realtime/world/story20230608-1402455</text:a>
</text:p>
      <!--NEWS-->
      <text:h text:style-name="P10" text:outline-level="1">
<text:span text:style-name="T4">
China has recently launched a defense system for Taiwan's largest 37 military aircraft disturbance Taiwan</text:span>
</text:h>
      <text:p text:style-name="P4">
Author: chinese@voanews.com (美国之音)</text:p>
      <text:p text:style-name="P4">
Publisher: 美国之音中文网 (Type: NewsMediaOrganization)</text:p>
      <text:p text:style-name="P4">
Published Time: 2023-06-08T18:02:29+08:00</text:p>
      <text:p text:style-name="P4">
Modified Time: 2023-06-08 15:38:59Z</text:p>
      <text:p text:style-name="P4">
Description: On Thursday (June 8th), there were 37 Chinese PLA military planes that flew into Taiwan's air defense identification zone. Some military aircraft flew over the West Pacific Ocean, and Taiwan launched a defense system. This is the latest large -scale air invasion operation in Beijing.</text:p>
      <text:p text:style-name="P4">
Videos: []</text:p>
      <text:p text:style-name="P4">
Images: []</text:p>
      <text:p text:style-name="P4">
Categories: '军事'</text:p>
      <text:p text:style-name="P4">
Type: None</text:p>
      <!--METADATA-->
      <text:p text:style-name="P4">
Nonenone</text:p>
      <text:p text:style-name="P4">
News Source: <text:a xlink:type="simple" xlink:href="https://www.voachinese.com/a/taiwan-activates-air-defence-as-china-aircraft-enter-zone-20230608/7128206.html" text:style-name="Internet_20_link" text:visited-style-name="Visited_20_Internet_20_Link">
https://www.voachinese.com/a/taiwan-activates-air-defence-as-china-aircraft-enter-zone-20230608/7128206.html</text:a>
</text:p>
      <!--NEWS-->
      <text:h text:style-name="P10" text:outline-level="1">
<text:span text:style-name="T4">
Uunan Lam is destroyed and can no longer supply upstream nuclear power plants cooling water</text:span>
</text:h>
      <text:p text:style-name="P4">
Publisher: 法新社</text:p>
      <text:p text:style-name="P4">
Published Time: 2023-06-08T19:02:06+00:00</text:p>
      <text:p text:style-name="P4">
Modified Time: 2023-06-08T18:50:02+00:00</text:p>
      <text:p text:style-name="P4">
Description: (France -France -France -France, Kiev, 8th) After the Cakova Dam in the south of Ukraine, Ukrhydronergo, Ukrainian hydropower company operating the dam, said today that the reservoir formed by the dam can no longer supply the water source to cool down the Zarper Nuclear Power Plant React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08T19-02-06-00-00/000000.png" xlink:type="simple" xlink:show="embed" xlink:actuate="onLoad" draw:mime-type="image/png"/>
</draw:frame>
UkrhydronerGo head of the head of Ugorsyrota said on Ukrainian TV station that the water level of the reservoir is "below 12.7 meters as a critical point", which means that the reservoir cannot supply the "cooling pool of Zaporizhzhia) nuclear power plant". Essence</text:p>
      <text:p text:style-name="P4">
Kakhovka Dam is located on the Dniproriver. About 150 kilometers upstream are the largest nuclear power plants in Europe and the Zapolo nuclear power plant currently occupied by Russia. The nuclear power plant supplies cooling water for the reservoir formed by the Kakova dam.</text:p>
      <text:p text:style-name="P4">
Rafael Grossi, director of the United Nations International Atomic Energy Agency (IAEA), is expected to visit nuclear power plants next week. At present, there is a team in the nuclear power plant.</text:p>
      <text:p text:style-name="P4">
Gronci said this week that if the water level is lower than 12.7 meters, there is no way to pump water again, but the current cooling pool of nuclear power plants and water elsewhere are enough to cool the reaction furnace and waste fuel pool in the cooling plant for a period of time. Essence</text:p>
      <text:p text:style-name="P4">
After being destroyed by the Kakova dam occupied by Russia on the 6th, the opponent of Russia and Ukraine was behind the scenes, and both sides claimed that the explosion caused the dam to collapse.</text:p>
      <text:p text:style-name="P4">
News Source: <text:a xlink:type="simple" xlink:href="https://www.rfi.fr/cn/%E5%9B%BD%E9%99%85%E6%8A%A5%E9%81%93/20230608-%E4%B9%8C%E5%8D%97%E6%B0%B4%E5%9D%9D%E8%A2%AB%E6%AF%81-%E6%97%A0%E6%B3%95%E5%86%8D%E4%BE%9B%E5%BA%94%E4%B8%8A%E6%B8%B8%E6%A0%B8%E7%94%B5%E5%8E%82%E5%86%B7%E5%8D%B4%E6%B0%B4" text:style-name="Internet_20_link" text:visited-style-name="Visited_20_Internet_20_Link">
https://www.rfi.fr/cn/%E5%9B%BD%E9%99%85%E6%8A%A5%E9%81%93/20230608-%E4%B9%8C%E5%8D%97%E6%B0%B4%E5%9D%9D%E8%A2%AB%E6%AF%81-%E6%97%A0%E6%B3%95%E5%86%8D%E4%BE%9B%E5%BA%94%E4%B8%8A%E6%B8%B8%E6%A0%B8%E7%94%B5%E5%8E%82%E5%86%B7%E5%8D%B4%E6%B0%B4</text:a>
</text:p>
      <!--NEWS-->
      <text:h text:style-name="P10" text:outline-level="1">
<text:span text:style-name="T4">
On Thursday, the US market slightly increased the performance of the old name Jinbao Tang's performance</text:span>
</text:h>
      <text:p text:style-name="P4">
Author: 李可爱 (Person)</text:p>
      <text:p text:style-name="P4">
Publisher: 联合早报 (Organization)</text:p>
      <text:p text:style-name="P4">
Published Time: 2023-06-08T19:59</text:p>
      <text:p text:style-name="P4">
Modified Time: 2023-06-08T20:00</text:p>
      <text:p text:style-name="P4">
Description: Thursday (June 8th): ● The main stock index futures of the Wall Street stock market on Thursday (June 8) rose slightly. Investors are also weighing whether the Federal Reserve's forthcoming policy meeting will decide to suspend interest rate hikes. ● At 7:00, the standard and the Pur 500 Index Future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text:p>
      <!--METADATA-->
      <text:h text:style-name="P13" text:outline-level="4">
<text:span text:style-name="T4">
Thursday (June 8th) points:</text:span>
</text:h>
      <text:p text:style-name="P4">
● The US Wall Street stock market stock index futures have risen slightly on Thursday (June 8). Investors are also weighing whether the Federal Reserve's forthcoming policy meeting will decide to suspend interest rate hikes.</text:p>
      <text:p text:style-name="P4">
● At the time of the draft at 7:00, the standard and the Pur 500 index futures slightly raised 1.00 points or 0.02 %, at 4268.50 points; the Nasdaq 100 index futures starting from 9.40 points or 0.07 % to 14312.70 points; Point, at 33647.60 points.</text:p>
      <text:p text:style-name="P4">
● Standard and Pur 500 Index and the Nasdaq index are closed in negative areas overnight (Wednesday). After the Great Curdier rose by 20 % in October last year, many investors seemed to have decided to make advances before the announcement of the main economic and policy announcement next week.</text:p>
      <text:p text:style-name="P4">
● The standard and the Pur 500 index fell 16.33 points overnight, and the closed market was 4267.52 points. The heavyweight Dow Jones Index starts at 91.74 points, and the market is closed at 33665.02 points. The Nasdaq 100 Index, which is mainly technology stocks, significantly fell 1.75 % or 254.81 points, and closed at 14303.29 points.</text:p>
      <text:h text:style-name="P13" text:outline-level="4">
<text:span text:style-name="T4">
Pre -trading focus:</text:span>
</text:h>
      <text:p text:style-name="P4">
● Plug Power announced that it will provide EnergyVault with 8 MW hydrogen fuel fixed power supply overnight to provide clean energy for Calostalga, Calosta, California, California. Plugpower's stock price rose 3.56 % before the market on Thursday night, and the time of the draft report was $ 9.89.</text:p>
      <text:p text:style-name="P4">
● The board of the video game retailer game station (GameStop) announced the firing CEO Matt Furlong after overnight, and appointed radical shareholder Ryancohen as the executive chairman. The first fiscal quarter released by the game station overnight was $ 50.5 million, that is, a loss of $ 0.17 per share. The stock fell sharply by nearly 19 % before the market on Thursday night, and the deadline reported $ 21.23.</text:p>
      <text:p text:style-name="P4">
● Coinbase's stock price returns 3.20 % overnight after hitting a seven -month low. The cryptocurrency trading platform guarantees that their funds are safe overnight and attacked the US Securities and Exchange Commission's lawsuit on the platform. However, Coinbase's stock price lost 1.15 % again before the market on Thursday night, and the deadline was $ 52.65.</text:p>
      <text:p text:style-name="P4">
● Let's take a look at the latest quarter results of the old name Campbell Soup. On Thursday night, the stock fell slightly by $ 0.04, and the deadline was $ 46.04.</text:p>
      <text:p text:style-name="P4">
● Pre -market active stocks: Palantir Technologies, Tesla, Plug Power, Pacwest Bancorp, and Nvidia. At the time of the draft, the stock price of these five active stocks rose.</text:p>
      <text:h text:style-name="P13" text:outline-level="4">
<text:span text:style-name="T4">
(Campbell Soup Company) (New York Stock Exchange code: CPB)</text:span>
</text:h>
      <text:p text:style-name="P4">
<draw:frame draw:style-name="fr1" draw:name="Image215" text:anchor-type="as-char" svg:width="6.9236in" svg:height="5.060852in" draw:z-index="0">
<draw:image xlink:href="../Images/zaobao world/2023-06-08T19-59/000000.png" xlink:type="simple" xlink:show="embed" xlink:actuate="onLoad" draw:mime-type="image/png"/>
</draw:frame>
Although the average price of Jinbao Tang rose 12 % in the third quarter, the total sales decreased by 7 %, which shows that under the pressure of rising food prices, American consumers have begun to buy less Jinbao Tang and turn to a more affordable self -self -self -self -self -self -self -self -self -self -self -self. There are brand-label products. (Reuters)</text:p>
      <text:p text:style-name="P4">
Although the old -fashioned Jinbao Tang released overnight, it released a surpassing profit, but because the executives were not confident enough about the next year's profit forecast, the stock price of Jinbao Tang fell nearly 9 % overnight.</text:p>
      <text:p text:style-name="P4">
Jinbao Tang executives are now expected to make earnings per share from US $ 2.95 to $ 3. This prediction is lower than the average prediction of analysts collected by FactSet. However, they also expect the fiscal year in fiscal 2023 to increase by 8.5 % to 10 % over the previous year. This prediction is basically a 9.5 % increase in market analysts generally expected.</text:p>
      <text:p text:style-name="P4">
According to the third quarter performance report of Jinbao Tang as of the end of April this year, the Group's turnover was US $ 2.229 million, and its profit per share was $ 0.68. The average prediction of analysts collected by FactSet is the turnover of US $ 2.231 million and a profit of $ 0.65 per share.</text:p>
      <text:p text:style-name="P4">
Markclouse, CEO of Jinbao Tang, said: "Although in the face of challenging inventory reconstruction, under the drive of market power, continuous first -class supply chain execution, and net price driving for inflation, we The third quarter performance is still in line with previous forecasts. "</text:p>
      <text:p text:style-name="P4">
In fact, in addition to Jinbao Tang, food companies such as KRAFT Heinz and Kelloggco have been raising their retail prices in various ways in the past year to cope Influence. Raising prices indeed helped the quarterly sales of Jinbao Tang increased by 5 %, but its profit margin decreased from 31.2 % year -on -year to 30 %.</text:p>
      <text:p text:style-name="P4">
Not only that, although the average price of Jinbao Decoction rose 12 % in the third quarter, the total sales decreased by 7 %. This shows that under the pressure of rising food prices, American consumers have begun to buy less Jinbao Tang and turn to steering. More affordable PRIVATE-Label products.</text:p>
      <text:p text:style-name="P4">
Since the beginning of the year, Jinbao Tang's stock price has fallen 18 % to $ 46.08 overnight, the lowest closing price since October 2022. No wonder at the 11 analysts of Tipranks, no one gave Jinbao Tang's "buy" rating, eight of the eight ratings were given to "hold", and three rated "selling". The average target price of the one -year period was 52.90 Dollar.</text:p>
      <text:p text:style-name="P4">
News Source: <text:a xlink:type="simple" xlink:href="https://www.zaobao.com.sg/realtime/world/story20230608-1402496" text:style-name="Internet_20_link" text:visited-style-name="Visited_20_Internet_20_Link">
https://www.zaobao.com.sg/realtime/world/story20230608-1402496</text:a>
</text:p>
      <!--NEWS-->
      <text:h text:style-name="P10" text:outline-level="1">
<text:span text:style-name="T4">
Assist Canada against forest wildfire EU sent nearly 300 firefighters</text:span>
</text:h>
      <text:p text:style-name="P4">
Publisher: 法新社</text:p>
      <text:p text:style-name="P4">
Published Time: 2023-06-08T2:32:09+00:00</text:p>
      <text:p text:style-name="P4">
Modified Time: 2023-06-08T14:20:05+00:00</text:p>
      <text:p text:style-name="P4">
Description: (AFP, Brussels, 8th) Canadian forest wildfire extension has no signs of ease, and even leads to deterioration of the haze in the United States. President Van Delman said today that the European Union will send nearly 300 firefighters to help Canada fight against wild fi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617581in" draw:z-index="0">
<draw:image xlink:href="../Images/rficn/2023-06-08T2-32-09-00-00/000000.png" xlink:type="simple" xlink:show="embed" xlink:actuate="onLoad" draw:mime-type="image/png"/>
</draw:frame>
The black smoke caused by the burning of the Forest Fire in Canada drifted south to New York City, prompting the US east bank cities to release air pollution alerts, and tens of thousands of Canadians were forced to evacuate their homes.</text:p>
      <text:p text:style-name="P4">
Ursula von der Leyen, chairman of the European Union Executive Committee, said in a Twitter post saying: "Canada has sought assistance to the EU civil defense mechanism (Civil ProtectionMeChanism), we are responding quickly."</text:p>
      <text:p text:style-name="P4">
"France, Portugal and Spain are sending more than 280 firefighters (to Canada), and more people will be sent to more people."</text:p>
      <text:p text:style-name="P4">
The raging wildfire in Canada has caused more than 20,000 people to evacuate their homes, and about 3.8 million hectares of land have been burned. Justin Trudeau, Canada Prime Minister, described this as the worst wild fire season in the country's history.</text:p>
      <text:p text:style-name="P4">
The U.S. Environmental Protection Agency (EPA) said that the thick smoke generated by the Canadian forest wildfire floated to the northeast of the United States, west to Chicago, south to Atlanta, and more than 100 million people were within the scope of air pollution alert.</text:p>
      <text:p text:style-name="P4">
News Source: <text:a xlink:type="simple" xlink:href="https://www.rfi.fr/cn/%E5%9B%BD%E9%99%85%E6%8A%A5%E9%81%93/20230608-%E5%8D%8F%E5%8A%A9%E5%8A%A0%E6%8B%BF%E5%A4%A7%E5%AF%B9%E6%8A%97%E6%A3%AE%E6%9E%97%E9%87%8E%E7%81%AB-%E6%AC%A7%E7%9B%9F%E6%B4%BE%E8%BF%91300%E5%90%8D%E6%B6%88%E9%98%B2%E5%91%98" text:style-name="Internet_20_link" text:visited-style-name="Visited_20_Internet_20_Link">
https://www.rfi.fr/cn/%E5%9B%BD%E9%99%85%E6%8A%A5%E9%81%93/20230608-%E5%8D%8F%E5%8A%A9%E5%8A%A0%E6%8B%BF%E5%A4%A7%E5%AF%B9%E6%8A%97%E6%A3%AE%E6%9E%97%E9%87%8E%E7%81%AB-%E6%AC%A7%E7%9B%9F%E6%B4%BE%E8%BF%91300%E5%90%8D%E6%B6%88%E9%98%B2%E5%91%98</text:a>
</text:p>
      <!--NEWS-->
      <text:h text:style-name="P10" text:outline-level="1">
<text:span text:style-name="T4">
Instagram is accused of spreading children's pornographic content</text:span>
</text:h>
      <text:p text:style-name="P4">
Author: 联合早报 (Person)</text:p>
      <text:p text:style-name="P4">
Publisher: 联合早报 (Organization)</text:p>
      <text:p text:style-name="P4">
Published Time: 2023-06-08T20:09</text:p>
      <text:p text:style-name="P4">
Modified Time: 2023-06-08T20:14</text:p>
      <text:p text:style-name="P4">
Description: The report of Stanford University and the Wall Street Journal in the United States stated that Instagram, a subsidiary of social media giants, Meta, is the main platform for the promotion and selling sexual abuse of children. Agence France -Presse reported that researchers at Stanford University Network Policy Center ...</text:p>
      <text:p text:style-name="P4">
Videos: []</text:p>
      <text:p text:style-name="P4">
Audios: []</text:p>
      <text:p text:style-name="P4">
Images: []</text:p>
      <text:p text:style-name="P4">
Type: NewsArticle</text:p>
      <text:p text:style-name="P4">
Breadcrumbs: ['即时', '国际']</text:p>
      <text:p text:style-name="P4">
Keywords: ['instagram', '社交媒体平台', 'Meta', '马克·扎克伯格']</text:p>
      <!--METADATA-->
      <text:p text:style-name="P4">
The report of Stanford University and the Wall Street Journal in the United States stated that Instagram, a subsidiary of social media giants, Meta, is the main platform for the promotion and selling sexual abuse of children.</text:p>
      <text:p text:style-name="P4">
Agence France -Presse reported that researchers at the Stanford University Network Policy Center pointed out that Instagram has a large number of accounts that seem to be operated by minors to publicly sell the content of children's sexual abuse in children, and Instagram's recommendation algorithms and private messages will help help, which will help help. Buyers and sellers contact.</text:p>
      <text:p text:style-name="P4">
The Wall Street Journal pointed out that as long as the public enters some keywords, it is easy to search for such content on Instagram, and these accounts often claim to be operated by children independently in the profile, and use obvious pseudo -named pseudonym.</text:p>
      <text:p text:style-name="P4">
Although there are no pornographic photos on the page, these accounts have a list, and even specify specific sexual behaviors. Researchers in Stanford also found that there are beasts and self -harm video quotations, and they can even "meet" with children.</text:p>
      <text:p text:style-name="P4">
The Wall Street Journal claims that Meta acknowledges that security services have problems and have set up special group solutions.</text:p>
      <text:p text:style-name="P4">
According to Reuters, the EU's internal market executive Breton announced that he will meet with Meta President Zuckerberg at the Meta headquarters in California in California on June 23, and will urge Zuckerberg to take action immediately to solve online children online Porn problem.</text:p>
      <text:p text:style-name="P4">
Bretton said that Meta must also clarify measures that the company plans to take after August 25 to comply with the European Union's Digital Service Act (DSA), otherwise it will face severe sanctions.</text:p>
      <text:p text:style-name="P4">
Violation of DSA's fines can be as high as 6%of a company's global turnover.</text:p>
      <text:p text:style-name="P4">
News Source: <text:a xlink:type="simple" xlink:href="https://www.zaobao.com.sg/realtime/world/story20230608-1402499" text:style-name="Internet_20_link" text:visited-style-name="Visited_20_Internet_20_Link">
https://www.zaobao.com.sg/realtime/world/story20230608-1402499</text:a>
</text:p>
      <!--NEWS-->
      <text:h text:style-name="P10" text:outline-level="1">
<text:span text:style-name="T4">
Russia and Ukraine refers to the casualties of the shelter to the flood district evacuation point</text:span>
</text:h>
      <text:p text:style-name="P4">
Author: 联合早报 (Person)</text:p>
      <text:p text:style-name="P4">
Publisher: 联合早报 (Organization)</text:p>
      <text:p text:style-name="P4">
Published Time: 2023-06-08T20:22</text:p>
      <text:p text:style-name="P4">
Modified Time: 2023-06-08T22:56</text:p>
      <text:p text:style-name="P4">
Description: The Khahofka dam in southern Ukraine and Russia's Hermuson was bombed, and the evacuation of the Hong District was still ongoing. Russian officials said on Thursday (June 8th) that the Ukraine launched an attack on the evacuation point of the Hong District, causing the two to die. Reuters reported that Russia deployed in the Hermuson area ...</text:p>
      <text:p text:style-name="P4">
Videos: []</text:p>
      <text:p text:style-name="P4">
Audios: []</text:p>
      <text:p text:style-name="P4">
Images: []</text:p>
      <text:p text:style-name="P4">
Type: NewsArticle</text:p>
      <text:p text:style-name="P4">
Breadcrumbs: ['即时', '国际']</text:p>
      <text:p text:style-name="P4">
Keywords: ['俄乌战争', '乌克兰', '水坝']</text:p>
      <!--METADATA-->
      <text:p text:style-name="P4">
<text:a xlink:type="simple" xlink:href="https://www.zaobao.com/realtime/world/story20230607-1402122" text:style-name="Internet_20_link" text:visited-style-name="Visited_20_Internet_20_Link">
Carhofka Dam was bombed in southern Ukraine and Russia, and the evacuation of the Hong District was still underway</text:a>
Essence Russian officials said on Thursday (June 8th) that the Ukraine launched an attack on the evacuation point of the Hong District, causing the two to die.</text:p>
      <text:p text:style-name="P4">
Reuters reported that Russia's deployment of officials in Hermuson Vladimirsaldo issued a text in the instant messaging application Telegram that Kiev's soldiers committed "ingenious crimes" and shot Holaprystan from Holaprystan. A civilian evacuation point killed the two. The deceased included a 33 -year -old pregnant woman, and the other two were injured in the attack.</text:p>
      <text:p text:style-name="P4">
The Ministry of Internal Affairs also accused the Russian army of bombing the Hermuson disaster area later that day, causing nine people to be injured and no one died. The wounded includes six local civilians, a police officer, and a staff member of the U.S. emergency department. Local officials said a doctor and a German volunteer.</text:p>
      <text:p text:style-name="P4">
According to an earlier report on the same day, the Underworld's Ministry of the Underworld fought in a statement that Russia launched a shelling during evacuation of the residents of the house, causing a civilian death and the injury of four residents in neighboring villages.</text:p>
      <text:p text:style-name="P4">
U -side condemned Moscow to abandon the people on Russia's Hulson land, and also prevented Ukraine from saving the precious life of the people.</text:p>
      <text:p text:style-name="P4">
<text:a xlink:type="simple" xlink:href="https://www.zaobao.com/news/world/story20230606-1401870" text:style-name="Internet_20_link" text:visited-style-name="Visited_20_Internet_20_Link">
Khahofka Dam Tuesday (6th) was bombed and caused the embankment</text:a>
The flood not only drowned many villages, but also had a serious impact on the local agriculture and ecological environment, but also caused casualties.</text:p>
      <text:p text:style-name="P4">
Russian officials of Hermuson said earlier on Thursday that floods have been killed so far.</text:p>
      <text:p text:style-name="P4">
News Source: <text:a xlink:type="simple" xlink:href="https://www.zaobao.com.sg/realtime/world/story20230608-1402506" text:style-name="Internet_20_link" text:visited-style-name="Visited_20_Internet_20_Link">
https://www.zaobao.com.sg/realtime/world/story20230608-1402506</text:a>
</text:p>
      <!--NEWS-->
      <text:h text:style-name="P10" text:outline-level="1">
<text:span text:style-name="T4">
Afghanistan returns to church explosion 11 deaths and more than 30 injuries</text:span>
</text:h>
      <text:p text:style-name="P4">
Author: 联合早报 (Person)</text:p>
      <text:p text:style-name="P4">
Publisher: 联合早报 (Organization)</text:p>
      <text:p text:style-name="P4">
Published Time: 2023-06-08T21:03</text:p>
      <text:p text:style-name="P4">
Modified Time: 2023-06-08T21:03</text:p>
      <text:p text:style-name="P4">
Description: A Musanitarian Church in northern Afghanistan exploded on Thursday (June 8th). The Taliban Ministry of the Interior said at least 11 people died and more than 30 were injured. Reuters reports that the explosion of Islamic Church is located in Fazabard (... ...</text:p>
      <text:p text:style-name="P4">
Videos: []</text:p>
      <text:p text:style-name="P4">
Audios: []</text:p>
      <text:p text:style-name="P4">
Images: []</text:p>
      <text:p text:style-name="P4">
Type: NewsArticle</text:p>
      <text:p text:style-name="P4">
Breadcrumbs: ['即时', '国际']</text:p>
      <text:p text:style-name="P4">
Keywords: ['阿富汗', '伊斯兰国组织', '爆炸', '袭击']</text:p>
      <!--METADATA-->
      <text:p text:style-name="P4">
A Musanitarian Church in northern Afghanistan exploded on Thursday (June 8th). The Taliban Ministry of the Interior said at least 11 people died and more than 30 were injured.</text:p>
      <text:p text:style-name="P4">
Reuters reports that the explosion of the tract of Islamic is located in Faizabad, the capital of Badakhshan, the capital of Badakhshan. At the time of the incident, the funeral of the deputy governor Nisarahmad Ahmadi was hosting. Ahamidi was killed during a car bomb attack launched by the Islamic State on Tuesday (6th).</text:p>
      <text:p text:style-name="P4">
The Taliban Ministry of the Taliban in Afghanistan condemned this explosion attack. The Islamic State has recently launched an attack in many cities in Afghanistan, and the Taliban has also been attacked by members of the organization.</text:p>
      <text:p text:style-name="P4">
News Source: <text:a xlink:type="simple" xlink:href="https://www.zaobao.com.sg/realtime/world/story20230608-1402515" text:style-name="Internet_20_link" text:visited-style-name="Visited_20_Internet_20_Link">
https://www.zaobao.com.sg/realtime/world/story20230608-1402515</text:a>
</text:p>
      <!--NEWS-->
      <text:h text:style-name="P10" text:outline-level="1">
<text:span text:style-name="T4">
Türkiye may take over the command of Kosovo forces in NATO this fall</text:span>
</text:h>
      <text:p text:style-name="P4">
Author: 联合早报 (Person)</text:p>
      <text:p text:style-name="P4">
Publisher: 联合早报 (Organization)</text:p>
      <text:p text:style-name="P4">
Published Time: 2023-06-08T21:29</text:p>
      <text:p text:style-name="P4">
Modified Time: 2023-06-08T21:29</text:p>
      <text:p text:style-name="P4">
Description: Turkish officials said Turkey may take over as the command country of NATO Kosovo forces this fall. Bloomberg reported on Thursday (June 8th) quoted anonymous Turkish officials that Turkey was likely to take over the leadership of the NATO from the NATO from Italy in October this year. Command ...</text:p>
      <text:p text:style-name="P4">
Videos: []</text:p>
      <text:p text:style-name="P4">
Audios: []</text:p>
      <text:p text:style-name="P4">
Images: []</text:p>
      <text:p text:style-name="P4">
Type: NewsArticle</text:p>
      <text:p text:style-name="P4">
Breadcrumbs: ['即时', '国际']</text:p>
      <text:p text:style-name="P4">
Keywords: ['科索沃', '北约', '土耳其']</text:p>
      <!--METADATA-->
      <text:p text:style-name="P4">
Turkish officials said Turkey may take over as the command country of NATO Kosovo forces this fall.</text:p>
      <text:p text:style-name="P4">
Bloomberg reported on Thursday (June 8th) quoted anonymous Turkish officials that Turkey was likely to take over the leadership of the NATO from the NATO from Italy in October this year.</text:p>
      <text:p text:style-name="P4">
The transfer of command power is in <text:a xlink:type="simple" xlink:href="https://www.zaobao.com/realtime/world/story20230530-1399512" text:style-name="Internet_20_link" text:visited-style-name="Visited_20_Internet_20_Link">
the recent outbreak of violent conflicts in northern Kosovo</text:a>
The plan has been started before, but it has not been finalized whether it will be handed over to Türkiye. Both the Ministry of Defense and NATO have not yet been commenting.</text:p>
      <text:p text:style-name="P4">
Data show that in NATO, the scale of the Turkish army is second only to the United States. After joining NATO in 1952, Turkey has participated in many NATO military operations. <text:a xlink:type="simple" xlink:href="https://www.zaobao.com/news/world/story20230530-1399788" text:style-name="Internet_20_link" text:visited-style-name="Visited_20_Internet_20_Link">
The violent conflict in northern Kosovo caused 30 peacekeepers to be injured</text:a>
Later, Turkey deployed an assault camp at Kosovo at the request of NATO.</text:p>
      <text:p text:style-name="P4">
After Kosovo announced its independence in 2008, NATO has been stationed in the local peacekeeper in the local area. At most, it has been stationed in about 50,000 soldiers, and it has now decreased to about 3,800.</text:p>
      <text:p text:style-name="P4">
News Source: <text:a xlink:type="simple" xlink:href="https://www.zaobao.com.sg/realtime/world/story20230608-1402523" text:style-name="Internet_20_link" text:visited-style-name="Visited_20_Internet_20_Link">
https://www.zaobao.com.sg/realtime/world/story20230608-1402523</text:a>
</text:p>
      <!--NEWS-->
      <text:h text:style-name="P10" text:outline-level="1">
<text:span text:style-name="T4">
U.S. stock closure</text:span>
</text:h>
      <text:p text:style-name="P4">
Publisher: 法新社</text:p>
      <text:p text:style-name="P4">
Published Time: 2023-06-08T21:32:06+00:00</text:p>
      <text:p text:style-name="P4">
Modified Time: 2023-06-08T21:05:02+00:00</text:p>
      <text:p text:style-name="P4">
Description: (Agence France -Presse, New York, 8th) The main indexes of Wall Street stock markets are high today, reflecting that investors are more optimistic about the US economy, and it is generally believed that the Federal Preparation Council (FED) will not raise interest rates next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3.617581in" draw:z-index="0">
<draw:image xlink:href="../Images/rficn/2023-06-08T21-32-06-00-00/000000.png" xlink:type="simple" xlink:show="embed" xlink:actuate="onLoad" draw:mime-type="image/png"/>
</draw:frame>
The Dow Jones Industrial Index rose 168.59 points or 0.50%, which was collected at 33833.61 points.</text:p>
      <text:p text:style-name="P4">
The S &amp; P 500 index rose 26.41 points or 0.62%, closed at 4293.93 points.</text:p>
      <text:p text:style-name="P4">
The Nasdaq index of technology stocks raised 133.63 points or 1.02%, receiving 13238.52 points.</text:p>
      <text:p text:style-name="P4">
The Philadelphia semiconductor index rose 37.14 points or 1.07%to close 3514.32 points.</text:p>
      <text:p text:style-name="P4">
News Source: <text:a xlink:type="simple" xlink:href="https://www.rfi.fr/cn/%E8%B4%A2%E7%BB%8F%E5%BF%AB%E8%AE%AF/20230608-%E7%BE%8E%E8%82%A1%E6%94%B6%E9%AB%98" text:style-name="Internet_20_link" text:visited-style-name="Visited_20_Internet_20_Link">
https://www.rfi.fr/cn/%E8%B4%A2%E7%BB%8F%E5%BF%AB%E8%AE%AF/20230608-%E7%BE%8E%E8%82%A1%E6%94%B6%E9%AB%98</text:a>
</text:p>
      <!--NEWS-->
      <text:h text:style-name="P10" text:outline-level="1">
<text:span text:style-name="T4">
Foreign Minister: India must find ways to avoid border conflict</text:span>
</text:h>
      <text:p text:style-name="P4">
Author: chinese@voanews.com (美国之音)</text:p>
      <text:p text:style-name="P4">
Publisher: 美国之音中文网 (Type: NewsMediaOrganization)</text:p>
      <text:p text:style-name="P4">
Published Time: 2023-06-08T21:33:39+08:00</text:p>
      <text:p text:style-name="P4">
Modified Time: 2023-06-08 13:33:39Z</text:p>
      <text:p text:style-name="P4">
Description: Indian Foreign Minister Subrahmanyam Jaishankar said in New Delhi on Thursday (June 8th) that India and China must find a way to avoid potential confrontation in the Western Himalayan border. He expressed concerns about the militaryization of the two sides on the arbitrary border that may cause the two neighboring countries with nuclear weapons.</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china-india-must-step-back-from-himalayan-border-confrontation-indian-minister-20230608/7128316.html" text:style-name="Internet_20_link" text:visited-style-name="Visited_20_Internet_20_Link">
https://www.voachinese.com/a/china-india-must-step-back-from-himalayan-border-confrontation-indian-minister-20230608/7128316.html</text:a>
</text:p>
      <!--NEWS-->
      <text:h text:style-name="P10" text:outline-level="1">
<text:span text:style-name="T4">
The Lujiazui Forum seeks new impetus for the economic recovery. The Chinese regulatory authorities throw olive branches from the international financial industry</text:span>
</text:h>
      <text:p text:style-name="P4">
Author: chinese@voanews.com (松仁)</text:p>
      <text:p text:style-name="P4">
Publisher: 美国之音中文网 (Type: NewsMediaOrganization)</text:p>
      <text:p text:style-name="P4">
Published Time: 2023-06-08T21:55:51+08:00</text:p>
      <text:p text:style-name="P4">
Modified Time: 2023-06-08 15:36:22Z</text:p>
      <text:p text:style-name="P4">
Description: The 14th Shanghai Lujiazui Financial Forum kicked off on the banks of the Huangpu River on Thursday (June 8th). This is also the first form of the face -to -face offline meeting after the forum was affected by the new crown epidemic. Many Chinese regulators frequently threw olive branches to the international financial investors, in order to inject new vitality into the weak Chinese economy after the epidemic recovery.</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ese-regulators-try-to-assure-skeptical-foreign-financiers-060823/7128439.html" text:style-name="Internet_20_link" text:visited-style-name="Visited_20_Internet_20_Link">
https://www.voachinese.com/a/chinese-regulators-try-to-assure-skeptical-foreign-financiers-060823/7128439.html</text:a>
</text:p>
      <!--NEWS-->
      <text:h text:style-name="P10" text:outline-level="1">
<text:span text:style-name="T4">
Muhova Jinfa Women's Singles Finals will match Swwyati</text:span>
</text:h>
      <text:p text:style-name="P4">
Publisher: 法新社</text:p>
      <text:p text:style-name="P4">
Published Time: 2023-06-08T22:02:06+00:00</text:p>
      <text:p text:style-name="P4">
Modified Time: 2023-06-08T21:50:02+00:00</text:p>
      <text:p text:style-name="P4">
Description: (Agence France -Presse, Paris, 8th) Czech non -seed player Muhova Muhova today in the French Tennis Open Women's Singles 4th, Like's second -ranked Belarusian good player Sabeli Card, successfully broke into the finals, ready to face locking In the 4 years, Polish player after the third French Open champion Swelyt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3.617581in" draw:z-index="0">
<draw:image xlink:href="../Images/rficn/2023-06-08T22-02-06-00-00/000000.png" xlink:type="simple" xlink:show="embed" xlink:actuate="onLoad" draw:mime-type="image/png"/>
</draw:frame>
Karolina Muchova, who ranks 43rd in the world, defeats Arynasabalenka, a 7 to 6 (7/5), 6 to 7 (5/7), and 7 to 5 today. Break into the Grand Slam finals.</text:p>
      <text:p text:style-name="P4">
Muhova said after the game: "I don't know what happened. It's incredible. I tried to fight all the time, but I succeeded. I'm so happy."</text:p>
      <text:p text:style-name="P4">
Among the women's singles players in the French Open Finals in the past, only three of them ranked lower than Muhova, including Iga Swiatek, who won the first Grand Slam Gold Cup in 2020. At the time, Swayi ranked 54th in the world.</text:p>
      <text:p text:style-name="P4">
The 22 -year -old Swayti in the 4th of the 4th seed in today's 4th seed Brazilian female general Beatriz Haddadmaia, eventually won 6-2, 7 to 6 (9/7), and continued to become a fight. Since the Belgian star, Justine Henin, after 2007, the first person successfully defended in the Frenchnet women's singles.</text:p>
      <text:p text:style-name="P4">
"I have good results here every year, and I am very excited about the 10th (final)."</text:p>
      <text:p text:style-name="P4">
News Source: <text:a xlink:type="simple" xlink:href="https://www.rfi.fr/cn/%E8%BF%90%E5%8A%A8%E5%A4%A9%E5%9C%B0/20230608-%E7%A9%86%E9%9C%8D%E5%A8%83%E6%99%8B%E6%B3%95%E7%BD%91%E5%A5%B3%E5%8D%95%E5%86%B3%E8%B5%9B-%E5%B0%86%E5%AF%B9%E5%86%B3%E7%90%83%E5%90%8E%E6%96%AF%E5%A8%81%E9%9B%85%E8%92%82" text:style-name="Internet_20_link" text:visited-style-name="Visited_20_Internet_20_Link">
https://www.rfi.fr/cn/%E8%BF%90%E5%8A%A8%E5%A4%A9%E5%9C%B0/20230608-%E7%A9%86%E9%9C%8D%E5%A8%83%E6%99%8B%E6%B3%95%E7%BD%91%E5%A5%B3%E5%8D%95%E5%86%B3%E8%B5%9B-%E5%B0%86%E5%AF%B9%E5%86%B3%E7%90%83%E5%90%8E%E6%96%AF%E5%A8%81%E9%9B%85%E8%92%82</text:a>
</text:p>
      <!--NEWS-->
      <text:h text:style-name="P10" text:outline-level="1">
<text:span text:style-name="T4">
Khahofka Dam was fried and lost important food export routes</text:span>
</text:h>
      <text:p text:style-name="P4">
Author: 联合早报 (Person)</text:p>
      <text:p text:style-name="P4">
Publisher: 联合早报 (Organization)</text:p>
      <text:p text:style-name="P4">
Published Time: 2023-06-08T22:21</text:p>
      <text:p text:style-name="P4">
Modified Time: 2023-06-08T22:21</text:p>
      <text:p text:style-name="P4">
Description: The Khahofka dam in the Hermuson area of Uuno was blown up, which caused some waters in the Dieber River to be unable to navigate, and Ukraine lost an important agricultural export route. Reuters reported that the Ukraine National Shipping Bureau issued a statement on Thursday (June 8) that the Dieber River is Ukraine ...</text:p>
      <text:p text:style-name="P4">
Videos: []</text:p>
      <text:p text:style-name="P4">
Audios: []</text:p>
      <text:p text:style-name="P4">
Images: []</text:p>
      <text:p text:style-name="P4">
Type: NewsArticle</text:p>
      <text:p text:style-name="P4">
Breadcrumbs: ['即时', '国际']</text:p>
      <text:p text:style-name="P4">
Keywords: ['俄乌战争', '乌克兰', '出口', '粮食']</text:p>
      <!--METADATA-->
      <text:p text:style-name="P4">
<text:a xlink:type="simple" xlink:href="https://www.zaobao.com/realtime/world/story20230606-1401606" text:style-name="Internet_20_link" text:visited-style-name="Visited_20_Internet_20_Link">
Khakhofka Dam was blown up</text:a>
As a result, part of the waters of the Dieber River could not be navigable, and Ukraine lost an important agricultural export route.</text:p>
      <text:p text:style-name="P4">
Reuters reported that the Ukraine National Shipping Bureau issued a statement on Thursday (June 8th) that the Dieber River is the "great artery" of the Ukraine River transport, and the Khahofka vessels are the last Niebie vessels that let all ships out of the sea. After the dam was blown, the export portal of Ukraine was actually blocked.</text:p>
      <text:p text:style-name="P4">
The Ukraine Bureau said that about 50 ships in the Khahofka Reservoir were stranded and the water level was declining. The authorities are trying to transfer the stranded vessel to the upper reaches of the Dieber River in Zapolo. The ships can be navigated upstream, but the downstream will take a while to resume sailing.</text:p>
      <text:p text:style-name="P4">
Ukraine is an important global producer of food and oil seeds, but the export volume of Wu Grain has been from <text:a xlink:type="simple" xlink:href="https://www.zaobao.com/keywords/e-wu-zhan-zheng" text:style-name="Internet_20_link" text:visited-style-name="Visited_20_Internet_20_Link">
Russia and Ukraine War</text:a>
Since the outbreak, it has dropped sharply. The Dieber River was previously a fast and cheap grain and oil transportation route. It can be shipped to the Black Sea Port by the barrier, or it can be shipped directly to the buyer by the river vessels.</text:p>
      <text:p text:style-name="P4">
After the outbreak of the Russian and Ukraine War, several black sea ports in Ukraine were blocked. In July last year, Russia, Ukraine, Turkey and the United Nations reached the "Black Sea Grain Export Initiative" to assist Ukraine to continue exporting food from the Black Sea.</text:p>
      <text:p text:style-name="P4">
Although the initiative has been postponed again last month, <text:a xlink:type="simple" xlink:href="https://www.zaobao.com/realtime/world/story20230605-1401504" text:style-name="Internet_20_link" text:visited-style-name="Visited_20_Internet_20_Link">
the prospect is still unclear</text:a>
Therefore, losing the Ling River's route has become another problem in Ukraine.</text:p>
      <text:p text:style-name="P4">
In addition, the Russian side said on Wednesday (7th) that Black destroyers bombed the Taliadi Adessa ammonia for ammonia for ammonia. The Kremlin said on Thursday that the incident would only have a negative impact on the "Black Sea Grain Export Initiative", making the initiative more complicated.</text:p>
      <text:p text:style-name="P4">
News Source: <text:a xlink:type="simple" xlink:href="https://www.zaobao.com.sg/realtime/world/story20230608-1402536" text:style-name="Internet_20_link" text:visited-style-name="Visited_20_Internet_20_Link">
https://www.zaobao.com.sg/realtime/world/story20230608-1402536</text:a>
</text:p>
      <!--NEWS-->
      <text:h text:style-name="P10" text:outline-level="1">
<text:span text:style-name="T4">
The US media said that China plans to set up an eavesdropping base in Cuba.</text:span>
</text:h>
      <text:p text:style-name="P4">
Publisher: 法新社</text:p>
      <text:p text:style-name="P4">
Published Time: 2023-06-08T22:32:07+00:00</text:p>
      <text:p text:style-name="P4">
Modified Time: 2023-06-08T22:20:04+00:00</text:p>
      <text:p text:style-name="P4">
Description: (Agence France -Presse, Washington, 8th) "Wall Street Journal" quoted U.S. officials who are familiar with related confidential information that China intends to set up an eavesdropping base on Cuba Island about 160 kilometers from Florida, USA, but the White House and Pentagon Building are today. Decisure this new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6-08T22-32-07-00-00/000000.png" xlink:type="simple" xlink:show="embed" xlink:actuate="onLoad" draw:mime-type="image/png"/>
</draw:frame>
According to the Wall Street Journal, China and Cuba have reached a secret agreement that will set up an electronic eavesdropping facility in Cuba. Such facilities allow Beijing to collect electronic communications in southeastern United States and monitor US shipping. "Give Cuba.</text:p>
      <text:p text:style-name="P4">
John Kirby, a strategic communication coordination of the White House National Security Council, told the Microsoft National Broadcasting Corporation (MSNBC): "I have read that media report and the report is incorrect."</text:p>
      <text:p text:style-name="P4">
"What I can tell you is that from the first day of this government, we have always concerned about China's global influence activities, especially in this hemisphere and this area."</text:p>
      <text:p text:style-name="P4">
"We pay close attention to this."</text:p>
      <text:p text:style-name="P4">
Pat Ryder, a spokesman for the Ministry of Defense, also said that the Wall Street Journal's report was incorrect. "We continue to monitor the relationship between the two countries."</text:p>
      <text:p text:style-name="P4">
But Democratic Federal Senator Mark Warner and Republican Federal Senator Marco Rubio said in a statement that the Wall Street Journal's report made them "extremely uneasy."</text:p>
      <text:p text:style-name="P4">
They said: "China continues to attack our country's security and the United States must respond."</text:p>
      <text:p text:style-name="P4">
"We must clearly indicate that China cannot accept intelligence facilities within 100 miles from Florida and the United States."</text:p>
      <text:p text:style-name="P4">
Warner and Rubio are the chairman and vice chairman of the Senate Intelligence Community, and often listen to the briefing of important security affairs.</text:p>
      <text:p text:style-name="P4">
News Source: <text:a xlink:type="simple" xlink:href="https://www.rfi.fr/cn/%E5%9B%BD%E9%99%85%E6%8A%A5%E9%81%93/20230608-%E7%BE%8E%E5%AA%92%E7%A7%B0%E4%B8%AD%E5%9B%BD%E6%8B%9F%E5%9C%A8%E5%8F%A4%E5%B7%B4%E8%AE%BE%E7%AA%83%E5%90%AC%E5%9F%BA%E5%9C%B0-%E7%99%BD%E5%AE%AB%E7%A7%B0%E6%8A%A5%E5%AF%BC%E4%B8%8D%E6%AD%A3%E7%A1%AE" text:style-name="Internet_20_link" text:visited-style-name="Visited_20_Internet_20_Link">
https://www.rfi.fr/cn/%E5%9B%BD%E9%99%85%E6%8A%A5%E9%81%93/20230608-%E7%BE%8E%E5%AA%92%E7%A7%B0%E4%B8%AD%E5%9B%BD%E6%8B%9F%E5%9C%A8%E5%8F%A4%E5%B7%B4%E8%AE%BE%E7%AA%83%E5%90%AC%E5%9F%BA%E5%9C%B0-%E7%99%BD%E5%AE%AB%E7%A7%B0%E6%8A%A5%E5%AF%BC%E4%B8%8D%E6%AD%A3%E7%A1%AE</text:a>
</text:p>
      <!--NEWS-->
      <text:h text:style-name="P10" text:outline-level="1">
<text:span text:style-name="T4">
Brinken: The battle with Islamic State "has not ended"</text:span>
</text:h>
      <text:p text:style-name="P4">
Author: chinese@voanews.com (美国之音)</text:p>
      <text:p text:style-name="P4">
Publisher: 美国之音中文网 (Type: NewsMediaOrganization)</text:p>
      <text:p text:style-name="P4">
Published Time: 2023-06-08T22:50:04+08:00</text:p>
      <text:p text:style-name="P4">
Modified Time: 2023-06-08 14:50:04Z</text:p>
      <text:p text:style-name="P4">
Description: US Secretary of State Anthony Brinken said on Thursday that the battle of defeating the Islamic country's radical organization was "not over."</text:p>
      <text:p text:style-name="P4">
Videos: []</text:p>
      <text:p text:style-name="P4">
Images: []</text:p>
      <text:p text:style-name="P4">
Categories: ['中东', '亚太', '美国']</text:p>
      <text:p text:style-name="P4">
Type: None</text:p>
      <!--METADATA-->
      <text:p text:style-name="P4">
Nonenone</text:p>
      <text:p text:style-name="P4">
News Source: <text:a xlink:type="simple" xlink:href="https://www.voachinese.com/a/blinken-islamic-state-fight-not-yet-done-20230608/7128550.html" text:style-name="Internet_20_link" text:visited-style-name="Visited_20_Internet_20_Link">
https://www.voachinese.com/a/blinken-islamic-state-fight-not-yet-done-20230608/7128550.html</text:a>
</text:p>
      <!--NEWS-->
      <text:h text:style-name="P10" text:outline-level="1">
<text:span text:style-name="T4">
French prosecutor: Sword attack children suspect no terrorism motivation</text:span>
</text:h>
      <text:p text:style-name="P4">
Author: 联合早报 (Person)</text:p>
      <text:p text:style-name="P4">
Publisher: 联合早报 (Organization)</text:p>
      <text:p text:style-name="P4">
Published Time: 2023-06-08T23:11</text:p>
      <text:p text:style-name="P4">
Modified Time: 2023-06-08T23:11</text:p>
      <text:p text:style-name="P4">
Description: A knife was held on Thursday (June 8th) in Annecy, France. Four children and one adult were injured and suspects were arrested on the spot. Prosecutors said the suspect seemed to have no scorching motivation. Agence France -Presse reported that the suspect of the knife that assaulted the child was in his 30s ...</text:p>
      <text:p text:style-name="P4">
Videos: []</text:p>
      <text:p text:style-name="P4">
Audios: []</text:p>
      <text:p text:style-name="P4">
Images: []</text:p>
      <text:p text:style-name="P4">
Type: NewsArticle</text:p>
      <text:p text:style-name="P4">
Breadcrumbs: ['即时', '国际']</text:p>
      <text:p text:style-name="P4">
Keywords: ['法国', '持刀伤人', '儿童', '博尔内', '马克龙']</text:p>
      <!--METADATA-->
      <text:p text:style-name="P4">
A knife was held on Thursday (June 8th) in Annecy, France. Four children and one adult were injured and suspects were arrested on the spot. Prosecutors said the suspect seemed to have no scorching motivation.</text:p>
      <text:p text:style-name="P4">
Agence France -Presse reported that the suspect of knife attack was a Syrian man in his 30s who had obtained refugee status in Sweden in April.</text:p>
      <text:p text:style-name="P4">
In a video viewed by Agence France -Presse, he can hear him twice saying "the name of Jesus Christ" twice, and the video was also confirmed by a person close to the case. The man was wearing a cross when he was arrested.</text:p>
      <text:p text:style-name="P4">
After the incident, French Prime Minister Borne rushed to the scene to inspect the situation. President Macron also issued a statement condemning the man's crime, saying that the entire France was shocked.</text:p>
      <text:p text:style-name="P4">
According to Reuters, one of the four injured children, one British citizen and a Dutch citizen.</text:p>
      <text:p text:style-name="P4">
News Source: <text:a xlink:type="simple" xlink:href="https://www.zaobao.com.sg/realtime/world/story20230608-1402553" text:style-name="Internet_20_link" text:visited-style-name="Visited_20_Internet_20_Link">
https://www.zaobao.com.sg/realtime/world/story20230608-1402553</text:a>
</text:p>
      <!--NEWS-->
      <text:h text:style-name="P10" text:outline-level="1">
<text:span text:style-name="T4">
Based on the pressure of the "June 4th" polls in Hong Kong: Hong Kong Government Map Cleaning the collective memory of Hong Kong people</text:span>
</text:h>
      <text:p text:style-name="P4">
Author: chinese@voanews.com (高锋)</text:p>
      <text:p text:style-name="P4">
Publisher: 美国之音中文网 (Type: NewsMediaOrganization)</text:p>
      <text:p text:style-name="P4">
Published Time: 2023-06-08T23:27:11+08:00</text:p>
      <text:p text:style-name="P4">
Modified Time: 2023-06-08 15:27:11Z</text:p>
      <text:p text:style-name="P4">
Description: Hong Kong's space for mourning "June 4th" is constantly narrowing. In addition to the "June 4th" candlelight party becoming history, a 30 -year -old "June 4th" anniversary survey has also been suspended recently. Observers believe that this is not a single incident. The Hong Kong Government is in a multi -pronged approach, in an attempt to force Hong Kong people to forget the "June 4th".</text:p>
      <text:p text:style-name="P4">
Videos: []</text:p>
      <text:p text:style-name="P4">
Images: []</text:p>
      <text:p text:style-name="P4">
Categories: ['纪念六四', '港澳', '人权']</text:p>
      <text:p text:style-name="P4">
Type: None</text:p>
      <!--METADATA-->
      <text:p text:style-name="P4">
Nonenone</text:p>
      <text:p text:style-name="P4">
News Source: <text:a xlink:type="simple" xlink:href="https://www.voachinese.com/a/hk-hong-kong-pollster-axes-release-of-tiananmen-anniversary-survey-20230608/7128607.html" text:style-name="Internet_20_link" text:visited-style-name="Visited_20_Internet_20_Link">
https://www.voachinese.com/a/hk-hong-kong-pollster-axes-release-of-tiananmen-anniversary-survey-20230608/7128607.html</text:a>
</text:p>
      <!--NEWS-->
      <text:h text:style-name="P10" text:outline-level="1">
<text:span text:style-name="T4">
US media: China intends to build an eavesdropping facility in Cuba</text:span>
</text:h>
      <text:p text:style-name="P4">
Author: 联合早报 (Person)</text:p>
      <text:p text:style-name="P4">
Publisher: 联合早报 (Organization)</text:p>
      <text:p text:style-name="P4">
Published Time: 2023-06-08T23:52</text:p>
      <text:p text:style-name="P4">
Modified Time: 2023-06-08T23:52</text:p>
      <text:p text:style-name="P4">
Description: The Wall Street Journal quoted anonymous U.S. officials reported that China and Cuba reached a secret agreement to build an electronic eavesdropping facility in Cuba to monitor the communication of the entire southeast of the United States. The United States does not comment on the report. Reuters and Agence France -Presse quoted the Wall Street Journal, ...</text:p>
      <text:p text:style-name="P4">
Videos: []</text:p>
      <text:p text:style-name="P4">
Audios: []</text:p>
      <text:p text:style-name="P4">
Images: []</text:p>
      <text:p text:style-name="P4">
Type: NewsArticle</text:p>
      <text:p text:style-name="P4">
Breadcrumbs: ['即时', '国际']</text:p>
      <text:p text:style-name="P4">
Keywords: ['美国', '美中关系', '古巴', '情报']</text:p>
      <!--METADATA-->
      <text:p text:style-name="P4">
The Wall Street Journal quoted anonymous U.S. officials reported that China and Cuba reached a secret agreement to build an electronic eavesdropping facility in Cuba to monitor the communication of the entire southeast of the United States. The United States does not comment on the report.</text:p>
      <text:p text:style-name="P4">
Reuters and Agence France -Presse quoted the Wall Street Journal that China would pay "billions of dollars" to Cuba, which is short in cash to build an eavesdropper facilities on the island more than 100 kilometers from the United States.</text:p>
      <text:p text:style-name="P4">
There are multiple military bases in the southeast of the United States, of which the headquarters of the US Central Command is located in Florida. It is reported that after the eavesdropping facilities are completed, ship transportation in the area can also be monitored. The news caused the president's uneasiness of Biden's government.</text:p>
      <text:p text:style-name="P4">
Kobe, a spokesman for the White House National Security Council, issued a statement saying that the United States cannot express opinions on this specific report. "But we know very well, and it has been mentioned that China has tried to invest in infrastructure that may have military purposes around the world, including the Western Hemisphere ","</text:p>
      <text:p text:style-name="P4">
Cerma said that the United States would pay close attention to this and believe that the United States can fulfill all security commitments in China, regions and around the world.</text:p>
      <text:p text:style-name="P4">
News Source: <text:a xlink:type="simple" xlink:href="https://www.zaobao.com.sg/realtime/world/story20230608-1402565" text:style-name="Internet_20_link" text:visited-style-name="Visited_20_Internet_20_Link">
https://www.zaobao.com.sg/realtime/world/story20230608-1402565</text:a>
</text:p>
      <!--NEWS-->
      <text:h text:style-name="P10" text:outline-level="1">
<text:span text:style-name="T4">
French Open Women's Doubles hit the caddy's cancellation of the disqualification of Kato Weisu, but the dual double picked gold solve the gas</text:span>
</text:h>
      <text:p text:style-name="P4">
Publisher: 法新社</text:p>
      <text:p text:style-name="P4">
Published Time: 2023-06-08T4:32:09+00:00</text:p>
      <text:p text:style-name="P4">
Modified Time: 2023-06-08T14:20:09+00:00</text:p>
      <text:p text:style-name="P4">
Description: (Agence France -Presse, Paris, 8th) Japanese tennis player Kato only hit the caddy accidentally in the French Open Women's Doubles 4 days ago. After the opponent was protested, he was disqualified. Essence She picked up gold in the mixed doubles today, and she relieved her depres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617581in" draw:z-index="0">
<draw:image xlink:href="../Images/rficn/2023-06-08T4-32-09-00-00/000000.png" xlink:type="simple" xlink:show="embed" xlink:actuate="onLoad" draw:mime-type="image/png"/>
</draw:frame>
Tim Puetz, a German partner Tim Puetz, defeated the opponent's new star Biancaandreescu with 4: 6, 6-4, and 10-6 in the French Open Michael Venus.</text:p>
      <text:p text:style-name="P4">
Kato read the pre -prepared statement for the public to read the pre -prepared statement: "After I was eligible for the women's doubles competition in unfairness, my heart was suffered in the past few days."</text:p>
      <text:p text:style-name="P4">
"Thank all the players for my sincere information. I used these positive energy on this court today."</text:p>
      <text:p text:style-name="P4">
"I look forward to the positive results I put forward, I can retrieve my bonuses and points, and save my reputation."</text:p>
      <text:p text:style-name="P4">
Putz said that after the storm a few days ago, today's mixed doubles championship can help Kato to relieve Qi.</text:p>
      <text:p text:style-name="P4">
28 -year -old Kato Kato and Indonesian partner Aldila Sutjiadi played the women's doubles on the 4th, but accidentally hit the caddy in the game.</text:p>
      <text:p text:style-name="P4">
The referee had only a warning to them, but the opponent Marie Bouzkova and Sara Sorribestormo protested, saying that the women's gadgana cried and asked the referee to re -decide.</text:p>
      <text:p text:style-name="P4">
Kato and Edira were eligible to be disqualified, and Kato's bonuses were also confiscated.</text:p>
      <text:p text:style-name="P4">
Kato said, "I hope that all the cadres are safe. I hope we can fight again with Botzakova and Toma again."</text:p>
      <text:p text:style-name="P4">
News Source: <text:a xlink:type="simple" xlink:href="https://www.rfi.fr/cn/%E8%BF%90%E5%8A%A8%E5%A4%A9%E5%9C%B0/20230608-%E6%B3%95%E7%BD%91%E5%A5%B3%E5%8F%8C%E5%87%BB%E4%B8%AD%E7%90%83%E5%83%AE%E8%A2%AB%E5%8F%96%E6%B6%88%E8%B5%84%E6%A0%BC-%E5%8A%A0%E8%97%A4%E6%9C%AA%E5%94%AF%E6%B7%B7%E5%8F%8C%E6%91%98%E9%87%91%E8%A7%A3%E6%B0%94" text:style-name="Internet_20_link" text:visited-style-name="Visited_20_Internet_20_Link">
https://www.rfi.fr/cn/%E8%BF%90%E5%8A%A8%E5%A4%A9%E5%9C%B0/20230608-%E6%B3%95%E7%BD%91%E5%A5%B3%E5%8F%8C%E5%87%BB%E4%B8%AD%E7%90%83%E5%83%AE%E8%A2%AB%E5%8F%96%E6%B6%88%E8%B5%84%E6%A0%BC-%E5%8A%A0%E8%97%A4%E6%9C%AA%E5%94%AF%E6%B7%B7%E5%8F%8C%E6%91%98%E9%87%91%E8%A7%A3%E6%B0%94</text:a>
</text:p>
      <!--NEWS-->
      <text:h text:style-name="P10" text:outline-level="1">
<text:span text:style-name="T4">
WhatsApp launched the broadcast tool "Channel"</text:span>
</text:h>
      <text:p text:style-name="P4">
Publisher: 法新社</text:p>
      <text:p text:style-name="P4">
Published Time: 2023-06-08T6:32:09+00:00</text:p>
      <text:p text:style-name="P4">
Modified Time: 2023-06-08T14:20:04+00:00</text:p>
      <text:p text:style-name="P4">
Description: (AFP, San Francisco, 8th) WhatsApp started to let some organizations use new features named "Channels", allowing them to send messages to followers through Meta's instant messaging WHATSAP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617581in" draw:z-index="0">
<draw:image xlink:href="../Images/rficn/2023-06-08T6-32-09-00-00/000000.png" xlink:type="simple" xlink:show="embed" xlink:actuate="onLoad" draw:mime-type="image/png"/>
</draw:frame>
At the time of the release of the "channel", many institutions and organizations faced the Twitter's implementation of Twitter (Twitter) to implement paid, performance issues and content audits, which is no longer fantasizing about Twitter that Elonmusk.</text:p>
      <text:p text:style-name="P4">
Meta said it will expand to more countries in the next few months.</text:p>
      <text:p text:style-name="P4">
Meta describes "channels" as "a simple, reliable and private way, and can directly receive important updates from individuals and organizations in WhatsApp.</text:p>
      <text:p text:style-name="P4">
A film shared by META shows the potential of "channels", allowing people to understand the latest sports events, weather and traffic conditions, and even share cooking or home maintenance skills.</text:p>
      <text:p text:style-name="P4">
"Channel" is a one -way broadcasting tool that allows administrators to send text, photos, videos, stickers, and initiating voting.</text:p>
      <text:p text:style-name="P4">
News Source: <text:a xlink:type="simple" xlink:href="https://www.rfi.fr/cn/%E7%BC%A4%E7%BA%B7%E4%B8%96%E7%95%8C/20230608-whatsapp%E6%8E%A8%E5%87%BA%E5%B9%BF%E6%92%AD%E5%B7%A5%E5%85%B7-%E9%A2%91%E9%81%93" text:style-name="Internet_20_link" text:visited-style-name="Visited_20_Internet_20_Link">
https://www.rfi.fr/cn/%E7%BC%A4%E7%BA%B7%E4%B8%96%E7%95%8C/20230608-whatsapp%E6%8E%A8%E5%87%BA%E5%B9%BF%E6%92%AD%E5%B7%A5%E5%85%B7-%E9%A2%91%E9%81%93</text:a>
</text:p>
      <!--NEWS-->
      <text:h text:style-name="P10" text:outline-level="1">
<text:span text:style-name="T4">
Bayeng government policy to China: seeking dialogue or "more accurate and ruthless"?</text:span>
</text:h>
      <text:p text:style-name="P4">
Author: chinese@voanews.com (方冰)</text:p>
      <text:p text:style-name="P4">
Publisher: 美国之音中文网 (Type: NewsMediaOrganization)</text:p>
      <text:p text:style-name="P4">
Published Time: 2023-06-09T00:27:00+08:00</text:p>
      <text:p text:style-name="P4">
Modified Time: 2023-06-08 16:32:30Z</text:p>
      <text:p text:style-name="P4">
Description: On Tuesday (June 6), a number of major US media reported that US Secretary of State Anthony Blintken is expected to visit China in the next few weeks. Recently, the Biden government has sent several senior officials to visit Beijing. If Brinken is successful, this will be the first visit to China since the outbreak of the US -China tension caused by the Chinese spy balloon incident earlier this year. These signs make the outside world seem to see the US -China relations falling into the trough. American experts and scholars have different reactions. Some scholars believe that the US contact policy in China in the past half century has failed, but the Bayeng government is still chasing to talk to Beijing; but some experts believe that maintaining contact is the top priority of preventing conflicts. The Chinese competition plus dialogue is a "more accurate and rigid" policy of China.</text:p>
      <text:p text:style-name="P4">
Videos: []</text:p>
      <text:p text:style-name="P4">
Images: []</text:p>
      <text:p text:style-name="P4">
Categories: ['美中关系', '编辑推荐']</text:p>
      <text:p text:style-name="P4">
Type: None</text:p>
      <!--METADATA-->
      <text:p text:style-name="P4">
Nonenone</text:p>
      <text:p text:style-name="P4">
News Source: <text:a xlink:type="simple" xlink:href="https://www.voachinese.com/a/should-us-engage-with-china-again/7128481.html" text:style-name="Internet_20_link" text:visited-style-name="Visited_20_Internet_20_Link">
https://www.voachinese.com/a/should-us-engage-with-china-again/7128481.html</text:a>
</text:p>
      <!--NEWS-->
      <text:h text:style-name="P10" text:outline-level="1">
<text:span text:style-name="T4">
Want to touch the buttocks in Beijing? Wall Street Journal of Cuban Secret Construction Intelligence Supervision Base in the backyard of the United States-Wall Street Journal</text:span>
</text:h>
      <text:p text:style-name="P4">
Author: chinese@voanews.com (美国之音)</text:p>
      <text:p text:style-name="P4">
Publisher: 美国之音中文网 (Type: NewsMediaOrganization)</text:p>
      <text:p text:style-name="P4">
Published Time: 2023-06-09T00:41:19+08:00</text:p>
      <text:p text:style-name="P4">
Modified Time: 2023-06-08 16:41:38Z</text:p>
      <text:p text:style-name="P4">
Description: The Wall Street Journal on Thursday (June 8) quoted US officials familiar with high confidential intelligence, saying that Beijing and Havana have reached a secret agreement to set up an electronic monitoring facility in Cuba, which is only 100 miles in Florida, south of the United States. This is Beijing's latest reckless geopolitics challenge for the United States.</text:p>
      <text:p text:style-name="P4">
Videos: []</text:p>
      <text:p text:style-name="P4">
Images: []</text:p>
      <text:p text:style-name="P4">
Categories: ['中国', '美国', '美中关系']</text:p>
      <text:p text:style-name="P4">
Type: None</text:p>
      <!--METADATA-->
      <text:p text:style-name="P4">
Nonenone</text:p>
      <text:p text:style-name="P4">
News Source: <text:a xlink:type="simple" xlink:href="https://www.voachinese.com/a/cuba-to-host-secret-chinese-spy-base-2023/7128753.html" text:style-name="Internet_20_link" text:visited-style-name="Visited_20_Internet_20_Link">
https://www.voachinese.com/a/cuba-to-host-secret-chinese-spy-base-2023/7128753.html</text:a>
</text:p>
      <!--NEWS-->
      <text:h text:style-name="P10" text:outline-level="1">
<text:span text:style-name="T4">
Japan's policy experts: How can we communicate with countries that do not abide by rules?</text:span>
</text:h>
      <text:p text:style-name="P4">
Author: chinese@voanews.com (向凌)</text:p>
      <text:p text:style-name="P4">
Publisher: 美国之音中文网 (Type: NewsMediaOrganization)</text:p>
      <text:p text:style-name="P4">
Published Time: 2023-06-09T01:36:36+08:00</text:p>
      <text:p text:style-name="P4">
Modified Time: 2023-06-08 17:57:24Z</text:p>
      <text:p text:style-name="P4">
Description: On the next day, the Dialogue of the Defense Director of Japan was successfully held, a article published by the Global Times, which is subordinate to the People's Daily, which is under the "People's Daily". Experts believe that China attempts to stop Japan from becoming a platform for the United States to show its Asian policy. The dialogue between Japan and China must maintain a tough attitude and a firm position.</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japan-debunks-china-s-claim-that-japan-s-china-policy-is-wrong-20230608/7128836.html" text:style-name="Internet_20_link" text:visited-style-name="Visited_20_Internet_20_Link">
https://www.voachinese.com/a/japan-debunks-china-s-claim-that-japan-s-china-policy-is-wrong-20230608/7128836.html</text:a>
</text:p>
      <!--NEWS-->
      <text:h text:style-name="P10" text:outline-level="1">
<text:span text:style-name="T4">
Diplomacy breakthrough: Taiwan Foreign Minister Wu Zhaoxuan visits Europe next week and will attend the event with the Czech president</text:span>
</text:h>
      <text:p text:style-name="P4">
Author: chinese@voanews.com (松仁)</text:p>
      <text:p text:style-name="P4">
Publisher: 美国之音中文网 (Type: NewsMediaOrganization)</text:p>
      <text:p text:style-name="P4">
Published Time: 2023-06-09T01:49:15+08:00</text:p>
      <text:p text:style-name="P4">
Modified Time: 2023-06-08 17:49:15Z</text:p>
      <text:p text:style-name="P4">
Description: Taiwan Foreign Minister Wu Zhaozheng will visit Europe next week and will attend a event with the President of the Czech Republic. Wu Zhaozheng's unusual trip to Europe was also regarded as a major diplomatic breakthrough in Taiwan by the outside world. Reuters quoted four sources about the briefing about the matter, and the first report was the first to report the news.</text:p>
      <text:p text:style-name="P4">
Videos: []</text:p>
      <text:p text:style-name="P4">
Images: []</text:p>
      <text:p text:style-name="P4">
Categories: ['台湾', '亚太', '欧洲']</text:p>
      <text:p text:style-name="P4">
Type: None</text:p>
      <!--METADATA-->
      <text:p text:style-name="P4">
Nonenone</text:p>
      <text:p text:style-name="P4">
News Source: <text:a xlink:type="simple" xlink:href="https://www.voachinese.com/a/taiwan-foreign-minister-to-make-europe-trip-next-week---sources-060823/7128797.html" text:style-name="Internet_20_link" text:visited-style-name="Visited_20_Internet_20_Link">
https://www.voachinese.com/a/taiwan-foreign-minister-to-make-europe-trip-next-week---sources-060823/7128797.html</text:a>
</text:p>
      <!--NEWS-->
      <text:h text:style-name="P10" text:outline-level="1">
<text:span text:style-name="T4">
China's nuclear strategic goal has gradually blurred, and the United States has called for the nuclear military control dialogue</text:span>
</text:h>
      <text:p text:style-name="P4">
Author: chinese@voanews.com (孙承)</text:p>
      <text:p text:style-name="P4">
Publisher: 美国之音中文网 (Type: NewsMediaOrganization)</text:p>
      <text:p text:style-name="P4">
Published Time: 2023-06-09T03:39:11+08:00</text:p>
      <text:p text:style-name="P4">
Modified Time: 2023-06-08 19:41:14Z</text:p>
      <text:p text:style-name="P4">
Description: As the United States and China are expected to resume high -level dialogue, US National Security Consultant Jack Shalvin recently proposed to negotiate with China and Russia on the premise of "no preliminary conditions". Russia claims to be open to the dialogue, but China has not yet made public responses to Saudi's appeal.</text:p>
      <text:p text:style-name="P4">
Videos: []</text:p>
      <text:p text:style-name="P4">
Images: []</text:p>
      <text:p text:style-name="P4">
Categories: ['军事', '中国']</text:p>
      <text:p text:style-name="P4">
Type: None</text:p>
      <!--METADATA-->
      <text:p text:style-name="P4">
Nonenone</text:p>
      <text:p text:style-name="P4">
News Source: <text:a xlink:type="simple" xlink:href="https://www.voachinese.com/a/7128829.html" text:style-name="Internet_20_link" text:visited-style-name="Visited_20_Internet_20_Link">
https://www.voachinese.com/a/7128829.html</text:a>
</text:p>
      <!--NEWS-->
      <text:h text:style-name="P10" text:outline-level="1">
<text:span text:style-name="T4">
Komodo jointly claimed that Indonesia's international discourse has risen but difficult to mediate the differences between the United States and China</text:span>
</text:h>
      <text:p text:style-name="P4">
Author: chinese@voanews.com (林柏宏)</text:p>
      <text:p text:style-name="P4">
Publisher: 美国之音中文网 (Type: NewsMediaOrganization)</text:p>
      <text:p text:style-name="P4">
Published Time: 2023-06-09T04:02:07+08:00</text:p>
      <text:p text:style-name="P4">
Modified Time: 2023-06-08 20:02:07Z</text:p>
      <text:p text:style-name="P4">
Description: The "2023 Komor Doto Navy Exercise" involved in the United States and Middle 36 Navy ended in Indonesia on June 8. Experts analyzed that this joint exercise further enhanced Jakarta's international discourse rights, but it was impossible to effectively mediate the differences between the United States and China. Because the exercise was not targeted, it was difficult for the ASEAN countries to use this on the issue of South China. position.</text:p>
      <text:p text:style-name="P4">
Videos: []</text:p>
      <text:p text:style-name="P4">
Images: []</text:p>
      <text:p text:style-name="P4">
Categories: ['军事', '亚太', '中国']</text:p>
      <text:p text:style-name="P4">
Type: None</text:p>
      <!--METADATA-->
      <text:p text:style-name="P4">
Nonenone</text:p>
      <text:p text:style-name="P4">
News Source: <text:a xlink:type="simple" xlink:href="https://www.voachinese.com/a/indonesia-kicks-off-multilateral-naval-exercise-amid-asia-pacific-tension/7129021.html" text:style-name="Internet_20_link" text:visited-style-name="Visited_20_Internet_20_Link">
https://www.voachinese.com/a/indonesia-kicks-off-multilateral-naval-exercise-amid-asia-pacific-tension/7129021.html</text:a>
</text:p>
      <!--NEWS-->
      <text:h text:style-name="P10" text:outline-level="1">
<text:span text:style-name="T4">
Ukrainian recovery area is easy to step on lightning and lightning, and daily life</text:span>
</text:h>
      <text:p text:style-name="P4">
Author: chinese@voanews.com (刘恩民)</text:p>
      <text:p text:style-name="P4">
Publisher: 美国之音中文网 (Type: Organization)</text:p>
      <text:p text:style-name="P4">
Published Time: 2023-06-09T04:10:58+08:00</text:p>
      <text:p text:style-name="P4">
Modified Time: 2023-06-08 20:10:58Z</text:p>
      <text:p text:style-name="P4">
Description: For the Ukrainians who returned to their hometown, the meaning of "stepping on thunder" and "thunder" popular in China is different, but an extremely fearful experience, because the Russian army retreat left a large minefield area. Essence Pleishcuska returned to her home in the Nicholaev area a few weeks ago. She had to searches with a metal detector to put the cattle for shepherd.</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ian-pensioner-uses-metal-detector-to-sweep-her-fields-for-mines-20230609/7129006.html" text:style-name="Internet_20_link" text:visited-style-name="Visited_20_Internet_20_Link">
https://www.voachinese.com/a/ukrainian-pensioner-uses-metal-detector-to-sweep-her-fields-for-mines-20230609/7129006.html</text:a>
</text:p>
      <!--NEWS-->
      <text:h text:style-name="P10" text:outline-level="1">
<text:span text:style-name="T4">
On the eve of Brinken's visit to China, it was not required that countries do not require countries to make choices between the United States and China</text:span>
</text:h>
      <text:p text:style-name="P4">
Author: chinese@voanews.com (张蓉湘)</text:p>
      <text:p text:style-name="P4">
Publisher: 美国之音中文网 (Type: NewsMediaOrganization)</text:p>
      <text:p text:style-name="P4">
Published Time: 2023-06-09T05:22:44+08:00</text:p>
      <text:p text:style-name="P4">
Modified Time: 2023-06-08 21:22:44Z</text:p>
      <text:p text:style-name="P4">
Description: US Secretary of State Antony Blinken said on Thursday (June 8) when he visited Saudi Arabia that the United States did not want anyone to make choices between the United States and China, but to show the benefits of partnership.</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blinken-ahead-of-china-trip-us-not-asking-countries-to-choose-sides-20230608/7129064.html" text:style-name="Internet_20_link" text:visited-style-name="Visited_20_Internet_20_Link">
https://www.voachinese.com/a/blinken-ahead-of-china-trip-us-not-asking-countries-to-choose-sides-20230608/712906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